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name="tn0 Solution Space" draw:style-name="gr1" draw:text-style-name="P1" svg:width="6.3016in" svg:height="4.4138in" svg:x="2.5713in" svg:y="0.3094in">
            <draw:object draw:notify-on-update-of-ranges="Sheet1.C2:Sheet1.C102 Sheet1.B2:Sheet1.B102 Sheet1.C103:Sheet1.C203 Sheet1.B103:Sheet1.B203 Sheet1.C204:Sheet1.C304 Sheet1.B204:Sheet1.B304 Sheet1.C305:Sheet1.C405 Sheet1.B305:Sheet1.B405 Sheet1.C406:Sheet1.C506 Sheet1.B406:Sheet1.B506 Sheet1.C507:Sheet1.C607 Sheet1.B507:Sheet1.B607 Sheet1.C608:Sheet1.C708 Sheet1.B608:Sheet1.B7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321332">
            <text:p>0.00321332</text:p>
          </table:table-cell>
          <table:table-cell office:value-type="float" office:value="0.00000000000117601">
            <text:p>1.17601E-012</text:p>
          </table:table-cell>
          <table:table-cell office:value-type="float" office:value="3271.94">
            <text:p>3271.94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4849">
            <text:p>0.014849</text:p>
          </table:table-cell>
          <table:table-cell office:value-type="float" office:value="0.00000000000451395">
            <text:p>4.51395E-012</text:p>
          </table:table-cell>
          <table:table-cell office:value-type="float" office:value="851.69">
            <text:p>851.69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264848">
            <text:p>0.0264848</text:p>
          </table:table-cell>
          <table:table-cell office:value-type="float" office:value="0.0000000000170736">
            <text:p>1.70736E-011</text:p>
          </table:table-cell>
          <table:table-cell office:value-type="float" office:value="224.436">
            <text:p>224.436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81205">
            <text:p>0.0381205</text:p>
          </table:table-cell>
          <table:table-cell office:value-type="float" office:value="0.0000000000612208">
            <text:p>6.12208E-011</text:p>
          </table:table-cell>
          <table:table-cell office:value-type="float" office:value="61.8708">
            <text:p>61.8708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497563">
            <text:p>0.0497563</text:p>
          </table:table-cell>
          <table:table-cell office:value-type="float" office:value="0.000000000185591">
            <text:p>1.85591E-010</text:p>
          </table:table-cell>
          <table:table-cell office:value-type="float" office:value="19.7391">
            <text:p>19.7391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61392">
            <text:p>0.061392</text:p>
          </table:table-cell>
          <table:table-cell office:value-type="float" office:value="0.000000000391958">
            <text:p>3.91958E-010</text:p>
          </table:table-cell>
          <table:table-cell office:value-type="float" office:value="8.81992">
            <text:p>8.81992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730277">
            <text:p>0.0730277</text:p>
          </table:table-cell>
          <table:table-cell office:value-type="float" office:value="0.000000000550644">
            <text:p>5.50644E-010</text:p>
          </table:table-cell>
          <table:table-cell office:value-type="float" office:value="5.99001">
            <text:p>5.99001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846635">
            <text:p>0.0846635</text:p>
          </table:table-cell>
          <table:table-cell office:value-type="float" office:value="0.000000000615193">
            <text:p>6.15193E-010</text:p>
          </table:table-cell>
          <table:table-cell office:value-type="float" office:value="5.25658">
            <text:p>5.25658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62992">
            <text:p>0.0962992</text:p>
          </table:table-cell>
          <table:table-cell office:value-type="float" office:value="0.000000000634469">
            <text:p>6.34469E-010</text:p>
          </table:table-cell>
          <table:table-cell office:value-type="float" office:value="5.0665">
            <text:p>5.066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07935">
            <text:p>0.107935</text:p>
          </table:table-cell>
          <table:table-cell office:value-type="float" office:value="0.000000000639663">
            <text:p>6.39663E-010</text:p>
          </table:table-cell>
          <table:table-cell office:value-type="float" office:value="5.01723">
            <text:p>5.01723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19571">
            <text:p>0.119571</text:p>
          </table:table-cell>
          <table:table-cell office:value-type="float" office:value="0.000000000641023">
            <text:p>6.41023E-010</text:p>
          </table:table-cell>
          <table:table-cell office:value-type="float" office:value="5.00447">
            <text:p>5.00447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31206">
            <text:p>0.131206</text:p>
          </table:table-cell>
          <table:table-cell office:value-type="float" office:value="0.000000000641377">
            <text:p>6.41377E-010</text:p>
          </table:table-cell>
          <table:table-cell office:value-type="float" office:value="5.00116">
            <text:p>5.00116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42842">
            <text:p>0.142842</text:p>
          </table:table-cell>
          <table:table-cell office:value-type="float" office:value="0.000000000641468">
            <text:p>6.41468E-010</text:p>
          </table:table-cell>
          <table:table-cell office:value-type="float" office:value="5.0003">
            <text:p>5.0003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4478">
            <text:p>0.154478</text:p>
          </table:table-cell>
          <table:table-cell office:value-type="float" office:value="0.000000000641492">
            <text:p>6.41492E-010</text:p>
          </table:table-cell>
          <table:table-cell office:value-type="float" office:value="5.00008">
            <text:p>5.00008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6114">
            <text:p>0.166114</text:p>
          </table:table-cell>
          <table:table-cell office:value-type="float" office:value="0.000000000641498">
            <text:p>6.41498E-010</text:p>
          </table:table-cell>
          <table:table-cell office:value-type="float" office:value="5.00002">
            <text:p>5.00002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77749">
            <text:p>0.177749</text:p>
          </table:table-cell>
          <table:table-cell office:value-type="float" office:value="0.0000000006415">
            <text:p>6.415E-010</text:p>
          </table:table-cell>
          <table:table-cell office:value-type="float" office:value="5.00001">
            <text:p>5.00001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89385">
            <text:p>0.18938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01021">
            <text:p>0.20102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12657">
            <text:p>0.21265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4292">
            <text:p>0.22429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35928">
            <text:p>0.235928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47564">
            <text:p>0.247564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59199">
            <text:p>0.25919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0835">
            <text:p>0.27083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82471">
            <text:p>0.28247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94107">
            <text:p>0.29410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05742">
            <text:p>0.30574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17378">
            <text:p>0.317378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29014">
            <text:p>0.329014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4065">
            <text:p>0.3406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52285">
            <text:p>0.35228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63921">
            <text:p>0.36392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75557">
            <text:p>0.37555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87193">
            <text:p>0.38719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98828">
            <text:p>0.398828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10464">
            <text:p>0.410464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221">
            <text:p>0.422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33735">
            <text:p>0.43373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45371">
            <text:p>0.44537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57007">
            <text:p>0.45700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68643">
            <text:p>0.46864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80278">
            <text:p>0.480278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91914">
            <text:p>0.491914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0355">
            <text:p>0.5035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15186">
            <text:p>0.51518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26821">
            <text:p>0.52682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38457">
            <text:p>0.53845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50093">
            <text:p>0.55009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61729">
            <text:p>0.56172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73364">
            <text:p>0.573364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85">
            <text:p>0.58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96636">
            <text:p>0.59663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08271">
            <text:p>0.60827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19907">
            <text:p>0.61990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31543">
            <text:p>0.63154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43179">
            <text:p>0.64317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54814">
            <text:p>0.654814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6645">
            <text:p>0.6664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78086">
            <text:p>0.67808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89722">
            <text:p>0.68972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01357">
            <text:p>0.70135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12993">
            <text:p>0.71299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24629">
            <text:p>0.72462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36265">
            <text:p>0.73626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479">
            <text:p>0.747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59536">
            <text:p>0.75953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71172">
            <text:p>0.77117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82807">
            <text:p>0.782807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94443">
            <text:p>0.79444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06079">
            <text:p>0.80607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17715">
            <text:p>0.81771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2935">
            <text:p>0.8293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40986">
            <text:p>0.84098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52622">
            <text:p>0.85262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64258">
            <text:p>0.864258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75893">
            <text:p>0.87589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7529">
            <text:p>0.88752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9165">
            <text:p>0.89916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10801">
            <text:p>0.91080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22436">
            <text:p>0.92243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34072">
            <text:p>0.93407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45708">
            <text:p>0.945708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57343">
            <text:p>0.957343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68979">
            <text:p>0.96897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80615">
            <text:p>0.980615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92251">
            <text:p>0.992251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0389">
            <text:p>1.00389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1552">
            <text:p>1.01552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2716">
            <text:p>1.02716</text:p>
          </table:table-cell>
          <table:table-cell office:value-type="float" office:value="0.0000000006415">
            <text:p>6.415E-010</text:p>
          </table:table-cell>
          <table:table-cell office:value-type="float" office:value="5">
            <text:p>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3879">
            <text:p>1.03879</text:p>
          </table:table-cell>
          <table:table-cell office:value-type="float" office:value="0.000000000641499">
            <text:p>6.41499E-010</text:p>
          </table:table-cell>
          <table:table-cell office:value-type="float" office:value="5.00001">
            <text:p>5.00001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5043">
            <text:p>1.05043</text:p>
          </table:table-cell>
          <table:table-cell office:value-type="float" office:value="0.000000000641495">
            <text:p>6.41495E-010</text:p>
          </table:table-cell>
          <table:table-cell office:value-type="float" office:value="5.00005">
            <text:p>5.00005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6207">
            <text:p>1.06207</text:p>
          </table:table-cell>
          <table:table-cell office:value-type="float" office:value="0.000000000641482">
            <text:p>6.41482E-010</text:p>
          </table:table-cell>
          <table:table-cell office:value-type="float" office:value="5.00018">
            <text:p>5.00018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737">
            <text:p>1.0737</text:p>
          </table:table-cell>
          <table:table-cell office:value-type="float" office:value="0.000000000641428">
            <text:p>6.41428E-010</text:p>
          </table:table-cell>
          <table:table-cell office:value-type="float" office:value="5.00068">
            <text:p>5.00068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8534">
            <text:p>1.08534</text:p>
          </table:table-cell>
          <table:table-cell office:value-type="float" office:value="0.000000000641222">
            <text:p>6.41222E-010</text:p>
          </table:table-cell>
          <table:table-cell office:value-type="float" office:value="5.00261">
            <text:p>5.00261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9697">
            <text:p>1.09697</text:p>
          </table:table-cell>
          <table:table-cell office:value-type="float" office:value="0.000000000640425">
            <text:p>6.40425E-010</text:p>
          </table:table-cell>
          <table:table-cell office:value-type="float" office:value="5.01007">
            <text:p>5.01007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0861">
            <text:p>1.10861</text:p>
          </table:table-cell>
          <table:table-cell office:value-type="float" office:value="0.000000000637349">
            <text:p>6.37349E-010</text:p>
          </table:table-cell>
          <table:table-cell office:value-type="float" office:value="5.03908">
            <text:p>5.03908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2024">
            <text:p>1.12024</text:p>
          </table:table-cell>
          <table:table-cell office:value-type="float" office:value="0.000000000625423">
            <text:p>6.25423E-010</text:p>
          </table:table-cell>
          <table:table-cell office:value-type="float" office:value="5.15424">
            <text:p>5.15424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3188">
            <text:p>1.13188</text:p>
          </table:table-cell>
          <table:table-cell office:value-type="float" office:value="0.000000000578565">
            <text:p>5.78565E-010</text:p>
          </table:table-cell>
          <table:table-cell office:value-type="float" office:value="5.65267">
            <text:p>5.65267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4352">
            <text:p>1.14352</text:p>
          </table:table-cell>
          <table:table-cell office:value-type="float" office:value="0.000000000384238">
            <text:p>3.84238E-010</text:p>
          </table:table-cell>
          <table:table-cell office:value-type="float" office:value="9.01724">
            <text:p>9.01724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5515">
            <text:p>1.15515</text:p>
          </table:table-cell>
          <table:table-cell office:value-type="float" office:value="-0.000000000646428">
            <text:p>-6.46428E-010</text:p>
          </table:table-cell>
          <table:table-cell office:value-type="float" office:value="-6.95426">
            <text:p>-6.95426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6679">
            <text:p>1.16679</text:p>
          </table:table-cell>
          <table:table-cell office:value-type="float" office:value="0.0000000342672">
            <text:p>3.42672E-008</text:p>
          </table:table-cell>
          <table:table-cell office:value-type="float" office:value="-0.887677">
            <text:p>-0.887677</text:p>
          </table:table-cell>
          <table:table-cell office:value-type="float" office:value="1.47146E-019">
            <text:p>1.47146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113158">
            <text:p>0.0113158</text:p>
          </table:table-cell>
          <table:table-cell office:value-type="float" office:value="0.000000000000438488">
            <text:p>4.38488E-013</text:p>
          </table:table-cell>
          <table:table-cell office:value-type="float" office:value="8776.9">
            <text:p>8776.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27895">
            <text:p>0.0227895</text:p>
          </table:table-cell>
          <table:table-cell office:value-type="float" office:value="0.000000000000852712">
            <text:p>8.52712E-013</text:p>
          </table:table-cell>
          <table:table-cell office:value-type="float" office:value="4512.83">
            <text:p>4512.83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342632">
            <text:p>0.0342632</text:p>
          </table:table-cell>
          <table:table-cell office:value-type="float" office:value="0.00000000000165723">
            <text:p>1.65723E-012</text:p>
          </table:table-cell>
          <table:table-cell office:value-type="float" office:value="2321.55">
            <text:p>2321.5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57368">
            <text:p>0.0457368</text:p>
          </table:table-cell>
          <table:table-cell office:value-type="float" office:value="0.000000000003217">
            <text:p>3.217E-012</text:p>
          </table:table-cell>
          <table:table-cell office:value-type="float" office:value="1195.46">
            <text:p>1195.4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72105">
            <text:p>0.0572105</text:p>
          </table:table-cell>
          <table:table-cell office:value-type="float" office:value="0.00000000000623055">
            <text:p>6.23055E-012</text:p>
          </table:table-cell>
          <table:table-cell office:value-type="float" office:value="616.762">
            <text:p>616.762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86842">
            <text:p>0.0686842</text:p>
          </table:table-cell>
          <table:table-cell office:value-type="float" office:value="0.0000000000120141">
            <text:p>1.20141E-011</text:p>
          </table:table-cell>
          <table:table-cell office:value-type="float" office:value="319.375">
            <text:p>319.37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801579">
            <text:p>0.0801579</text:p>
          </table:table-cell>
          <table:table-cell office:value-type="float" office:value="0.0000000000229725">
            <text:p>2.29725E-011</text:p>
          </table:table-cell>
          <table:table-cell office:value-type="float" office:value="166.548">
            <text:p>166.54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916316">
            <text:p>0.0916316</text:p>
          </table:table-cell>
          <table:table-cell office:value-type="float" office:value="-7.54609E-015">
            <text:p>-7.54609E-015</text:p>
          </table:table-cell>
          <table:table-cell office:value-type="float" office:value="-520015">
            <text:p>-520015</text:p>
          </table:table-cell>
          <table:table-cell office:value-type="float" office:value="0.0000038739">
            <text:p>3.8739E-0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03105">
            <text:p>0.103105</text:p>
          </table:table-cell>
          <table:table-cell office:value-type="float" office:value="0.0000000000791131">
            <text:p>7.91131E-011</text:p>
          </table:table-cell>
          <table:table-cell office:value-type="float" office:value="47.6519">
            <text:p>47.651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14579">
            <text:p>0.114579</text:p>
          </table:table-cell>
          <table:table-cell office:value-type="float" office:value="0.000000000137901">
            <text:p>1.37901E-010</text:p>
          </table:table-cell>
          <table:table-cell office:value-type="float" office:value="26.9113">
            <text:p>26.9113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26053">
            <text:p>0.126053</text:p>
          </table:table-cell>
          <table:table-cell office:value-type="float" office:value="0.000000000223095">
            <text:p>2.23095E-010</text:p>
          </table:table-cell>
          <table:table-cell office:value-type="float" office:value="16.2527">
            <text:p>16.2527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37526">
            <text:p>0.137526</text:p>
          </table:table-cell>
          <table:table-cell office:value-type="float" office:value="0.000000000326869">
            <text:p>3.26869E-010</text:p>
          </table:table-cell>
          <table:table-cell office:value-type="float" office:value="10.7754">
            <text:p>10.7754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49">
            <text:p>0.149</text:p>
          </table:table-cell>
          <table:table-cell office:value-type="float" office:value="0.000000000429549">
            <text:p>4.29549E-010</text:p>
          </table:table-cell>
          <table:table-cell office:value-type="float" office:value="7.96056">
            <text:p>7.9605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0474">
            <text:p>0.160474</text:p>
          </table:table-cell>
          <table:table-cell office:value-type="float" office:value="0.00000000051224">
            <text:p>5.1224E-010</text:p>
          </table:table-cell>
          <table:table-cell office:value-type="float" office:value="6.51405">
            <text:p>6.5140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71947">
            <text:p>0.171947</text:p>
          </table:table-cell>
          <table:table-cell office:value-type="float" office:value="0.000000000568479">
            <text:p>5.68479E-010</text:p>
          </table:table-cell>
          <table:table-cell office:value-type="float" office:value="5.7707">
            <text:p>5.7707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83421">
            <text:p>0.183421</text:p>
          </table:table-cell>
          <table:table-cell office:value-type="float" office:value="0.000000000602471">
            <text:p>6.02471E-010</text:p>
          </table:table-cell>
          <table:table-cell office:value-type="float" office:value="5.38869">
            <text:p>5.3886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94895">
            <text:p>0.194895</text:p>
          </table:table-cell>
          <table:table-cell office:value-type="float" office:value="0.00000000062157">
            <text:p>6.2157E-010</text:p>
          </table:table-cell>
          <table:table-cell office:value-type="float" office:value="5.19238">
            <text:p>5.1923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06368">
            <text:p>0.206368</text:p>
          </table:table-cell>
          <table:table-cell office:value-type="float" office:value="0.000000000631865">
            <text:p>6.31865E-010</text:p>
          </table:table-cell>
          <table:table-cell office:value-type="float" office:value="5.0915">
            <text:p>5.091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17842">
            <text:p>0.217842</text:p>
          </table:table-cell>
          <table:table-cell office:value-type="float" office:value="0.000000000637288">
            <text:p>6.37288E-010</text:p>
          </table:table-cell>
          <table:table-cell office:value-type="float" office:value="5.03965">
            <text:p>5.0396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29316">
            <text:p>0.229316</text:p>
          </table:table-cell>
          <table:table-cell office:value-type="float" office:value="0.000000000640112">
            <text:p>6.40112E-010</text:p>
          </table:table-cell>
          <table:table-cell office:value-type="float" office:value="5.01301">
            <text:p>5.01301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40789">
            <text:p>0.240789</text:p>
          </table:table-cell>
          <table:table-cell office:value-type="float" office:value="0.000000000641573">
            <text:p>6.41573E-010</text:p>
          </table:table-cell>
          <table:table-cell office:value-type="float" office:value="4.99932">
            <text:p>4.99932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52263">
            <text:p>0.252263</text:p>
          </table:table-cell>
          <table:table-cell office:value-type="float" office:value="0.000000000642326">
            <text:p>6.42326E-010</text:p>
          </table:table-cell>
          <table:table-cell office:value-type="float" office:value="4.99228">
            <text:p>4.9922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63737">
            <text:p>0.263737</text:p>
          </table:table-cell>
          <table:table-cell office:value-type="float" office:value="0.000000000642714">
            <text:p>6.42714E-010</text:p>
          </table:table-cell>
          <table:table-cell office:value-type="float" office:value="4.98867">
            <text:p>4.98867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75211">
            <text:p>0.275211</text:p>
          </table:table-cell>
          <table:table-cell office:value-type="float" office:value="0.000000000642913">
            <text:p>6.42913E-010</text:p>
          </table:table-cell>
          <table:table-cell office:value-type="float" office:value="4.98681">
            <text:p>4.98681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86684">
            <text:p>0.286684</text:p>
          </table:table-cell>
          <table:table-cell office:value-type="float" office:value="0.000000000643016">
            <text:p>6.43016E-010</text:p>
          </table:table-cell>
          <table:table-cell office:value-type="float" office:value="4.98586">
            <text:p>4.9858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98158">
            <text:p>0.298158</text:p>
          </table:table-cell>
          <table:table-cell office:value-type="float" office:value="0.000000000643069">
            <text:p>6.43069E-010</text:p>
          </table:table-cell>
          <table:table-cell office:value-type="float" office:value="4.98537">
            <text:p>4.98537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09632">
            <text:p>0.309632</text:p>
          </table:table-cell>
          <table:table-cell office:value-type="float" office:value="0.000000000643096">
            <text:p>6.43096E-010</text:p>
          </table:table-cell>
          <table:table-cell office:value-type="float" office:value="4.98511">
            <text:p>4.98511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21105">
            <text:p>0.321105</text:p>
          </table:table-cell>
          <table:table-cell office:value-type="float" office:value="0.00000000064311">
            <text:p>6.4311E-010</text:p>
          </table:table-cell>
          <table:table-cell office:value-type="float" office:value="4.98498">
            <text:p>4.9849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32579">
            <text:p>0.332579</text:p>
          </table:table-cell>
          <table:table-cell office:value-type="float" office:value="0.000000000643117">
            <text:p>6.43117E-010</text:p>
          </table:table-cell>
          <table:table-cell office:value-type="float" office:value="4.98492">
            <text:p>4.98492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44053">
            <text:p>0.344053</text:p>
          </table:table-cell>
          <table:table-cell office:value-type="float" office:value="0.000000000643121">
            <text:p>6.43121E-010</text:p>
          </table:table-cell>
          <table:table-cell office:value-type="float" office:value="4.98488">
            <text:p>4.9848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55526">
            <text:p>0.355526</text:p>
          </table:table-cell>
          <table:table-cell office:value-type="float" office:value="0.000000000643122">
            <text:p>6.43122E-010</text:p>
          </table:table-cell>
          <table:table-cell office:value-type="float" office:value="4.98486">
            <text:p>4.9848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67">
            <text:p>0.367</text:p>
          </table:table-cell>
          <table:table-cell office:value-type="float" office:value="0.000000000643123">
            <text:p>6.43123E-010</text:p>
          </table:table-cell>
          <table:table-cell office:value-type="float" office:value="4.98486">
            <text:p>4.9848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78474">
            <text:p>0.378474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89947">
            <text:p>0.389947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01421">
            <text:p>0.401421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12895">
            <text:p>0.412895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24368">
            <text:p>0.424368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35842">
            <text:p>0.435842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47316">
            <text:p>0.447316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58789">
            <text:p>0.458789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70263">
            <text:p>0.470263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81737">
            <text:p>0.481737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93211">
            <text:p>0.493211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04684">
            <text:p>0.504684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16158">
            <text:p>0.516158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27632">
            <text:p>0.527632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39105">
            <text:p>0.539105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50579">
            <text:p>0.550579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62053">
            <text:p>0.562053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73526">
            <text:p>0.573526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85">
            <text:p>0.585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96474">
            <text:p>0.596474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07947">
            <text:p>0.607947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19421">
            <text:p>0.619421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30895">
            <text:p>0.630895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42368">
            <text:p>0.642368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53842">
            <text:p>0.653842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65316">
            <text:p>0.665316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76789">
            <text:p>0.676789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88263">
            <text:p>0.688263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99737">
            <text:p>0.699737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11211">
            <text:p>0.711211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22684">
            <text:p>0.722684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34158">
            <text:p>0.734158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45632">
            <text:p>0.745632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57105">
            <text:p>0.757105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68579">
            <text:p>0.768579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80053">
            <text:p>0.780053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91526">
            <text:p>0.791526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03">
            <text:p>0.803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14474">
            <text:p>0.814474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25947">
            <text:p>0.825947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37421">
            <text:p>0.837421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48895">
            <text:p>0.848895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60368">
            <text:p>0.860368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71842">
            <text:p>0.871842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83316">
            <text:p>0.883316</text:p>
          </table:table-cell>
          <table:table-cell office:value-type="float" office:value="0.000000000643124">
            <text:p>6.43124E-010</text:p>
          </table:table-cell>
          <table:table-cell office:value-type="float" office:value="4.98485">
            <text:p>4.9848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4789">
            <text:p>0.894789</text:p>
          </table:table-cell>
          <table:table-cell office:value-type="float" office:value="0.000000000643123">
            <text:p>6.43123E-010</text:p>
          </table:table-cell>
          <table:table-cell office:value-type="float" office:value="4.98486">
            <text:p>4.9848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6263">
            <text:p>0.906263</text:p>
          </table:table-cell>
          <table:table-cell office:value-type="float" office:value="0.000000000643121">
            <text:p>6.43121E-010</text:p>
          </table:table-cell>
          <table:table-cell office:value-type="float" office:value="4.98487">
            <text:p>4.98487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17737">
            <text:p>0.917737</text:p>
          </table:table-cell>
          <table:table-cell office:value-type="float" office:value="0.000000000643119">
            <text:p>6.43119E-010</text:p>
          </table:table-cell>
          <table:table-cell office:value-type="float" office:value="4.9849">
            <text:p>4.984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29211">
            <text:p>0.929211</text:p>
          </table:table-cell>
          <table:table-cell office:value-type="float" office:value="0.000000000643113">
            <text:p>6.43113E-010</text:p>
          </table:table-cell>
          <table:table-cell office:value-type="float" office:value="4.98495">
            <text:p>4.9849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40684">
            <text:p>0.940684</text:p>
          </table:table-cell>
          <table:table-cell office:value-type="float" office:value="0.000000000643102">
            <text:p>6.43102E-010</text:p>
          </table:table-cell>
          <table:table-cell office:value-type="float" office:value="4.98506">
            <text:p>4.9850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52158">
            <text:p>0.952158</text:p>
          </table:table-cell>
          <table:table-cell office:value-type="float" office:value="0.000000000643081">
            <text:p>6.43081E-010</text:p>
          </table:table-cell>
          <table:table-cell office:value-type="float" office:value="4.98525">
            <text:p>4.9852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63632">
            <text:p>0.963632</text:p>
          </table:table-cell>
          <table:table-cell office:value-type="float" office:value="0.00000000064304">
            <text:p>6.4304E-010</text:p>
          </table:table-cell>
          <table:table-cell office:value-type="float" office:value="4.98564">
            <text:p>4.98564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75105">
            <text:p>0.975105</text:p>
          </table:table-cell>
          <table:table-cell office:value-type="float" office:value="0.000000000642959">
            <text:p>6.42959E-010</text:p>
          </table:table-cell>
          <table:table-cell office:value-type="float" office:value="4.98639">
            <text:p>4.9863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86579">
            <text:p>0.986579</text:p>
          </table:table-cell>
          <table:table-cell office:value-type="float" office:value="0.000000000642803">
            <text:p>6.42803E-010</text:p>
          </table:table-cell>
          <table:table-cell office:value-type="float" office:value="4.98784">
            <text:p>4.98784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98053">
            <text:p>0.998053</text:p>
          </table:table-cell>
          <table:table-cell office:value-type="float" office:value="0.000000000642498">
            <text:p>6.42498E-010</text:p>
          </table:table-cell>
          <table:table-cell office:value-type="float" office:value="4.99068">
            <text:p>4.9906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0953">
            <text:p>1.00953</text:p>
          </table:table-cell>
          <table:table-cell office:value-type="float" office:value="0.000000000641906">
            <text:p>6.41906E-010</text:p>
          </table:table-cell>
          <table:table-cell office:value-type="float" office:value="4.99621">
            <text:p>4.99621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21">
            <text:p>1.021</text:p>
          </table:table-cell>
          <table:table-cell office:value-type="float" office:value="0.000000000640752">
            <text:p>6.40752E-010</text:p>
          </table:table-cell>
          <table:table-cell office:value-type="float" office:value="5.007">
            <text:p>5.007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3247">
            <text:p>1.03247</text:p>
          </table:table-cell>
          <table:table-cell office:value-type="float" office:value="0.000000000638505">
            <text:p>6.38505E-010</text:p>
          </table:table-cell>
          <table:table-cell office:value-type="float" office:value="5.02814">
            <text:p>5.02814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4395">
            <text:p>1.04395</text:p>
          </table:table-cell>
          <table:table-cell office:value-type="float" office:value="0.000000000634124">
            <text:p>6.34124E-010</text:p>
          </table:table-cell>
          <table:table-cell office:value-type="float" office:value="5.0698">
            <text:p>5.069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5542">
            <text:p>1.05542</text:p>
          </table:table-cell>
          <table:table-cell office:value-type="float" office:value="0.000000000625563">
            <text:p>6.25563E-010</text:p>
          </table:table-cell>
          <table:table-cell office:value-type="float" office:value="5.15286">
            <text:p>5.15286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6689">
            <text:p>1.06689</text:p>
          </table:table-cell>
          <table:table-cell office:value-type="float" office:value="0.000000000608773">
            <text:p>6.08773E-010</text:p>
          </table:table-cell>
          <table:table-cell office:value-type="float" office:value="5.32255">
            <text:p>5.3225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7837">
            <text:p>1.07837</text:p>
          </table:table-cell>
          <table:table-cell office:value-type="float" office:value="0.000000000575595">
            <text:p>5.75595E-010</text:p>
          </table:table-cell>
          <table:table-cell office:value-type="float" office:value="5.68699">
            <text:p>5.6869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8984">
            <text:p>1.08984</text:p>
          </table:table-cell>
          <table:table-cell office:value-type="float" office:value="0.000000000509046">
            <text:p>5.09046E-010</text:p>
          </table:table-cell>
          <table:table-cell office:value-type="float" office:value="6.5612">
            <text:p>6.5612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0132">
            <text:p>1.10132</text:p>
          </table:table-cell>
          <table:table-cell office:value-type="float" office:value="0.000000000371472">
            <text:p>3.71472E-010</text:p>
          </table:table-cell>
          <table:table-cell office:value-type="float" office:value="9.3615">
            <text:p>9.3615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1279">
            <text:p>1.11279</text:p>
          </table:table-cell>
          <table:table-cell office:value-type="float" office:value="0.0000000000684469">
            <text:p>6.84469E-011</text:p>
          </table:table-cell>
          <table:table-cell office:value-type="float" office:value="55.2334">
            <text:p>55.2334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2426">
            <text:p>1.12426</text:p>
          </table:table-cell>
          <table:table-cell office:value-type="float" office:value="0.000000000000208341">
            <text:p>2.08341E-013</text:p>
          </table:table-cell>
          <table:table-cell office:value-type="float" office:value="17656.3">
            <text:p>17656.3</text:p>
          </table:table-cell>
          <table:table-cell office:value-type="float" office:value="0.00000000512196">
            <text:p>5.12196E-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3574">
            <text:p>1.13574</text:p>
          </table:table-cell>
          <table:table-cell office:value-type="float" office:value="-0.00000000370487">
            <text:p>-3.70487E-009</text:p>
          </table:table-cell>
          <table:table-cell office:value-type="float" office:value="-2.0389">
            <text:p>-2.0389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4721">
            <text:p>1.14721</text:p>
          </table:table-cell>
          <table:table-cell office:value-type="float" office:value="0.0000000305495">
            <text:p>3.05495E-008</text:p>
          </table:table-cell>
          <table:table-cell office:value-type="float" office:value="-0.874008">
            <text:p>-0.874008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5868">
            <text:p>1.15868</text:p>
          </table:table-cell>
          <table:table-cell office:value-type="float" office:value="0.00000000656685">
            <text:p>6.56685E-009</text:p>
          </table:table-cell>
          <table:table-cell office:value-type="float" office:value="-0.413874">
            <text:p>-0.413874</text:p>
          </table:table-cell>
          <table:table-cell office:value-type="float" office:value="1.08851E-019">
            <text:p>1.0885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227404">
            <text:p>0.0227404</text:p>
          </table:table-cell>
          <table:table-cell office:value-type="float" office:value="0.000000000000347316">
            <text:p>3.47316E-013</text:p>
          </table:table-cell>
          <table:table-cell office:value-type="float" office:value="11081.1">
            <text:p>11081.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339856">
            <text:p>0.0339856</text:p>
          </table:table-cell>
          <table:table-cell office:value-type="float" office:value="0.000000000000536489">
            <text:p>5.36489E-013</text:p>
          </table:table-cell>
          <table:table-cell office:value-type="float" office:value="7173.43">
            <text:p>7173.4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452308">
            <text:p>0.0452308</text:p>
          </table:table-cell>
          <table:table-cell office:value-type="float" office:value="0.000000000000828622">
            <text:p>8.28622E-013</text:p>
          </table:table-cell>
          <table:table-cell office:value-type="float" office:value="4644.07">
            <text:p>4644.0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56476">
            <text:p>0.056476</text:p>
          </table:table-cell>
          <table:table-cell office:value-type="float" office:value="0.00000000000127964">
            <text:p>1.27964E-012</text:p>
          </table:table-cell>
          <table:table-cell office:value-type="float" office:value="3006.87">
            <text:p>3006.8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677212">
            <text:p>0.0677212</text:p>
          </table:table-cell>
          <table:table-cell office:value-type="float" office:value="0.00000000000197571">
            <text:p>1.97571E-012</text:p>
          </table:table-cell>
          <table:table-cell office:value-type="float" office:value="1947.16">
            <text:p>1947.1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789663">
            <text:p>0.0789663</text:p>
          </table:table-cell>
          <table:table-cell office:value-type="float" office:value="0.00000000000304935">
            <text:p>3.04935E-012</text:p>
          </table:table-cell>
          <table:table-cell office:value-type="float" office:value="1261.23">
            <text:p>1261.2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902115">
            <text:p>0.0902115</text:p>
          </table:table-cell>
          <table:table-cell office:value-type="float" office:value="0.00000000000470392">
            <text:p>4.70392E-012</text:p>
          </table:table-cell>
          <table:table-cell office:value-type="float" office:value="817.253">
            <text:p>817.25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01457">
            <text:p>0.101457</text:p>
          </table:table-cell>
          <table:table-cell office:value-type="float" office:value="0.00000000000725029">
            <text:p>7.25029E-012</text:p>
          </table:table-cell>
          <table:table-cell office:value-type="float" office:value="529.875">
            <text:p>529.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12702">
            <text:p>0.112702</text:p>
          </table:table-cell>
          <table:table-cell office:value-type="float" office:value="0.000000000011161">
            <text:p>1.1161E-011</text:p>
          </table:table-cell>
          <table:table-cell office:value-type="float" office:value="343.863">
            <text:p>343.86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23947">
            <text:p>0.123947</text:p>
          </table:table-cell>
          <table:table-cell office:value-type="float" office:value="0.0000000000171477">
            <text:p>1.71477E-011</text:p>
          </table:table-cell>
          <table:table-cell office:value-type="float" office:value="223.462">
            <text:p>223.4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35192">
            <text:p>0.135192</text:p>
          </table:table-cell>
          <table:table-cell office:value-type="float" office:value="0.0000000000262677">
            <text:p>2.62677E-011</text:p>
          </table:table-cell>
          <table:table-cell office:value-type="float" office:value="145.53">
            <text:p>145.5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46437">
            <text:p>0.146437</text:p>
          </table:table-cell>
          <table:table-cell office:value-type="float" office:value="0.0000000000400578">
            <text:p>4.00578E-011</text:p>
          </table:table-cell>
          <table:table-cell office:value-type="float" office:value="95.0861">
            <text:p>95.086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7683">
            <text:p>0.157683</text:p>
          </table:table-cell>
          <table:table-cell office:value-type="float" office:value="0.0000000000606761">
            <text:p>6.06761E-011</text:p>
          </table:table-cell>
          <table:table-cell office:value-type="float" office:value="62.4352">
            <text:p>62.435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8928">
            <text:p>0.168928</text:p>
          </table:table-cell>
          <table:table-cell office:value-type="float" office:value="0.0000000000909905">
            <text:p>9.09905E-011</text:p>
          </table:table-cell>
          <table:table-cell office:value-type="float" office:value="41.3011">
            <text:p>41.301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80173">
            <text:p>0.180173</text:p>
          </table:table-cell>
          <table:table-cell office:value-type="float" office:value="0.000000000134479">
            <text:p>1.34479E-010</text:p>
          </table:table-cell>
          <table:table-cell office:value-type="float" office:value="27.6216">
            <text:p>27.621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91418">
            <text:p>0.191418</text:p>
          </table:table-cell>
          <table:table-cell office:value-type="float" office:value="0.000000000194717">
            <text:p>1.94717E-010</text:p>
          </table:table-cell>
          <table:table-cell office:value-type="float" office:value="18.7672">
            <text:p>18.767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02663">
            <text:p>0.202663</text:p>
          </table:table-cell>
          <table:table-cell office:value-type="float" office:value="0.000000000274225">
            <text:p>2.74225E-010</text:p>
          </table:table-cell>
          <table:table-cell office:value-type="float" office:value="13.0359">
            <text:p>13.035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13909">
            <text:p>0.213909</text:p>
          </table:table-cell>
          <table:table-cell office:value-type="float" office:value="0.00000000037274">
            <text:p>3.7274E-010</text:p>
          </table:table-cell>
          <table:table-cell office:value-type="float" office:value="9.32625">
            <text:p>9.3262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25154">
            <text:p>0.225154</text:p>
          </table:table-cell>
          <table:table-cell office:value-type="float" office:value="0.000000000485674">
            <text:p>4.85674E-010</text:p>
          </table:table-cell>
          <table:table-cell office:value-type="float" office:value="6.92507">
            <text:p>6.9250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36399">
            <text:p>0.236399</text:p>
          </table:table-cell>
          <table:table-cell office:value-type="float" office:value="0.000000000604159">
            <text:p>6.04159E-010</text:p>
          </table:table-cell>
          <table:table-cell office:value-type="float" office:value="5.37084">
            <text:p>5.3708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47644">
            <text:p>0.247644</text:p>
          </table:table-cell>
          <table:table-cell office:value-type="float" office:value="0.00000000071745">
            <text:p>7.1745E-010</text:p>
          </table:table-cell>
          <table:table-cell office:value-type="float" office:value="4.36483">
            <text:p>4.3648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58889">
            <text:p>0.258889</text:p>
          </table:table-cell>
          <table:table-cell office:value-type="float" office:value="0.000000000816562">
            <text:p>8.16562E-010</text:p>
          </table:table-cell>
          <table:table-cell office:value-type="float" office:value="3.71367">
            <text:p>3.7136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70135">
            <text:p>0.270135</text:p>
          </table:table-cell>
          <table:table-cell office:value-type="float" office:value="0.000000000896746">
            <text:p>8.96746E-010</text:p>
          </table:table-cell>
          <table:table-cell office:value-type="float" office:value="3.29219">
            <text:p>3.2921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8138">
            <text:p>0.28138</text:p>
          </table:table-cell>
          <table:table-cell office:value-type="float" office:value="0.000000000957612">
            <text:p>0.000000001</text:p>
          </table:table-cell>
          <table:table-cell office:value-type="float" office:value="3.01937">
            <text:p>3.0193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92625">
            <text:p>0.292625</text:p>
          </table:table-cell>
          <table:table-cell office:value-type="float" office:value="0.00000000100162">
            <text:p>0.000000001</text:p>
          </table:table-cell>
          <table:table-cell office:value-type="float" office:value="2.84279">
            <text:p>2.8427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0387">
            <text:p>0.30387</text:p>
          </table:table-cell>
          <table:table-cell office:value-type="float" office:value="0.00000000103232">
            <text:p>0.000000001</text:p>
          </table:table-cell>
          <table:table-cell office:value-type="float" office:value="2.72849">
            <text:p>2.7284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15115">
            <text:p>0.315115</text:p>
          </table:table-cell>
          <table:table-cell office:value-type="float" office:value="0.00000000105322">
            <text:p>1.05322E-009</text:p>
          </table:table-cell>
          <table:table-cell office:value-type="float" office:value="2.65451">
            <text:p>2.6545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26361">
            <text:p>0.326361</text:p>
          </table:table-cell>
          <table:table-cell office:value-type="float" office:value="0.0000000010672">
            <text:p>1.0672E-009</text:p>
          </table:table-cell>
          <table:table-cell office:value-type="float" office:value="2.60662">
            <text:p>2.606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37606">
            <text:p>0.337606</text:p>
          </table:table-cell>
          <table:table-cell office:value-type="float" office:value="0.00000000107646">
            <text:p>1.07646E-009</text:p>
          </table:table-cell>
          <table:table-cell office:value-type="float" office:value="2.57562">
            <text:p>2.575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48851">
            <text:p>0.348851</text:p>
          </table:table-cell>
          <table:table-cell office:value-type="float" office:value="0.00000000108253">
            <text:p>1.08253E-009</text:p>
          </table:table-cell>
          <table:table-cell office:value-type="float" office:value="2.55556">
            <text:p>2.5555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60096">
            <text:p>0.360096</text:p>
          </table:table-cell>
          <table:table-cell office:value-type="float" office:value="0.0000000010865">
            <text:p>1.0865E-009</text:p>
          </table:table-cell>
          <table:table-cell office:value-type="float" office:value="2.54257">
            <text:p>2.5425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71341">
            <text:p>0.371341</text:p>
          </table:table-cell>
          <table:table-cell office:value-type="float" office:value="0.00000000108908">
            <text:p>1.08908E-009</text:p>
          </table:table-cell>
          <table:table-cell office:value-type="float" office:value="2.53417">
            <text:p>2.5341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82587">
            <text:p>0.382587</text:p>
          </table:table-cell>
          <table:table-cell office:value-type="float" office:value="0.00000000109076">
            <text:p>1.09076E-009</text:p>
          </table:table-cell>
          <table:table-cell office:value-type="float" office:value="2.52873">
            <text:p>2.5287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93832">
            <text:p>0.393832</text:p>
          </table:table-cell>
          <table:table-cell office:value-type="float" office:value="0.00000000109185">
            <text:p>1.09185E-009</text:p>
          </table:table-cell>
          <table:table-cell office:value-type="float" office:value="2.52521">
            <text:p>2.5252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05077">
            <text:p>0.405077</text:p>
          </table:table-cell>
          <table:table-cell office:value-type="float" office:value="0.00000000109256">
            <text:p>1.09256E-009</text:p>
          </table:table-cell>
          <table:table-cell office:value-type="float" office:value="2.52293">
            <text:p>2.5229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16322">
            <text:p>0.416322</text:p>
          </table:table-cell>
          <table:table-cell office:value-type="float" office:value="0.00000000109302">
            <text:p>1.09302E-009</text:p>
          </table:table-cell>
          <table:table-cell office:value-type="float" office:value="2.52145">
            <text:p>2.5214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27567">
            <text:p>0.427567</text:p>
          </table:table-cell>
          <table:table-cell office:value-type="float" office:value="0.00000000109331">
            <text:p>1.09331E-009</text:p>
          </table:table-cell>
          <table:table-cell office:value-type="float" office:value="2.5205">
            <text:p>2.520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8813">
            <text:p>0.438813</text:p>
          </table:table-cell>
          <table:table-cell office:value-type="float" office:value="0.0000000010935">
            <text:p>1.0935E-009</text:p>
          </table:table-cell>
          <table:table-cell office:value-type="float" office:value="2.51988">
            <text:p>2.5198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50058">
            <text:p>0.450058</text:p>
          </table:table-cell>
          <table:table-cell office:value-type="float" office:value="0.00000000109363">
            <text:p>1.09363E-009</text:p>
          </table:table-cell>
          <table:table-cell office:value-type="float" office:value="2.51948">
            <text:p>2.5194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61303">
            <text:p>0.461303</text:p>
          </table:table-cell>
          <table:table-cell office:value-type="float" office:value="0.00000000109371">
            <text:p>1.09371E-009</text:p>
          </table:table-cell>
          <table:table-cell office:value-type="float" office:value="2.51922">
            <text:p>2.5192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72548">
            <text:p>0.472548</text:p>
          </table:table-cell>
          <table:table-cell office:value-type="float" office:value="0.00000000109376">
            <text:p>1.09376E-009</text:p>
          </table:table-cell>
          <table:table-cell office:value-type="float" office:value="2.51905">
            <text:p>2.5190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83793">
            <text:p>0.483793</text:p>
          </table:table-cell>
          <table:table-cell office:value-type="float" office:value="0.0000000010938">
            <text:p>1.0938E-009</text:p>
          </table:table-cell>
          <table:table-cell office:value-type="float" office:value="2.51894">
            <text:p>2.5189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95038">
            <text:p>0.495038</text:p>
          </table:table-cell>
          <table:table-cell office:value-type="float" office:value="0.00000000109382">
            <text:p>1.09382E-009</text:p>
          </table:table-cell>
          <table:table-cell office:value-type="float" office:value="2.51887">
            <text:p>2.5188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06284">
            <text:p>0.506284</text:p>
          </table:table-cell>
          <table:table-cell office:value-type="float" office:value="0.00000000109383">
            <text:p>1.09383E-009</text:p>
          </table:table-cell>
          <table:table-cell office:value-type="float" office:value="2.51883">
            <text:p>2.5188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17529">
            <text:p>0.517529</text:p>
          </table:table-cell>
          <table:table-cell office:value-type="float" office:value="0.00000000109384">
            <text:p>1.09384E-009</text:p>
          </table:table-cell>
          <table:table-cell office:value-type="float" office:value="2.5188">
            <text:p>2.518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28774">
            <text:p>0.528774</text:p>
          </table:table-cell>
          <table:table-cell office:value-type="float" office:value="0.00000000109385">
            <text:p>1.09385E-009</text:p>
          </table:table-cell>
          <table:table-cell office:value-type="float" office:value="2.51878">
            <text:p>2.5187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40019">
            <text:p>0.540019</text:p>
          </table:table-cell>
          <table:table-cell office:value-type="float" office:value="0.00000000109385">
            <text:p>1.09385E-009</text:p>
          </table:table-cell>
          <table:table-cell office:value-type="float" office:value="2.51877">
            <text:p>2.5187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51264">
            <text:p>0.551264</text:p>
          </table:table-cell>
          <table:table-cell office:value-type="float" office:value="0.00000000109385">
            <text:p>1.09385E-009</text:p>
          </table:table-cell>
          <table:table-cell office:value-type="float" office:value="2.51876">
            <text:p>2.5187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6251">
            <text:p>0.56251</text:p>
          </table:table-cell>
          <table:table-cell office:value-type="float" office:value="0.00000000109385">
            <text:p>1.09385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73755">
            <text:p>0.573755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85">
            <text:p>0.585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96245">
            <text:p>0.596245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0749">
            <text:p>0.60749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18736">
            <text:p>0.618736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29981">
            <text:p>0.629981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41226">
            <text:p>0.641226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52471">
            <text:p>0.652471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63716">
            <text:p>0.663716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74962">
            <text:p>0.674962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86207">
            <text:p>0.686207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97452">
            <text:p>0.697452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08697">
            <text:p>0.708697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19942">
            <text:p>0.719942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31187">
            <text:p>0.731187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42433">
            <text:p>0.742433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53678">
            <text:p>0.753678</text:p>
          </table:table-cell>
          <table:table-cell office:value-type="float" office:value="0.00000000109385">
            <text:p>1.09385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64923">
            <text:p>0.764923</text:p>
          </table:table-cell>
          <table:table-cell office:value-type="float" office:value="0.00000000109385">
            <text:p>1.09385E-009</text:p>
          </table:table-cell>
          <table:table-cell office:value-type="float" office:value="2.51876">
            <text:p>2.5187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76168">
            <text:p>0.776168</text:p>
          </table:table-cell>
          <table:table-cell office:value-type="float" office:value="0.00000000109385">
            <text:p>1.09385E-009</text:p>
          </table:table-cell>
          <table:table-cell office:value-type="float" office:value="2.51876">
            <text:p>2.5187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87413">
            <text:p>0.787413</text:p>
          </table:table-cell>
          <table:table-cell office:value-type="float" office:value="0.00000000109385">
            <text:p>1.09385E-009</text:p>
          </table:table-cell>
          <table:table-cell office:value-type="float" office:value="2.51878">
            <text:p>2.5187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98659">
            <text:p>0.798659</text:p>
          </table:table-cell>
          <table:table-cell office:value-type="float" office:value="0.00000000109384">
            <text:p>1.09384E-009</text:p>
          </table:table-cell>
          <table:table-cell office:value-type="float" office:value="2.51879">
            <text:p>2.5187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09904">
            <text:p>0.809904</text:p>
          </table:table-cell>
          <table:table-cell office:value-type="float" office:value="0.00000000109383">
            <text:p>1.09383E-009</text:p>
          </table:table-cell>
          <table:table-cell office:value-type="float" office:value="2.51882">
            <text:p>2.5188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21149">
            <text:p>0.821149</text:p>
          </table:table-cell>
          <table:table-cell office:value-type="float" office:value="0.00000000109382">
            <text:p>1.09382E-009</text:p>
          </table:table-cell>
          <table:table-cell office:value-type="float" office:value="2.51886">
            <text:p>2.5188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32394">
            <text:p>0.832394</text:p>
          </table:table-cell>
          <table:table-cell office:value-type="float" office:value="0.0000000010938">
            <text:p>1.0938E-009</text:p>
          </table:table-cell>
          <table:table-cell office:value-type="float" office:value="2.51893">
            <text:p>2.5189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43639">
            <text:p>0.843639</text:p>
          </table:table-cell>
          <table:table-cell office:value-type="float" office:value="0.00000000109377">
            <text:p>1.09377E-009</text:p>
          </table:table-cell>
          <table:table-cell office:value-type="float" office:value="2.51903">
            <text:p>2.5190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54885">
            <text:p>0.854885</text:p>
          </table:table-cell>
          <table:table-cell office:value-type="float" office:value="0.00000000109372">
            <text:p>1.09372E-009</text:p>
          </table:table-cell>
          <table:table-cell office:value-type="float" office:value="2.51918">
            <text:p>2.5191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6613">
            <text:p>0.86613</text:p>
          </table:table-cell>
          <table:table-cell office:value-type="float" office:value="0.00000000109365">
            <text:p>1.09365E-009</text:p>
          </table:table-cell>
          <table:table-cell office:value-type="float" office:value="2.51942">
            <text:p>2.5194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77375">
            <text:p>0.877375</text:p>
          </table:table-cell>
          <table:table-cell office:value-type="float" office:value="0.00000000109353">
            <text:p>1.09353E-009</text:p>
          </table:table-cell>
          <table:table-cell office:value-type="float" office:value="2.51979">
            <text:p>2.5197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8862">
            <text:p>0.88862</text:p>
          </table:table-cell>
          <table:table-cell office:value-type="float" office:value="0.00000000109335">
            <text:p>1.09335E-009</text:p>
          </table:table-cell>
          <table:table-cell office:value-type="float" office:value="2.52037">
            <text:p>2.5203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99865">
            <text:p>0.899865</text:p>
          </table:table-cell>
          <table:table-cell office:value-type="float" office:value="0.00000000109308">
            <text:p>1.09308E-009</text:p>
          </table:table-cell>
          <table:table-cell office:value-type="float" office:value="2.52125">
            <text:p>2.5212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11111">
            <text:p>0.911111</text:p>
          </table:table-cell>
          <table:table-cell office:value-type="float" office:value="0.00000000109265">
            <text:p>1.09265E-009</text:p>
          </table:table-cell>
          <table:table-cell office:value-type="float" office:value="2.52262">
            <text:p>2.522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22356">
            <text:p>0.922356</text:p>
          </table:table-cell>
          <table:table-cell office:value-type="float" office:value="0.000000001092">
            <text:p>1.092E-009</text:p>
          </table:table-cell>
          <table:table-cell office:value-type="float" office:value="2.52474">
            <text:p>2.524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33601">
            <text:p>0.933601</text:p>
          </table:table-cell>
          <table:table-cell office:value-type="float" office:value="0.00000000109098">
            <text:p>1.09098E-009</text:p>
          </table:table-cell>
          <table:table-cell office:value-type="float" office:value="2.52802">
            <text:p>2.5280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44846">
            <text:p>0.944846</text:p>
          </table:table-cell>
          <table:table-cell office:value-type="float" office:value="0.00000000108941">
            <text:p>1.08941E-009</text:p>
          </table:table-cell>
          <table:table-cell office:value-type="float" office:value="2.53311">
            <text:p>2.5331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56091">
            <text:p>0.956091</text:p>
          </table:table-cell>
          <table:table-cell office:value-type="float" office:value="0.00000000108698">
            <text:p>1.08698E-009</text:p>
          </table:table-cell>
          <table:table-cell office:value-type="float" office:value="2.54101">
            <text:p>2.5410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67337">
            <text:p>0.967337</text:p>
          </table:table-cell>
          <table:table-cell office:value-type="float" office:value="0.00000000108322">
            <text:p>1.08322E-009</text:p>
          </table:table-cell>
          <table:table-cell office:value-type="float" office:value="2.55331">
            <text:p>2.5533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78582">
            <text:p>0.978582</text:p>
          </table:table-cell>
          <table:table-cell office:value-type="float" office:value="0.00000000107738">
            <text:p>1.07738E-009</text:p>
          </table:table-cell>
          <table:table-cell office:value-type="float" office:value="2.57255">
            <text:p>2.5725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89827">
            <text:p>0.989827</text:p>
          </table:table-cell>
          <table:table-cell office:value-type="float" office:value="0.00000000106832">
            <text:p>1.06832E-009</text:p>
          </table:table-cell>
          <table:table-cell office:value-type="float" office:value="2.60284">
            <text:p>2.6028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0107">
            <text:p>1.00107</text:p>
          </table:table-cell>
          <table:table-cell office:value-type="float" office:value="0.00000000105421">
            <text:p>1.05421E-009</text:p>
          </table:table-cell>
          <table:table-cell office:value-type="float" office:value="2.65108">
            <text:p>2.6510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1232">
            <text:p>1.01232</text:p>
          </table:table-cell>
          <table:table-cell office:value-type="float" office:value="0.00000000103212">
            <text:p>0.000000001</text:p>
          </table:table-cell>
          <table:table-cell office:value-type="float" office:value="2.72923">
            <text:p>2.7292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2356">
            <text:p>1.02356</text:p>
          </table:table-cell>
          <table:table-cell office:value-type="float" office:value="0.000000000997295">
            <text:p>0.000000001</text:p>
          </table:table-cell>
          <table:table-cell office:value-type="float" office:value="2.85944">
            <text:p>2.8594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3481">
            <text:p>1.03481</text:p>
          </table:table-cell>
          <table:table-cell office:value-type="float" office:value="0.000000000941769">
            <text:p>9.41769E-010</text:p>
          </table:table-cell>
          <table:table-cell office:value-type="float" office:value="3.08699">
            <text:p>3.0869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4605">
            <text:p>1.04605</text:p>
          </table:table-cell>
          <table:table-cell office:value-type="float" office:value="0.000000000851603">
            <text:p>8.51603E-010</text:p>
          </table:table-cell>
          <table:table-cell office:value-type="float" office:value="3.51971">
            <text:p>3.5197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573">
            <text:p>1.0573</text:p>
          </table:table-cell>
          <table:table-cell office:value-type="float" office:value="0.000000000700754">
            <text:p>7.00754E-010</text:p>
          </table:table-cell>
          <table:table-cell office:value-type="float" office:value="4.49266">
            <text:p>4.4926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6854">
            <text:p>1.06854</text:p>
          </table:table-cell>
          <table:table-cell office:value-type="float" office:value="0.000000000435335">
            <text:p>4.35335E-010</text:p>
          </table:table-cell>
          <table:table-cell office:value-type="float" office:value="7.84148">
            <text:p>7.8414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7979">
            <text:p>1.07979</text:p>
          </table:table-cell>
          <table:table-cell office:value-type="float" office:value="-0.0000000000758776">
            <text:p>-7.58776E-011</text:p>
          </table:table-cell>
          <table:table-cell office:value-type="float" office:value="-51.7265">
            <text:p>-51.726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9103">
            <text:p>1.09103</text:p>
          </table:table-cell>
          <table:table-cell office:value-type="float" office:value="0.000000000000240946">
            <text:p>2.40946E-013</text:p>
          </table:table-cell>
          <table:table-cell office:value-type="float" office:value="14788.2">
            <text:p>14788.2</text:p>
          </table:table-cell>
          <table:table-cell office:value-type="float" office:value="0.00000000564037">
            <text:p>5.64037E-00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0228">
            <text:p>1.10228</text:p>
          </table:table-cell>
          <table:table-cell office:value-type="float" office:value="0.000000000000225708">
            <text:p>2.25708E-013</text:p>
          </table:table-cell>
          <table:table-cell office:value-type="float" office:value="13571.1">
            <text:p>13571.1</text:p>
          </table:table-cell>
          <table:table-cell office:value-type="float" office:value="0.0000000206234">
            <text:p>2.06234E-00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1352">
            <text:p>1.11352</text:p>
          </table:table-cell>
          <table:table-cell office:value-type="float" office:value="0.00000003168">
            <text:p>3.168E-008</text:p>
          </table:table-cell>
          <table:table-cell office:value-type="float" office:value="-0.878504">
            <text:p>-0.87850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2477">
            <text:p>1.12477</text:p>
          </table:table-cell>
          <table:table-cell office:value-type="float" office:value="0.00000000779687">
            <text:p>7.79687E-009</text:p>
          </table:table-cell>
          <table:table-cell office:value-type="float" office:value="-0.50634">
            <text:p>-0.5063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3601">
            <text:p>1.13601</text:p>
          </table:table-cell>
          <table:table-cell office:value-type="float" office:value="0.00000000554643">
            <text:p>5.54643E-009</text:p>
          </table:table-cell>
          <table:table-cell office:value-type="float" office:value="-0.30604">
            <text:p>-0.3060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4726">
            <text:p>1.14726</text:p>
          </table:table-cell>
          <table:table-cell office:value-type="float" office:value="0.00000000475157">
            <text:p>4.75157E-009</text:p>
          </table:table-cell>
          <table:table-cell office:value-type="float" office:value="-0.189951">
            <text:p>-0.18995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365251">
            <text:p>0.0365251</text:p>
          </table:table-cell>
          <table:table-cell office:value-type="float" office:value="0.00000000000187205">
            <text:p>1.87205E-012</text:p>
          </table:table-cell>
          <table:table-cell office:value-type="float" office:value="2055.03">
            <text:p>2055.0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474946">
            <text:p>0.0474946</text:p>
          </table:table-cell>
          <table:table-cell office:value-type="float" office:value="0.00000000000257335">
            <text:p>2.57335E-012</text:p>
          </table:table-cell>
          <table:table-cell office:value-type="float" office:value="1494.72">
            <text:p>1494.72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584641">
            <text:p>0.0584641</text:p>
          </table:table-cell>
          <table:table-cell office:value-type="float" office:value="0.00000000000353725">
            <text:p>3.53725E-012</text:p>
          </table:table-cell>
          <table:table-cell office:value-type="float" office:value="1087.13">
            <text:p>1087.1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694336">
            <text:p>0.0694336</text:p>
          </table:table-cell>
          <table:table-cell office:value-type="float" office:value="0.00000000000486204">
            <text:p>4.86204E-012</text:p>
          </table:table-cell>
          <table:table-cell office:value-type="float" office:value="790.643">
            <text:p>790.64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804031">
            <text:p>0.0804031</text:p>
          </table:table-cell>
          <table:table-cell office:value-type="float" office:value="0.00000000000668266">
            <text:p>6.68266E-012</text:p>
          </table:table-cell>
          <table:table-cell office:value-type="float" office:value="574.969">
            <text:p>574.96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913726">
            <text:p>0.0913726</text:p>
          </table:table-cell>
          <table:table-cell office:value-type="float" office:value="0.00000000000918439">
            <text:p>9.18439E-012</text:p>
          </table:table-cell>
          <table:table-cell office:value-type="float" office:value="418.081">
            <text:p>418.08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02342">
            <text:p>0.102342</text:p>
          </table:table-cell>
          <table:table-cell office:value-type="float" office:value="0.0000000000126215">
            <text:p>1.26215E-011</text:p>
          </table:table-cell>
          <table:table-cell office:value-type="float" office:value="303.956">
            <text:p>303.95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13312">
            <text:p>0.113312</text:p>
          </table:table-cell>
          <table:table-cell office:value-type="float" office:value="0.0000000000173426">
            <text:p>1.73426E-011</text:p>
          </table:table-cell>
          <table:table-cell office:value-type="float" office:value="220.939">
            <text:p>220.93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24281">
            <text:p>0.124281</text:p>
          </table:table-cell>
          <table:table-cell office:value-type="float" office:value="0.0000000000238255">
            <text:p>2.38255E-011</text:p>
          </table:table-cell>
          <table:table-cell office:value-type="float" office:value="160.55">
            <text:p>160.5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35251">
            <text:p>0.135251</text:p>
          </table:table-cell>
          <table:table-cell office:value-type="float" office:value="0.0000000000327238">
            <text:p>3.27238E-011</text:p>
          </table:table-cell>
          <table:table-cell office:value-type="float" office:value="116.621">
            <text:p>116.62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4622">
            <text:p>0.14622</text:p>
          </table:table-cell>
          <table:table-cell office:value-type="float" office:value="0.0000000000449303">
            <text:p>4.49303E-011</text:p>
          </table:table-cell>
          <table:table-cell office:value-type="float" office:value="84.666">
            <text:p>84.66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5719">
            <text:p>0.15719</text:p>
          </table:table-cell>
          <table:table-cell office:value-type="float" office:value="0.0000000000616619">
            <text:p>6.16619E-011</text:p>
          </table:table-cell>
          <table:table-cell office:value-type="float" office:value="61.4211">
            <text:p>61.421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68159">
            <text:p>0.168159</text:p>
          </table:table-cell>
          <table:table-cell office:value-type="float" office:value="0.0000000000845711">
            <text:p>8.45711E-011</text:p>
          </table:table-cell>
          <table:table-cell office:value-type="float" office:value="44.512">
            <text:p>44.512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79129">
            <text:p>0.179129</text:p>
          </table:table-cell>
          <table:table-cell office:value-type="float" office:value="0.000000000115892">
            <text:p>1.15892E-010</text:p>
          </table:table-cell>
          <table:table-cell office:value-type="float" office:value="32.212">
            <text:p>32.212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90098">
            <text:p>0.190098</text:p>
          </table:table-cell>
          <table:table-cell office:value-type="float" office:value="0.000000000158627">
            <text:p>1.58627E-010</text:p>
          </table:table-cell>
          <table:table-cell office:value-type="float" office:value="23.2645">
            <text:p>23.264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01068">
            <text:p>0.201068</text:p>
          </table:table-cell>
          <table:table-cell office:value-type="float" office:value="0.000000000216773">
            <text:p>2.16773E-010</text:p>
          </table:table-cell>
          <table:table-cell office:value-type="float" office:value="16.7559">
            <text:p>16.755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12037">
            <text:p>0.212037</text:p>
          </table:table-cell>
          <table:table-cell office:value-type="float" office:value="0.000000000295591">
            <text:p>2.95591E-010</text:p>
          </table:table-cell>
          <table:table-cell office:value-type="float" office:value="12.0214">
            <text:p>12.021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23007">
            <text:p>0.223007</text:p>
          </table:table-cell>
          <table:table-cell office:value-type="float" office:value="0.000000000401886">
            <text:p>4.01886E-010</text:p>
          </table:table-cell>
          <table:table-cell office:value-type="float" office:value="8.57735">
            <text:p>8.5773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33976">
            <text:p>0.233976</text:p>
          </table:table-cell>
          <table:table-cell office:value-type="float" office:value="0.000000000544255">
            <text:p>5.44255E-010</text:p>
          </table:table-cell>
          <table:table-cell office:value-type="float" office:value="6.07206">
            <text:p>6.0720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44946">
            <text:p>0.244946</text:p>
          </table:table-cell>
          <table:table-cell office:value-type="float" office:value="0.000000000733193">
            <text:p>7.33193E-010</text:p>
          </table:table-cell>
          <table:table-cell office:value-type="float" office:value="4.24964">
            <text:p>4.2496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55915">
            <text:p>0.255915</text:p>
          </table:table-cell>
          <table:table-cell office:value-type="float" office:value="0.000000000980896">
            <text:p>0.000000001</text:p>
          </table:table-cell>
          <table:table-cell office:value-type="float" office:value="2.92397">
            <text:p>2.9239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66885">
            <text:p>0.266885</text:p>
          </table:table-cell>
          <table:table-cell office:value-type="float" office:value="0.0000000013005">
            <text:p>1.3005E-009</text:p>
          </table:table-cell>
          <table:table-cell office:value-type="float" office:value="1.95963">
            <text:p>1.9596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77854">
            <text:p>0.277854</text:p>
          </table:table-cell>
          <table:table-cell office:value-type="float" office:value="0.00000000170449">
            <text:p>1.70449E-009</text:p>
          </table:table-cell>
          <table:table-cell office:value-type="float" office:value="1.25815">
            <text:p>1.2581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88824">
            <text:p>0.288824</text:p>
          </table:table-cell>
          <table:table-cell office:value-type="float" office:value="0.00000000220211">
            <text:p>2.20211E-009</text:p>
          </table:table-cell>
          <table:table-cell office:value-type="float" office:value="0.747873">
            <text:p>0.74787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99793">
            <text:p>0.299793</text:p>
          </table:table-cell>
          <table:table-cell office:value-type="float" office:value="0.00000000279585">
            <text:p>2.79585E-009</text:p>
          </table:table-cell>
          <table:table-cell office:value-type="float" office:value="0.376683">
            <text:p>0.37668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10763">
            <text:p>0.310763</text:p>
          </table:table-cell>
          <table:table-cell office:value-type="float" office:value="0.00000000347801">
            <text:p>3.47801E-009</text:p>
          </table:table-cell>
          <table:table-cell office:value-type="float" office:value="0.106668">
            <text:p>0.10666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21732">
            <text:p>0.321732</text:p>
          </table:table-cell>
          <table:table-cell office:value-type="float" office:value="0.0000000042285">
            <text:p>4.2285E-009</text:p>
          </table:table-cell>
          <table:table-cell office:value-type="float" office:value="-0.0897474">
            <text:p>-0.089747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32702">
            <text:p>0.332702</text:p>
          </table:table-cell>
          <table:table-cell office:value-type="float" office:value="0.00000000501581">
            <text:p>0.000000005</text:p>
          </table:table-cell>
          <table:table-cell office:value-type="float" office:value="-0.232626">
            <text:p>-0.23262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43671">
            <text:p>0.343671</text:p>
          </table:table-cell>
          <table:table-cell office:value-type="float" office:value="0.00000000580158">
            <text:p>5.80158E-009</text:p>
          </table:table-cell>
          <table:table-cell office:value-type="float" office:value="-0.336559">
            <text:p>-0.33655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54641">
            <text:p>0.354641</text:p>
          </table:table-cell>
          <table:table-cell office:value-type="float" office:value="0.00000000654775">
            <text:p>6.54775E-009</text:p>
          </table:table-cell>
          <table:table-cell office:value-type="float" office:value="-0.412164">
            <text:p>-0.41216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6561">
            <text:p>0.36561</text:p>
          </table:table-cell>
          <table:table-cell office:value-type="float" office:value="0.00000000722357">
            <text:p>7.22357E-009</text:p>
          </table:table-cell>
          <table:table-cell office:value-type="float" office:value="-0.46716">
            <text:p>-0.4671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7658">
            <text:p>0.37658</text:p>
          </table:table-cell>
          <table:table-cell office:value-type="float" office:value="0.00000000780994">
            <text:p>7.80994E-009</text:p>
          </table:table-cell>
          <table:table-cell office:value-type="float" office:value="-0.507166">
            <text:p>-0.50716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87549">
            <text:p>0.387549</text:p>
          </table:table-cell>
          <table:table-cell office:value-type="float" office:value="0.00000000830006">
            <text:p>8.30006E-009</text:p>
          </table:table-cell>
          <table:table-cell office:value-type="float" office:value="-0.536268">
            <text:p>-0.53626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98519">
            <text:p>0.398519</text:p>
          </table:table-cell>
          <table:table-cell office:value-type="float" office:value="0.00000000869708">
            <text:p>8.69708E-009</text:p>
          </table:table-cell>
          <table:table-cell office:value-type="float" office:value="-0.557437">
            <text:p>-0.55743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09488">
            <text:p>0.409488</text:p>
          </table:table-cell>
          <table:table-cell office:value-type="float" office:value="0.0000000090106">
            <text:p>0.000000009</text:p>
          </table:table-cell>
          <table:table-cell office:value-type="float" office:value="-0.572836">
            <text:p>-0.57283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20458">
            <text:p>0.420458</text:p>
          </table:table-cell>
          <table:table-cell office:value-type="float" office:value="0.00000000925326">
            <text:p>9.25326E-009</text:p>
          </table:table-cell>
          <table:table-cell office:value-type="float" office:value="-0.584038">
            <text:p>-0.58403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31427">
            <text:p>0.431427</text:p>
          </table:table-cell>
          <table:table-cell office:value-type="float" office:value="0.00000000943814">
            <text:p>9.43814E-009</text:p>
          </table:table-cell>
          <table:table-cell office:value-type="float" office:value="-0.592187">
            <text:p>-0.59218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42397">
            <text:p>0.442397</text:p>
          </table:table-cell>
          <table:table-cell office:value-type="float" office:value="0.00000000957735">
            <text:p>9.57735E-009</text:p>
          </table:table-cell>
          <table:table-cell office:value-type="float" office:value="-0.598114">
            <text:p>-0.59811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53366">
            <text:p>0.453366</text:p>
          </table:table-cell>
          <table:table-cell office:value-type="float" office:value="0.00000000968122">
            <text:p>9.68122E-009</text:p>
          </table:table-cell>
          <table:table-cell office:value-type="float" office:value="-0.602426">
            <text:p>-0.60242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64336">
            <text:p>0.464336</text:p>
          </table:table-cell>
          <table:table-cell office:value-type="float" office:value="0.0000000097582">
            <text:p>9.7582E-009</text:p>
          </table:table-cell>
          <table:table-cell office:value-type="float" office:value="-0.605562">
            <text:p>-0.605562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75305">
            <text:p>0.475305</text:p>
          </table:table-cell>
          <table:table-cell office:value-type="float" office:value="0.00000000981497">
            <text:p>9.81497E-009</text:p>
          </table:table-cell>
          <table:table-cell office:value-type="float" office:value="-0.607844">
            <text:p>-0.60784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86275">
            <text:p>0.486275</text:p>
          </table:table-cell>
          <table:table-cell office:value-type="float" office:value="0.00000000985669">
            <text:p>9.85669E-009</text:p>
          </table:table-cell>
          <table:table-cell office:value-type="float" office:value="-0.609503">
            <text:p>-0.60950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97244">
            <text:p>0.497244</text:p>
          </table:table-cell>
          <table:table-cell office:value-type="float" office:value="0.00000000988726">
            <text:p>9.88726E-009</text:p>
          </table:table-cell>
          <table:table-cell office:value-type="float" office:value="-0.610711">
            <text:p>-0.61071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08214">
            <text:p>0.508214</text:p>
          </table:table-cell>
          <table:table-cell office:value-type="float" office:value="0.00000000990961">
            <text:p>9.90961E-009</text:p>
          </table:table-cell>
          <table:table-cell office:value-type="float" office:value="-0.611589">
            <text:p>-0.61158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19183">
            <text:p>0.519183</text:p>
          </table:table-cell>
          <table:table-cell office:value-type="float" office:value="0.00000000992594">
            <text:p>9.92594E-009</text:p>
          </table:table-cell>
          <table:table-cell office:value-type="float" office:value="-0.612228">
            <text:p>-0.61222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30153">
            <text:p>0.530153</text:p>
          </table:table-cell>
          <table:table-cell office:value-type="float" office:value="0.00000000993785">
            <text:p>9.93785E-009</text:p>
          </table:table-cell>
          <table:table-cell office:value-type="float" office:value="-0.612693">
            <text:p>-0.61269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41122">
            <text:p>0.541122</text:p>
          </table:table-cell>
          <table:table-cell office:value-type="float" office:value="0.00000000994653">
            <text:p>9.94653E-009</text:p>
          </table:table-cell>
          <table:table-cell office:value-type="float" office:value="-0.613031">
            <text:p>-0.61303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52092">
            <text:p>0.552092</text:p>
          </table:table-cell>
          <table:table-cell office:value-type="float" office:value="0.00000000995286">
            <text:p>0.00000001</text:p>
          </table:table-cell>
          <table:table-cell office:value-type="float" office:value="-0.613277">
            <text:p>-0.61327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63061">
            <text:p>0.563061</text:p>
          </table:table-cell>
          <table:table-cell office:value-type="float" office:value="0.00000000995746">
            <text:p>0.00000001</text:p>
          </table:table-cell>
          <table:table-cell office:value-type="float" office:value="-0.613455">
            <text:p>-0.61345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74031">
            <text:p>0.574031</text:p>
          </table:table-cell>
          <table:table-cell office:value-type="float" office:value="0.00000000996082">
            <text:p>0.00000001</text:p>
          </table:table-cell>
          <table:table-cell office:value-type="float" office:value="-0.613586">
            <text:p>-0.61358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85">
            <text:p>0.585</text:p>
          </table:table-cell>
          <table:table-cell office:value-type="float" office:value="0.00000000996326">
            <text:p>0.00000001</text:p>
          </table:table-cell>
          <table:table-cell office:value-type="float" office:value="-0.61368">
            <text:p>-0.6136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95969">
            <text:p>0.595969</text:p>
          </table:table-cell>
          <table:table-cell office:value-type="float" office:value="0.00000000996504">
            <text:p>0.00000001</text:p>
          </table:table-cell>
          <table:table-cell office:value-type="float" office:value="-0.613749">
            <text:p>-0.61374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06939">
            <text:p>0.606939</text:p>
          </table:table-cell>
          <table:table-cell office:value-type="float" office:value="0.00000000996633">
            <text:p>0.00000001</text:p>
          </table:table-cell>
          <table:table-cell office:value-type="float" office:value="-0.613799">
            <text:p>-0.61379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17908">
            <text:p>0.617908</text:p>
          </table:table-cell>
          <table:table-cell office:value-type="float" office:value="0.00000000996727">
            <text:p>0.00000001</text:p>
          </table:table-cell>
          <table:table-cell office:value-type="float" office:value="-0.613836">
            <text:p>-0.61383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28878">
            <text:p>0.628878</text:p>
          </table:table-cell>
          <table:table-cell office:value-type="float" office:value="0.00000000996796">
            <text:p>0.00000001</text:p>
          </table:table-cell>
          <table:table-cell office:value-type="float" office:value="-0.613863">
            <text:p>-0.61386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39847">
            <text:p>0.639847</text:p>
          </table:table-cell>
          <table:table-cell office:value-type="float" office:value="0.00000000996847">
            <text:p>0.00000001</text:p>
          </table:table-cell>
          <table:table-cell office:value-type="float" office:value="-0.613882">
            <text:p>-0.613882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50817">
            <text:p>0.650817</text:p>
          </table:table-cell>
          <table:table-cell office:value-type="float" office:value="0.00000000996884">
            <text:p>0.00000001</text:p>
          </table:table-cell>
          <table:table-cell office:value-type="float" office:value="-0.613897">
            <text:p>-0.61389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61786">
            <text:p>0.661786</text:p>
          </table:table-cell>
          <table:table-cell office:value-type="float" office:value="0.00000000996911">
            <text:p>0.00000001</text:p>
          </table:table-cell>
          <table:table-cell office:value-type="float" office:value="-0.613907">
            <text:p>-0.61390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72756">
            <text:p>0.672756</text:p>
          </table:table-cell>
          <table:table-cell office:value-type="float" office:value="0.00000000996932">
            <text:p>0.00000001</text:p>
          </table:table-cell>
          <table:table-cell office:value-type="float" office:value="-0.613915">
            <text:p>-0.61391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83725">
            <text:p>0.683725</text:p>
          </table:table-cell>
          <table:table-cell office:value-type="float" office:value="0.00000000996948">
            <text:p>0.00000001</text:p>
          </table:table-cell>
          <table:table-cell office:value-type="float" office:value="-0.613922">
            <text:p>-0.613922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94695">
            <text:p>0.694695</text:p>
          </table:table-cell>
          <table:table-cell office:value-type="float" office:value="0.00000000996962">
            <text:p>0.00000001</text:p>
          </table:table-cell>
          <table:table-cell office:value-type="float" office:value="-0.613927">
            <text:p>-0.61392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05664">
            <text:p>0.705664</text:p>
          </table:table-cell>
          <table:table-cell office:value-type="float" office:value="0.00000000996973">
            <text:p>0.00000001</text:p>
          </table:table-cell>
          <table:table-cell office:value-type="float" office:value="-0.613931">
            <text:p>-0.61393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16634">
            <text:p>0.716634</text:p>
          </table:table-cell>
          <table:table-cell office:value-type="float" office:value="0.00000000996985">
            <text:p>0.00000001</text:p>
          </table:table-cell>
          <table:table-cell office:value-type="float" office:value="-0.613936">
            <text:p>-0.61393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27603">
            <text:p>0.727603</text:p>
          </table:table-cell>
          <table:table-cell office:value-type="float" office:value="0.00000000996997">
            <text:p>0.00000001</text:p>
          </table:table-cell>
          <table:table-cell office:value-type="float" office:value="-0.61394">
            <text:p>-0.6139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38573">
            <text:p>0.738573</text:p>
          </table:table-cell>
          <table:table-cell office:value-type="float" office:value="0.00000000997011">
            <text:p>0.00000001</text:p>
          </table:table-cell>
          <table:table-cell office:value-type="float" office:value="-0.613946">
            <text:p>-0.61394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49542">
            <text:p>0.749542</text:p>
          </table:table-cell>
          <table:table-cell office:value-type="float" office:value="0.00000000997029">
            <text:p>0.00000001</text:p>
          </table:table-cell>
          <table:table-cell office:value-type="float" office:value="-0.613953">
            <text:p>-0.61395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60512">
            <text:p>0.760512</text:p>
          </table:table-cell>
          <table:table-cell office:value-type="float" office:value="0.00000000997051">
            <text:p>0.00000001</text:p>
          </table:table-cell>
          <table:table-cell office:value-type="float" office:value="-0.613961">
            <text:p>-0.61396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71481">
            <text:p>0.771481</text:p>
          </table:table-cell>
          <table:table-cell office:value-type="float" office:value="0.00000000997082">
            <text:p>0.00000001</text:p>
          </table:table-cell>
          <table:table-cell office:value-type="float" office:value="-0.613973">
            <text:p>-0.61397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82451">
            <text:p>0.782451</text:p>
          </table:table-cell>
          <table:table-cell office:value-type="float" office:value="0.00000000997123">
            <text:p>0.00000001</text:p>
          </table:table-cell>
          <table:table-cell office:value-type="float" office:value="-0.613989">
            <text:p>-0.61398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9342">
            <text:p>0.79342</text:p>
          </table:table-cell>
          <table:table-cell office:value-type="float" office:value="0.00000000997179">
            <text:p>0.00000001</text:p>
          </table:table-cell>
          <table:table-cell office:value-type="float" office:value="-0.614011">
            <text:p>-0.61401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0439">
            <text:p>0.80439</text:p>
          </table:table-cell>
          <table:table-cell office:value-type="float" office:value="0.00000000997255">
            <text:p>0.00000001</text:p>
          </table:table-cell>
          <table:table-cell office:value-type="float" office:value="-0.61404">
            <text:p>-0.6140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15359">
            <text:p>0.815359</text:p>
          </table:table-cell>
          <table:table-cell office:value-type="float" office:value="0.0000000099736">
            <text:p>0.00000001</text:p>
          </table:table-cell>
          <table:table-cell office:value-type="float" office:value="-0.614081">
            <text:p>-0.614081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26329">
            <text:p>0.826329</text:p>
          </table:table-cell>
          <table:table-cell office:value-type="float" office:value="0.00000000997505">
            <text:p>0.00000001</text:p>
          </table:table-cell>
          <table:table-cell office:value-type="float" office:value="-0.614137">
            <text:p>-0.61413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37298">
            <text:p>0.837298</text:p>
          </table:table-cell>
          <table:table-cell office:value-type="float" office:value="0.00000000997703">
            <text:p>0.00000001</text:p>
          </table:table-cell>
          <table:table-cell office:value-type="float" office:value="-0.614213">
            <text:p>-0.61421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48268">
            <text:p>0.848268</text:p>
          </table:table-cell>
          <table:table-cell office:value-type="float" office:value="0.00000000997975">
            <text:p>0.00000001</text:p>
          </table:table-cell>
          <table:table-cell office:value-type="float" office:value="-0.614319">
            <text:p>-0.61431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59237">
            <text:p>0.859237</text:p>
          </table:table-cell>
          <table:table-cell office:value-type="float" office:value="0.0000000099835">
            <text:p>0.00000001</text:p>
          </table:table-cell>
          <table:table-cell office:value-type="float" office:value="-0.614464">
            <text:p>-0.61446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70207">
            <text:p>0.870207</text:p>
          </table:table-cell>
          <table:table-cell office:value-type="float" office:value="0.00000000998867">
            <text:p>0.00000001</text:p>
          </table:table-cell>
          <table:table-cell office:value-type="float" office:value="-0.614663">
            <text:p>-0.61466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81176">
            <text:p>0.881176</text:p>
          </table:table-cell>
          <table:table-cell office:value-type="float" office:value="0.00000000999578">
            <text:p>0.00000001</text:p>
          </table:table-cell>
          <table:table-cell office:value-type="float" office:value="-0.614937">
            <text:p>-0.61493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92146">
            <text:p>0.892146</text:p>
          </table:table-cell>
          <table:table-cell office:value-type="float" office:value="0.0000000100056">
            <text:p>0.00000001</text:p>
          </table:table-cell>
          <table:table-cell office:value-type="float" office:value="-0.615314">
            <text:p>-0.61531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3115">
            <text:p>0.903115</text:p>
          </table:table-cell>
          <table:table-cell office:value-type="float" office:value="0.0000000100191">
            <text:p>0.00000001</text:p>
          </table:table-cell>
          <table:table-cell office:value-type="float" office:value="-0.615834">
            <text:p>-0.61583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14085">
            <text:p>0.914085</text:p>
          </table:table-cell>
          <table:table-cell office:value-type="float" office:value="0.0000000100378">
            <text:p>0.00000001</text:p>
          </table:table-cell>
          <table:table-cell office:value-type="float" office:value="-0.616549">
            <text:p>-0.61654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25054">
            <text:p>0.925054</text:p>
          </table:table-cell>
          <table:table-cell office:value-type="float" office:value="0.0000000100637">
            <text:p>1.00637E-008</text:p>
          </table:table-cell>
          <table:table-cell office:value-type="float" office:value="-0.617535">
            <text:p>-0.61753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36024">
            <text:p>0.936024</text:p>
          </table:table-cell>
          <table:table-cell office:value-type="float" office:value="0.0000000100996">
            <text:p>1.00996E-008</text:p>
          </table:table-cell>
          <table:table-cell office:value-type="float" office:value="-0.618896">
            <text:p>-0.61889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46993">
            <text:p>0.946993</text:p>
          </table:table-cell>
          <table:table-cell office:value-type="float" office:value="0.0000000101497">
            <text:p>1.01497E-008</text:p>
          </table:table-cell>
          <table:table-cell office:value-type="float" office:value="-0.620776">
            <text:p>-0.62077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57963">
            <text:p>0.957963</text:p>
          </table:table-cell>
          <table:table-cell office:value-type="float" office:value="0.0000000102199">
            <text:p>1.02199E-008</text:p>
          </table:table-cell>
          <table:table-cell office:value-type="float" office:value="-0.62338">
            <text:p>-0.6233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68932">
            <text:p>0.968932</text:p>
          </table:table-cell>
          <table:table-cell office:value-type="float" office:value="0.0000000103189">
            <text:p>1.03189E-008</text:p>
          </table:table-cell>
          <table:table-cell office:value-type="float" office:value="-0.626996">
            <text:p>-0.62699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79902">
            <text:p>0.979902</text:p>
          </table:table-cell>
          <table:table-cell office:value-type="float" office:value="0.0000000104602">
            <text:p>1.04602E-008</text:p>
          </table:table-cell>
          <table:table-cell office:value-type="float" office:value="-0.632035">
            <text:p>-0.63203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90871">
            <text:p>0.990871</text:p>
          </table:table-cell>
          <table:table-cell office:value-type="float" office:value="0.0000000106649">
            <text:p>1.06649E-008</text:p>
          </table:table-cell>
          <table:table-cell office:value-type="float" office:value="-0.639096">
            <text:p>-0.63909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0184">
            <text:p>1.00184</text:p>
          </table:table-cell>
          <table:table-cell office:value-type="float" office:value="0.0000000109678">
            <text:p>0.000000011</text:p>
          </table:table-cell>
          <table:table-cell office:value-type="float" office:value="-0.649064">
            <text:p>-0.649064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1281">
            <text:p>1.01281</text:p>
          </table:table-cell>
          <table:table-cell office:value-type="float" office:value="0.0000000114311">
            <text:p>1.14311E-008</text:p>
          </table:table-cell>
          <table:table-cell office:value-type="float" office:value="-0.663286">
            <text:p>-0.66328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2378">
            <text:p>1.02378</text:p>
          </table:table-cell>
          <table:table-cell office:value-type="float" office:value="0.000000012176">
            <text:p>1.2176E-008</text:p>
          </table:table-cell>
          <table:table-cell office:value-type="float" office:value="-0.683887">
            <text:p>-0.68388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3475">
            <text:p>1.03475</text:p>
          </table:table-cell>
          <table:table-cell office:value-type="float" office:value="0.0000000134763">
            <text:p>1.34763E-008</text:p>
          </table:table-cell>
          <table:table-cell office:value-type="float" office:value="-0.714388">
            <text:p>-0.71438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4572">
            <text:p>1.04572</text:p>
          </table:table-cell>
          <table:table-cell office:value-type="float" office:value="0.0000000161079">
            <text:p>1.61079E-008</text:p>
          </table:table-cell>
          <table:table-cell office:value-type="float" office:value="-0.761049">
            <text:p>-0.76104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5669">
            <text:p>1.05669</text:p>
          </table:table-cell>
          <table:table-cell office:value-type="float" office:value="0.0000000234876">
            <text:p>2.34876E-008</text:p>
          </table:table-cell>
          <table:table-cell office:value-type="float" office:value="-0.836126">
            <text:p>-0.836126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6766">
            <text:p>1.06766</text:p>
          </table:table-cell>
          <table:table-cell office:value-type="float" office:value="0.000000117725">
            <text:p>1.17725E-007</text:p>
          </table:table-cell>
          <table:table-cell office:value-type="float" office:value="-0.967305">
            <text:p>-0.967305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7863">
            <text:p>1.07863</text:p>
          </table:table-cell>
          <table:table-cell office:value-type="float" office:value="-0.0000000164981">
            <text:p>-1.64981E-008</text:p>
          </table:table-cell>
          <table:table-cell office:value-type="float" office:value="-1.2333">
            <text:p>-1.233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896">
            <text:p>1.0896</text:p>
          </table:table-cell>
          <table:table-cell office:value-type="float" office:value="-0.00000000391608">
            <text:p>-3.91608E-009</text:p>
          </table:table-cell>
          <table:table-cell office:value-type="float" office:value="-1.98287">
            <text:p>-1.98287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0057">
            <text:p>1.10057</text:p>
          </table:table-cell>
          <table:table-cell office:value-type="float" office:value="0.00000000000365171">
            <text:p>3.65171E-012</text:p>
          </table:table-cell>
          <table:table-cell office:value-type="float" office:value="1099.82">
            <text:p>1099.82</text:p>
          </table:table-cell>
          <table:table-cell office:value-type="float" office:value="0.000000000235631">
            <text:p>2.35631E-01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1154">
            <text:p>1.11154</text:p>
          </table:table-cell>
          <table:table-cell office:value-type="float" office:value="0.00000000127666">
            <text:p>1.27666E-009</text:p>
          </table:table-cell>
          <table:table-cell office:value-type="float" office:value="2.01489">
            <text:p>2.01489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2251">
            <text:p>1.12251</text:p>
          </table:table-cell>
          <table:table-cell office:value-type="float" office:value="0.00000000217013">
            <text:p>2.17013E-009</text:p>
          </table:table-cell>
          <table:table-cell office:value-type="float" office:value="0.773628">
            <text:p>0.773628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3347">
            <text:p>1.13347</text:p>
          </table:table-cell>
          <table:table-cell office:value-type="float" office:value="0.0000000027127">
            <text:p>2.7127E-009</text:p>
          </table:table-cell>
          <table:table-cell office:value-type="float" office:value="0.418883">
            <text:p>0.418883</text:p>
          </table:table-cell>
          <table:table-cell office:value-type="float" office:value="1.0851E-019">
            <text:p>1.0851E-0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520467">
            <text:p>0.0520467</text:p>
          </table:table-cell>
          <table:table-cell office:value-type="float" office:value="0.00000000000825916">
            <text:p>8.25916E-012</text:p>
          </table:table-cell>
          <table:table-cell office:value-type="float" office:value="465.028">
            <text:p>465.02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627057">
            <text:p>0.0627057</text:p>
          </table:table-cell>
          <table:table-cell office:value-type="float" office:value="0.0000000000105769">
            <text:p>1.05769E-011</text:p>
          </table:table-cell>
          <table:table-cell office:value-type="float" office:value="362.905">
            <text:p>362.90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733648">
            <text:p>0.0733648</text:p>
          </table:table-cell>
          <table:table-cell office:value-type="float" office:value="0.000000000013545">
            <text:p>1.3545E-011</text:p>
          </table:table-cell>
          <table:table-cell office:value-type="float" office:value="283.164">
            <text:p>283.16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840239">
            <text:p>0.0840239</text:p>
          </table:table-cell>
          <table:table-cell office:value-type="float" office:value="0.0000000000173457">
            <text:p>1.73457E-011</text:p>
          </table:table-cell>
          <table:table-cell office:value-type="float" office:value="220.899">
            <text:p>220.89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946829">
            <text:p>0.0946829</text:p>
          </table:table-cell>
          <table:table-cell office:value-type="float" office:value="0.0000000000222126">
            <text:p>2.22126E-011</text:p>
          </table:table-cell>
          <table:table-cell office:value-type="float" office:value="172.28">
            <text:p>172.2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05342">
            <text:p>0.105342</text:p>
          </table:table-cell>
          <table:table-cell office:value-type="float" office:value="0.0000000000284444">
            <text:p>2.84444E-011</text:p>
          </table:table-cell>
          <table:table-cell office:value-type="float" office:value="134.317">
            <text:p>134.31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16001">
            <text:p>0.116001</text:p>
          </table:table-cell>
          <table:table-cell office:value-type="float" office:value="0.0000000000364236">
            <text:p>3.64236E-011</text:p>
          </table:table-cell>
          <table:table-cell office:value-type="float" office:value="104.673">
            <text:p>104.67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2666">
            <text:p>0.12666</text:p>
          </table:table-cell>
          <table:table-cell office:value-type="float" office:value="0.0000000000466395">
            <text:p>4.66395E-011</text:p>
          </table:table-cell>
          <table:table-cell office:value-type="float" office:value="81.5266">
            <text:p>81.526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37319">
            <text:p>0.137319</text:p>
          </table:table-cell>
          <table:table-cell office:value-type="float" office:value="0.0000000000597181">
            <text:p>5.97181E-011</text:p>
          </table:table-cell>
          <table:table-cell office:value-type="float" office:value="63.4528">
            <text:p>63.452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47978">
            <text:p>0.147978</text:p>
          </table:table-cell>
          <table:table-cell office:value-type="float" office:value="0.0000000000764599">
            <text:p>7.64599E-011</text:p>
          </table:table-cell>
          <table:table-cell office:value-type="float" office:value="49.3401">
            <text:p>49.340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8637">
            <text:p>0.158637</text:p>
          </table:table-cell>
          <table:table-cell office:value-type="float" office:value="0.0000000000978882">
            <text:p>9.78882E-011</text:p>
          </table:table-cell>
          <table:table-cell office:value-type="float" office:value="38.3204">
            <text:p>38.320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69296">
            <text:p>0.169296</text:p>
          </table:table-cell>
          <table:table-cell office:value-type="float" office:value="0.00000000012531">
            <text:p>1.2531E-010</text:p>
          </table:table-cell>
          <table:table-cell office:value-type="float" office:value="29.7158">
            <text:p>29.715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79955">
            <text:p>0.179955</text:p>
          </table:table-cell>
          <table:table-cell office:value-type="float" office:value="0.000000000160395">
            <text:p>1.60395E-010</text:p>
          </table:table-cell>
          <table:table-cell office:value-type="float" office:value="22.997">
            <text:p>22.99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90615">
            <text:p>0.190615</text:p>
          </table:table-cell>
          <table:table-cell office:value-type="float" office:value="0.000000000205273">
            <text:p>2.05273E-010</text:p>
          </table:table-cell>
          <table:table-cell office:value-type="float" office:value="17.7507">
            <text:p>17.750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01274">
            <text:p>0.201274</text:p>
          </table:table-cell>
          <table:table-cell office:value-type="float" office:value="0.000000000262656">
            <text:p>2.62656E-010</text:p>
          </table:table-cell>
          <table:table-cell office:value-type="float" office:value="13.6541">
            <text:p>13.654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11933">
            <text:p>0.211933</text:p>
          </table:table-cell>
          <table:table-cell office:value-type="float" office:value="0.000000000335998">
            <text:p>3.35998E-010</text:p>
          </table:table-cell>
          <table:table-cell office:value-type="float" office:value="10.4554">
            <text:p>10.455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22592">
            <text:p>0.222592</text:p>
          </table:table-cell>
          <table:table-cell office:value-type="float" office:value="0.000000000429684">
            <text:p>4.29684E-010</text:p>
          </table:table-cell>
          <table:table-cell office:value-type="float" office:value="7.95775">
            <text:p>7.9577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33251">
            <text:p>0.233251</text:p>
          </table:table-cell>
          <table:table-cell office:value-type="float" office:value="0.000000000549271">
            <text:p>5.49271E-010</text:p>
          </table:table-cell>
          <table:table-cell office:value-type="float" office:value="6.00747">
            <text:p>6.0074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4391">
            <text:p>0.24391</text:p>
          </table:table-cell>
          <table:table-cell office:value-type="float" office:value="0.000000000701781">
            <text:p>7.01781E-010</text:p>
          </table:table-cell>
          <table:table-cell office:value-type="float" office:value="4.48462">
            <text:p>4.4846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54569">
            <text:p>0.254569</text:p>
          </table:table-cell>
          <table:table-cell office:value-type="float" office:value="0.000000000896051">
            <text:p>8.96051E-010</text:p>
          </table:table-cell>
          <table:table-cell office:value-type="float" office:value="3.29552">
            <text:p>3.2955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65228">
            <text:p>0.265228</text:p>
          </table:table-cell>
          <table:table-cell office:value-type="float" office:value="0.00000000114315">
            <text:p>1.14315E-009</text:p>
          </table:table-cell>
          <table:table-cell office:value-type="float" office:value="2.36702">
            <text:p>2.3670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75887">
            <text:p>0.275887</text:p>
          </table:table-cell>
          <table:table-cell office:value-type="float" office:value="0.00000000145684">
            <text:p>1.45684E-009</text:p>
          </table:table-cell>
          <table:table-cell office:value-type="float" office:value="1.64202">
            <text:p>1.6420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86546">
            <text:p>0.286546</text:p>
          </table:table-cell>
          <table:table-cell office:value-type="float" office:value="0.00000000185413">
            <text:p>1.85413E-009</text:p>
          </table:table-cell>
          <table:table-cell office:value-type="float" office:value="1.07591">
            <text:p>1.0759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97205">
            <text:p>0.297205</text:p>
          </table:table-cell>
          <table:table-cell office:value-type="float" office:value="0.00000000235576">
            <text:p>2.35576E-009</text:p>
          </table:table-cell>
          <table:table-cell office:value-type="float" office:value="0.633866">
            <text:p>0.63386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07864">
            <text:p>0.307864</text:p>
          </table:table-cell>
          <table:table-cell office:value-type="float" office:value="0.00000000298672">
            <text:p>0.000000003</text:p>
          </table:table-cell>
          <table:table-cell office:value-type="float" office:value="0.288703">
            <text:p>0.28870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18523">
            <text:p>0.318523</text:p>
          </table:table-cell>
          <table:table-cell office:value-type="float" office:value="0.00000000377654">
            <text:p>3.77654E-009</text:p>
          </table:table-cell>
          <table:table-cell office:value-type="float" office:value="0.0191875">
            <text:p>0.019187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29182">
            <text:p>0.329182</text:p>
          </table:table-cell>
          <table:table-cell office:value-type="float" office:value="0.00000000475926">
            <text:p>4.75926E-009</text:p>
          </table:table-cell>
          <table:table-cell office:value-type="float" office:value="-0.191261">
            <text:p>-0.19126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39841">
            <text:p>0.339841</text:p>
          </table:table-cell>
          <table:table-cell office:value-type="float" office:value="0.00000000597288">
            <text:p>0.000000006</text:p>
          </table:table-cell>
          <table:table-cell office:value-type="float" office:value="-0.355587">
            <text:p>-0.35558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50501">
            <text:p>0.350501</text:p>
          </table:table-cell>
          <table:table-cell office:value-type="float" office:value="0.00000000745784">
            <text:p>7.45784E-009</text:p>
          </table:table-cell>
          <table:table-cell office:value-type="float" office:value="-0.483899">
            <text:p>-0.48389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6116">
            <text:p>0.36116</text:p>
          </table:table-cell>
          <table:table-cell office:value-type="float" office:value="0.0000000092544">
            <text:p>9.2544E-009</text:p>
          </table:table-cell>
          <table:table-cell office:value-type="float" office:value="-0.58409">
            <text:p>-0.5840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71819">
            <text:p>0.371819</text:p>
          </table:table-cell>
          <table:table-cell office:value-type="float" office:value="0.0000000113985">
            <text:p>1.13985E-008</text:p>
          </table:table-cell>
          <table:table-cell office:value-type="float" office:value="-0.662322">
            <text:p>-0.66232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82478">
            <text:p>0.382478</text:p>
          </table:table-cell>
          <table:table-cell office:value-type="float" office:value="0.0000000139159">
            <text:p>1.39159E-008</text:p>
          </table:table-cell>
          <table:table-cell office:value-type="float" office:value="-0.72341">
            <text:p>-0.7234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93137">
            <text:p>0.393137</text:p>
          </table:table-cell>
          <table:table-cell office:value-type="float" office:value="0.0000000168159">
            <text:p>1.68159E-008</text:p>
          </table:table-cell>
          <table:table-cell office:value-type="float" office:value="-0.771109">
            <text:p>-0.77110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03796">
            <text:p>0.403796</text:p>
          </table:table-cell>
          <table:table-cell office:value-type="float" office:value="0.0000000200839">
            <text:p>2.00839E-008</text:p>
          </table:table-cell>
          <table:table-cell office:value-type="float" office:value="-0.808354">
            <text:p>-0.80835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14455">
            <text:p>0.414455</text:p>
          </table:table-cell>
          <table:table-cell office:value-type="float" office:value="0.0000000236769">
            <text:p>2.36769E-008</text:p>
          </table:table-cell>
          <table:table-cell office:value-type="float" office:value="-0.837437">
            <text:p>-0.83743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25114">
            <text:p>0.425114</text:p>
          </table:table-cell>
          <table:table-cell office:value-type="float" office:value="0.0000000275215">
            <text:p>2.75215E-008</text:p>
          </table:table-cell>
          <table:table-cell office:value-type="float" office:value="-0.860145">
            <text:p>-0.86014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35773">
            <text:p>0.435773</text:p>
          </table:table-cell>
          <table:table-cell office:value-type="float" office:value="0.0000000315175">
            <text:p>3.15175E-008</text:p>
          </table:table-cell>
          <table:table-cell office:value-type="float" office:value="-0.877877">
            <text:p>-0.87787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46432">
            <text:p>0.446432</text:p>
          </table:table-cell>
          <table:table-cell office:value-type="float" office:value="0.0000000355478">
            <text:p>3.55478E-008</text:p>
          </table:table-cell>
          <table:table-cell office:value-type="float" office:value="-0.891723">
            <text:p>-0.89172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57091">
            <text:p>0.457091</text:p>
          </table:table-cell>
          <table:table-cell office:value-type="float" office:value="0.0000000394909">
            <text:p>3.94909E-008</text:p>
          </table:table-cell>
          <table:table-cell office:value-type="float" office:value="-0.902534">
            <text:p>-0.90253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6775">
            <text:p>0.46775</text:p>
          </table:table-cell>
          <table:table-cell office:value-type="float" office:value="0.0000000432357">
            <text:p>4.32357E-008</text:p>
          </table:table-cell>
          <table:table-cell office:value-type="float" office:value="-0.910976">
            <text:p>-0.91097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78409">
            <text:p>0.478409</text:p>
          </table:table-cell>
          <table:table-cell office:value-type="float" office:value="0.0000000466931">
            <text:p>4.66931E-008</text:p>
          </table:table-cell>
          <table:table-cell office:value-type="float" office:value="-0.917568">
            <text:p>-0.91756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89068">
            <text:p>0.489068</text:p>
          </table:table-cell>
          <table:table-cell office:value-type="float" office:value="0.0000000498028">
            <text:p>4.98028E-008</text:p>
          </table:table-cell>
          <table:table-cell office:value-type="float" office:value="-0.922715">
            <text:p>-0.92271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99727">
            <text:p>0.499727</text:p>
          </table:table-cell>
          <table:table-cell office:value-type="float" office:value="0.0000000525348">
            <text:p>5.25348E-008</text:p>
          </table:table-cell>
          <table:table-cell office:value-type="float" office:value="-0.926734">
            <text:p>-0.92673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10387">
            <text:p>0.510387</text:p>
          </table:table-cell>
          <table:table-cell office:value-type="float" office:value="0.0000000548858">
            <text:p>5.48858E-008</text:p>
          </table:table-cell>
          <table:table-cell office:value-type="float" office:value="-0.929872">
            <text:p>-0.92987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21046">
            <text:p>0.521046</text:p>
          </table:table-cell>
          <table:table-cell office:value-type="float" office:value="0.0000000568731">
            <text:p>5.68731E-008</text:p>
          </table:table-cell>
          <table:table-cell office:value-type="float" office:value="-0.932323">
            <text:p>-0.93232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31705">
            <text:p>0.531705</text:p>
          </table:table-cell>
          <table:table-cell office:value-type="float" office:value="0.000000058528">
            <text:p>5.8528E-008</text:p>
          </table:table-cell>
          <table:table-cell office:value-type="float" office:value="-0.934237">
            <text:p>-0.93423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42364">
            <text:p>0.542364</text:p>
          </table:table-cell>
          <table:table-cell office:value-type="float" office:value="0.0000000598887">
            <text:p>5.98887E-008</text:p>
          </table:table-cell>
          <table:table-cell office:value-type="float" office:value="-0.935731">
            <text:p>-0.93573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53023">
            <text:p>0.553023</text:p>
          </table:table-cell>
          <table:table-cell office:value-type="float" office:value="0.0000000609961">
            <text:p>0.000000061</text:p>
          </table:table-cell>
          <table:table-cell office:value-type="float" office:value="-0.936898">
            <text:p>-0.93689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63682">
            <text:p>0.563682</text:p>
          </table:table-cell>
          <table:table-cell office:value-type="float" office:value="0.0000000618898">
            <text:p>6.18898E-008</text:p>
          </table:table-cell>
          <table:table-cell office:value-type="float" office:value="-0.937809">
            <text:p>-0.93780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74341">
            <text:p>0.574341</text:p>
          </table:table-cell>
          <table:table-cell office:value-type="float" office:value="0.0000000626062">
            <text:p>6.26062E-008</text:p>
          </table:table-cell>
          <table:table-cell office:value-type="float" office:value="-0.93852">
            <text:p>-0.9385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85">
            <text:p>0.585</text:p>
          </table:table-cell>
          <table:table-cell office:value-type="float" office:value="0.0000000631775">
            <text:p>6.31775E-008</text:p>
          </table:table-cell>
          <table:table-cell office:value-type="float" office:value="-0.939076">
            <text:p>-0.93907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95659">
            <text:p>0.595659</text:p>
          </table:table-cell>
          <table:table-cell office:value-type="float" office:value="0.0000000636311">
            <text:p>6.36311E-008</text:p>
          </table:table-cell>
          <table:table-cell office:value-type="float" office:value="-0.939511">
            <text:p>-0.93951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06318">
            <text:p>0.606318</text:p>
          </table:table-cell>
          <table:table-cell office:value-type="float" office:value="0.0000000639901">
            <text:p>0.000000064</text:p>
          </table:table-cell>
          <table:table-cell office:value-type="float" office:value="-0.93985">
            <text:p>-0.9398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16977">
            <text:p>0.616977</text:p>
          </table:table-cell>
          <table:table-cell office:value-type="float" office:value="0.0000000642737">
            <text:p>6.42737E-008</text:p>
          </table:table-cell>
          <table:table-cell office:value-type="float" office:value="-0.940115">
            <text:p>-0.94011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27636">
            <text:p>0.627636</text:p>
          </table:table-cell>
          <table:table-cell office:value-type="float" office:value="0.0000000644975">
            <text:p>6.44975E-008</text:p>
          </table:table-cell>
          <table:table-cell office:value-type="float" office:value="-0.940323">
            <text:p>-0.94032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38295">
            <text:p>0.638295</text:p>
          </table:table-cell>
          <table:table-cell office:value-type="float" office:value="0.000000064674">
            <text:p>6.4674E-008</text:p>
          </table:table-cell>
          <table:table-cell office:value-type="float" office:value="-0.940486">
            <text:p>-0.94048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48954">
            <text:p>0.648954</text:p>
          </table:table-cell>
          <table:table-cell office:value-type="float" office:value="0.0000000648133">
            <text:p>6.48133E-008</text:p>
          </table:table-cell>
          <table:table-cell office:value-type="float" office:value="-0.940614">
            <text:p>-0.94061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59613">
            <text:p>0.659613</text:p>
          </table:table-cell>
          <table:table-cell office:value-type="float" office:value="0.0000000649237">
            <text:p>6.49237E-008</text:p>
          </table:table-cell>
          <table:table-cell office:value-type="float" office:value="-0.940715">
            <text:p>-0.94071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70273">
            <text:p>0.670273</text:p>
          </table:table-cell>
          <table:table-cell office:value-type="float" office:value="0.0000000650116">
            <text:p>0.000000065</text:p>
          </table:table-cell>
          <table:table-cell office:value-type="float" office:value="-0.940795">
            <text:p>-0.94079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80932">
            <text:p>0.680932</text:p>
          </table:table-cell>
          <table:table-cell office:value-type="float" office:value="0.0000000650824">
            <text:p>6.50824E-008</text:p>
          </table:table-cell>
          <table:table-cell office:value-type="float" office:value="-0.94086">
            <text:p>-0.9408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91591">
            <text:p>0.691591</text:p>
          </table:table-cell>
          <table:table-cell office:value-type="float" office:value="0.0000000651401">
            <text:p>6.51401E-008</text:p>
          </table:table-cell>
          <table:table-cell office:value-type="float" office:value="-0.940912">
            <text:p>-0.94091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0225">
            <text:p>0.70225</text:p>
          </table:table-cell>
          <table:table-cell office:value-type="float" office:value="0.0000000651884">
            <text:p>6.51884E-008</text:p>
          </table:table-cell>
          <table:table-cell office:value-type="float" office:value="-0.940956">
            <text:p>-0.94095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12909">
            <text:p>0.712909</text:p>
          </table:table-cell>
          <table:table-cell office:value-type="float" office:value="0.0000000652301">
            <text:p>6.52301E-008</text:p>
          </table:table-cell>
          <table:table-cell office:value-type="float" office:value="-0.940993">
            <text:p>-0.94099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23568">
            <text:p>0.723568</text:p>
          </table:table-cell>
          <table:table-cell office:value-type="float" office:value="0.0000000652678">
            <text:p>6.52678E-008</text:p>
          </table:table-cell>
          <table:table-cell office:value-type="float" office:value="-0.941028">
            <text:p>-0.94102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34227">
            <text:p>0.734227</text:p>
          </table:table-cell>
          <table:table-cell office:value-type="float" office:value="0.0000000653038">
            <text:p>6.53038E-008</text:p>
          </table:table-cell>
          <table:table-cell office:value-type="float" office:value="-0.94106">
            <text:p>-0.9410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44886">
            <text:p>0.744886</text:p>
          </table:table-cell>
          <table:table-cell office:value-type="float" office:value="0.0000000653404">
            <text:p>6.53404E-008</text:p>
          </table:table-cell>
          <table:table-cell office:value-type="float" office:value="-0.941093">
            <text:p>-0.94109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55545">
            <text:p>0.755545</text:p>
          </table:table-cell>
          <table:table-cell office:value-type="float" office:value="0.0000000653797">
            <text:p>6.53797E-008</text:p>
          </table:table-cell>
          <table:table-cell office:value-type="float" office:value="-0.941129">
            <text:p>-0.94112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66204">
            <text:p>0.766204</text:p>
          </table:table-cell>
          <table:table-cell office:value-type="float" office:value="0.0000000654243">
            <text:p>6.54243E-008</text:p>
          </table:table-cell>
          <table:table-cell office:value-type="float" office:value="-0.941169">
            <text:p>-0.94116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76863">
            <text:p>0.776863</text:p>
          </table:table-cell>
          <table:table-cell office:value-type="float" office:value="0.0000000654768">
            <text:p>6.54768E-008</text:p>
          </table:table-cell>
          <table:table-cell office:value-type="float" office:value="-0.941216">
            <text:p>-0.94121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87522">
            <text:p>0.787522</text:p>
          </table:table-cell>
          <table:table-cell office:value-type="float" office:value="0.0000000655406">
            <text:p>6.55406E-008</text:p>
          </table:table-cell>
          <table:table-cell office:value-type="float" office:value="-0.941273">
            <text:p>-0.94127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98181">
            <text:p>0.798181</text:p>
          </table:table-cell>
          <table:table-cell office:value-type="float" office:value="0.0000000656197">
            <text:p>6.56197E-008</text:p>
          </table:table-cell>
          <table:table-cell office:value-type="float" office:value="-0.941344">
            <text:p>-0.94134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0884">
            <text:p>0.80884</text:p>
          </table:table-cell>
          <table:table-cell office:value-type="float" office:value="0.0000000657191">
            <text:p>6.57191E-008</text:p>
          </table:table-cell>
          <table:table-cell office:value-type="float" office:value="-0.941433">
            <text:p>-0.94143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19499">
            <text:p>0.819499</text:p>
          </table:table-cell>
          <table:table-cell office:value-type="float" office:value="0.0000000658451">
            <text:p>6.58451E-008</text:p>
          </table:table-cell>
          <table:table-cell office:value-type="float" office:value="-0.941545">
            <text:p>-0.94154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30159">
            <text:p>0.830159</text:p>
          </table:table-cell>
          <table:table-cell office:value-type="float" office:value="0.0000000660058">
            <text:p>0.000000066</text:p>
          </table:table-cell>
          <table:table-cell office:value-type="float" office:value="-0.941687">
            <text:p>-0.94168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40818">
            <text:p>0.840818</text:p>
          </table:table-cell>
          <table:table-cell office:value-type="float" office:value="0.0000000662118">
            <text:p>6.62118E-008</text:p>
          </table:table-cell>
          <table:table-cell office:value-type="float" office:value="-0.941868">
            <text:p>-0.94186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51477">
            <text:p>0.851477</text:p>
          </table:table-cell>
          <table:table-cell office:value-type="float" office:value="0.0000000664768">
            <text:p>6.64768E-008</text:p>
          </table:table-cell>
          <table:table-cell office:value-type="float" office:value="-0.9421">
            <text:p>-0.9421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62136">
            <text:p>0.862136</text:p>
          </table:table-cell>
          <table:table-cell office:value-type="float" office:value="0.0000000668189">
            <text:p>6.68189E-008</text:p>
          </table:table-cell>
          <table:table-cell office:value-type="float" office:value="-0.942396">
            <text:p>-0.94239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72795">
            <text:p>0.872795</text:p>
          </table:table-cell>
          <table:table-cell office:value-type="float" office:value="0.0000000672618">
            <text:p>6.72618E-008</text:p>
          </table:table-cell>
          <table:table-cell office:value-type="float" office:value="-0.942776">
            <text:p>-0.94277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83454">
            <text:p>0.883454</text:p>
          </table:table-cell>
          <table:table-cell office:value-type="float" office:value="0.0000000678379">
            <text:p>6.78379E-008</text:p>
          </table:table-cell>
          <table:table-cell office:value-type="float" office:value="-0.943262">
            <text:p>-0.94326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94113">
            <text:p>0.894113</text:p>
          </table:table-cell>
          <table:table-cell office:value-type="float" office:value="0.0000000685908">
            <text:p>6.85908E-008</text:p>
          </table:table-cell>
          <table:table-cell office:value-type="float" office:value="-0.943885">
            <text:p>-0.94388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4772">
            <text:p>0.904772</text:p>
          </table:table-cell>
          <table:table-cell office:value-type="float" office:value="0.000000069581">
            <text:p>6.9581E-008</text:p>
          </table:table-cell>
          <table:table-cell office:value-type="float" office:value="-0.944683">
            <text:p>-0.94468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15431">
            <text:p>0.915431</text:p>
          </table:table-cell>
          <table:table-cell office:value-type="float" office:value="0.000000070894">
            <text:p>7.0894E-008</text:p>
          </table:table-cell>
          <table:table-cell office:value-type="float" office:value="-0.945708">
            <text:p>-0.94570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2609">
            <text:p>0.92609</text:p>
          </table:table-cell>
          <table:table-cell office:value-type="float" office:value="0.000000072654">
            <text:p>7.2654E-008</text:p>
          </table:table-cell>
          <table:table-cell office:value-type="float" office:value="-0.947023">
            <text:p>-0.94702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36749">
            <text:p>0.936749</text:p>
          </table:table-cell>
          <table:table-cell office:value-type="float" office:value="0.0000000750475">
            <text:p>0.000000075</text:p>
          </table:table-cell>
          <table:table-cell office:value-type="float" office:value="-0.948712">
            <text:p>-0.94871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47408">
            <text:p>0.947408</text:p>
          </table:table-cell>
          <table:table-cell office:value-type="float" office:value="0.0000000783672">
            <text:p>7.83672E-008</text:p>
          </table:table-cell>
          <table:table-cell office:value-type="float" office:value="-0.950885">
            <text:p>-0.95088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58067">
            <text:p>0.958067</text:p>
          </table:table-cell>
          <table:table-cell office:value-type="float" office:value="0.0000000830994">
            <text:p>8.30994E-008</text:p>
          </table:table-cell>
          <table:table-cell office:value-type="float" office:value="-0.953682">
            <text:p>-0.95368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68726">
            <text:p>0.968726</text:p>
          </table:table-cell>
          <table:table-cell office:value-type="float" office:value="0.000000090115">
            <text:p>9.0115E-008</text:p>
          </table:table-cell>
          <table:table-cell office:value-type="float" office:value="-0.957288">
            <text:p>-0.95728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79385">
            <text:p>0.979385</text:p>
          </table:table-cell>
          <table:table-cell office:value-type="float" office:value="0.000000101146">
            <text:p>1.01146E-007</text:p>
          </table:table-cell>
          <table:table-cell office:value-type="float" office:value="-0.961946">
            <text:p>-0.96194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90045">
            <text:p>0.990045</text:p>
          </table:table-cell>
          <table:table-cell office:value-type="float" office:value="0.000000120199">
            <text:p>1.20199E-007</text:p>
          </table:table-cell>
          <table:table-cell office:value-type="float" office:value="-0.967978">
            <text:p>-0.96797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007">
            <text:p>1.0007</text:p>
          </table:table-cell>
          <table:table-cell office:value-type="float" office:value="0.000000159144">
            <text:p>1.59144E-007</text:p>
          </table:table-cell>
          <table:table-cell office:value-type="float" office:value="-0.975814">
            <text:p>-0.97581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1136">
            <text:p>1.01136</text:p>
          </table:table-cell>
          <table:table-cell office:value-type="float" office:value="0.000000275667">
            <text:p>2.75667E-007</text:p>
          </table:table-cell>
          <table:table-cell office:value-type="float" office:value="-0.986038">
            <text:p>-0.98603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2202">
            <text:p>1.02202</text:p>
          </table:table-cell>
          <table:table-cell office:value-type="float" office:value="0.00000696111">
            <text:p>6.96111E-006</text:p>
          </table:table-cell>
          <table:table-cell office:value-type="float" office:value="-0.999447">
            <text:p>-0.99944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3268">
            <text:p>1.03268</text:p>
          </table:table-cell>
          <table:table-cell office:value-type="float" office:value="-0.000000224269">
            <text:p>-2.24269E-007</text:p>
          </table:table-cell>
          <table:table-cell office:value-type="float" office:value="-1.01716">
            <text:p>-1.01716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4334">
            <text:p>1.04334</text:p>
          </table:table-cell>
          <table:table-cell office:value-type="float" office:value="-0.0000000943648">
            <text:p>-9.43648E-008</text:p>
          </table:table-cell>
          <table:table-cell office:value-type="float" office:value="-1.04079">
            <text:p>-1.04079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54">
            <text:p>1.054</text:p>
          </table:table-cell>
          <table:table-cell office:value-type="float" office:value="-0.0000000529451">
            <text:p>-5.29451E-008</text:p>
          </table:table-cell>
          <table:table-cell office:value-type="float" office:value="-1.0727">
            <text:p>-1.0727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6466">
            <text:p>1.06466</text:p>
          </table:table-cell>
          <table:table-cell office:value-type="float" office:value="-0.000000033028">
            <text:p>-0.000000033</text:p>
          </table:table-cell>
          <table:table-cell office:value-type="float" office:value="-1.11654">
            <text:p>-1.11654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7532">
            <text:p>1.07532</text:p>
          </table:table-cell>
          <table:table-cell office:value-type="float" office:value="-0.0000000215988">
            <text:p>-2.15988E-008</text:p>
          </table:table-cell>
          <table:table-cell office:value-type="float" office:value="-1.1782">
            <text:p>-1.1782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8598">
            <text:p>1.08598</text:p>
          </table:table-cell>
          <table:table-cell office:value-type="float" office:value="-0.0000000143682">
            <text:p>-1.43682E-008</text:p>
          </table:table-cell>
          <table:table-cell office:value-type="float" office:value="-1.26788">
            <text:p>-1.26788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9664">
            <text:p>1.09664</text:p>
          </table:table-cell>
          <table:table-cell office:value-type="float" office:value="-0.00000000950779">
            <text:p>-9.50779E-009</text:p>
          </table:table-cell>
          <table:table-cell office:value-type="float" office:value="-1.40483">
            <text:p>-1.40483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10729">
            <text:p>1.10729</text:p>
          </table:table-cell>
          <table:table-cell office:value-type="float" office:value="0.00000000000332744">
            <text:p>3.32744E-012</text:p>
          </table:table-cell>
          <table:table-cell office:value-type="float" office:value="2678">
            <text:p>2678</text:p>
          </table:table-cell>
          <table:table-cell office:value-type="float" office:value="0.0000000799643">
            <text:p>0.0000000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11795">
            <text:p>1.11795</text:p>
          </table:table-cell>
          <table:table-cell office:value-type="float" office:value="-0.00000000365787">
            <text:p>-3.65787E-009</text:p>
          </table:table-cell>
          <table:table-cell office:value-type="float" office:value="-2.05225">
            <text:p>-2.05225</text:p>
          </table:table-cell>
          <table:table-cell office:value-type="float" office:value="1.05954E-018">
            <text:p>1.05954E-01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688835">
            <text:p>0.0688835</text:p>
          </table:table-cell>
          <table:table-cell office:value-type="float" office:value="0.0000000000234927">
            <text:p>2.34927E-011</text:p>
          </table:table-cell>
          <table:table-cell office:value-type="float" office:value="162.838">
            <text:p>162.83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792058">
            <text:p>0.0792058</text:p>
          </table:table-cell>
          <table:table-cell office:value-type="float" office:value="0.0000000000286832">
            <text:p>2.86832E-011</text:p>
          </table:table-cell>
          <table:table-cell office:value-type="float" office:value="133.19">
            <text:p>133.1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895282">
            <text:p>0.0895282</text:p>
          </table:table-cell>
          <table:table-cell office:value-type="float" office:value="0.0000000000350204">
            <text:p>3.50204E-011</text:p>
          </table:table-cell>
          <table:table-cell office:value-type="float" office:value="108.907">
            <text:p>108.90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998505">
            <text:p>0.0998505</text:p>
          </table:table-cell>
          <table:table-cell office:value-type="float" office:value="0.0000000000427575">
            <text:p>4.27575E-011</text:p>
          </table:table-cell>
          <table:table-cell office:value-type="float" office:value="89.0194">
            <text:p>89.019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10173">
            <text:p>0.110173</text:p>
          </table:table-cell>
          <table:table-cell office:value-type="float" office:value="0.0000000000522035">
            <text:p>5.22035E-011</text:p>
          </table:table-cell>
          <table:table-cell office:value-type="float" office:value="72.7306">
            <text:p>72.730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20495">
            <text:p>0.120495</text:p>
          </table:table-cell>
          <table:table-cell office:value-type="float" office:value="0.0000000000637359">
            <text:p>6.37359E-011</text:p>
          </table:table-cell>
          <table:table-cell office:value-type="float" office:value="59.3898">
            <text:p>59.389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30817">
            <text:p>0.130817</text:p>
          </table:table-cell>
          <table:table-cell office:value-type="float" office:value="0.0000000000778152">
            <text:p>7.78152E-011</text:p>
          </table:table-cell>
          <table:table-cell office:value-type="float" office:value="48.4634">
            <text:p>48.463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4114">
            <text:p>0.14114</text:p>
          </table:table-cell>
          <table:table-cell office:value-type="float" office:value="0.0000000000950034">
            <text:p>9.50034E-011</text:p>
          </table:table-cell>
          <table:table-cell office:value-type="float" office:value="39.5143">
            <text:p>39.514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51462">
            <text:p>0.151462</text:p>
          </table:table-cell>
          <table:table-cell office:value-type="float" office:value="0.000000000115986">
            <text:p>1.15986E-010</text:p>
          </table:table-cell>
          <table:table-cell office:value-type="float" office:value="32.1849">
            <text:p>32.184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61784">
            <text:p>0.161784</text:p>
          </table:table-cell>
          <table:table-cell office:value-type="float" office:value="0.000000000141601">
            <text:p>1.41601E-010</text:p>
          </table:table-cell>
          <table:table-cell office:value-type="float" office:value="26.1819">
            <text:p>26.181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72107">
            <text:p>0.172107</text:p>
          </table:table-cell>
          <table:table-cell office:value-type="float" office:value="0.00000000017287">
            <text:p>1.7287E-010</text:p>
          </table:table-cell>
          <table:table-cell office:value-type="float" office:value="21.2654">
            <text:p>21.265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82429">
            <text:p>0.182429</text:p>
          </table:table-cell>
          <table:table-cell office:value-type="float" office:value="0.000000000211036">
            <text:p>2.11036E-010</text:p>
          </table:table-cell>
          <table:table-cell office:value-type="float" office:value="17.2386">
            <text:p>17.238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92751">
            <text:p>0.192751</text:p>
          </table:table-cell>
          <table:table-cell office:value-type="float" office:value="0.000000000257621">
            <text:p>2.57621E-010</text:p>
          </table:table-cell>
          <table:table-cell office:value-type="float" office:value="13.9405">
            <text:p>13.940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03074">
            <text:p>0.203074</text:p>
          </table:table-cell>
          <table:table-cell office:value-type="float" office:value="0.000000000314477">
            <text:p>3.14477E-010</text:p>
          </table:table-cell>
          <table:table-cell office:value-type="float" office:value="11.2394">
            <text:p>11.239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13396">
            <text:p>0.213396</text:p>
          </table:table-cell>
          <table:table-cell office:value-type="float" office:value="0.000000000383861">
            <text:p>3.83861E-010</text:p>
          </table:table-cell>
          <table:table-cell office:value-type="float" office:value="9.02707">
            <text:p>9.0270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23718">
            <text:p>0.223718</text:p>
          </table:table-cell>
          <table:table-cell office:value-type="float" office:value="0.000000000468526">
            <text:p>4.68526E-010</text:p>
          </table:table-cell>
          <table:table-cell office:value-type="float" office:value="7.21514">
            <text:p>7.2151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34041">
            <text:p>0.234041</text:p>
          </table:table-cell>
          <table:table-cell office:value-type="float" office:value="0.000000000571822">
            <text:p>5.71822E-010</text:p>
          </table:table-cell>
          <table:table-cell office:value-type="float" office:value="5.73112">
            <text:p>5.7311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44363">
            <text:p>0.244363</text:p>
          </table:table-cell>
          <table:table-cell office:value-type="float" office:value="0.000000000697829">
            <text:p>6.97829E-010</text:p>
          </table:table-cell>
          <table:table-cell office:value-type="float" office:value="4.51568">
            <text:p>4.5156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54685">
            <text:p>0.254685</text:p>
          </table:table-cell>
          <table:table-cell office:value-type="float" office:value="0.00000000085151">
            <text:p>8.5151E-010</text:p>
          </table:table-cell>
          <table:table-cell office:value-type="float" office:value="3.52021">
            <text:p>3.5202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65008">
            <text:p>0.265008</text:p>
          </table:table-cell>
          <table:table-cell office:value-type="float" office:value="0.0000000010389">
            <text:p>0.000000001</text:p>
          </table:table-cell>
          <table:table-cell office:value-type="float" office:value="2.70489">
            <text:p>2.7048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7533">
            <text:p>0.27533</text:p>
          </table:table-cell>
          <table:table-cell office:value-type="float" office:value="0.00000000126732">
            <text:p>1.26732E-009</text:p>
          </table:table-cell>
          <table:table-cell office:value-type="float" office:value="2.03713">
            <text:p>2.0371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85652">
            <text:p>0.285652</text:p>
          </table:table-cell>
          <table:table-cell office:value-type="float" office:value="0.00000000154565">
            <text:p>1.54565E-009</text:p>
          </table:table-cell>
          <table:table-cell office:value-type="float" office:value="1.49022">
            <text:p>1.4902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95975">
            <text:p>0.295975</text:p>
          </table:table-cell>
          <table:table-cell office:value-type="float" office:value="0.00000000188466">
            <text:p>1.88466E-009</text:p>
          </table:table-cell>
          <table:table-cell office:value-type="float" office:value="1.04228">
            <text:p>1.0422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06297">
            <text:p>0.306297</text:p>
          </table:table-cell>
          <table:table-cell office:value-type="float" office:value="0.00000000229734">
            <text:p>2.29734E-009</text:p>
          </table:table-cell>
          <table:table-cell office:value-type="float" office:value="0.675416">
            <text:p>0.67541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16619">
            <text:p>0.316619</text:p>
          </table:table-cell>
          <table:table-cell office:value-type="float" office:value="0.00000000279939">
            <text:p>2.79939E-009</text:p>
          </table:table-cell>
          <table:table-cell office:value-type="float" office:value="0.374943">
            <text:p>0.37494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26942">
            <text:p>0.326942</text:p>
          </table:table-cell>
          <table:table-cell office:value-type="float" office:value="0.00000000340967">
            <text:p>3.40967E-009</text:p>
          </table:table-cell>
          <table:table-cell office:value-type="float" office:value="0.128848">
            <text:p>0.128848</text:p>
          </table:table-cell>
          <table:table-cell office:value-type="float" office:value="2.00536E-017">
            <text:p>2.00536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37264">
            <text:p>0.337264</text:p>
          </table:table-cell>
          <table:table-cell office:value-type="float" office:value="0.0000000041508">
            <text:p>4.1508E-009</text:p>
          </table:table-cell>
          <table:table-cell office:value-type="float" office:value="-0.0727082">
            <text:p>-0.0727082</text:p>
          </table:table-cell>
          <table:table-cell office:value-type="float" office:value="2.00536E-017">
            <text:p>2.00536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47586">
            <text:p>0.347586</text:p>
          </table:table-cell>
          <table:table-cell office:value-type="float" office:value="0.00000000504978">
            <text:p>0.000000005</text:p>
          </table:table-cell>
          <table:table-cell office:value-type="float" office:value="-0.237788">
            <text:p>-0.23778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57909">
            <text:p>0.357909</text:p>
          </table:table-cell>
          <table:table-cell office:value-type="float" office:value="0.00000000613867">
            <text:p>6.13867E-009</text:p>
          </table:table-cell>
          <table:table-cell office:value-type="float" office:value="-0.372992">
            <text:p>-0.37299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68231">
            <text:p>0.368231</text:p>
          </table:table-cell>
          <table:table-cell office:value-type="float" office:value="0.00000000745535">
            <text:p>7.45535E-009</text:p>
          </table:table-cell>
          <table:table-cell office:value-type="float" office:value="-0.483727">
            <text:p>-0.48372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78553">
            <text:p>0.378553</text:p>
          </table:table-cell>
          <table:table-cell office:value-type="float" office:value="0.00000000904415">
            <text:p>0.000000009</text:p>
          </table:table-cell>
          <table:table-cell office:value-type="float" office:value="-0.574421">
            <text:p>-0.57442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88876">
            <text:p>0.388876</text:p>
          </table:table-cell>
          <table:table-cell office:value-type="float" office:value="0.0000000109565">
            <text:p>0.000000011</text:p>
          </table:table-cell>
          <table:table-cell office:value-type="float" office:value="-0.648702">
            <text:p>-0.64870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99198">
            <text:p>0.399198</text:p>
          </table:table-cell>
          <table:table-cell office:value-type="float" office:value="0.0000000132514">
            <text:p>1.32514E-008</text:p>
          </table:table-cell>
          <table:table-cell office:value-type="float" office:value="-0.70954">
            <text:p>-0.7095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0952">
            <text:p>0.40952</text:p>
          </table:table-cell>
          <table:table-cell office:value-type="float" office:value="0.0000000159953">
            <text:p>0.000000016</text:p>
          </table:table-cell>
          <table:table-cell office:value-type="float" office:value="-0.759367">
            <text:p>-0.75936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19843">
            <text:p>0.419843</text:p>
          </table:table-cell>
          <table:table-cell office:value-type="float" office:value="0.0000000192621">
            <text:p>1.92621E-008</text:p>
          </table:table-cell>
          <table:table-cell office:value-type="float" office:value="-0.800177">
            <text:p>-0.80017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30165">
            <text:p>0.430165</text:p>
          </table:table-cell>
          <table:table-cell office:value-type="float" office:value="0.0000000231312">
            <text:p>2.31312E-008</text:p>
          </table:table-cell>
          <table:table-cell office:value-type="float" office:value="-0.833601">
            <text:p>-0.833601</text:p>
          </table:table-cell>
          <table:table-cell office:value-type="float" office:value="2.00536E-017">
            <text:p>2.00536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40487">
            <text:p>0.440487</text:p>
          </table:table-cell>
          <table:table-cell office:value-type="float" office:value="0.000000027686">
            <text:p>2.7686E-008</text:p>
          </table:table-cell>
          <table:table-cell office:value-type="float" office:value="-0.860976">
            <text:p>-0.86097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5081">
            <text:p>0.45081</text:p>
          </table:table-cell>
          <table:table-cell office:value-type="float" office:value="0.0000000330096">
            <text:p>0.000000033</text:p>
          </table:table-cell>
          <table:table-cell office:value-type="float" office:value="-0.883397">
            <text:p>-0.88339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61132">
            <text:p>0.461132</text:p>
          </table:table-cell>
          <table:table-cell office:value-type="float" office:value="0.0000000391799">
            <text:p>3.91799E-008</text:p>
          </table:table-cell>
          <table:table-cell office:value-type="float" office:value="-0.901761">
            <text:p>-0.90176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71454">
            <text:p>0.471454</text:p>
          </table:table-cell>
          <table:table-cell office:value-type="float" office:value="0.0000000462625">
            <text:p>4.62625E-008</text:p>
          </table:table-cell>
          <table:table-cell office:value-type="float" office:value="-0.916801">
            <text:p>-0.91680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81777">
            <text:p>0.481777</text:p>
          </table:table-cell>
          <table:table-cell office:value-type="float" office:value="0.0000000543023">
            <text:p>5.43023E-008</text:p>
          </table:table-cell>
          <table:table-cell office:value-type="float" office:value="-0.929119">
            <text:p>-0.92911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92099">
            <text:p>0.492099</text:p>
          </table:table-cell>
          <table:table-cell office:value-type="float" office:value="0.0000000633142">
            <text:p>6.33142E-008</text:p>
          </table:table-cell>
          <table:table-cell office:value-type="float" office:value="-0.939208">
            <text:p>-0.93920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02421">
            <text:p>0.502421</text:p>
          </table:table-cell>
          <table:table-cell office:value-type="float" office:value="0.000000073274">
            <text:p>7.3274E-008</text:p>
          </table:table-cell>
          <table:table-cell office:value-type="float" office:value="-0.947471">
            <text:p>-0.94747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12744">
            <text:p>0.512744</text:p>
          </table:table-cell>
          <table:table-cell office:value-type="float" office:value="0.000000084111">
            <text:p>8.4111E-008</text:p>
          </table:table-cell>
          <table:table-cell office:value-type="float" office:value="-0.954239">
            <text:p>-0.95423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23066">
            <text:p>0.523066</text:p>
          </table:table-cell>
          <table:table-cell office:value-type="float" office:value="0.000000095704">
            <text:p>9.5704E-008</text:p>
          </table:table-cell>
          <table:table-cell office:value-type="float" office:value="-0.959782">
            <text:p>-0.95978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33388">
            <text:p>0.533388</text:p>
          </table:table-cell>
          <table:table-cell office:value-type="float" office:value="0.000000107883">
            <text:p>1.07883E-007</text:p>
          </table:table-cell>
          <table:table-cell office:value-type="float" office:value="-0.964322">
            <text:p>-0.96432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43711">
            <text:p>0.543711</text:p>
          </table:table-cell>
          <table:table-cell office:value-type="float" office:value="0.000000120436">
            <text:p>1.20436E-007</text:p>
          </table:table-cell>
          <table:table-cell office:value-type="float" office:value="-0.968041">
            <text:p>-0.96804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54033">
            <text:p>0.554033</text:p>
          </table:table-cell>
          <table:table-cell office:value-type="float" office:value="0.000000133124">
            <text:p>1.33124E-007</text:p>
          </table:table-cell>
          <table:table-cell office:value-type="float" office:value="-0.971087">
            <text:p>-0.97108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64355">
            <text:p>0.564355</text:p>
          </table:table-cell>
          <table:table-cell office:value-type="float" office:value="0.000000145698">
            <text:p>1.45698E-007</text:p>
          </table:table-cell>
          <table:table-cell office:value-type="float" office:value="-0.973582">
            <text:p>-0.97358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74678">
            <text:p>0.574678</text:p>
          </table:table-cell>
          <table:table-cell office:value-type="float" office:value="0.000000157916">
            <text:p>1.57916E-007</text:p>
          </table:table-cell>
          <table:table-cell office:value-type="float" office:value="-0.975626">
            <text:p>-0.97562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85">
            <text:p>0.585</text:p>
          </table:table-cell>
          <table:table-cell office:value-type="float" office:value="0.000000169566">
            <text:p>1.69566E-007</text:p>
          </table:table-cell>
          <table:table-cell office:value-type="float" office:value="-0.977301">
            <text:p>-0.97730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95322">
            <text:p>0.595322</text:p>
          </table:table-cell>
          <table:table-cell office:value-type="float" office:value="0.000000180475">
            <text:p>1.80475E-007</text:p>
          </table:table-cell>
          <table:table-cell office:value-type="float" office:value="-0.978673">
            <text:p>-0.97867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05645">
            <text:p>0.605645</text:p>
          </table:table-cell>
          <table:table-cell office:value-type="float" office:value="0.000000190521">
            <text:p>1.90521E-007</text:p>
          </table:table-cell>
          <table:table-cell office:value-type="float" office:value="-0.979798">
            <text:p>-0.97979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15967">
            <text:p>0.615967</text:p>
          </table:table-cell>
          <table:table-cell office:value-type="float" office:value="0.000000199632">
            <text:p>1.99632E-007</text:p>
          </table:table-cell>
          <table:table-cell office:value-type="float" office:value="-0.98072">
            <text:p>-0.9807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26289">
            <text:p>0.626289</text:p>
          </table:table-cell>
          <table:table-cell office:value-type="float" office:value="0.000000207782">
            <text:p>2.07782E-007</text:p>
          </table:table-cell>
          <table:table-cell office:value-type="float" office:value="-0.981476">
            <text:p>-0.98147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36612">
            <text:p>0.636612</text:p>
          </table:table-cell>
          <table:table-cell office:value-type="float" office:value="0.000000214987">
            <text:p>0.000000215</text:p>
          </table:table-cell>
          <table:table-cell office:value-type="float" office:value="-0.982097">
            <text:p>-0.98209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46934">
            <text:p>0.646934</text:p>
          </table:table-cell>
          <table:table-cell office:value-type="float" office:value="0.000000221292">
            <text:p>2.21292E-007</text:p>
          </table:table-cell>
          <table:table-cell office:value-type="float" office:value="-0.982607">
            <text:p>-0.98260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57256">
            <text:p>0.657256</text:p>
          </table:table-cell>
          <table:table-cell office:value-type="float" office:value="0.000000226766">
            <text:p>2.26766E-007</text:p>
          </table:table-cell>
          <table:table-cell office:value-type="float" office:value="-0.983027">
            <text:p>-0.98302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67579">
            <text:p>0.667579</text:p>
          </table:table-cell>
          <table:table-cell office:value-type="float" office:value="0.000000231491">
            <text:p>2.31491E-007</text:p>
          </table:table-cell>
          <table:table-cell office:value-type="float" office:value="-0.983373">
            <text:p>-0.98337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77901">
            <text:p>0.677901</text:p>
          </table:table-cell>
          <table:table-cell office:value-type="float" office:value="0.000000235554">
            <text:p>2.35554E-007</text:p>
          </table:table-cell>
          <table:table-cell office:value-type="float" office:value="-0.98366">
            <text:p>-0.9836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88223">
            <text:p>0.688223</text:p>
          </table:table-cell>
          <table:table-cell office:value-type="float" office:value="0.000000239046">
            <text:p>0.000000239</text:p>
          </table:table-cell>
          <table:table-cell office:value-type="float" office:value="-0.983898">
            <text:p>-0.98389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98546">
            <text:p>0.698546</text:p>
          </table:table-cell>
          <table:table-cell office:value-type="float" office:value="0.000000242053">
            <text:p>2.42053E-007</text:p>
          </table:table-cell>
          <table:table-cell office:value-type="float" office:value="-0.984099">
            <text:p>-0.98409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08868">
            <text:p>0.708868</text:p>
          </table:table-cell>
          <table:table-cell office:value-type="float" office:value="0.000000244661">
            <text:p>2.44661E-007</text:p>
          </table:table-cell>
          <table:table-cell office:value-type="float" office:value="-0.984268">
            <text:p>-0.98426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1919">
            <text:p>0.71919</text:p>
          </table:table-cell>
          <table:table-cell office:value-type="float" office:value="0.000000246948">
            <text:p>2.46948E-007</text:p>
          </table:table-cell>
          <table:table-cell office:value-type="float" office:value="-0.984414">
            <text:p>-0.98441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29513">
            <text:p>0.729513</text:p>
          </table:table-cell>
          <table:table-cell office:value-type="float" office:value="0.000000248988">
            <text:p>0.000000249</text:p>
          </table:table-cell>
          <table:table-cell office:value-type="float" office:value="-0.984541">
            <text:p>-0.98454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39835">
            <text:p>0.739835</text:p>
          </table:table-cell>
          <table:table-cell office:value-type="float" office:value="0.000000250851">
            <text:p>2.50851E-007</text:p>
          </table:table-cell>
          <table:table-cell office:value-type="float" office:value="-0.984656">
            <text:p>-0.984656</text:p>
          </table:table-cell>
          <table:table-cell office:value-type="float" office:value="2.00536E-017">
            <text:p>2.00536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50157">
            <text:p>0.750157</text:p>
          </table:table-cell>
          <table:table-cell office:value-type="float" office:value="0.000000252604">
            <text:p>2.52604E-007</text:p>
          </table:table-cell>
          <table:table-cell office:value-type="float" office:value="-0.984763">
            <text:p>-0.98476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6048">
            <text:p>0.76048</text:p>
          </table:table-cell>
          <table:table-cell office:value-type="float" office:value="0.000000254315">
            <text:p>2.54315E-007</text:p>
          </table:table-cell>
          <table:table-cell office:value-type="float" office:value="-0.984865">
            <text:p>-0.98486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70802">
            <text:p>0.770802</text:p>
          </table:table-cell>
          <table:table-cell office:value-type="float" office:value="0.00000025605">
            <text:p>2.5605E-007</text:p>
          </table:table-cell>
          <table:table-cell office:value-type="float" office:value="-0.984968">
            <text:p>-0.98496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81124">
            <text:p>0.781124</text:p>
          </table:table-cell>
          <table:table-cell office:value-type="float" office:value="0.000000257882">
            <text:p>2.57882E-007</text:p>
          </table:table-cell>
          <table:table-cell office:value-type="float" office:value="-0.985075">
            <text:p>-0.98507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91447">
            <text:p>0.791447</text:p>
          </table:table-cell>
          <table:table-cell office:value-type="float" office:value="0.000000259888">
            <text:p>2.59888E-007</text:p>
          </table:table-cell>
          <table:table-cell office:value-type="float" office:value="-0.98519">
            <text:p>-0.9851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01769">
            <text:p>0.801769</text:p>
          </table:table-cell>
          <table:table-cell office:value-type="float" office:value="0.000000262159">
            <text:p>2.62159E-007</text:p>
          </table:table-cell>
          <table:table-cell office:value-type="float" office:value="-0.985318">
            <text:p>-0.98531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12091">
            <text:p>0.812091</text:p>
          </table:table-cell>
          <table:table-cell office:value-type="float" office:value="0.000000264801">
            <text:p>2.64801E-007</text:p>
          </table:table-cell>
          <table:table-cell office:value-type="float" office:value="-0.985465">
            <text:p>-0.98546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22414">
            <text:p>0.822414</text:p>
          </table:table-cell>
          <table:table-cell office:value-type="float" office:value="0.000000267946">
            <text:p>2.67946E-007</text:p>
          </table:table-cell>
          <table:table-cell office:value-type="float" office:value="-0.985635">
            <text:p>-0.98563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32736">
            <text:p>0.832736</text:p>
          </table:table-cell>
          <table:table-cell office:value-type="float" office:value="0.000000271759">
            <text:p>2.71759E-007</text:p>
          </table:table-cell>
          <table:table-cell office:value-type="float" office:value="-0.985837">
            <text:p>-0.98583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43058">
            <text:p>0.843058</text:p>
          </table:table-cell>
          <table:table-cell office:value-type="float" office:value="0.000000276455">
            <text:p>2.76455E-007</text:p>
          </table:table-cell>
          <table:table-cell office:value-type="float" office:value="-0.986077">
            <text:p>-0.98607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53381">
            <text:p>0.853381</text:p>
          </table:table-cell>
          <table:table-cell office:value-type="float" office:value="0.000000282322">
            <text:p>2.82322E-007</text:p>
          </table:table-cell>
          <table:table-cell office:value-type="float" office:value="-0.986367">
            <text:p>-0.98636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63703">
            <text:p>0.863703</text:p>
          </table:table-cell>
          <table:table-cell office:value-type="float" office:value="0.000000289755">
            <text:p>2.89755E-007</text:p>
          </table:table-cell>
          <table:table-cell office:value-type="float" office:value="-0.986716">
            <text:p>-0.98671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74025">
            <text:p>0.874025</text:p>
          </table:table-cell>
          <table:table-cell office:value-type="float" office:value="0.000000299314">
            <text:p>2.99314E-007</text:p>
          </table:table-cell>
          <table:table-cell office:value-type="float" office:value="-0.987141">
            <text:p>-0.987141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84348">
            <text:p>0.884348</text:p>
          </table:table-cell>
          <table:table-cell office:value-type="float" office:value="0.000000311826">
            <text:p>3.11826E-007</text:p>
          </table:table-cell>
          <table:table-cell office:value-type="float" office:value="-0.987657">
            <text:p>-0.98765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9467">
            <text:p>0.89467</text:p>
          </table:table-cell>
          <table:table-cell office:value-type="float" office:value="0.00000032856">
            <text:p>3.2856E-007</text:p>
          </table:table-cell>
          <table:table-cell office:value-type="float" office:value="-0.988285">
            <text:p>-0.98828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4992">
            <text:p>0.904992</text:p>
          </table:table-cell>
          <table:table-cell office:value-type="float" office:value="0.000000351578">
            <text:p>3.51578E-007</text:p>
          </table:table-cell>
          <table:table-cell office:value-type="float" office:value="-0.989052">
            <text:p>-0.98905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15315">
            <text:p>0.915315</text:p>
          </table:table-cell>
          <table:table-cell office:value-type="float" office:value="0.000000384472">
            <text:p>3.84472E-007</text:p>
          </table:table-cell>
          <table:table-cell office:value-type="float" office:value="-0.989989">
            <text:p>-0.98998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25637">
            <text:p>0.925637</text:p>
          </table:table-cell>
          <table:table-cell office:value-type="float" office:value="0.000000434118">
            <text:p>4.34118E-007</text:p>
          </table:table-cell>
          <table:table-cell office:value-type="float" office:value="-0.991134">
            <text:p>-0.99113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35959">
            <text:p>0.935959</text:p>
          </table:table-cell>
          <table:table-cell office:value-type="float" office:value="0.000000515555">
            <text:p>5.15555E-007</text:p>
          </table:table-cell>
          <table:table-cell office:value-type="float" office:value="-0.992534">
            <text:p>-0.992534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46282">
            <text:p>0.946282</text:p>
          </table:table-cell>
          <table:table-cell office:value-type="float" office:value="0.000000669258">
            <text:p>6.69258E-007</text:p>
          </table:table-cell>
          <table:table-cell office:value-type="float" office:value="-0.994249">
            <text:p>-0.99424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56604">
            <text:p>0.956604</text:p>
          </table:table-cell>
          <table:table-cell office:value-type="float" office:value="0.00000105444">
            <text:p>1.05444E-006</text:p>
          </table:table-cell>
          <table:table-cell office:value-type="float" office:value="-0.99635">
            <text:p>-0.9963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66926">
            <text:p>0.966926</text:p>
          </table:table-cell>
          <table:table-cell office:value-type="float" office:value="0.00000358504">
            <text:p>0.000003585</text:p>
          </table:table-cell>
          <table:table-cell office:value-type="float" office:value="-0.998926">
            <text:p>-0.99892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77249">
            <text:p>0.977249</text:p>
          </table:table-cell>
          <table:table-cell office:value-type="float" office:value="-0.00000184157">
            <text:p>-1.84157E-006</text:p>
          </table:table-cell>
          <table:table-cell office:value-type="float" office:value="-1.00209">
            <text:p>-1.0020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87571">
            <text:p>0.987571</text:p>
          </table:table-cell>
          <table:table-cell office:value-type="float" office:value="-0.000000643671">
            <text:p>-6.43671E-007</text:p>
          </table:table-cell>
          <table:table-cell office:value-type="float" office:value="-1.00598">
            <text:p>-1.0059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97893">
            <text:p>0.997893</text:p>
          </table:table-cell>
          <table:table-cell office:value-type="float" office:value="-0.000000357389">
            <text:p>-3.57389E-007</text:p>
          </table:table-cell>
          <table:table-cell office:value-type="float" office:value="-1.01077">
            <text:p>-1.0107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0822">
            <text:p>1.00822</text:p>
          </table:table-cell>
          <table:table-cell office:value-type="float" office:value="-0.000000230752">
            <text:p>-2.30752E-007</text:p>
          </table:table-cell>
          <table:table-cell office:value-type="float" office:value="-1.01668">
            <text:p>-1.0166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1854">
            <text:p>1.01854</text:p>
          </table:table-cell>
          <table:table-cell office:value-type="float" office:value="-0.000000160436">
            <text:p>-1.60436E-007</text:p>
          </table:table-cell>
          <table:table-cell office:value-type="float" office:value="-1.02399">
            <text:p>-1.0239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2886">
            <text:p>1.02886</text:p>
          </table:table-cell>
          <table:table-cell office:value-type="float" office:value="-0.000000116423">
            <text:p>-1.16423E-007</text:p>
          </table:table-cell>
          <table:table-cell office:value-type="float" office:value="-1.03306">
            <text:p>-1.0330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3918">
            <text:p>1.03918</text:p>
          </table:table-cell>
          <table:table-cell office:value-type="float" office:value="-0.0000000867782">
            <text:p>-8.67782E-008</text:p>
          </table:table-cell>
          <table:table-cell office:value-type="float" office:value="-1.04435">
            <text:p>-1.04435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495">
            <text:p>1.0495</text:p>
          </table:table-cell>
          <table:table-cell office:value-type="float" office:value="-0.0000000658138">
            <text:p>-6.58138E-008</text:p>
          </table:table-cell>
          <table:table-cell office:value-type="float" office:value="-1.05848">
            <text:p>-1.05848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5983">
            <text:p>1.05983</text:p>
          </table:table-cell>
          <table:table-cell office:value-type="float" office:value="-0.0000000504715">
            <text:p>-5.04715E-008</text:p>
          </table:table-cell>
          <table:table-cell office:value-type="float" office:value="-1.07626">
            <text:p>-1.07626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7015">
            <text:p>1.07015</text:p>
          </table:table-cell>
          <table:table-cell office:value-type="float" office:value="-0.0000000389602">
            <text:p>-0.000000039</text:p>
          </table:table-cell>
          <table:table-cell office:value-type="float" office:value="-1.09879">
            <text:p>-1.09879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8047">
            <text:p>1.08047</text:p>
          </table:table-cell>
          <table:table-cell office:value-type="float" office:value="-0.0000000301605">
            <text:p>-3.01605E-008</text:p>
          </table:table-cell>
          <table:table-cell office:value-type="float" office:value="-1.12762">
            <text:p>-1.12762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9079">
            <text:p>1.09079</text:p>
          </table:table-cell>
          <table:table-cell office:value-type="float" office:value="-0.0000000233374">
            <text:p>-2.33374E-008</text:p>
          </table:table-cell>
          <table:table-cell office:value-type="float" office:value="-1.16493">
            <text:p>-1.16493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10112">
            <text:p>1.10112</text:p>
          </table:table-cell>
          <table:table-cell office:value-type="float" office:value="-0.0000000179882">
            <text:p>-0.000000018</text:p>
          </table:table-cell>
          <table:table-cell office:value-type="float" office:value="-1.21397">
            <text:p>-1.21397</text:p>
          </table:table-cell>
          <table:table-cell office:value-type="float" office:value="2.00537E-017">
            <text:p>2.00537E-01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867403">
            <text:p>0.0867403</text:p>
          </table:table-cell>
          <table:table-cell office:value-type="float" office:value="0.0000000000505979">
            <text:p>5.05979E-011</text:p>
          </table:table-cell>
          <table:table-cell office:value-type="float" office:value="75.0707">
            <text:p>75.0707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967055">
            <text:p>0.0967055</text:p>
          </table:table-cell>
          <table:table-cell office:value-type="float" office:value="0.0000000000596862">
            <text:p>5.96862E-011</text:p>
          </table:table-cell>
          <table:table-cell office:value-type="float" office:value="63.4876">
            <text:p>63.4876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06671">
            <text:p>0.106671</text:p>
          </table:table-cell>
          <table:table-cell office:value-type="float" office:value="0.0000000000704066">
            <text:p>7.04066E-011</text:p>
          </table:table-cell>
          <table:table-cell office:value-type="float" office:value="53.6684">
            <text:p>53.6684</text:p>
          </table:table-cell>
          <table:table-cell office:value-type="float" office:value="9.87395E-018">
            <text:p>9.87395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16636">
            <text:p>0.116636</text:p>
          </table:table-cell>
          <table:table-cell office:value-type="float" office:value="0.0000000000830524">
            <text:p>8.30524E-011</text:p>
          </table:table-cell>
          <table:table-cell office:value-type="float" office:value="45.3444">
            <text:p>45.344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26601">
            <text:p>0.126601</text:p>
          </table:table-cell>
          <table:table-cell office:value-type="float" office:value="0.0000000000979692">
            <text:p>9.79692E-011</text:p>
          </table:table-cell>
          <table:table-cell office:value-type="float" office:value="38.288">
            <text:p>38.288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36566">
            <text:p>0.136566</text:p>
          </table:table-cell>
          <table:table-cell office:value-type="float" office:value="0.000000000115565">
            <text:p>1.15565E-010</text:p>
          </table:table-cell>
          <table:table-cell office:value-type="float" office:value="32.3061">
            <text:p>32.306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46531">
            <text:p>0.146531</text:p>
          </table:table-cell>
          <table:table-cell office:value-type="float" office:value="0.00000000013632">
            <text:p>1.3632E-010</text:p>
          </table:table-cell>
          <table:table-cell office:value-type="float" office:value="27.2352">
            <text:p>27.2352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56497">
            <text:p>0.156497</text:p>
          </table:table-cell>
          <table:table-cell office:value-type="float" office:value="0.000000000160802">
            <text:p>1.60802E-010</text:p>
          </table:table-cell>
          <table:table-cell office:value-type="float" office:value="22.9364">
            <text:p>22.9364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66462">
            <text:p>0.166462</text:p>
          </table:table-cell>
          <table:table-cell office:value-type="float" office:value="0.000000000189679">
            <text:p>1.89679E-010</text:p>
          </table:table-cell>
          <table:table-cell office:value-type="float" office:value="19.2922">
            <text:p>19.2922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76427">
            <text:p>0.176427</text:p>
          </table:table-cell>
          <table:table-cell office:value-type="float" office:value="0.000000000223741">
            <text:p>2.23741E-010</text:p>
          </table:table-cell>
          <table:table-cell office:value-type="float" office:value="16.203">
            <text:p>16.203</text:p>
          </table:table-cell>
          <table:table-cell office:value-type="float" office:value="9.87395E-018">
            <text:p>9.87395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86392">
            <text:p>0.186392</text:p>
          </table:table-cell>
          <table:table-cell office:value-type="float" office:value="0.000000000263917">
            <text:p>2.63917E-010</text:p>
          </table:table-cell>
          <table:table-cell office:value-type="float" office:value="13.5842">
            <text:p>13.5842</text:p>
          </table:table-cell>
          <table:table-cell office:value-type="float" office:value="9.87395E-018">
            <text:p>9.87395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96357">
            <text:p>0.196357</text:p>
          </table:table-cell>
          <table:table-cell office:value-type="float" office:value="0.000000000311304">
            <text:p>3.11304E-010</text:p>
          </table:table-cell>
          <table:table-cell office:value-type="float" office:value="11.3642">
            <text:p>11.3642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06323">
            <text:p>0.206323</text:p>
          </table:table-cell>
          <table:table-cell office:value-type="float" office:value="0.000000000367195">
            <text:p>3.67195E-010</text:p>
          </table:table-cell>
          <table:table-cell office:value-type="float" office:value="9.48221">
            <text:p>9.48221</text:p>
          </table:table-cell>
          <table:table-cell office:value-type="float" office:value="9.87395E-018">
            <text:p>9.87395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16288">
            <text:p>0.216288</text:p>
          </table:table-cell>
          <table:table-cell office:value-type="float" office:value="0.000000000433115">
            <text:p>4.33115E-010</text:p>
          </table:table-cell>
          <table:table-cell office:value-type="float" office:value="7.88682">
            <text:p>7.8868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26253">
            <text:p>0.226253</text:p>
          </table:table-cell>
          <table:table-cell office:value-type="float" office:value="0.000000000510861">
            <text:p>5.10861E-010</text:p>
          </table:table-cell>
          <table:table-cell office:value-type="float" office:value="6.53438">
            <text:p>6.53438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36218">
            <text:p>0.236218</text:p>
          </table:table-cell>
          <table:table-cell office:value-type="float" office:value="0.00000000060255">
            <text:p>6.0255E-010</text:p>
          </table:table-cell>
          <table:table-cell office:value-type="float" office:value="5.38789">
            <text:p>5.38789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46183">
            <text:p>0.246183</text:p>
          </table:table-cell>
          <table:table-cell office:value-type="float" office:value="0.000000000710678">
            <text:p>7.10678E-010</text:p>
          </table:table-cell>
          <table:table-cell office:value-type="float" office:value="4.41598">
            <text:p>4.41598</text:p>
          </table:table-cell>
          <table:table-cell office:value-type="float" office:value="9.874E-018">
            <text:p>9.87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56149">
            <text:p>0.256149</text:p>
          </table:table-cell>
          <table:table-cell office:value-type="float" office:value="0.000000000838188">
            <text:p>8.38188E-010</text:p>
          </table:table-cell>
          <table:table-cell office:value-type="float" office:value="3.59207">
            <text:p>3.59207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66114">
            <text:p>0.266114</text:p>
          </table:table-cell>
          <table:table-cell office:value-type="float" office:value="0.000000000988544">
            <text:p>0.000000001</text:p>
          </table:table-cell>
          <table:table-cell office:value-type="float" office:value="2.89362">
            <text:p>2.89362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76079">
            <text:p>0.276079</text:p>
          </table:table-cell>
          <table:table-cell office:value-type="float" office:value="0.00000000116583">
            <text:p>1.16583E-009</text:p>
          </table:table-cell>
          <table:table-cell office:value-type="float" office:value="2.30154">
            <text:p>2.30154</text:p>
          </table:table-cell>
          <table:table-cell office:value-type="float" office:value="9.87394E-018">
            <text:p>9.8739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86044">
            <text:p>0.286044</text:p>
          </table:table-cell>
          <table:table-cell office:value-type="float" office:value="0.00000000137484">
            <text:p>1.37484E-009</text:p>
          </table:table-cell>
          <table:table-cell office:value-type="float" office:value="1.79961">
            <text:p>1.7996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96009">
            <text:p>0.296009</text:p>
          </table:table-cell>
          <table:table-cell office:value-type="float" office:value="0.00000000162124">
            <text:p>1.62124E-009</text:p>
          </table:table-cell>
          <table:table-cell office:value-type="float" office:value="1.37412">
            <text:p>1.3741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05975">
            <text:p>0.305975</text:p>
          </table:table-cell>
          <table:table-cell office:value-type="float" office:value="0.00000000191169">
            <text:p>1.91169E-009</text:p>
          </table:table-cell>
          <table:table-cell office:value-type="float" office:value="1.01342">
            <text:p>1.01342</text:p>
          </table:table-cell>
          <table:table-cell office:value-type="float" office:value="9.87393E-018">
            <text:p>9.87393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1594">
            <text:p>0.31594</text:p>
          </table:table-cell>
          <table:table-cell office:value-type="float" office:value="0.000000002254">
            <text:p>2.254E-009</text:p>
          </table:table-cell>
          <table:table-cell office:value-type="float" office:value="0.707642">
            <text:p>0.707642</text:p>
          </table:table-cell>
          <table:table-cell office:value-type="float" office:value="9.87394E-018">
            <text:p>9.8739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25905">
            <text:p>0.325905</text:p>
          </table:table-cell>
          <table:table-cell office:value-type="float" office:value="0.00000000265737">
            <text:p>2.65737E-009</text:p>
          </table:table-cell>
          <table:table-cell office:value-type="float" office:value="0.448431">
            <text:p>0.448431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3587">
            <text:p>0.33587</text:p>
          </table:table-cell>
          <table:table-cell office:value-type="float" office:value="0.00000000313261">
            <text:p>3.13261E-009</text:p>
          </table:table-cell>
          <table:table-cell office:value-type="float" office:value="0.228692">
            <text:p>0.22869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45835">
            <text:p>0.345835</text:p>
          </table:table-cell>
          <table:table-cell office:value-type="float" office:value="0.00000000369241">
            <text:p>3.69241E-009</text:p>
          </table:table-cell>
          <table:table-cell office:value-type="float" office:value="0.0424145">
            <text:p>0.0424145</text:p>
          </table:table-cell>
          <table:table-cell office:value-type="float" office:value="9.8742E-018">
            <text:p>9.8742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55801">
            <text:p>0.355801</text:p>
          </table:table-cell>
          <table:table-cell office:value-type="float" office:value="0.00000000435162">
            <text:p>4.35162E-009</text:p>
          </table:table-cell>
          <table:table-cell office:value-type="float" office:value="-0.115497">
            <text:p>-0.115497</text:p>
          </table:table-cell>
          <table:table-cell office:value-type="float" office:value="9.87389E-018">
            <text:p>9.87389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65766">
            <text:p>0.365766</text:p>
          </table:table-cell>
          <table:table-cell office:value-type="float" office:value="0.00000000512766">
            <text:p>5.12766E-009</text:p>
          </table:table-cell>
          <table:table-cell office:value-type="float" office:value="-0.249362">
            <text:p>-0.249362</text:p>
          </table:table-cell>
          <table:table-cell office:value-type="float" office:value="9.87394E-018">
            <text:p>9.8739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75731">
            <text:p>0.375731</text:p>
          </table:table-cell>
          <table:table-cell office:value-type="float" office:value="0.00000000604092">
            <text:p>0.000000006</text:p>
          </table:table-cell>
          <table:table-cell office:value-type="float" office:value="-0.362843">
            <text:p>-0.362843</text:p>
          </table:table-cell>
          <table:table-cell office:value-type="float" office:value="9.87398E-018">
            <text:p>9.87398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85696">
            <text:p>0.385696</text:p>
          </table:table-cell>
          <table:table-cell office:value-type="float" office:value="0.0000000071152">
            <text:p>7.1152E-009</text:p>
          </table:table-cell>
          <table:table-cell office:value-type="float" office:value="-0.459043">
            <text:p>-0.459043</text:p>
          </table:table-cell>
          <table:table-cell office:value-type="float" office:value="9.87395E-018">
            <text:p>9.87395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95661">
            <text:p>0.395661</text:p>
          </table:table-cell>
          <table:table-cell office:value-type="float" office:value="0.00000000837824">
            <text:p>8.37824E-009</text:p>
          </table:table-cell>
          <table:table-cell office:value-type="float" office:value="-0.540594">
            <text:p>-0.540594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05626">
            <text:p>0.405626</text:p>
          </table:table-cell>
          <table:table-cell office:value-type="float" office:value="0.00000000986235">
            <text:p>9.86235E-009</text:p>
          </table:table-cell>
          <table:table-cell office:value-type="float" office:value="-0.609726">
            <text:p>-0.609726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15592">
            <text:p>0.415592</text:p>
          </table:table-cell>
          <table:table-cell office:value-type="float" office:value="0.000000011605">
            <text:p>1.1605E-008</text:p>
          </table:table-cell>
          <table:table-cell office:value-type="float" office:value="-0.668331">
            <text:p>-0.66833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25557">
            <text:p>0.425557</text:p>
          </table:table-cell>
          <table:table-cell office:value-type="float" office:value="0.0000000136496">
            <text:p>1.36496E-008</text:p>
          </table:table-cell>
          <table:table-cell office:value-type="float" office:value="-0.718012">
            <text:p>-0.718012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35522">
            <text:p>0.435522</text:p>
          </table:table-cell>
          <table:table-cell office:value-type="float" office:value="0.0000000160461">
            <text:p>0.000000016</text:p>
          </table:table-cell>
          <table:table-cell office:value-type="float" office:value="-0.760128">
            <text:p>-0.760128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45487">
            <text:p>0.445487</text:p>
          </table:table-cell>
          <table:table-cell office:value-type="float" office:value="0.0000000188521">
            <text:p>1.88521E-008</text:p>
          </table:table-cell>
          <table:table-cell office:value-type="float" office:value="-0.795831">
            <text:p>-0.79583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55452">
            <text:p>0.455452</text:p>
          </table:table-cell>
          <table:table-cell office:value-type="float" office:value="0.0000000221331">
            <text:p>2.21331E-008</text:p>
          </table:table-cell>
          <table:table-cell office:value-type="float" office:value="-0.826097">
            <text:p>-0.826097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65418">
            <text:p>0.465418</text:p>
          </table:table-cell>
          <table:table-cell office:value-type="float" office:value="0.0000000259637">
            <text:p>0.000000026</text:p>
          </table:table-cell>
          <table:table-cell office:value-type="float" office:value="-0.851754">
            <text:p>-0.85175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75383">
            <text:p>0.475383</text:p>
          </table:table-cell>
          <table:table-cell office:value-type="float" office:value="0.000000030428">
            <text:p>3.0428E-008</text:p>
          </table:table-cell>
          <table:table-cell office:value-type="float" office:value="-0.873504">
            <text:p>-0.87350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85348">
            <text:p>0.485348</text:p>
          </table:table-cell>
          <table:table-cell office:value-type="float" office:value="0.0000000356202">
            <text:p>3.56202E-008</text:p>
          </table:table-cell>
          <table:table-cell office:value-type="float" office:value="-0.891943">
            <text:p>-0.89194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95313">
            <text:p>0.495313</text:p>
          </table:table-cell>
          <table:table-cell office:value-type="float" office:value="0.0000000416441">
            <text:p>4.16441E-008</text:p>
          </table:table-cell>
          <table:table-cell office:value-type="float" office:value="-0.907574">
            <text:p>-0.90757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05278">
            <text:p>0.505278</text:p>
          </table:table-cell>
          <table:table-cell office:value-type="float" office:value="0.0000000486138">
            <text:p>4.86138E-008</text:p>
          </table:table-cell>
          <table:table-cell office:value-type="float" office:value="-0.920825">
            <text:p>-0.92082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15244">
            <text:p>0.515244</text:p>
          </table:table-cell>
          <table:table-cell office:value-type="float" office:value="0.0000000566515">
            <text:p>5.66515E-008</text:p>
          </table:table-cell>
          <table:table-cell office:value-type="float" office:value="-0.932058">
            <text:p>-0.932058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25209">
            <text:p>0.525209</text:p>
          </table:table-cell>
          <table:table-cell office:value-type="float" office:value="0.0000000658865">
            <text:p>6.58865E-008</text:p>
          </table:table-cell>
          <table:table-cell office:value-type="float" office:value="-0.941581">
            <text:p>-0.94158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35174">
            <text:p>0.535174</text:p>
          </table:table-cell>
          <table:table-cell office:value-type="float" office:value="0.0000000764521">
            <text:p>7.64521E-008</text:p>
          </table:table-cell>
          <table:table-cell office:value-type="float" office:value="-0.949655">
            <text:p>-0.949655</text:p>
          </table:table-cell>
          <table:table-cell office:value-type="float" office:value="9.87392E-018">
            <text:p>9.87392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45139">
            <text:p>0.545139</text:p>
          </table:table-cell>
          <table:table-cell office:value-type="float" office:value="0.0000000884813">
            <text:p>8.84813E-008</text:p>
          </table:table-cell>
          <table:table-cell office:value-type="float" office:value="-0.956499">
            <text:p>-0.95649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55104">
            <text:p>0.555104</text:p>
          </table:table-cell>
          <table:table-cell office:value-type="float" office:value="0.000000102101">
            <text:p>1.02101E-007</text:p>
          </table:table-cell>
          <table:table-cell office:value-type="float" office:value="-0.962302">
            <text:p>-0.96230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6507">
            <text:p>0.56507</text:p>
          </table:table-cell>
          <table:table-cell office:value-type="float" office:value="0.000000117426">
            <text:p>1.17426E-007</text:p>
          </table:table-cell>
          <table:table-cell office:value-type="float" office:value="-0.967222">
            <text:p>-0.96722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75035">
            <text:p>0.575035</text:p>
          </table:table-cell>
          <table:table-cell office:value-type="float" office:value="0.00000013455">
            <text:p>1.3455E-007</text:p>
          </table:table-cell>
          <table:table-cell office:value-type="float" office:value="-0.971393">
            <text:p>-0.97139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85">
            <text:p>0.585</text:p>
          </table:table-cell>
          <table:table-cell office:value-type="float" office:value="0.000000153535">
            <text:p>1.53535E-007</text:p>
          </table:table-cell>
          <table:table-cell office:value-type="float" office:value="-0.974931">
            <text:p>-0.97493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94965">
            <text:p>0.594965</text:p>
          </table:table-cell>
          <table:table-cell office:value-type="float" office:value="0.000000174403">
            <text:p>1.74403E-007</text:p>
          </table:table-cell>
          <table:table-cell office:value-type="float" office:value="-0.97793">
            <text:p>-0.9779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0493">
            <text:p>0.60493</text:p>
          </table:table-cell>
          <table:table-cell office:value-type="float" office:value="0.00000019713">
            <text:p>1.9713E-007</text:p>
          </table:table-cell>
          <table:table-cell office:value-type="float" office:value="-0.980475">
            <text:p>-0.98047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14896">
            <text:p>0.614896</text:p>
          </table:table-cell>
          <table:table-cell office:value-type="float" office:value="0.00000022163">
            <text:p>2.2163E-007</text:p>
          </table:table-cell>
          <table:table-cell office:value-type="float" office:value="-0.982633">
            <text:p>-0.98263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24861">
            <text:p>0.624861</text:p>
          </table:table-cell>
          <table:table-cell office:value-type="float" office:value="0.000000247762">
            <text:p>2.47762E-007</text:p>
          </table:table-cell>
          <table:table-cell office:value-type="float" office:value="-0.984465">
            <text:p>-0.98446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34826">
            <text:p>0.634826</text:p>
          </table:table-cell>
          <table:table-cell office:value-type="float" office:value="0.000000275319">
            <text:p>2.75319E-007</text:p>
          </table:table-cell>
          <table:table-cell office:value-type="float" office:value="-0.98602">
            <text:p>-0.9860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44791">
            <text:p>0.644791</text:p>
          </table:table-cell>
          <table:table-cell office:value-type="float" office:value="0.000000304044">
            <text:p>0.000000304</text:p>
          </table:table-cell>
          <table:table-cell office:value-type="float" office:value="-0.987341">
            <text:p>-0.98734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54756">
            <text:p>0.654756</text:p>
          </table:table-cell>
          <table:table-cell office:value-type="float" office:value="0.000000333635">
            <text:p>3.33635E-007</text:p>
          </table:table-cell>
          <table:table-cell office:value-type="float" office:value="-0.988463">
            <text:p>-0.98846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64722">
            <text:p>0.664722</text:p>
          </table:table-cell>
          <table:table-cell office:value-type="float" office:value="0.00000036376">
            <text:p>3.6376E-007</text:p>
          </table:table-cell>
          <table:table-cell office:value-type="float" office:value="-0.989419">
            <text:p>-0.98941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74687">
            <text:p>0.674687</text:p>
          </table:table-cell>
          <table:table-cell office:value-type="float" office:value="0.000000394086">
            <text:p>3.94086E-007</text:p>
          </table:table-cell>
          <table:table-cell office:value-type="float" office:value="-0.990233">
            <text:p>-0.99023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84652">
            <text:p>0.684652</text:p>
          </table:table-cell>
          <table:table-cell office:value-type="float" office:value="0.000000424292">
            <text:p>4.24292E-007</text:p>
          </table:table-cell>
          <table:table-cell office:value-type="float" office:value="-0.990928">
            <text:p>-0.990928</text:p>
          </table:table-cell>
          <table:table-cell office:value-type="float" office:value="9.87376E-018">
            <text:p>9.8737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94617">
            <text:p>0.694617</text:p>
          </table:table-cell>
          <table:table-cell office:value-type="float" office:value="0.000000454097">
            <text:p>4.54097E-007</text:p>
          </table:table-cell>
          <table:table-cell office:value-type="float" office:value="-0.991524">
            <text:p>-0.991524</text:p>
          </table:table-cell>
          <table:table-cell office:value-type="float" office:value="9.87406E-018">
            <text:p>9.8740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04582">
            <text:p>0.704582</text:p>
          </table:table-cell>
          <table:table-cell office:value-type="float" office:value="0.000000483279">
            <text:p>4.83279E-007</text:p>
          </table:table-cell>
          <table:table-cell office:value-type="float" office:value="-0.992036">
            <text:p>-0.992036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14548">
            <text:p>0.714548</text:p>
          </table:table-cell>
          <table:table-cell office:value-type="float" office:value="0.000000511689">
            <text:p>5.11689E-007</text:p>
          </table:table-cell>
          <table:table-cell office:value-type="float" office:value="-0.992478">
            <text:p>-0.992478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24513">
            <text:p>0.724513</text:p>
          </table:table-cell>
          <table:table-cell office:value-type="float" office:value="0.000000539268">
            <text:p>5.39268E-007</text:p>
          </table:table-cell>
          <table:table-cell office:value-type="float" office:value="-0.992863">
            <text:p>-0.992863</text:p>
          </table:table-cell>
          <table:table-cell office:value-type="float" office:value="9.87398E-018">
            <text:p>9.87398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34478">
            <text:p>0.734478</text:p>
          </table:table-cell>
          <table:table-cell office:value-type="float" office:value="0.000000566051">
            <text:p>5.66051E-007</text:p>
          </table:table-cell>
          <table:table-cell office:value-type="float" office:value="-0.9932">
            <text:p>-0.993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44443">
            <text:p>0.744443</text:p>
          </table:table-cell>
          <table:table-cell office:value-type="float" office:value="0.000000592173">
            <text:p>5.92173E-007</text:p>
          </table:table-cell>
          <table:table-cell office:value-type="float" office:value="-0.9935">
            <text:p>-0.993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54408">
            <text:p>0.754408</text:p>
          </table:table-cell>
          <table:table-cell office:value-type="float" office:value="0.00000061788">
            <text:p>6.1788E-007</text:p>
          </table:table-cell>
          <table:table-cell office:value-type="float" office:value="-0.993771">
            <text:p>-0.99377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64374">
            <text:p>0.764374</text:p>
          </table:table-cell>
          <table:table-cell office:value-type="float" office:value="0.000000643528">
            <text:p>6.43528E-007</text:p>
          </table:table-cell>
          <table:table-cell office:value-type="float" office:value="-0.994019">
            <text:p>-0.99401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74339">
            <text:p>0.774339</text:p>
          </table:table-cell>
          <table:table-cell office:value-type="float" office:value="0.000000669605">
            <text:p>6.69605E-007</text:p>
          </table:table-cell>
          <table:table-cell office:value-type="float" office:value="-0.994252">
            <text:p>-0.99425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84304">
            <text:p>0.784304</text:p>
          </table:table-cell>
          <table:table-cell office:value-type="float" office:value="0.000000696752">
            <text:p>6.96752E-007</text:p>
          </table:table-cell>
          <table:table-cell office:value-type="float" office:value="-0.994476">
            <text:p>-0.994476</text:p>
          </table:table-cell>
          <table:table-cell office:value-type="float" office:value="9.87429E-018">
            <text:p>9.87429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94269">
            <text:p>0.794269</text:p>
          </table:table-cell>
          <table:table-cell office:value-type="float" office:value="0.000000725806">
            <text:p>7.25806E-007</text:p>
          </table:table-cell>
          <table:table-cell office:value-type="float" office:value="-0.994697">
            <text:p>-0.994697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04234">
            <text:p>0.804234</text:p>
          </table:table-cell>
          <table:table-cell office:value-type="float" office:value="0.00000075787">
            <text:p>7.5787E-007</text:p>
          </table:table-cell>
          <table:table-cell office:value-type="float" office:value="-0.994921">
            <text:p>-0.99492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14199">
            <text:p>0.814199</text:p>
          </table:table-cell>
          <table:table-cell office:value-type="float" office:value="0.000000794433">
            <text:p>7.94433E-007</text:p>
          </table:table-cell>
          <table:table-cell office:value-type="float" office:value="-0.995155">
            <text:p>-0.99515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24165">
            <text:p>0.824165</text:p>
          </table:table-cell>
          <table:table-cell office:value-type="float" office:value="0.000000837573">
            <text:p>8.37573E-007</text:p>
          </table:table-cell>
          <table:table-cell office:value-type="float" office:value="-0.995405">
            <text:p>-0.99540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3413">
            <text:p>0.83413</text:p>
          </table:table-cell>
          <table:table-cell office:value-type="float" office:value="0.000000890311">
            <text:p>8.90311E-007</text:p>
          </table:table-cell>
          <table:table-cell office:value-type="float" office:value="-0.995677">
            <text:p>-0.995677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44095">
            <text:p>0.844095</text:p>
          </table:table-cell>
          <table:table-cell office:value-type="float" office:value="0.000000957261">
            <text:p>9.57261E-007</text:p>
          </table:table-cell>
          <table:table-cell office:value-type="float" office:value="-0.995979">
            <text:p>-0.99597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5406">
            <text:p>0.85406</text:p>
          </table:table-cell>
          <table:table-cell office:value-type="float" office:value="0.00000104593">
            <text:p>1.04593E-006</text:p>
          </table:table-cell>
          <table:table-cell office:value-type="float" office:value="-0.99632">
            <text:p>-0.9963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64025">
            <text:p>0.864025</text:p>
          </table:table-cell>
          <table:table-cell office:value-type="float" office:value="0.00000116947">
            <text:p>1.16947E-006</text:p>
          </table:table-cell>
          <table:table-cell office:value-type="float" office:value="-0.996709">
            <text:p>-0.99670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73991">
            <text:p>0.873991</text:p>
          </table:table-cell>
          <table:table-cell office:value-type="float" office:value="0.00000135347">
            <text:p>1.35347E-006</text:p>
          </table:table-cell>
          <table:table-cell office:value-type="float" office:value="-0.997156">
            <text:p>-0.997156</text:p>
          </table:table-cell>
          <table:table-cell office:value-type="float" office:value="9.87397E-018">
            <text:p>9.87397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83956">
            <text:p>0.883956</text:p>
          </table:table-cell>
          <table:table-cell office:value-type="float" office:value="0.00000165527">
            <text:p>1.65527E-006</text:p>
          </table:table-cell>
          <table:table-cell office:value-type="float" office:value="-0.997675">
            <text:p>-0.99767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93921">
            <text:p>0.893921</text:p>
          </table:table-cell>
          <table:table-cell office:value-type="float" office:value="0.00000223613">
            <text:p>2.23613E-006</text:p>
          </table:table-cell>
          <table:table-cell office:value-type="float" office:value="-0.998279">
            <text:p>-0.99827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3886">
            <text:p>0.903886</text:p>
          </table:table-cell>
          <table:table-cell office:value-type="float" office:value="0.00000379256">
            <text:p>3.79256E-006</text:p>
          </table:table-cell>
          <table:table-cell office:value-type="float" office:value="-0.998985">
            <text:p>-0.99898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13851">
            <text:p>0.913851</text:p>
          </table:table-cell>
          <table:table-cell office:value-type="float" office:value="0.0000206593">
            <text:p>2.06593E-005</text:p>
          </table:table-cell>
          <table:table-cell office:value-type="float" office:value="-0.999814">
            <text:p>-0.99981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23817">
            <text:p>0.923817</text:p>
          </table:table-cell>
          <table:table-cell office:value-type="float" office:value="-0.00000488589">
            <text:p>-4.88589E-006</text:p>
          </table:table-cell>
          <table:table-cell office:value-type="float" office:value="-1.00079">
            <text:p>-1.0007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33782">
            <text:p>0.933782</text:p>
          </table:table-cell>
          <table:table-cell office:value-type="float" office:value="-0.00000198919">
            <text:p>-1.98919E-006</text:p>
          </table:table-cell>
          <table:table-cell office:value-type="float" office:value="-1.00193">
            <text:p>-1.0019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43747">
            <text:p>0.943747</text:p>
          </table:table-cell>
          <table:table-cell office:value-type="float" office:value="-0.00000117065">
            <text:p>-1.17065E-006</text:p>
          </table:table-cell>
          <table:table-cell office:value-type="float" office:value="-1.00329">
            <text:p>-1.0032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53712">
            <text:p>0.953712</text:p>
          </table:table-cell>
          <table:table-cell office:value-type="float" office:value="-0.000000787845">
            <text:p>-7.87845E-007</text:p>
          </table:table-cell>
          <table:table-cell office:value-type="float" office:value="-1.00489">
            <text:p>-1.00489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63677">
            <text:p>0.963677</text:p>
          </table:table-cell>
          <table:table-cell office:value-type="float" office:value="-0.00000056821">
            <text:p>-5.6821E-007</text:p>
          </table:table-cell>
          <table:table-cell office:value-type="float" office:value="-1.00677">
            <text:p>-1.00677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73643">
            <text:p>0.973643</text:p>
          </table:table-cell>
          <table:table-cell office:value-type="float" office:value="-0.000000427266">
            <text:p>-4.27266E-007</text:p>
          </table:table-cell>
          <table:table-cell office:value-type="float" office:value="-1.00901">
            <text:p>-1.0090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83608">
            <text:p>0.983608</text:p>
          </table:table-cell>
          <table:table-cell office:value-type="float" office:value="-0.000000330239">
            <text:p>-3.30239E-007</text:p>
          </table:table-cell>
          <table:table-cell office:value-type="float" office:value="-1.01166">
            <text:p>-1.01166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93573">
            <text:p>0.993573</text:p>
          </table:table-cell>
          <table:table-cell office:value-type="float" office:value="-0.000000260179">
            <text:p>-2.60179E-007</text:p>
          </table:table-cell>
          <table:table-cell office:value-type="float" office:value="-1.01479">
            <text:p>-1.01479</text:p>
          </table:table-cell>
          <table:table-cell office:value-type="float" office:value="9.874E-018">
            <text:p>9.87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0354">
            <text:p>1.00354</text:p>
          </table:table-cell>
          <table:table-cell office:value-type="float" office:value="-0.000000207833">
            <text:p>-2.07833E-007</text:p>
          </table:table-cell>
          <table:table-cell office:value-type="float" office:value="-1.01852">
            <text:p>-1.0185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135">
            <text:p>1.0135</text:p>
          </table:table-cell>
          <table:table-cell office:value-type="float" office:value="-0.000000167719">
            <text:p>-1.67719E-007</text:p>
          </table:table-cell>
          <table:table-cell office:value-type="float" office:value="-1.02295">
            <text:p>-1.02295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2347">
            <text:p>1.02347</text:p>
          </table:table-cell>
          <table:table-cell office:value-type="float" office:value="-0.000000136379">
            <text:p>-1.36379E-007</text:p>
          </table:table-cell>
          <table:table-cell office:value-type="float" office:value="-1.02822">
            <text:p>-1.02822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3343">
            <text:p>1.03343</text:p>
          </table:table-cell>
          <table:table-cell office:value-type="float" office:value="-0.000000111522">
            <text:p>-1.11522E-007</text:p>
          </table:table-cell>
          <table:table-cell office:value-type="float" office:value="-1.03451">
            <text:p>-1.03451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434">
            <text:p>1.0434</text:p>
          </table:table-cell>
          <table:table-cell office:value-type="float" office:value="-0.000000091571">
            <text:p>-9.1571E-008</text:p>
          </table:table-cell>
          <table:table-cell office:value-type="float" office:value="-1.04203">
            <text:p>-1.04203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5336">
            <text:p>1.05336</text:p>
          </table:table-cell>
          <table:table-cell office:value-type="float" office:value="-0.0000000754051">
            <text:p>-7.54051E-008</text:p>
          </table:table-cell>
          <table:table-cell office:value-type="float" office:value="-1.05104">
            <text:p>-1.0510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6333">
            <text:p>1.06333</text:p>
          </table:table-cell>
          <table:table-cell office:value-type="float" office:value="-0.0000000622048">
            <text:p>-6.22048E-008</text:p>
          </table:table-cell>
          <table:table-cell office:value-type="float" office:value="-1.06188">
            <text:p>-1.06188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7329">
            <text:p>1.07329</text:p>
          </table:table-cell>
          <table:table-cell office:value-type="float" office:value="-0.0000000513583">
            <text:p>-5.13583E-008</text:p>
          </table:table-cell>
          <table:table-cell office:value-type="float" office:value="-1.07494">
            <text:p>-1.07494</text:p>
          </table:table-cell>
          <table:table-cell office:value-type="float" office:value="9.87396E-018">
            <text:p>9.87396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8326">
            <text:p>1.08326</text:p>
          </table:table-cell>
          <table:table-cell office:value-type="float" office:value="-0.0000000424">
            <text:p>-4.24E-008</text:p>
          </table:table-cell>
          <table:table-cell office:value-type="float" office:value="-1.09078">
            <text:p>-1.09078</text:p>
          </table:table-cell>
          <table:table-cell office:value-type="float" office:value="9.87396E-018">
            <text:p>9.87396E-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1:45:35</dc:date>
    <meta:generator>LibreOffice/4.0.4.2$MacOSX_x86 LibreOffice_project/9e9821abd0ffdbc09cd8c52eaa574fa09eb08f2</meta:generator>
    <meta:editing-duration>PT3M41S</meta:editing-duration>
    <meta:editing-cycles>2</meta:editing-cycles>
    <meta:document-statistic meta:table-count="1" meta:cell-count="35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2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7cm" svg:height="11.212cm" xlink:href=".." xlink:type="simple" chart:class="chart:scatter" chart:style-name="ch1">
        <chart:title svg:x="4.434cm" svg:y="0.404cm" chart:style-name="ch2">
          <text:p>No temp dependence in vthermal</text:p>
        </chart:title>
        <chart:legend chart:legend-position="end" svg:x="13.727cm" svg:y="3.876cm" style:legend-expansion="high" chart:style-name="ch3"/>
        <chart:plot-area chart:style-name="ch4" table:cell-range-address="Sheet1.B2:Sheet1.C102 Sheet1.C103:Sheet1.C708" chart:data-source-has-labels="row" svg:x="0.258cm" svg:y="1.055cm" svg:width="12.804cm" svg:height="9.744cm">
          <chartooo:coordinate-region svg:x="2.581cm" svg:y="1.245cm" svg:width="10.234cm" svg:height="8.925cm"/>
          <chart:axis chart:dimension="x" chart:name="primary-x" chart:style-name="ch5">
            <chart:title svg:x="6.458cm" svg:y="10.665cm" chart:style-name="ch6">
              <text:p>Et</text:p>
            </chart:title>
          </chart:axis>
          <chart:axis chart:dimension="y" chart:name="primary-y" chart:style-name="ch7">
            <chart:title svg:x="0.001cm" svg:y="6.207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label-cell-address="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label-cell-address="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label-cell-address="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label-cell-address="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label-cell-address="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label-cell-address="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label-cell-address="" chart:class="chart:scatter">
            <chart:domain table:cell-range-address="Sheet1.B608:Sheet1.B708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</text:p>
              </table:table-cell>
              <table:table-cell office:value-type="string">
                <text:p>Column B</text:p>
              </table:table-cell>
              <table:table-cell office:value-type="string">
                <text:p>two</text:p>
              </table:table-cell>
              <table:table-cell office:value-type="string">
                <text:p>Column B</text:p>
              </table:table-cell>
              <table:table-cell office:value-type="string">
                <text:p>three</text:p>
              </table:table-cell>
              <table:table-cell office:value-type="string">
                <text:p>Column B</text:p>
              </table:table-cell>
              <table:table-cell office:value-type="string">
                <text:p>four</text:p>
              </table:table-cell>
              <table:table-cell office:value-type="string">
                <text:p>Column B</text:p>
              </table:table-cell>
              <table:table-cell office:value-type="string">
                <text:p>five</text:p>
              </table:table-cell>
              <table:table-cell office:value-type="string">
                <text:p>Column B</text:p>
              </table:table-cell>
              <table:table-cell office:value-type="string">
                <text:p>six</text:p>
              </table:table-cell>
              <table:table-cell office:value-type="string">
                <text:p>Column B</text:p>
              </table:table-cell>
              <table:table-cell office:value-type="string">
                <text:p>sev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332">
                <text:p>0.00321332</text:p>
                <draw:g>
                  <svg:desc>Sheet1.B2:Sheet1.B102</svg:desc>
                </draw:g>
              </table:table-cell>
              <table:table-cell office:value-type="float" office:value="0.00000000000117601">
                <text:p>0.00000000000117601</text:p>
                <draw:g>
                  <svg:desc>Sheet1.C2:Sheet1.C102</svg:desc>
                </draw:g>
              </table:table-cell>
              <table:table-cell office:value-type="float" office:value="0.0113158">
                <text:p>0.0113158</text:p>
                <draw:g>
                  <svg:desc>Sheet1.B103:Sheet1.B203</svg:desc>
                </draw:g>
              </table:table-cell>
              <table:table-cell office:value-type="float" office:value="0.000000000000438488">
                <text:p>0.000000000000438488</text:p>
                <draw:g>
                  <svg:desc>Sheet1.C103:Sheet1.C203</svg:desc>
                </draw:g>
              </table:table-cell>
              <table:table-cell office:value-type="float" office:value="0.0227404">
                <text:p>0.0227404</text:p>
                <draw:g>
                  <svg:desc>Sheet1.B204:Sheet1.B304</svg:desc>
                </draw:g>
              </table:table-cell>
              <table:table-cell office:value-type="float" office:value="0.000000000000347316">
                <text:p>0.000000000000347316</text:p>
                <draw:g>
                  <svg:desc>Sheet1.C204:Sheet1.C304</svg:desc>
                </draw:g>
              </table:table-cell>
              <table:table-cell office:value-type="float" office:value="0.0365251">
                <text:p>0.0365251</text:p>
                <draw:g>
                  <svg:desc>Sheet1.B305:Sheet1.B405</svg:desc>
                </draw:g>
              </table:table-cell>
              <table:table-cell office:value-type="float" office:value="0.00000000000187205">
                <text:p>0.00000000000187205</text:p>
                <draw:g>
                  <svg:desc>Sheet1.C305:Sheet1.C405</svg:desc>
                </draw:g>
              </table:table-cell>
              <table:table-cell office:value-type="float" office:value="0.0520467">
                <text:p>0.0520467</text:p>
                <draw:g>
                  <svg:desc>Sheet1.B406:Sheet1.B506</svg:desc>
                </draw:g>
              </table:table-cell>
              <table:table-cell office:value-type="float" office:value="0.00000000000825916">
                <text:p>0.00000000000825916</text:p>
                <draw:g>
                  <svg:desc>Sheet1.C406:Sheet1.C506</svg:desc>
                </draw:g>
              </table:table-cell>
              <table:table-cell office:value-type="float" office:value="0.0688835">
                <text:p>0.0688835</text:p>
                <draw:g>
                  <svg:desc>Sheet1.B507:Sheet1.B607</svg:desc>
                </draw:g>
              </table:table-cell>
              <table:table-cell office:value-type="float" office:value="0.0000000000234927">
                <text:p>0.0000000000234927</text:p>
                <draw:g>
                  <svg:desc>Sheet1.C507:Sheet1.C607</svg:desc>
                </draw:g>
              </table:table-cell>
              <table:table-cell office:value-type="float" office:value="0.0867403">
                <text:p>0.0867403</text:p>
                <draw:g>
                  <svg:desc>Sheet1.B608:Sheet1.B708</svg:desc>
                </draw:g>
              </table:table-cell>
              <table:table-cell office:value-type="float" office:value="0.0000000000505979">
                <text:p>0.0000000000505979</text:p>
                <draw:g>
                  <svg:desc>Sheet1.C608:Sheet1.C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49">
                <text:p>0.014849</text:p>
              </table:table-cell>
              <table:table-cell office:value-type="float" office:value="0.00000000000451395">
                <text:p>0.00000000000451395</text:p>
              </table:table-cell>
              <table:table-cell office:value-type="float" office:value="0.0227895">
                <text:p>0.0227895</text:p>
              </table:table-cell>
              <table:table-cell office:value-type="float" office:value="0.000000000000852712">
                <text:p>0.000000000000852712</text:p>
              </table:table-cell>
              <table:table-cell office:value-type="float" office:value="0.0339856">
                <text:p>0.0339856</text:p>
              </table:table-cell>
              <table:table-cell office:value-type="float" office:value="0.000000000000536489">
                <text:p>0.000000000000536489</text:p>
              </table:table-cell>
              <table:table-cell office:value-type="float" office:value="0.0474946">
                <text:p>0.0474946</text:p>
              </table:table-cell>
              <table:table-cell office:value-type="float" office:value="0.00000000000257335">
                <text:p>0.00000000000257335</text:p>
              </table:table-cell>
              <table:table-cell office:value-type="float" office:value="0.0627057">
                <text:p>0.0627057</text:p>
              </table:table-cell>
              <table:table-cell office:value-type="float" office:value="0.0000000000105769">
                <text:p>0.0000000000105769</text:p>
              </table:table-cell>
              <table:table-cell office:value-type="float" office:value="0.0792058">
                <text:p>0.0792058</text:p>
              </table:table-cell>
              <table:table-cell office:value-type="float" office:value="0.0000000000286832">
                <text:p>0.0000000000286832</text:p>
              </table:table-cell>
              <table:table-cell office:value-type="float" office:value="0.0967055">
                <text:p>0.0967055</text:p>
              </table:table-cell>
              <table:table-cell office:value-type="float" office:value="0.0000000000596862">
                <text:p>0.0000000000596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848">
                <text:p>0.0264848</text:p>
              </table:table-cell>
              <table:table-cell office:value-type="float" office:value="0.0000000000170736">
                <text:p>0.0000000000170736</text:p>
              </table:table-cell>
              <table:table-cell office:value-type="float" office:value="0.0342632">
                <text:p>0.0342632</text:p>
              </table:table-cell>
              <table:table-cell office:value-type="float" office:value="0.00000000000165723">
                <text:p>0.00000000000165723</text:p>
              </table:table-cell>
              <table:table-cell office:value-type="float" office:value="0.0452308">
                <text:p>0.0452308</text:p>
              </table:table-cell>
              <table:table-cell office:value-type="float" office:value="0.000000000000828622">
                <text:p>0.000000000000828622</text:p>
              </table:table-cell>
              <table:table-cell office:value-type="float" office:value="0.0584641">
                <text:p>0.0584641</text:p>
              </table:table-cell>
              <table:table-cell office:value-type="float" office:value="0.00000000000353725">
                <text:p>0.00000000000353725</text:p>
              </table:table-cell>
              <table:table-cell office:value-type="float" office:value="0.0733648">
                <text:p>0.0733648</text:p>
              </table:table-cell>
              <table:table-cell office:value-type="float" office:value="0.000000000013545">
                <text:p>0.000000000013545</text:p>
              </table:table-cell>
              <table:table-cell office:value-type="float" office:value="0.0895282">
                <text:p>0.0895282</text:p>
              </table:table-cell>
              <table:table-cell office:value-type="float" office:value="0.0000000000350204">
                <text:p>0.0000000000350204</text:p>
              </table:table-cell>
              <table:table-cell office:value-type="float" office:value="0.106671">
                <text:p>0.106671</text:p>
              </table:table-cell>
              <table:table-cell office:value-type="float" office:value="0.0000000000704066">
                <text:p>0.0000000000704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1205">
                <text:p>0.0381205</text:p>
              </table:table-cell>
              <table:table-cell office:value-type="float" office:value="0.0000000000612208">
                <text:p>0.0000000000612208</text:p>
              </table:table-cell>
              <table:table-cell office:value-type="float" office:value="0.0457368">
                <text:p>0.0457368</text:p>
              </table:table-cell>
              <table:table-cell office:value-type="float" office:value="0.000000000003217">
                <text:p>0.000000000003217</text:p>
              </table:table-cell>
              <table:table-cell office:value-type="float" office:value="0.056476">
                <text:p>0.056476</text:p>
              </table:table-cell>
              <table:table-cell office:value-type="float" office:value="0.00000000000127964">
                <text:p>0.00000000000127964</text:p>
              </table:table-cell>
              <table:table-cell office:value-type="float" office:value="0.0694336">
                <text:p>0.0694336</text:p>
              </table:table-cell>
              <table:table-cell office:value-type="float" office:value="0.00000000000486204">
                <text:p>0.00000000000486204</text:p>
              </table:table-cell>
              <table:table-cell office:value-type="float" office:value="0.0840239">
                <text:p>0.0840239</text:p>
              </table:table-cell>
              <table:table-cell office:value-type="float" office:value="0.0000000000173457">
                <text:p>0.0000000000173457</text:p>
              </table:table-cell>
              <table:table-cell office:value-type="float" office:value="0.0998505">
                <text:p>0.0998505</text:p>
              </table:table-cell>
              <table:table-cell office:value-type="float" office:value="0.0000000000427575">
                <text:p>0.0000000000427575</text:p>
              </table:table-cell>
              <table:table-cell office:value-type="float" office:value="0.116636">
                <text:p>0.116636</text:p>
              </table:table-cell>
              <table:table-cell office:value-type="float" office:value="0.0000000000830524">
                <text:p>0.000000000083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7563">
                <text:p>0.0497563</text:p>
              </table:table-cell>
              <table:table-cell office:value-type="float" office:value="0.000000000185591">
                <text:p>0.000000000185591</text:p>
              </table:table-cell>
              <table:table-cell office:value-type="float" office:value="0.0572105">
                <text:p>0.0572105</text:p>
              </table:table-cell>
              <table:table-cell office:value-type="float" office:value="0.00000000000623055">
                <text:p>0.00000000000623055</text:p>
              </table:table-cell>
              <table:table-cell office:value-type="float" office:value="0.0677212">
                <text:p>0.0677212</text:p>
              </table:table-cell>
              <table:table-cell office:value-type="float" office:value="0.00000000000197571">
                <text:p>0.00000000000197571</text:p>
              </table:table-cell>
              <table:table-cell office:value-type="float" office:value="0.0804031">
                <text:p>0.0804031</text:p>
              </table:table-cell>
              <table:table-cell office:value-type="float" office:value="0.00000000000668266">
                <text:p>0.00000000000668266</text:p>
              </table:table-cell>
              <table:table-cell office:value-type="float" office:value="0.0946829">
                <text:p>0.0946829</text:p>
              </table:table-cell>
              <table:table-cell office:value-type="float" office:value="0.0000000000222126">
                <text:p>0.0000000000222126</text:p>
              </table:table-cell>
              <table:table-cell office:value-type="float" office:value="0.110173">
                <text:p>0.110173</text:p>
              </table:table-cell>
              <table:table-cell office:value-type="float" office:value="0.0000000000522035">
                <text:p>0.0000000000522035</text:p>
              </table:table-cell>
              <table:table-cell office:value-type="float" office:value="0.126601">
                <text:p>0.126601</text:p>
              </table:table-cell>
              <table:table-cell office:value-type="float" office:value="0.0000000000979692">
                <text:p>0.0000000000979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392">
                <text:p>0.061392</text:p>
              </table:table-cell>
              <table:table-cell office:value-type="float" office:value="0.000000000391958">
                <text:p>0.000000000391958</text:p>
              </table:table-cell>
              <table:table-cell office:value-type="float" office:value="0.0686842">
                <text:p>0.0686842</text:p>
              </table:table-cell>
              <table:table-cell office:value-type="float" office:value="0.0000000000120141">
                <text:p>0.0000000000120141</text:p>
              </table:table-cell>
              <table:table-cell office:value-type="float" office:value="0.0789663">
                <text:p>0.0789663</text:p>
              </table:table-cell>
              <table:table-cell office:value-type="float" office:value="0.00000000000304935">
                <text:p>0.00000000000304935</text:p>
              </table:table-cell>
              <table:table-cell office:value-type="float" office:value="0.0913726">
                <text:p>0.0913726</text:p>
              </table:table-cell>
              <table:table-cell office:value-type="float" office:value="0.00000000000918439">
                <text:p>0.00000000000918439</text:p>
              </table:table-cell>
              <table:table-cell office:value-type="float" office:value="0.105342">
                <text:p>0.105342</text:p>
              </table:table-cell>
              <table:table-cell office:value-type="float" office:value="0.0000000000284444">
                <text:p>0.0000000000284444</text:p>
              </table:table-cell>
              <table:table-cell office:value-type="float" office:value="0.120495">
                <text:p>0.120495</text:p>
              </table:table-cell>
              <table:table-cell office:value-type="float" office:value="0.0000000000637359">
                <text:p>0.0000000000637359</text:p>
              </table:table-cell>
              <table:table-cell office:value-type="float" office:value="0.136566">
                <text:p>0.136566</text:p>
              </table:table-cell>
              <table:table-cell office:value-type="float" office:value="0.000000000115565">
                <text:p>0.000000000115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0277">
                <text:p>0.0730277</text:p>
              </table:table-cell>
              <table:table-cell office:value-type="float" office:value="0.000000000550644">
                <text:p>0.000000000550644</text:p>
              </table:table-cell>
              <table:table-cell office:value-type="float" office:value="0.0801579">
                <text:p>0.0801579</text:p>
              </table:table-cell>
              <table:table-cell office:value-type="float" office:value="0.0000000000229725">
                <text:p>0.0000000000229725</text:p>
              </table:table-cell>
              <table:table-cell office:value-type="float" office:value="0.0902115">
                <text:p>0.0902115</text:p>
              </table:table-cell>
              <table:table-cell office:value-type="float" office:value="0.00000000000470392">
                <text:p>0.00000000000470392</text:p>
              </table:table-cell>
              <table:table-cell office:value-type="float" office:value="0.102342">
                <text:p>0.102342</text:p>
              </table:table-cell>
              <table:table-cell office:value-type="float" office:value="0.0000000000126215">
                <text:p>0.0000000000126215</text:p>
              </table:table-cell>
              <table:table-cell office:value-type="float" office:value="0.116001">
                <text:p>0.116001</text:p>
              </table:table-cell>
              <table:table-cell office:value-type="float" office:value="0.0000000000364236">
                <text:p>0.0000000000364236</text:p>
              </table:table-cell>
              <table:table-cell office:value-type="float" office:value="0.130817">
                <text:p>0.130817</text:p>
              </table:table-cell>
              <table:table-cell office:value-type="float" office:value="0.0000000000778152">
                <text:p>0.0000000000778152</text:p>
              </table:table-cell>
              <table:table-cell office:value-type="float" office:value="0.146531">
                <text:p>0.146531</text:p>
              </table:table-cell>
              <table:table-cell office:value-type="float" office:value="0.00000000013632">
                <text:p>0.0000000001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6635">
                <text:p>0.0846635</text:p>
              </table:table-cell>
              <table:table-cell office:value-type="float" office:value="0.000000000615193">
                <text:p>0.000000000615193</text:p>
              </table:table-cell>
              <table:table-cell office:value-type="float" office:value="0.0916316">
                <text:p>0.0916316</text:p>
              </table:table-cell>
              <table:table-cell office:value-type="float" office:value="-7.54609E-015">
                <text:p>-7.54609E-015</text:p>
              </table:table-cell>
              <table:table-cell office:value-type="float" office:value="0.101457">
                <text:p>0.101457</text:p>
              </table:table-cell>
              <table:table-cell office:value-type="float" office:value="0.00000000000725029">
                <text:p>0.00000000000725029</text:p>
              </table:table-cell>
              <table:table-cell office:value-type="float" office:value="0.113312">
                <text:p>0.113312</text:p>
              </table:table-cell>
              <table:table-cell office:value-type="float" office:value="0.0000000000173426">
                <text:p>0.0000000000173426</text:p>
              </table:table-cell>
              <table:table-cell office:value-type="float" office:value="0.12666">
                <text:p>0.12666</text:p>
              </table:table-cell>
              <table:table-cell office:value-type="float" office:value="0.0000000000466395">
                <text:p>0.0000000000466395</text:p>
              </table:table-cell>
              <table:table-cell office:value-type="float" office:value="0.14114">
                <text:p>0.14114</text:p>
              </table:table-cell>
              <table:table-cell office:value-type="float" office:value="0.0000000000950034">
                <text:p>0.0000000000950034</text:p>
              </table:table-cell>
              <table:table-cell office:value-type="float" office:value="0.156497">
                <text:p>0.156497</text:p>
              </table:table-cell>
              <table:table-cell office:value-type="float" office:value="0.000000000160802">
                <text:p>0.00000000016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2992">
                <text:p>0.0962992</text:p>
              </table:table-cell>
              <table:table-cell office:value-type="float" office:value="0.000000000634469">
                <text:p>0.000000000634469</text:p>
              </table:table-cell>
              <table:table-cell office:value-type="float" office:value="0.103105">
                <text:p>0.103105</text:p>
              </table:table-cell>
              <table:table-cell office:value-type="float" office:value="0.0000000000791131">
                <text:p>0.0000000000791131</text:p>
              </table:table-cell>
              <table:table-cell office:value-type="float" office:value="0.112702">
                <text:p>0.112702</text:p>
              </table:table-cell>
              <table:table-cell office:value-type="float" office:value="0.000000000011161">
                <text:p>0.000000000011161</text:p>
              </table:table-cell>
              <table:table-cell office:value-type="float" office:value="0.124281">
                <text:p>0.124281</text:p>
              </table:table-cell>
              <table:table-cell office:value-type="float" office:value="0.0000000000238255">
                <text:p>0.0000000000238255</text:p>
              </table:table-cell>
              <table:table-cell office:value-type="float" office:value="0.137319">
                <text:p>0.137319</text:p>
              </table:table-cell>
              <table:table-cell office:value-type="float" office:value="0.0000000000597181">
                <text:p>0.0000000000597181</text:p>
              </table:table-cell>
              <table:table-cell office:value-type="float" office:value="0.151462">
                <text:p>0.151462</text:p>
              </table:table-cell>
              <table:table-cell office:value-type="float" office:value="0.000000000115986">
                <text:p>0.000000000115986</text:p>
              </table:table-cell>
              <table:table-cell office:value-type="float" office:value="0.166462">
                <text:p>0.166462</text:p>
              </table:table-cell>
              <table:table-cell office:value-type="float" office:value="0.000000000189679">
                <text:p>0.000000000189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935">
                <text:p>0.107935</text:p>
              </table:table-cell>
              <table:table-cell office:value-type="float" office:value="0.000000000639663">
                <text:p>0.000000000639663</text:p>
              </table:table-cell>
              <table:table-cell office:value-type="float" office:value="0.114579">
                <text:p>0.114579</text:p>
              </table:table-cell>
              <table:table-cell office:value-type="float" office:value="0.000000000137901">
                <text:p>0.000000000137901</text:p>
              </table:table-cell>
              <table:table-cell office:value-type="float" office:value="0.123947">
                <text:p>0.123947</text:p>
              </table:table-cell>
              <table:table-cell office:value-type="float" office:value="0.0000000000171477">
                <text:p>0.0000000000171477</text:p>
              </table:table-cell>
              <table:table-cell office:value-type="float" office:value="0.135251">
                <text:p>0.135251</text:p>
              </table:table-cell>
              <table:table-cell office:value-type="float" office:value="0.0000000000327238">
                <text:p>0.0000000000327238</text:p>
              </table:table-cell>
              <table:table-cell office:value-type="float" office:value="0.147978">
                <text:p>0.147978</text:p>
              </table:table-cell>
              <table:table-cell office:value-type="float" office:value="0.0000000000764599">
                <text:p>0.0000000000764599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000000141601">
                <text:p>0.000000000141601</text:p>
              </table:table-cell>
              <table:table-cell office:value-type="float" office:value="0.176427">
                <text:p>0.176427</text:p>
              </table:table-cell>
              <table:table-cell office:value-type="float" office:value="0.000000000223741">
                <text:p>0.000000000223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571">
                <text:p>0.119571</text:p>
              </table:table-cell>
              <table:table-cell office:value-type="float" office:value="0.000000000641023">
                <text:p>0.000000000641023</text:p>
              </table:table-cell>
              <table:table-cell office:value-type="float" office:value="0.126053">
                <text:p>0.126053</text:p>
              </table:table-cell>
              <table:table-cell office:value-type="float" office:value="0.000000000223095">
                <text:p>0.000000000223095</text:p>
              </table:table-cell>
              <table:table-cell office:value-type="float" office:value="0.135192">
                <text:p>0.135192</text:p>
              </table:table-cell>
              <table:table-cell office:value-type="float" office:value="0.0000000000262677">
                <text:p>0.0000000000262677</text:p>
              </table:table-cell>
              <table:table-cell office:value-type="float" office:value="0.14622">
                <text:p>0.14622</text:p>
              </table:table-cell>
              <table:table-cell office:value-type="float" office:value="0.0000000000449303">
                <text:p>0.0000000000449303</text:p>
              </table:table-cell>
              <table:table-cell office:value-type="float" office:value="0.158637">
                <text:p>0.158637</text:p>
              </table:table-cell>
              <table:table-cell office:value-type="float" office:value="0.0000000000978882">
                <text:p>0.0000000000978882</text:p>
              </table:table-cell>
              <table:table-cell office:value-type="float" office:value="0.172107">
                <text:p>0.172107</text:p>
              </table:table-cell>
              <table:table-cell office:value-type="float" office:value="0.00000000017287">
                <text:p>0.00000000017287</text:p>
              </table:table-cell>
              <table:table-cell office:value-type="float" office:value="0.186392">
                <text:p>0.186392</text:p>
              </table:table-cell>
              <table:table-cell office:value-type="float" office:value="0.000000000263917">
                <text:p>0.00000000026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206">
                <text:p>0.131206</text:p>
              </table:table-cell>
              <table:table-cell office:value-type="float" office:value="0.000000000641377">
                <text:p>0.000000000641377</text:p>
              </table:table-cell>
              <table:table-cell office:value-type="float" office:value="0.137526">
                <text:p>0.137526</text:p>
              </table:table-cell>
              <table:table-cell office:value-type="float" office:value="0.000000000326869">
                <text:p>0.000000000326869</text:p>
              </table:table-cell>
              <table:table-cell office:value-type="float" office:value="0.146437">
                <text:p>0.146437</text:p>
              </table:table-cell>
              <table:table-cell office:value-type="float" office:value="0.0000000000400578">
                <text:p>0.0000000000400578</text:p>
              </table:table-cell>
              <table:table-cell office:value-type="float" office:value="0.15719">
                <text:p>0.15719</text:p>
              </table:table-cell>
              <table:table-cell office:value-type="float" office:value="0.0000000000616619">
                <text:p>0.0000000000616619</text:p>
              </table:table-cell>
              <table:table-cell office:value-type="float" office:value="0.169296">
                <text:p>0.169296</text:p>
              </table:table-cell>
              <table:table-cell office:value-type="float" office:value="0.00000000012531">
                <text:p>0.00000000012531</text:p>
              </table:table-cell>
              <table:table-cell office:value-type="float" office:value="0.182429">
                <text:p>0.182429</text:p>
              </table:table-cell>
              <table:table-cell office:value-type="float" office:value="0.000000000211036">
                <text:p>0.000000000211036</text:p>
              </table:table-cell>
              <table:table-cell office:value-type="float" office:value="0.196357">
                <text:p>0.196357</text:p>
              </table:table-cell>
              <table:table-cell office:value-type="float" office:value="0.000000000311304">
                <text:p>0.00000000031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42">
                <text:p>0.142842</text:p>
              </table:table-cell>
              <table:table-cell office:value-type="float" office:value="0.000000000641468">
                <text:p>0.000000000641468</text:p>
              </table:table-cell>
              <table:table-cell office:value-type="float" office:value="0.149">
                <text:p>0.149</text:p>
              </table:table-cell>
              <table:table-cell office:value-type="float" office:value="0.000000000429549">
                <text:p>0.000000000429549</text:p>
              </table:table-cell>
              <table:table-cell office:value-type="float" office:value="0.157683">
                <text:p>0.157683</text:p>
              </table:table-cell>
              <table:table-cell office:value-type="float" office:value="0.0000000000606761">
                <text:p>0.0000000000606761</text:p>
              </table:table-cell>
              <table:table-cell office:value-type="float" office:value="0.168159">
                <text:p>0.168159</text:p>
              </table:table-cell>
              <table:table-cell office:value-type="float" office:value="0.0000000000845711">
                <text:p>0.0000000000845711</text:p>
              </table:table-cell>
              <table:table-cell office:value-type="float" office:value="0.179955">
                <text:p>0.179955</text:p>
              </table:table-cell>
              <table:table-cell office:value-type="float" office:value="0.000000000160395">
                <text:p>0.000000000160395</text:p>
              </table:table-cell>
              <table:table-cell office:value-type="float" office:value="0.192751">
                <text:p>0.192751</text:p>
              </table:table-cell>
              <table:table-cell office:value-type="float" office:value="0.000000000257621">
                <text:p>0.000000000257621</text:p>
              </table:table-cell>
              <table:table-cell office:value-type="float" office:value="0.206323">
                <text:p>0.206323</text:p>
              </table:table-cell>
              <table:table-cell office:value-type="float" office:value="0.000000000367195">
                <text:p>0.000000000367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4478">
                <text:p>0.154478</text:p>
              </table:table-cell>
              <table:table-cell office:value-type="float" office:value="0.000000000641492">
                <text:p>0.000000000641492</text:p>
              </table:table-cell>
              <table:table-cell office:value-type="float" office:value="0.160474">
                <text:p>0.160474</text:p>
              </table:table-cell>
              <table:table-cell office:value-type="float" office:value="0.00000000051224">
                <text:p>0.00000000051224</text:p>
              </table:table-cell>
              <table:table-cell office:value-type="float" office:value="0.168928">
                <text:p>0.168928</text:p>
              </table:table-cell>
              <table:table-cell office:value-type="float" office:value="0.0000000000909905">
                <text:p>0.0000000000909905</text:p>
              </table:table-cell>
              <table:table-cell office:value-type="float" office:value="0.179129">
                <text:p>0.179129</text:p>
              </table:table-cell>
              <table:table-cell office:value-type="float" office:value="0.000000000115892">
                <text:p>0.000000000115892</text:p>
              </table:table-cell>
              <table:table-cell office:value-type="float" office:value="0.190615">
                <text:p>0.190615</text:p>
              </table:table-cell>
              <table:table-cell office:value-type="float" office:value="0.000000000205273">
                <text:p>0.000000000205273</text:p>
              </table:table-cell>
              <table:table-cell office:value-type="float" office:value="0.203074">
                <text:p>0.203074</text:p>
              </table:table-cell>
              <table:table-cell office:value-type="float" office:value="0.000000000314477">
                <text:p>0.000000000314477</text:p>
              </table:table-cell>
              <table:table-cell office:value-type="float" office:value="0.216288">
                <text:p>0.216288</text:p>
              </table:table-cell>
              <table:table-cell office:value-type="float" office:value="0.000000000433115">
                <text:p>0.00000000043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114">
                <text:p>0.166114</text:p>
              </table:table-cell>
              <table:table-cell office:value-type="float" office:value="0.000000000641498">
                <text:p>0.000000000641498</text:p>
              </table:table-cell>
              <table:table-cell office:value-type="float" office:value="0.171947">
                <text:p>0.171947</text:p>
              </table:table-cell>
              <table:table-cell office:value-type="float" office:value="0.000000000568479">
                <text:p>0.000000000568479</text:p>
              </table:table-cell>
              <table:table-cell office:value-type="float" office:value="0.180173">
                <text:p>0.180173</text:p>
              </table:table-cell>
              <table:table-cell office:value-type="float" office:value="0.000000000134479">
                <text:p>0.000000000134479</text:p>
              </table:table-cell>
              <table:table-cell office:value-type="float" office:value="0.190098">
                <text:p>0.190098</text:p>
              </table:table-cell>
              <table:table-cell office:value-type="float" office:value="0.000000000158627">
                <text:p>0.000000000158627</text:p>
              </table:table-cell>
              <table:table-cell office:value-type="float" office:value="0.201274">
                <text:p>0.201274</text:p>
              </table:table-cell>
              <table:table-cell office:value-type="float" office:value="0.000000000262656">
                <text:p>0.000000000262656</text:p>
              </table:table-cell>
              <table:table-cell office:value-type="float" office:value="0.213396">
                <text:p>0.213396</text:p>
              </table:table-cell>
              <table:table-cell office:value-type="float" office:value="0.000000000383861">
                <text:p>0.000000000383861</text:p>
              </table:table-cell>
              <table:table-cell office:value-type="float" office:value="0.226253">
                <text:p>0.226253</text:p>
              </table:table-cell>
              <table:table-cell office:value-type="float" office:value="0.000000000510861">
                <text:p>0.000000000510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49">
                <text:p>0.17774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183421">
                <text:p>0.183421</text:p>
              </table:table-cell>
              <table:table-cell office:value-type="float" office:value="0.000000000602471">
                <text:p>0.000000000602471</text:p>
              </table:table-cell>
              <table:table-cell office:value-type="float" office:value="0.191418">
                <text:p>0.191418</text:p>
              </table:table-cell>
              <table:table-cell office:value-type="float" office:value="0.000000000194717">
                <text:p>0.000000000194717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000000216773">
                <text:p>0.000000000216773</text:p>
              </table:table-cell>
              <table:table-cell office:value-type="float" office:value="0.211933">
                <text:p>0.211933</text:p>
              </table:table-cell>
              <table:table-cell office:value-type="float" office:value="0.000000000335998">
                <text:p>0.000000000335998</text:p>
              </table:table-cell>
              <table:table-cell office:value-type="float" office:value="0.223718">
                <text:p>0.223718</text:p>
              </table:table-cell>
              <table:table-cell office:value-type="float" office:value="0.000000000468526">
                <text:p>0.000000000468526</text:p>
              </table:table-cell>
              <table:table-cell office:value-type="float" office:value="0.236218">
                <text:p>0.236218</text:p>
              </table:table-cell>
              <table:table-cell office:value-type="float" office:value="0.00000000060255">
                <text:p>0.00000000060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9385">
                <text:p>0.1893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194895">
                <text:p>0.194895</text:p>
              </table:table-cell>
              <table:table-cell office:value-type="float" office:value="0.00000000062157">
                <text:p>0.00000000062157</text:p>
              </table:table-cell>
              <table:table-cell office:value-type="float" office:value="0.202663">
                <text:p>0.202663</text:p>
              </table:table-cell>
              <table:table-cell office:value-type="float" office:value="0.000000000274225">
                <text:p>0.000000000274225</text:p>
              </table:table-cell>
              <table:table-cell office:value-type="float" office:value="0.212037">
                <text:p>0.212037</text:p>
              </table:table-cell>
              <table:table-cell office:value-type="float" office:value="0.000000000295591">
                <text:p>0.000000000295591</text:p>
              </table:table-cell>
              <table:table-cell office:value-type="float" office:value="0.222592">
                <text:p>0.222592</text:p>
              </table:table-cell>
              <table:table-cell office:value-type="float" office:value="0.000000000429684">
                <text:p>0.000000000429684</text:p>
              </table:table-cell>
              <table:table-cell office:value-type="float" office:value="0.234041">
                <text:p>0.234041</text:p>
              </table:table-cell>
              <table:table-cell office:value-type="float" office:value="0.000000000571822">
                <text:p>0.000000000571822</text:p>
              </table:table-cell>
              <table:table-cell office:value-type="float" office:value="0.246183">
                <text:p>0.246183</text:p>
              </table:table-cell>
              <table:table-cell office:value-type="float" office:value="0.000000000710678">
                <text:p>0.000000000710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1021">
                <text:p>0.2010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06368">
                <text:p>0.206368</text:p>
              </table:table-cell>
              <table:table-cell office:value-type="float" office:value="0.000000000631865">
                <text:p>0.000000000631865</text:p>
              </table:table-cell>
              <table:table-cell office:value-type="float" office:value="0.213909">
                <text:p>0.213909</text:p>
              </table:table-cell>
              <table:table-cell office:value-type="float" office:value="0.00000000037274">
                <text:p>0.00000000037274</text:p>
              </table:table-cell>
              <table:table-cell office:value-type="float" office:value="0.223007">
                <text:p>0.223007</text:p>
              </table:table-cell>
              <table:table-cell office:value-type="float" office:value="0.000000000401886">
                <text:p>0.000000000401886</text:p>
              </table:table-cell>
              <table:table-cell office:value-type="float" office:value="0.233251">
                <text:p>0.233251</text:p>
              </table:table-cell>
              <table:table-cell office:value-type="float" office:value="0.000000000549271">
                <text:p>0.000000000549271</text:p>
              </table:table-cell>
              <table:table-cell office:value-type="float" office:value="0.244363">
                <text:p>0.244363</text:p>
              </table:table-cell>
              <table:table-cell office:value-type="float" office:value="0.000000000697829">
                <text:p>0.000000000697829</text:p>
              </table:table-cell>
              <table:table-cell office:value-type="float" office:value="0.256149">
                <text:p>0.256149</text:p>
              </table:table-cell>
              <table:table-cell office:value-type="float" office:value="0.000000000838188">
                <text:p>0.000000000838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657">
                <text:p>0.2126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17842">
                <text:p>0.217842</text:p>
              </table:table-cell>
              <table:table-cell office:value-type="float" office:value="0.000000000637288">
                <text:p>0.000000000637288</text:p>
              </table:table-cell>
              <table:table-cell office:value-type="float" office:value="0.225154">
                <text:p>0.225154</text:p>
              </table:table-cell>
              <table:table-cell office:value-type="float" office:value="0.000000000485674">
                <text:p>0.000000000485674</text:p>
              </table:table-cell>
              <table:table-cell office:value-type="float" office:value="0.233976">
                <text:p>0.233976</text:p>
              </table:table-cell>
              <table:table-cell office:value-type="float" office:value="0.000000000544255">
                <text:p>0.000000000544255</text:p>
              </table:table-cell>
              <table:table-cell office:value-type="float" office:value="0.24391">
                <text:p>0.24391</text:p>
              </table:table-cell>
              <table:table-cell office:value-type="float" office:value="0.000000000701781">
                <text:p>0.000000000701781</text:p>
              </table:table-cell>
              <table:table-cell office:value-type="float" office:value="0.254685">
                <text:p>0.254685</text:p>
              </table:table-cell>
              <table:table-cell office:value-type="float" office:value="0.00000000085151">
                <text:p>0.00000000085151</text:p>
              </table:table-cell>
              <table:table-cell office:value-type="float" office:value="0.266114">
                <text:p>0.266114</text:p>
              </table:table-cell>
              <table:table-cell office:value-type="float" office:value="0.000000000988544">
                <text:p>0.00000000098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292">
                <text:p>0.22429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29316">
                <text:p>0.229316</text:p>
              </table:table-cell>
              <table:table-cell office:value-type="float" office:value="0.000000000640112">
                <text:p>0.000000000640112</text:p>
              </table:table-cell>
              <table:table-cell office:value-type="float" office:value="0.236399">
                <text:p>0.236399</text:p>
              </table:table-cell>
              <table:table-cell office:value-type="float" office:value="0.000000000604159">
                <text:p>0.000000000604159</text:p>
              </table:table-cell>
              <table:table-cell office:value-type="float" office:value="0.244946">
                <text:p>0.244946</text:p>
              </table:table-cell>
              <table:table-cell office:value-type="float" office:value="0.000000000733193">
                <text:p>0.000000000733193</text:p>
              </table:table-cell>
              <table:table-cell office:value-type="float" office:value="0.254569">
                <text:p>0.254569</text:p>
              </table:table-cell>
              <table:table-cell office:value-type="float" office:value="0.000000000896051">
                <text:p>0.000000000896051</text:p>
              </table:table-cell>
              <table:table-cell office:value-type="float" office:value="0.265008">
                <text:p>0.265008</text:p>
              </table:table-cell>
              <table:table-cell office:value-type="float" office:value="0.0000000010389">
                <text:p>0.0000000010389</text:p>
              </table:table-cell>
              <table:table-cell office:value-type="float" office:value="0.276079">
                <text:p>0.276079</text:p>
              </table:table-cell>
              <table:table-cell office:value-type="float" office:value="0.00000000116583">
                <text:p>0.00000000116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928">
                <text:p>0.23592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40789">
                <text:p>0.240789</text:p>
              </table:table-cell>
              <table:table-cell office:value-type="float" office:value="0.000000000641573">
                <text:p>0.000000000641573</text:p>
              </table:table-cell>
              <table:table-cell office:value-type="float" office:value="0.247644">
                <text:p>0.247644</text:p>
              </table:table-cell>
              <table:table-cell office:value-type="float" office:value="0.00000000071745">
                <text:p>0.00000000071745</text:p>
              </table:table-cell>
              <table:table-cell office:value-type="float" office:value="0.255915">
                <text:p>0.255915</text:p>
              </table:table-cell>
              <table:table-cell office:value-type="float" office:value="0.000000000980896">
                <text:p>0.000000000980896</text:p>
              </table:table-cell>
              <table:table-cell office:value-type="float" office:value="0.265228">
                <text:p>0.265228</text:p>
              </table:table-cell>
              <table:table-cell office:value-type="float" office:value="0.00000000114315">
                <text:p>0.00000000114315</text:p>
              </table:table-cell>
              <table:table-cell office:value-type="float" office:value="0.27533">
                <text:p>0.27533</text:p>
              </table:table-cell>
              <table:table-cell office:value-type="float" office:value="0.00000000126732">
                <text:p>0.00000000126732</text:p>
              </table:table-cell>
              <table:table-cell office:value-type="float" office:value="0.286044">
                <text:p>0.286044</text:p>
              </table:table-cell>
              <table:table-cell office:value-type="float" office:value="0.00000000137484">
                <text:p>0.00000000137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564">
                <text:p>0.2475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52263">
                <text:p>0.252263</text:p>
              </table:table-cell>
              <table:table-cell office:value-type="float" office:value="0.000000000642326">
                <text:p>0.000000000642326</text:p>
              </table:table-cell>
              <table:table-cell office:value-type="float" office:value="0.258889">
                <text:p>0.258889</text:p>
              </table:table-cell>
              <table:table-cell office:value-type="float" office:value="0.000000000816562">
                <text:p>0.000000000816562</text:p>
              </table:table-cell>
              <table:table-cell office:value-type="float" office:value="0.266885">
                <text:p>0.266885</text:p>
              </table:table-cell>
              <table:table-cell office:value-type="float" office:value="0.0000000013005">
                <text:p>0.0000000013005</text:p>
              </table:table-cell>
              <table:table-cell office:value-type="float" office:value="0.275887">
                <text:p>0.275887</text:p>
              </table:table-cell>
              <table:table-cell office:value-type="float" office:value="0.00000000145684">
                <text:p>0.00000000145684</text:p>
              </table:table-cell>
              <table:table-cell office:value-type="float" office:value="0.285652">
                <text:p>0.285652</text:p>
              </table:table-cell>
              <table:table-cell office:value-type="float" office:value="0.00000000154565">
                <text:p>0.00000000154565</text:p>
              </table:table-cell>
              <table:table-cell office:value-type="float" office:value="0.296009">
                <text:p>0.296009</text:p>
              </table:table-cell>
              <table:table-cell office:value-type="float" office:value="0.00000000162124">
                <text:p>0.00000000162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9199">
                <text:p>0.25919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63737">
                <text:p>0.263737</text:p>
              </table:table-cell>
              <table:table-cell office:value-type="float" office:value="0.000000000642714">
                <text:p>0.000000000642714</text:p>
              </table:table-cell>
              <table:table-cell office:value-type="float" office:value="0.270135">
                <text:p>0.270135</text:p>
              </table:table-cell>
              <table:table-cell office:value-type="float" office:value="0.000000000896746">
                <text:p>0.000000000896746</text:p>
              </table:table-cell>
              <table:table-cell office:value-type="float" office:value="0.277854">
                <text:p>0.277854</text:p>
              </table:table-cell>
              <table:table-cell office:value-type="float" office:value="0.00000000170449">
                <text:p>0.00000000170449</text:p>
              </table:table-cell>
              <table:table-cell office:value-type="float" office:value="0.286546">
                <text:p>0.286546</text:p>
              </table:table-cell>
              <table:table-cell office:value-type="float" office:value="0.00000000185413">
                <text:p>0.00000000185413</text:p>
              </table:table-cell>
              <table:table-cell office:value-type="float" office:value="0.295975">
                <text:p>0.295975</text:p>
              </table:table-cell>
              <table:table-cell office:value-type="float" office:value="0.00000000188466">
                <text:p>0.00000000188466</text:p>
              </table:table-cell>
              <table:table-cell office:value-type="float" office:value="0.305975">
                <text:p>0.305975</text:p>
              </table:table-cell>
              <table:table-cell office:value-type="float" office:value="0.00000000191169">
                <text:p>0.0000000019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835">
                <text:p>0.2708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75211">
                <text:p>0.275211</text:p>
              </table:table-cell>
              <table:table-cell office:value-type="float" office:value="0.000000000642913">
                <text:p>0.000000000642913</text:p>
              </table:table-cell>
              <table:table-cell office:value-type="float" office:value="0.28138">
                <text:p>0.28138</text:p>
              </table:table-cell>
              <table:table-cell office:value-type="float" office:value="0.000000000957612">
                <text:p>0.000000000957612</text:p>
              </table:table-cell>
              <table:table-cell office:value-type="float" office:value="0.288824">
                <text:p>0.288824</text:p>
              </table:table-cell>
              <table:table-cell office:value-type="float" office:value="0.00000000220211">
                <text:p>0.00000000220211</text:p>
              </table:table-cell>
              <table:table-cell office:value-type="float" office:value="0.297205">
                <text:p>0.297205</text:p>
              </table:table-cell>
              <table:table-cell office:value-type="float" office:value="0.00000000235576">
                <text:p>0.00000000235576</text:p>
              </table:table-cell>
              <table:table-cell office:value-type="float" office:value="0.306297">
                <text:p>0.306297</text:p>
              </table:table-cell>
              <table:table-cell office:value-type="float" office:value="0.00000000229734">
                <text:p>0.00000000229734</text:p>
              </table:table-cell>
              <table:table-cell office:value-type="float" office:value="0.31594">
                <text:p>0.31594</text:p>
              </table:table-cell>
              <table:table-cell office:value-type="float" office:value="0.000000002254">
                <text:p>0.000000002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471">
                <text:p>0.2824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86684">
                <text:p>0.286684</text:p>
              </table:table-cell>
              <table:table-cell office:value-type="float" office:value="0.000000000643016">
                <text:p>0.000000000643016</text:p>
              </table:table-cell>
              <table:table-cell office:value-type="float" office:value="0.292625">
                <text:p>0.292625</text:p>
              </table:table-cell>
              <table:table-cell office:value-type="float" office:value="0.00000000100162">
                <text:p>0.00000000100162</text:p>
              </table:table-cell>
              <table:table-cell office:value-type="float" office:value="0.299793">
                <text:p>0.299793</text:p>
              </table:table-cell>
              <table:table-cell office:value-type="float" office:value="0.00000000279585">
                <text:p>0.00000000279585</text:p>
              </table:table-cell>
              <table:table-cell office:value-type="float" office:value="0.307864">
                <text:p>0.307864</text:p>
              </table:table-cell>
              <table:table-cell office:value-type="float" office:value="0.00000000298672">
                <text:p>0.00000000298672</text:p>
              </table:table-cell>
              <table:table-cell office:value-type="float" office:value="0.316619">
                <text:p>0.316619</text:p>
              </table:table-cell>
              <table:table-cell office:value-type="float" office:value="0.00000000279939">
                <text:p>0.00000000279939</text:p>
              </table:table-cell>
              <table:table-cell office:value-type="float" office:value="0.325905">
                <text:p>0.325905</text:p>
              </table:table-cell>
              <table:table-cell office:value-type="float" office:value="0.00000000265737">
                <text:p>0.00000000265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4107">
                <text:p>0.2941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98158">
                <text:p>0.298158</text:p>
              </table:table-cell>
              <table:table-cell office:value-type="float" office:value="0.000000000643069">
                <text:p>0.000000000643069</text:p>
              </table:table-cell>
              <table:table-cell office:value-type="float" office:value="0.30387">
                <text:p>0.30387</text:p>
              </table:table-cell>
              <table:table-cell office:value-type="float" office:value="0.00000000103232">
                <text:p>0.00000000103232</text:p>
              </table:table-cell>
              <table:table-cell office:value-type="float" office:value="0.310763">
                <text:p>0.310763</text:p>
              </table:table-cell>
              <table:table-cell office:value-type="float" office:value="0.00000000347801">
                <text:p>0.00000000347801</text:p>
              </table:table-cell>
              <table:table-cell office:value-type="float" office:value="0.318523">
                <text:p>0.318523</text:p>
              </table:table-cell>
              <table:table-cell office:value-type="float" office:value="0.00000000377654">
                <text:p>0.00000000377654</text:p>
              </table:table-cell>
              <table:table-cell office:value-type="float" office:value="0.326942">
                <text:p>0.326942</text:p>
              </table:table-cell>
              <table:table-cell office:value-type="float" office:value="0.00000000340967">
                <text:p>0.00000000340967</text:p>
              </table:table-cell>
              <table:table-cell office:value-type="float" office:value="0.33587">
                <text:p>0.33587</text:p>
              </table:table-cell>
              <table:table-cell office:value-type="float" office:value="0.00000000313261">
                <text:p>0.0000000031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742">
                <text:p>0.30574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09632">
                <text:p>0.309632</text:p>
              </table:table-cell>
              <table:table-cell office:value-type="float" office:value="0.000000000643096">
                <text:p>0.000000000643096</text:p>
              </table:table-cell>
              <table:table-cell office:value-type="float" office:value="0.315115">
                <text:p>0.315115</text:p>
              </table:table-cell>
              <table:table-cell office:value-type="float" office:value="0.00000000105322">
                <text:p>0.00000000105322</text:p>
              </table:table-cell>
              <table:table-cell office:value-type="float" office:value="0.321732">
                <text:p>0.321732</text:p>
              </table:table-cell>
              <table:table-cell office:value-type="float" office:value="0.0000000042285">
                <text:p>0.0000000042285</text:p>
              </table:table-cell>
              <table:table-cell office:value-type="float" office:value="0.329182">
                <text:p>0.329182</text:p>
              </table:table-cell>
              <table:table-cell office:value-type="float" office:value="0.00000000475926">
                <text:p>0.00000000475926</text:p>
              </table:table-cell>
              <table:table-cell office:value-type="float" office:value="0.337264">
                <text:p>0.337264</text:p>
              </table:table-cell>
              <table:table-cell office:value-type="float" office:value="0.0000000041508">
                <text:p>0.0000000041508</text:p>
              </table:table-cell>
              <table:table-cell office:value-type="float" office:value="0.345835">
                <text:p>0.345835</text:p>
              </table:table-cell>
              <table:table-cell office:value-type="float" office:value="0.00000000369241">
                <text:p>0.00000000369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7378">
                <text:p>0.31737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21105">
                <text:p>0.321105</text:p>
              </table:table-cell>
              <table:table-cell office:value-type="float" office:value="0.00000000064311">
                <text:p>0.00000000064311</text:p>
              </table:table-cell>
              <table:table-cell office:value-type="float" office:value="0.326361">
                <text:p>0.326361</text:p>
              </table:table-cell>
              <table:table-cell office:value-type="float" office:value="0.0000000010672">
                <text:p>0.0000000010672</text:p>
              </table:table-cell>
              <table:table-cell office:value-type="float" office:value="0.332702">
                <text:p>0.332702</text:p>
              </table:table-cell>
              <table:table-cell office:value-type="float" office:value="0.00000000501581">
                <text:p>0.00000000501581</text:p>
              </table:table-cell>
              <table:table-cell office:value-type="float" office:value="0.339841">
                <text:p>0.339841</text:p>
              </table:table-cell>
              <table:table-cell office:value-type="float" office:value="0.00000000597288">
                <text:p>0.00000000597288</text:p>
              </table:table-cell>
              <table:table-cell office:value-type="float" office:value="0.347586">
                <text:p>0.347586</text:p>
              </table:table-cell>
              <table:table-cell office:value-type="float" office:value="0.00000000504978">
                <text:p>0.00000000504978</text:p>
              </table:table-cell>
              <table:table-cell office:value-type="float" office:value="0.355801">
                <text:p>0.355801</text:p>
              </table:table-cell>
              <table:table-cell office:value-type="float" office:value="0.00000000435162">
                <text:p>0.0000000043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9014">
                <text:p>0.3290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32579">
                <text:p>0.332579</text:p>
              </table:table-cell>
              <table:table-cell office:value-type="float" office:value="0.000000000643117">
                <text:p>0.000000000643117</text:p>
              </table:table-cell>
              <table:table-cell office:value-type="float" office:value="0.337606">
                <text:p>0.337606</text:p>
              </table:table-cell>
              <table:table-cell office:value-type="float" office:value="0.00000000107646">
                <text:p>0.00000000107646</text:p>
              </table:table-cell>
              <table:table-cell office:value-type="float" office:value="0.343671">
                <text:p>0.343671</text:p>
              </table:table-cell>
              <table:table-cell office:value-type="float" office:value="0.00000000580158">
                <text:p>0.00000000580158</text:p>
              </table:table-cell>
              <table:table-cell office:value-type="float" office:value="0.350501">
                <text:p>0.350501</text:p>
              </table:table-cell>
              <table:table-cell office:value-type="float" office:value="0.00000000745784">
                <text:p>0.00000000745784</text:p>
              </table:table-cell>
              <table:table-cell office:value-type="float" office:value="0.357909">
                <text:p>0.357909</text:p>
              </table:table-cell>
              <table:table-cell office:value-type="float" office:value="0.00000000613867">
                <text:p>0.00000000613867</text:p>
              </table:table-cell>
              <table:table-cell office:value-type="float" office:value="0.365766">
                <text:p>0.365766</text:p>
              </table:table-cell>
              <table:table-cell office:value-type="float" office:value="0.00000000512766">
                <text:p>0.00000000512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65">
                <text:p>0.340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44053">
                <text:p>0.344053</text:p>
              </table:table-cell>
              <table:table-cell office:value-type="float" office:value="0.000000000643121">
                <text:p>0.000000000643121</text:p>
              </table:table-cell>
              <table:table-cell office:value-type="float" office:value="0.348851">
                <text:p>0.348851</text:p>
              </table:table-cell>
              <table:table-cell office:value-type="float" office:value="0.00000000108253">
                <text:p>0.00000000108253</text:p>
              </table:table-cell>
              <table:table-cell office:value-type="float" office:value="0.354641">
                <text:p>0.354641</text:p>
              </table:table-cell>
              <table:table-cell office:value-type="float" office:value="0.00000000654775">
                <text:p>0.00000000654775</text:p>
              </table:table-cell>
              <table:table-cell office:value-type="float" office:value="0.36116">
                <text:p>0.36116</text:p>
              </table:table-cell>
              <table:table-cell office:value-type="float" office:value="0.0000000092544">
                <text:p>0.0000000092544</text:p>
              </table:table-cell>
              <table:table-cell office:value-type="float" office:value="0.368231">
                <text:p>0.368231</text:p>
              </table:table-cell>
              <table:table-cell office:value-type="float" office:value="0.00000000745535">
                <text:p>0.00000000745535</text:p>
              </table:table-cell>
              <table:table-cell office:value-type="float" office:value="0.375731">
                <text:p>0.375731</text:p>
              </table:table-cell>
              <table:table-cell office:value-type="float" office:value="0.00000000604092">
                <text:p>0.00000000604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2285">
                <text:p>0.3522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55526">
                <text:p>0.355526</text:p>
              </table:table-cell>
              <table:table-cell office:value-type="float" office:value="0.000000000643122">
                <text:p>0.000000000643122</text:p>
              </table:table-cell>
              <table:table-cell office:value-type="float" office:value="0.360096">
                <text:p>0.360096</text:p>
              </table:table-cell>
              <table:table-cell office:value-type="float" office:value="0.0000000010865">
                <text:p>0.0000000010865</text:p>
              </table:table-cell>
              <table:table-cell office:value-type="float" office:value="0.36561">
                <text:p>0.36561</text:p>
              </table:table-cell>
              <table:table-cell office:value-type="float" office:value="0.00000000722357">
                <text:p>0.00000000722357</text:p>
              </table:table-cell>
              <table:table-cell office:value-type="float" office:value="0.371819">
                <text:p>0.371819</text:p>
              </table:table-cell>
              <table:table-cell office:value-type="float" office:value="0.0000000113985">
                <text:p>0.0000000113985</text:p>
              </table:table-cell>
              <table:table-cell office:value-type="float" office:value="0.378553">
                <text:p>0.378553</text:p>
              </table:table-cell>
              <table:table-cell office:value-type="float" office:value="0.00000000904415">
                <text:p>0.00000000904415</text:p>
              </table:table-cell>
              <table:table-cell office:value-type="float" office:value="0.385696">
                <text:p>0.385696</text:p>
              </table:table-cell>
              <table:table-cell office:value-type="float" office:value="0.0000000071152">
                <text:p>0.0000000071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921">
                <text:p>0.3639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67">
                <text:p>0.367</text:p>
              </table:table-cell>
              <table:table-cell office:value-type="float" office:value="0.000000000643123">
                <text:p>0.000000000643123</text:p>
              </table:table-cell>
              <table:table-cell office:value-type="float" office:value="0.371341">
                <text:p>0.371341</text:p>
              </table:table-cell>
              <table:table-cell office:value-type="float" office:value="0.00000000108908">
                <text:p>0.00000000108908</text:p>
              </table:table-cell>
              <table:table-cell office:value-type="float" office:value="0.37658">
                <text:p>0.37658</text:p>
              </table:table-cell>
              <table:table-cell office:value-type="float" office:value="0.00000000780994">
                <text:p>0.00000000780994</text:p>
              </table:table-cell>
              <table:table-cell office:value-type="float" office:value="0.382478">
                <text:p>0.382478</text:p>
              </table:table-cell>
              <table:table-cell office:value-type="float" office:value="0.0000000139159">
                <text:p>0.0000000139159</text:p>
              </table:table-cell>
              <table:table-cell office:value-type="float" office:value="0.388876">
                <text:p>0.388876</text:p>
              </table:table-cell>
              <table:table-cell office:value-type="float" office:value="0.0000000109565">
                <text:p>0.0000000109565</text:p>
              </table:table-cell>
              <table:table-cell office:value-type="float" office:value="0.395661">
                <text:p>0.395661</text:p>
              </table:table-cell>
              <table:table-cell office:value-type="float" office:value="0.00000000837824">
                <text:p>0.00000000837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557">
                <text:p>0.3755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78474">
                <text:p>0.378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382587">
                <text:p>0.382587</text:p>
              </table:table-cell>
              <table:table-cell office:value-type="float" office:value="0.00000000109076">
                <text:p>0.00000000109076</text:p>
              </table:table-cell>
              <table:table-cell office:value-type="float" office:value="0.387549">
                <text:p>0.387549</text:p>
              </table:table-cell>
              <table:table-cell office:value-type="float" office:value="0.00000000830006">
                <text:p>0.00000000830006</text:p>
              </table:table-cell>
              <table:table-cell office:value-type="float" office:value="0.393137">
                <text:p>0.393137</text:p>
              </table:table-cell>
              <table:table-cell office:value-type="float" office:value="0.0000000168159">
                <text:p>0.0000000168159</text:p>
              </table:table-cell>
              <table:table-cell office:value-type="float" office:value="0.399198">
                <text:p>0.399198</text:p>
              </table:table-cell>
              <table:table-cell office:value-type="float" office:value="0.0000000132514">
                <text:p>0.0000000132514</text:p>
              </table:table-cell>
              <table:table-cell office:value-type="float" office:value="0.405626">
                <text:p>0.405626</text:p>
              </table:table-cell>
              <table:table-cell office:value-type="float" office:value="0.00000000986235">
                <text:p>0.00000000986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193">
                <text:p>0.3871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89947">
                <text:p>0.389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00000109185">
                <text:p>0.00000000109185</text:p>
              </table:table-cell>
              <table:table-cell office:value-type="float" office:value="0.398519">
                <text:p>0.398519</text:p>
              </table:table-cell>
              <table:table-cell office:value-type="float" office:value="0.00000000869708">
                <text:p>0.00000000869708</text:p>
              </table:table-cell>
              <table:table-cell office:value-type="float" office:value="0.403796">
                <text:p>0.403796</text:p>
              </table:table-cell>
              <table:table-cell office:value-type="float" office:value="0.0000000200839">
                <text:p>0.0000000200839</text:p>
              </table:table-cell>
              <table:table-cell office:value-type="float" office:value="0.40952">
                <text:p>0.40952</text:p>
              </table:table-cell>
              <table:table-cell office:value-type="float" office:value="0.0000000159953">
                <text:p>0.0000000159953</text:p>
              </table:table-cell>
              <table:table-cell office:value-type="float" office:value="0.415592">
                <text:p>0.415592</text:p>
              </table:table-cell>
              <table:table-cell office:value-type="float" office:value="0.000000011605">
                <text:p>0.000000011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828">
                <text:p>0.39882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01421">
                <text:p>0.401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05077">
                <text:p>0.405077</text:p>
              </table:table-cell>
              <table:table-cell office:value-type="float" office:value="0.00000000109256">
                <text:p>0.00000000109256</text:p>
              </table:table-cell>
              <table:table-cell office:value-type="float" office:value="0.409488">
                <text:p>0.409488</text:p>
              </table:table-cell>
              <table:table-cell office:value-type="float" office:value="0.0000000090106">
                <text:p>0.0000000090106</text:p>
              </table:table-cell>
              <table:table-cell office:value-type="float" office:value="0.414455">
                <text:p>0.414455</text:p>
              </table:table-cell>
              <table:table-cell office:value-type="float" office:value="0.0000000236769">
                <text:p>0.0000000236769</text:p>
              </table:table-cell>
              <table:table-cell office:value-type="float" office:value="0.419843">
                <text:p>0.419843</text:p>
              </table:table-cell>
              <table:table-cell office:value-type="float" office:value="0.0000000192621">
                <text:p>0.0000000192621</text:p>
              </table:table-cell>
              <table:table-cell office:value-type="float" office:value="0.425557">
                <text:p>0.425557</text:p>
              </table:table-cell>
              <table:table-cell office:value-type="float" office:value="0.0000000136496">
                <text:p>0.0000000136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464">
                <text:p>0.4104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12895">
                <text:p>0.412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16322">
                <text:p>0.416322</text:p>
              </table:table-cell>
              <table:table-cell office:value-type="float" office:value="0.00000000109302">
                <text:p>0.00000000109302</text:p>
              </table:table-cell>
              <table:table-cell office:value-type="float" office:value="0.420458">
                <text:p>0.420458</text:p>
              </table:table-cell>
              <table:table-cell office:value-type="float" office:value="0.00000000925326">
                <text:p>0.00000000925326</text:p>
              </table:table-cell>
              <table:table-cell office:value-type="float" office:value="0.425114">
                <text:p>0.425114</text:p>
              </table:table-cell>
              <table:table-cell office:value-type="float" office:value="0.0000000275215">
                <text:p>0.0000000275215</text:p>
              </table:table-cell>
              <table:table-cell office:value-type="float" office:value="0.430165">
                <text:p>0.430165</text:p>
              </table:table-cell>
              <table:table-cell office:value-type="float" office:value="0.0000000231312">
                <text:p>0.0000000231312</text:p>
              </table:table-cell>
              <table:table-cell office:value-type="float" office:value="0.435522">
                <text:p>0.435522</text:p>
              </table:table-cell>
              <table:table-cell office:value-type="float" office:value="0.0000000160461">
                <text:p>0.0000000160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21">
                <text:p>0.42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24368">
                <text:p>0.424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27567">
                <text:p>0.427567</text:p>
              </table:table-cell>
              <table:table-cell office:value-type="float" office:value="0.00000000109331">
                <text:p>0.00000000109331</text:p>
              </table:table-cell>
              <table:table-cell office:value-type="float" office:value="0.431427">
                <text:p>0.431427</text:p>
              </table:table-cell>
              <table:table-cell office:value-type="float" office:value="0.00000000943814">
                <text:p>0.00000000943814</text:p>
              </table:table-cell>
              <table:table-cell office:value-type="float" office:value="0.435773">
                <text:p>0.435773</text:p>
              </table:table-cell>
              <table:table-cell office:value-type="float" office:value="0.0000000315175">
                <text:p>0.0000000315175</text:p>
              </table:table-cell>
              <table:table-cell office:value-type="float" office:value="0.440487">
                <text:p>0.440487</text:p>
              </table:table-cell>
              <table:table-cell office:value-type="float" office:value="0.000000027686">
                <text:p>0.000000027686</text:p>
              </table:table-cell>
              <table:table-cell office:value-type="float" office:value="0.445487">
                <text:p>0.445487</text:p>
              </table:table-cell>
              <table:table-cell office:value-type="float" office:value="0.0000000188521">
                <text:p>0.0000000188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3735">
                <text:p>0.4337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35842">
                <text:p>0.435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38813">
                <text:p>0.438813</text:p>
              </table:table-cell>
              <table:table-cell office:value-type="float" office:value="0.0000000010935">
                <text:p>0.0000000010935</text:p>
              </table:table-cell>
              <table:table-cell office:value-type="float" office:value="0.442397">
                <text:p>0.442397</text:p>
              </table:table-cell>
              <table:table-cell office:value-type="float" office:value="0.00000000957735">
                <text:p>0.00000000957735</text:p>
              </table:table-cell>
              <table:table-cell office:value-type="float" office:value="0.446432">
                <text:p>0.446432</text:p>
              </table:table-cell>
              <table:table-cell office:value-type="float" office:value="0.0000000355478">
                <text:p>0.0000000355478</text:p>
              </table:table-cell>
              <table:table-cell office:value-type="float" office:value="0.45081">
                <text:p>0.45081</text:p>
              </table:table-cell>
              <table:table-cell office:value-type="float" office:value="0.0000000330096">
                <text:p>0.0000000330096</text:p>
              </table:table-cell>
              <table:table-cell office:value-type="float" office:value="0.455452">
                <text:p>0.455452</text:p>
              </table:table-cell>
              <table:table-cell office:value-type="float" office:value="0.0000000221331">
                <text:p>0.0000000221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5371">
                <text:p>0.4453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47316">
                <text:p>0.447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50058">
                <text:p>0.450058</text:p>
              </table:table-cell>
              <table:table-cell office:value-type="float" office:value="0.00000000109363">
                <text:p>0.00000000109363</text:p>
              </table:table-cell>
              <table:table-cell office:value-type="float" office:value="0.453366">
                <text:p>0.453366</text:p>
              </table:table-cell>
              <table:table-cell office:value-type="float" office:value="0.00000000968122">
                <text:p>0.00000000968122</text:p>
              </table:table-cell>
              <table:table-cell office:value-type="float" office:value="0.457091">
                <text:p>0.457091</text:p>
              </table:table-cell>
              <table:table-cell office:value-type="float" office:value="0.0000000394909">
                <text:p>0.0000000394909</text:p>
              </table:table-cell>
              <table:table-cell office:value-type="float" office:value="0.461132">
                <text:p>0.461132</text:p>
              </table:table-cell>
              <table:table-cell office:value-type="float" office:value="0.0000000391799">
                <text:p>0.0000000391799</text:p>
              </table:table-cell>
              <table:table-cell office:value-type="float" office:value="0.465418">
                <text:p>0.465418</text:p>
              </table:table-cell>
              <table:table-cell office:value-type="float" office:value="0.0000000259637">
                <text:p>0.0000000259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007">
                <text:p>0.4570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58789">
                <text:p>0.45878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61303">
                <text:p>0.461303</text:p>
              </table:table-cell>
              <table:table-cell office:value-type="float" office:value="0.00000000109371">
                <text:p>0.00000000109371</text:p>
              </table:table-cell>
              <table:table-cell office:value-type="float" office:value="0.464336">
                <text:p>0.464336</text:p>
              </table:table-cell>
              <table:table-cell office:value-type="float" office:value="0.0000000097582">
                <text:p>0.0000000097582</text:p>
              </table:table-cell>
              <table:table-cell office:value-type="float" office:value="0.46775">
                <text:p>0.46775</text:p>
              </table:table-cell>
              <table:table-cell office:value-type="float" office:value="0.0000000432357">
                <text:p>0.0000000432357</text:p>
              </table:table-cell>
              <table:table-cell office:value-type="float" office:value="0.471454">
                <text:p>0.471454</text:p>
              </table:table-cell>
              <table:table-cell office:value-type="float" office:value="0.0000000462625">
                <text:p>0.0000000462625</text:p>
              </table:table-cell>
              <table:table-cell office:value-type="float" office:value="0.475383">
                <text:p>0.475383</text:p>
              </table:table-cell>
              <table:table-cell office:value-type="float" office:value="0.000000030428">
                <text:p>0.000000030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643">
                <text:p>0.4686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70263">
                <text:p>0.47026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72548">
                <text:p>0.472548</text:p>
              </table:table-cell>
              <table:table-cell office:value-type="float" office:value="0.00000000109376">
                <text:p>0.00000000109376</text:p>
              </table:table-cell>
              <table:table-cell office:value-type="float" office:value="0.475305">
                <text:p>0.475305</text:p>
              </table:table-cell>
              <table:table-cell office:value-type="float" office:value="0.00000000981497">
                <text:p>0.00000000981497</text:p>
              </table:table-cell>
              <table:table-cell office:value-type="float" office:value="0.478409">
                <text:p>0.478409</text:p>
              </table:table-cell>
              <table:table-cell office:value-type="float" office:value="0.0000000466931">
                <text:p>0.0000000466931</text:p>
              </table:table-cell>
              <table:table-cell office:value-type="float" office:value="0.481777">
                <text:p>0.481777</text:p>
              </table:table-cell>
              <table:table-cell office:value-type="float" office:value="0.0000000543023">
                <text:p>0.0000000543023</text:p>
              </table:table-cell>
              <table:table-cell office:value-type="float" office:value="0.485348">
                <text:p>0.485348</text:p>
              </table:table-cell>
              <table:table-cell office:value-type="float" office:value="0.0000000356202">
                <text:p>0.0000000356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278">
                <text:p>0.48027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81737">
                <text:p>0.48173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83793">
                <text:p>0.483793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486275">
                <text:p>0.486275</text:p>
              </table:table-cell>
              <table:table-cell office:value-type="float" office:value="0.00000000985669">
                <text:p>0.00000000985669</text:p>
              </table:table-cell>
              <table:table-cell office:value-type="float" office:value="0.489068">
                <text:p>0.489068</text:p>
              </table:table-cell>
              <table:table-cell office:value-type="float" office:value="0.0000000498028">
                <text:p>0.0000000498028</text:p>
              </table:table-cell>
              <table:table-cell office:value-type="float" office:value="0.492099">
                <text:p>0.492099</text:p>
              </table:table-cell>
              <table:table-cell office:value-type="float" office:value="0.0000000633142">
                <text:p>0.0000000633142</text:p>
              </table:table-cell>
              <table:table-cell office:value-type="float" office:value="0.495313">
                <text:p>0.495313</text:p>
              </table:table-cell>
              <table:table-cell office:value-type="float" office:value="0.0000000416441">
                <text:p>0.0000000416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1914">
                <text:p>0.4919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93211">
                <text:p>0.49321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95038">
                <text:p>0.495038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497244">
                <text:p>0.497244</text:p>
              </table:table-cell>
              <table:table-cell office:value-type="float" office:value="0.00000000988726">
                <text:p>0.00000000988726</text:p>
              </table:table-cell>
              <table:table-cell office:value-type="float" office:value="0.499727">
                <text:p>0.499727</text:p>
              </table:table-cell>
              <table:table-cell office:value-type="float" office:value="0.0000000525348">
                <text:p>0.0000000525348</text:p>
              </table:table-cell>
              <table:table-cell office:value-type="float" office:value="0.502421">
                <text:p>0.502421</text:p>
              </table:table-cell>
              <table:table-cell office:value-type="float" office:value="0.000000073274">
                <text:p>0.000000073274</text:p>
              </table:table-cell>
              <table:table-cell office:value-type="float" office:value="0.505278">
                <text:p>0.505278</text:p>
              </table:table-cell>
              <table:table-cell office:value-type="float" office:value="0.0000000486138">
                <text:p>0.0000000486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55">
                <text:p>0.5035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04684">
                <text:p>0.50468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06284">
                <text:p>0.50628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508214">
                <text:p>0.508214</text:p>
              </table:table-cell>
              <table:table-cell office:value-type="float" office:value="0.00000000990961">
                <text:p>0.00000000990961</text:p>
              </table:table-cell>
              <table:table-cell office:value-type="float" office:value="0.510387">
                <text:p>0.510387</text:p>
              </table:table-cell>
              <table:table-cell office:value-type="float" office:value="0.0000000548858">
                <text:p>0.0000000548858</text:p>
              </table:table-cell>
              <table:table-cell office:value-type="float" office:value="0.512744">
                <text:p>0.512744</text:p>
              </table:table-cell>
              <table:table-cell office:value-type="float" office:value="0.000000084111">
                <text:p>0.000000084111</text:p>
              </table:table-cell>
              <table:table-cell office:value-type="float" office:value="0.515244">
                <text:p>0.515244</text:p>
              </table:table-cell>
              <table:table-cell office:value-type="float" office:value="0.0000000566515">
                <text:p>0.0000000566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186">
                <text:p>0.5151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16158">
                <text:p>0.51615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17529">
                <text:p>0.51752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519183">
                <text:p>0.519183</text:p>
              </table:table-cell>
              <table:table-cell office:value-type="float" office:value="0.00000000992594">
                <text:p>0.00000000992594</text:p>
              </table:table-cell>
              <table:table-cell office:value-type="float" office:value="0.521046">
                <text:p>0.521046</text:p>
              </table:table-cell>
              <table:table-cell office:value-type="float" office:value="0.0000000568731">
                <text:p>0.0000000568731</text:p>
              </table:table-cell>
              <table:table-cell office:value-type="float" office:value="0.523066">
                <text:p>0.523066</text:p>
              </table:table-cell>
              <table:table-cell office:value-type="float" office:value="0.000000095704">
                <text:p>0.000000095704</text:p>
              </table:table-cell>
              <table:table-cell office:value-type="float" office:value="0.525209">
                <text:p>0.525209</text:p>
              </table:table-cell>
              <table:table-cell office:value-type="float" office:value="0.0000000658865">
                <text:p>0.0000000658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6821">
                <text:p>0.5268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27632">
                <text:p>0.52763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28774">
                <text:p>0.52877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30153">
                <text:p>0.530153</text:p>
              </table:table-cell>
              <table:table-cell office:value-type="float" office:value="0.00000000993785">
                <text:p>0.00000000993785</text:p>
              </table:table-cell>
              <table:table-cell office:value-type="float" office:value="0.531705">
                <text:p>0.531705</text:p>
              </table:table-cell>
              <table:table-cell office:value-type="float" office:value="0.000000058528">
                <text:p>0.000000058528</text:p>
              </table:table-cell>
              <table:table-cell office:value-type="float" office:value="0.533388">
                <text:p>0.533388</text:p>
              </table:table-cell>
              <table:table-cell office:value-type="float" office:value="0.000000107883">
                <text:p>0.000000107883</text:p>
              </table:table-cell>
              <table:table-cell office:value-type="float" office:value="0.535174">
                <text:p>0.535174</text:p>
              </table:table-cell>
              <table:table-cell office:value-type="float" office:value="0.0000000764521">
                <text:p>0.0000000764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8457">
                <text:p>0.5384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39105">
                <text:p>0.53910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40019">
                <text:p>0.540019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41122">
                <text:p>0.541122</text:p>
              </table:table-cell>
              <table:table-cell office:value-type="float" office:value="0.00000000994653">
                <text:p>0.00000000994653</text:p>
              </table:table-cell>
              <table:table-cell office:value-type="float" office:value="0.542364">
                <text:p>0.542364</text:p>
              </table:table-cell>
              <table:table-cell office:value-type="float" office:value="0.0000000598887">
                <text:p>0.0000000598887</text:p>
              </table:table-cell>
              <table:table-cell office:value-type="float" office:value="0.543711">
                <text:p>0.543711</text:p>
              </table:table-cell>
              <table:table-cell office:value-type="float" office:value="0.000000120436">
                <text:p>0.000000120436</text:p>
              </table:table-cell>
              <table:table-cell office:value-type="float" office:value="0.545139">
                <text:p>0.545139</text:p>
              </table:table-cell>
              <table:table-cell office:value-type="float" office:value="0.0000000884813">
                <text:p>0.0000000884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0093">
                <text:p>0.5500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50579">
                <text:p>0.55057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51264">
                <text:p>0.55126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52092">
                <text:p>0.552092</text:p>
              </table:table-cell>
              <table:table-cell office:value-type="float" office:value="0.00000000995286">
                <text:p>0.00000000995286</text:p>
              </table:table-cell>
              <table:table-cell office:value-type="float" office:value="0.553023">
                <text:p>0.553023</text:p>
              </table:table-cell>
              <table:table-cell office:value-type="float" office:value="0.0000000609961">
                <text:p>0.0000000609961</text:p>
              </table:table-cell>
              <table:table-cell office:value-type="float" office:value="0.554033">
                <text:p>0.554033</text:p>
              </table:table-cell>
              <table:table-cell office:value-type="float" office:value="0.000000133124">
                <text:p>0.000000133124</text:p>
              </table:table-cell>
              <table:table-cell office:value-type="float" office:value="0.555104">
                <text:p>0.555104</text:p>
              </table:table-cell>
              <table:table-cell office:value-type="float" office:value="0.000000102101">
                <text:p>0.000000102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729">
                <text:p>0.5617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62053">
                <text:p>0.56205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6251">
                <text:p>0.56251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63061">
                <text:p>0.563061</text:p>
              </table:table-cell>
              <table:table-cell office:value-type="float" office:value="0.00000000995746">
                <text:p>0.00000000995746</text:p>
              </table:table-cell>
              <table:table-cell office:value-type="float" office:value="0.563682">
                <text:p>0.563682</text:p>
              </table:table-cell>
              <table:table-cell office:value-type="float" office:value="0.0000000618898">
                <text:p>0.0000000618898</text:p>
              </table:table-cell>
              <table:table-cell office:value-type="float" office:value="0.564355">
                <text:p>0.564355</text:p>
              </table:table-cell>
              <table:table-cell office:value-type="float" office:value="0.000000145698">
                <text:p>0.000000145698</text:p>
              </table:table-cell>
              <table:table-cell office:value-type="float" office:value="0.56507">
                <text:p>0.56507</text:p>
              </table:table-cell>
              <table:table-cell office:value-type="float" office:value="0.000000117426">
                <text:p>0.000000117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3364">
                <text:p>0.5733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73526">
                <text:p>0.57352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73755">
                <text:p>0.57375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74031">
                <text:p>0.574031</text:p>
              </table:table-cell>
              <table:table-cell office:value-type="float" office:value="0.00000000996082">
                <text:p>0.00000000996082</text:p>
              </table:table-cell>
              <table:table-cell office:value-type="float" office:value="0.574341">
                <text:p>0.574341</text:p>
              </table:table-cell>
              <table:table-cell office:value-type="float" office:value="0.0000000626062">
                <text:p>0.0000000626062</text:p>
              </table:table-cell>
              <table:table-cell office:value-type="float" office:value="0.574678">
                <text:p>0.574678</text:p>
              </table:table-cell>
              <table:table-cell office:value-type="float" office:value="0.000000157916">
                <text:p>0.000000157916</text:p>
              </table:table-cell>
              <table:table-cell office:value-type="float" office:value="0.575035">
                <text:p>0.575035</text:p>
              </table:table-cell>
              <table:table-cell office:value-type="float" office:value="0.00000013455">
                <text:p>0.00000013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85">
                <text:p>0.585</text:p>
              </table:table-cell>
              <table:table-cell office:value-type="float" office:value="0.00000000996326">
                <text:p>0.00000000996326</text:p>
              </table:table-cell>
              <table:table-cell office:value-type="float" office:value="0.585">
                <text:p>0.585</text:p>
              </table:table-cell>
              <table:table-cell office:value-type="float" office:value="0.0000000631775">
                <text:p>0.0000000631775</text:p>
              </table:table-cell>
              <table:table-cell office:value-type="float" office:value="0.585">
                <text:p>0.585</text:p>
              </table:table-cell>
              <table:table-cell office:value-type="float" office:value="0.000000169566">
                <text:p>0.000000169566</text:p>
              </table:table-cell>
              <table:table-cell office:value-type="float" office:value="0.585">
                <text:p>0.585</text:p>
              </table:table-cell>
              <table:table-cell office:value-type="float" office:value="0.000000153535">
                <text:p>0.000000153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6636">
                <text:p>0.5966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96474">
                <text:p>0.596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96245">
                <text:p>0.59624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95969">
                <text:p>0.595969</text:p>
              </table:table-cell>
              <table:table-cell office:value-type="float" office:value="0.00000000996504">
                <text:p>0.00000000996504</text:p>
              </table:table-cell>
              <table:table-cell office:value-type="float" office:value="0.595659">
                <text:p>0.595659</text:p>
              </table:table-cell>
              <table:table-cell office:value-type="float" office:value="0.0000000636311">
                <text:p>0.0000000636311</text:p>
              </table:table-cell>
              <table:table-cell office:value-type="float" office:value="0.595322">
                <text:p>0.595322</text:p>
              </table:table-cell>
              <table:table-cell office:value-type="float" office:value="0.000000180475">
                <text:p>0.000000180475</text:p>
              </table:table-cell>
              <table:table-cell office:value-type="float" office:value="0.594965">
                <text:p>0.594965</text:p>
              </table:table-cell>
              <table:table-cell office:value-type="float" office:value="0.000000174403">
                <text:p>0.000000174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8271">
                <text:p>0.6082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07947">
                <text:p>0.607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0749">
                <text:p>0.60749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06939">
                <text:p>0.606939</text:p>
              </table:table-cell>
              <table:table-cell office:value-type="float" office:value="0.00000000996633">
                <text:p>0.00000000996633</text:p>
              </table:table-cell>
              <table:table-cell office:value-type="float" office:value="0.606318">
                <text:p>0.606318</text:p>
              </table:table-cell>
              <table:table-cell office:value-type="float" office:value="0.0000000639901">
                <text:p>0.0000000639901</text:p>
              </table:table-cell>
              <table:table-cell office:value-type="float" office:value="0.605645">
                <text:p>0.605645</text:p>
              </table:table-cell>
              <table:table-cell office:value-type="float" office:value="0.000000190521">
                <text:p>0.000000190521</text:p>
              </table:table-cell>
              <table:table-cell office:value-type="float" office:value="0.60493">
                <text:p>0.60493</text:p>
              </table:table-cell>
              <table:table-cell office:value-type="float" office:value="0.00000019713">
                <text:p>0.00000019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9907">
                <text:p>0.6199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19421">
                <text:p>0.619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18736">
                <text:p>0.61873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17908">
                <text:p>0.617908</text:p>
              </table:table-cell>
              <table:table-cell office:value-type="float" office:value="0.00000000996727">
                <text:p>0.00000000996727</text:p>
              </table:table-cell>
              <table:table-cell office:value-type="float" office:value="0.616977">
                <text:p>0.616977</text:p>
              </table:table-cell>
              <table:table-cell office:value-type="float" office:value="0.0000000642737">
                <text:p>0.0000000642737</text:p>
              </table:table-cell>
              <table:table-cell office:value-type="float" office:value="0.615967">
                <text:p>0.615967</text:p>
              </table:table-cell>
              <table:table-cell office:value-type="float" office:value="0.000000199632">
                <text:p>0.000000199632</text:p>
              </table:table-cell>
              <table:table-cell office:value-type="float" office:value="0.614896">
                <text:p>0.614896</text:p>
              </table:table-cell>
              <table:table-cell office:value-type="float" office:value="0.00000022163">
                <text:p>0.00000022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543">
                <text:p>0.6315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30895">
                <text:p>0.630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29981">
                <text:p>0.62998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28878">
                <text:p>0.628878</text:p>
              </table:table-cell>
              <table:table-cell office:value-type="float" office:value="0.00000000996796">
                <text:p>0.00000000996796</text:p>
              </table:table-cell>
              <table:table-cell office:value-type="float" office:value="0.627636">
                <text:p>0.627636</text:p>
              </table:table-cell>
              <table:table-cell office:value-type="float" office:value="0.0000000644975">
                <text:p>0.0000000644975</text:p>
              </table:table-cell>
              <table:table-cell office:value-type="float" office:value="0.626289">
                <text:p>0.626289</text:p>
              </table:table-cell>
              <table:table-cell office:value-type="float" office:value="0.000000207782">
                <text:p>0.000000207782</text:p>
              </table:table-cell>
              <table:table-cell office:value-type="float" office:value="0.624861">
                <text:p>0.624861</text:p>
              </table:table-cell>
              <table:table-cell office:value-type="float" office:value="0.000000247762">
                <text:p>0.00000024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3179">
                <text:p>0.6431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42368">
                <text:p>0.642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41226">
                <text:p>0.64122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39847">
                <text:p>0.639847</text:p>
              </table:table-cell>
              <table:table-cell office:value-type="float" office:value="0.00000000996847">
                <text:p>0.00000000996847</text:p>
              </table:table-cell>
              <table:table-cell office:value-type="float" office:value="0.638295">
                <text:p>0.638295</text:p>
              </table:table-cell>
              <table:table-cell office:value-type="float" office:value="0.000000064674">
                <text:p>0.000000064674</text:p>
              </table:table-cell>
              <table:table-cell office:value-type="float" office:value="0.636612">
                <text:p>0.636612</text:p>
              </table:table-cell>
              <table:table-cell office:value-type="float" office:value="0.000000214987">
                <text:p>0.000000214987</text:p>
              </table:table-cell>
              <table:table-cell office:value-type="float" office:value="0.634826">
                <text:p>0.634826</text:p>
              </table:table-cell>
              <table:table-cell office:value-type="float" office:value="0.000000275319">
                <text:p>0.000000275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4814">
                <text:p>0.6548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53842">
                <text:p>0.653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52471">
                <text:p>0.65247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50817">
                <text:p>0.650817</text:p>
              </table:table-cell>
              <table:table-cell office:value-type="float" office:value="0.00000000996884">
                <text:p>0.00000000996884</text:p>
              </table:table-cell>
              <table:table-cell office:value-type="float" office:value="0.648954">
                <text:p>0.648954</text:p>
              </table:table-cell>
              <table:table-cell office:value-type="float" office:value="0.0000000648133">
                <text:p>0.0000000648133</text:p>
              </table:table-cell>
              <table:table-cell office:value-type="float" office:value="0.646934">
                <text:p>0.646934</text:p>
              </table:table-cell>
              <table:table-cell office:value-type="float" office:value="0.000000221292">
                <text:p>0.000000221292</text:p>
              </table:table-cell>
              <table:table-cell office:value-type="float" office:value="0.644791">
                <text:p>0.644791</text:p>
              </table:table-cell>
              <table:table-cell office:value-type="float" office:value="0.000000304044">
                <text:p>0.000000304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45">
                <text:p>0.6664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65316">
                <text:p>0.665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63716">
                <text:p>0.66371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61786">
                <text:p>0.661786</text:p>
              </table:table-cell>
              <table:table-cell office:value-type="float" office:value="0.00000000996911">
                <text:p>0.00000000996911</text:p>
              </table:table-cell>
              <table:table-cell office:value-type="float" office:value="0.659613">
                <text:p>0.659613</text:p>
              </table:table-cell>
              <table:table-cell office:value-type="float" office:value="0.0000000649237">
                <text:p>0.0000000649237</text:p>
              </table:table-cell>
              <table:table-cell office:value-type="float" office:value="0.657256">
                <text:p>0.657256</text:p>
              </table:table-cell>
              <table:table-cell office:value-type="float" office:value="0.000000226766">
                <text:p>0.000000226766</text:p>
              </table:table-cell>
              <table:table-cell office:value-type="float" office:value="0.654756">
                <text:p>0.654756</text:p>
              </table:table-cell>
              <table:table-cell office:value-type="float" office:value="0.000000333635">
                <text:p>0.000000333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8086">
                <text:p>0.6780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76789">
                <text:p>0.67678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74962">
                <text:p>0.67496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72756">
                <text:p>0.672756</text:p>
              </table:table-cell>
              <table:table-cell office:value-type="float" office:value="0.00000000996932">
                <text:p>0.00000000996932</text:p>
              </table:table-cell>
              <table:table-cell office:value-type="float" office:value="0.670273">
                <text:p>0.670273</text:p>
              </table:table-cell>
              <table:table-cell office:value-type="float" office:value="0.0000000650116">
                <text:p>0.0000000650116</text:p>
              </table:table-cell>
              <table:table-cell office:value-type="float" office:value="0.667579">
                <text:p>0.667579</text:p>
              </table:table-cell>
              <table:table-cell office:value-type="float" office:value="0.000000231491">
                <text:p>0.000000231491</text:p>
              </table:table-cell>
              <table:table-cell office:value-type="float" office:value="0.664722">
                <text:p>0.664722</text:p>
              </table:table-cell>
              <table:table-cell office:value-type="float" office:value="0.00000036376">
                <text:p>0.00000036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9722">
                <text:p>0.68972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88263">
                <text:p>0.68826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86207">
                <text:p>0.68620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83725">
                <text:p>0.683725</text:p>
              </table:table-cell>
              <table:table-cell office:value-type="float" office:value="0.00000000996948">
                <text:p>0.00000000996948</text:p>
              </table:table-cell>
              <table:table-cell office:value-type="float" office:value="0.680932">
                <text:p>0.680932</text:p>
              </table:table-cell>
              <table:table-cell office:value-type="float" office:value="0.0000000650824">
                <text:p>0.0000000650824</text:p>
              </table:table-cell>
              <table:table-cell office:value-type="float" office:value="0.677901">
                <text:p>0.677901</text:p>
              </table:table-cell>
              <table:table-cell office:value-type="float" office:value="0.000000235554">
                <text:p>0.000000235554</text:p>
              </table:table-cell>
              <table:table-cell office:value-type="float" office:value="0.674687">
                <text:p>0.674687</text:p>
              </table:table-cell>
              <table:table-cell office:value-type="float" office:value="0.000000394086">
                <text:p>0.000000394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1357">
                <text:p>0.7013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99737">
                <text:p>0.69973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97452">
                <text:p>0.69745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94695">
                <text:p>0.694695</text:p>
              </table:table-cell>
              <table:table-cell office:value-type="float" office:value="0.00000000996962">
                <text:p>0.00000000996962</text:p>
              </table:table-cell>
              <table:table-cell office:value-type="float" office:value="0.691591">
                <text:p>0.691591</text:p>
              </table:table-cell>
              <table:table-cell office:value-type="float" office:value="0.0000000651401">
                <text:p>0.0000000651401</text:p>
              </table:table-cell>
              <table:table-cell office:value-type="float" office:value="0.688223">
                <text:p>0.688223</text:p>
              </table:table-cell>
              <table:table-cell office:value-type="float" office:value="0.000000239046">
                <text:p>0.000000239046</text:p>
              </table:table-cell>
              <table:table-cell office:value-type="float" office:value="0.684652">
                <text:p>0.684652</text:p>
              </table:table-cell>
              <table:table-cell office:value-type="float" office:value="0.000000424292">
                <text:p>0.000000424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2993">
                <text:p>0.7129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11211">
                <text:p>0.71121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08697">
                <text:p>0.70869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05664">
                <text:p>0.705664</text:p>
              </table:table-cell>
              <table:table-cell office:value-type="float" office:value="0.00000000996973">
                <text:p>0.00000000996973</text:p>
              </table:table-cell>
              <table:table-cell office:value-type="float" office:value="0.70225">
                <text:p>0.70225</text:p>
              </table:table-cell>
              <table:table-cell office:value-type="float" office:value="0.0000000651884">
                <text:p>0.0000000651884</text:p>
              </table:table-cell>
              <table:table-cell office:value-type="float" office:value="0.698546">
                <text:p>0.698546</text:p>
              </table:table-cell>
              <table:table-cell office:value-type="float" office:value="0.000000242053">
                <text:p>0.000000242053</text:p>
              </table:table-cell>
              <table:table-cell office:value-type="float" office:value="0.694617">
                <text:p>0.694617</text:p>
              </table:table-cell>
              <table:table-cell office:value-type="float" office:value="0.000000454097">
                <text:p>0.000000454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629">
                <text:p>0.7246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22684">
                <text:p>0.72268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19942">
                <text:p>0.71994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16634">
                <text:p>0.716634</text:p>
              </table:table-cell>
              <table:table-cell office:value-type="float" office:value="0.00000000996985">
                <text:p>0.00000000996985</text:p>
              </table:table-cell>
              <table:table-cell office:value-type="float" office:value="0.712909">
                <text:p>0.712909</text:p>
              </table:table-cell>
              <table:table-cell office:value-type="float" office:value="0.0000000652301">
                <text:p>0.0000000652301</text:p>
              </table:table-cell>
              <table:table-cell office:value-type="float" office:value="0.708868">
                <text:p>0.708868</text:p>
              </table:table-cell>
              <table:table-cell office:value-type="float" office:value="0.000000244661">
                <text:p>0.000000244661</text:p>
              </table:table-cell>
              <table:table-cell office:value-type="float" office:value="0.704582">
                <text:p>0.704582</text:p>
              </table:table-cell>
              <table:table-cell office:value-type="float" office:value="0.000000483279">
                <text:p>0.000000483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6265">
                <text:p>0.7362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34158">
                <text:p>0.73415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31187">
                <text:p>0.73118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27603">
                <text:p>0.727603</text:p>
              </table:table-cell>
              <table:table-cell office:value-type="float" office:value="0.00000000996997">
                <text:p>0.00000000996997</text:p>
              </table:table-cell>
              <table:table-cell office:value-type="float" office:value="0.723568">
                <text:p>0.723568</text:p>
              </table:table-cell>
              <table:table-cell office:value-type="float" office:value="0.0000000652678">
                <text:p>0.0000000652678</text:p>
              </table:table-cell>
              <table:table-cell office:value-type="float" office:value="0.71919">
                <text:p>0.71919</text:p>
              </table:table-cell>
              <table:table-cell office:value-type="float" office:value="0.000000246948">
                <text:p>0.000000246948</text:p>
              </table:table-cell>
              <table:table-cell office:value-type="float" office:value="0.714548">
                <text:p>0.714548</text:p>
              </table:table-cell>
              <table:table-cell office:value-type="float" office:value="0.000000511689">
                <text:p>0.000000511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79">
                <text:p>0.74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45632">
                <text:p>0.74563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42433">
                <text:p>0.742433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38573">
                <text:p>0.738573</text:p>
              </table:table-cell>
              <table:table-cell office:value-type="float" office:value="0.00000000997011">
                <text:p>0.00000000997011</text:p>
              </table:table-cell>
              <table:table-cell office:value-type="float" office:value="0.734227">
                <text:p>0.734227</text:p>
              </table:table-cell>
              <table:table-cell office:value-type="float" office:value="0.0000000653038">
                <text:p>0.0000000653038</text:p>
              </table:table-cell>
              <table:table-cell office:value-type="float" office:value="0.729513">
                <text:p>0.729513</text:p>
              </table:table-cell>
              <table:table-cell office:value-type="float" office:value="0.000000248988">
                <text:p>0.000000248988</text:p>
              </table:table-cell>
              <table:table-cell office:value-type="float" office:value="0.724513">
                <text:p>0.724513</text:p>
              </table:table-cell>
              <table:table-cell office:value-type="float" office:value="0.000000539268">
                <text:p>0.000000539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9536">
                <text:p>0.7595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57105">
                <text:p>0.75710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53678">
                <text:p>0.75367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49542">
                <text:p>0.749542</text:p>
              </table:table-cell>
              <table:table-cell office:value-type="float" office:value="0.00000000997029">
                <text:p>0.00000000997029</text:p>
              </table:table-cell>
              <table:table-cell office:value-type="float" office:value="0.744886">
                <text:p>0.744886</text:p>
              </table:table-cell>
              <table:table-cell office:value-type="float" office:value="0.0000000653404">
                <text:p>0.0000000653404</text:p>
              </table:table-cell>
              <table:table-cell office:value-type="float" office:value="0.739835">
                <text:p>0.739835</text:p>
              </table:table-cell>
              <table:table-cell office:value-type="float" office:value="0.000000250851">
                <text:p>0.000000250851</text:p>
              </table:table-cell>
              <table:table-cell office:value-type="float" office:value="0.734478">
                <text:p>0.734478</text:p>
              </table:table-cell>
              <table:table-cell office:value-type="float" office:value="0.000000566051">
                <text:p>0.000000566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1172">
                <text:p>0.77117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68579">
                <text:p>0.76857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64923">
                <text:p>0.76492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60512">
                <text:p>0.760512</text:p>
              </table:table-cell>
              <table:table-cell office:value-type="float" office:value="0.00000000997051">
                <text:p>0.00000000997051</text:p>
              </table:table-cell>
              <table:table-cell office:value-type="float" office:value="0.755545">
                <text:p>0.755545</text:p>
              </table:table-cell>
              <table:table-cell office:value-type="float" office:value="0.0000000653797">
                <text:p>0.0000000653797</text:p>
              </table:table-cell>
              <table:table-cell office:value-type="float" office:value="0.750157">
                <text:p>0.750157</text:p>
              </table:table-cell>
              <table:table-cell office:value-type="float" office:value="0.000000252604">
                <text:p>0.000000252604</text:p>
              </table:table-cell>
              <table:table-cell office:value-type="float" office:value="0.744443">
                <text:p>0.744443</text:p>
              </table:table-cell>
              <table:table-cell office:value-type="float" office:value="0.000000592173">
                <text:p>0.000000592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2807">
                <text:p>0.7828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80053">
                <text:p>0.78005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76168">
                <text:p>0.77616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71481">
                <text:p>0.771481</text:p>
              </table:table-cell>
              <table:table-cell office:value-type="float" office:value="0.00000000997082">
                <text:p>0.00000000997082</text:p>
              </table:table-cell>
              <table:table-cell office:value-type="float" office:value="0.766204">
                <text:p>0.766204</text:p>
              </table:table-cell>
              <table:table-cell office:value-type="float" office:value="0.0000000654243">
                <text:p>0.0000000654243</text:p>
              </table:table-cell>
              <table:table-cell office:value-type="float" office:value="0.76048">
                <text:p>0.76048</text:p>
              </table:table-cell>
              <table:table-cell office:value-type="float" office:value="0.000000254315">
                <text:p>0.000000254315</text:p>
              </table:table-cell>
              <table:table-cell office:value-type="float" office:value="0.754408">
                <text:p>0.754408</text:p>
              </table:table-cell>
              <table:table-cell office:value-type="float" office:value="0.00000061788">
                <text:p>0.00000061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4443">
                <text:p>0.7944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91526">
                <text:p>0.79152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87413">
                <text:p>0.78741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82451">
                <text:p>0.782451</text:p>
              </table:table-cell>
              <table:table-cell office:value-type="float" office:value="0.00000000997123">
                <text:p>0.00000000997123</text:p>
              </table:table-cell>
              <table:table-cell office:value-type="float" office:value="0.776863">
                <text:p>0.776863</text:p>
              </table:table-cell>
              <table:table-cell office:value-type="float" office:value="0.0000000654768">
                <text:p>0.0000000654768</text:p>
              </table:table-cell>
              <table:table-cell office:value-type="float" office:value="0.770802">
                <text:p>0.770802</text:p>
              </table:table-cell>
              <table:table-cell office:value-type="float" office:value="0.00000025605">
                <text:p>0.00000025605</text:p>
              </table:table-cell>
              <table:table-cell office:value-type="float" office:value="0.764374">
                <text:p>0.764374</text:p>
              </table:table-cell>
              <table:table-cell office:value-type="float" office:value="0.000000643528">
                <text:p>0.000000643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6079">
                <text:p>0.8060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03">
                <text:p>0.80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98659">
                <text:p>0.79865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79342">
                <text:p>0.79342</text:p>
              </table:table-cell>
              <table:table-cell office:value-type="float" office:value="0.00000000997179">
                <text:p>0.00000000997179</text:p>
              </table:table-cell>
              <table:table-cell office:value-type="float" office:value="0.787522">
                <text:p>0.787522</text:p>
              </table:table-cell>
              <table:table-cell office:value-type="float" office:value="0.0000000655406">
                <text:p>0.0000000655406</text:p>
              </table:table-cell>
              <table:table-cell office:value-type="float" office:value="0.781124">
                <text:p>0.781124</text:p>
              </table:table-cell>
              <table:table-cell office:value-type="float" office:value="0.000000257882">
                <text:p>0.000000257882</text:p>
              </table:table-cell>
              <table:table-cell office:value-type="float" office:value="0.774339">
                <text:p>0.774339</text:p>
              </table:table-cell>
              <table:table-cell office:value-type="float" office:value="0.000000669605">
                <text:p>0.0000006696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7715">
                <text:p>0.81771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14474">
                <text:p>0.814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09904">
                <text:p>0.80990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80439">
                <text:p>0.80439</text:p>
              </table:table-cell>
              <table:table-cell office:value-type="float" office:value="0.00000000997255">
                <text:p>0.00000000997255</text:p>
              </table:table-cell>
              <table:table-cell office:value-type="float" office:value="0.798181">
                <text:p>0.798181</text:p>
              </table:table-cell>
              <table:table-cell office:value-type="float" office:value="0.0000000656197">
                <text:p>0.0000000656197</text:p>
              </table:table-cell>
              <table:table-cell office:value-type="float" office:value="0.791447">
                <text:p>0.791447</text:p>
              </table:table-cell>
              <table:table-cell office:value-type="float" office:value="0.000000259888">
                <text:p>0.000000259888</text:p>
              </table:table-cell>
              <table:table-cell office:value-type="float" office:value="0.784304">
                <text:p>0.784304</text:p>
              </table:table-cell>
              <table:table-cell office:value-type="float" office:value="0.000000696752">
                <text:p>0.000000696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935">
                <text:p>0.829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25947">
                <text:p>0.825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21149">
                <text:p>0.821149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815359">
                <text:p>0.815359</text:p>
              </table:table-cell>
              <table:table-cell office:value-type="float" office:value="0.0000000099736">
                <text:p>0.0000000099736</text:p>
              </table:table-cell>
              <table:table-cell office:value-type="float" office:value="0.80884">
                <text:p>0.80884</text:p>
              </table:table-cell>
              <table:table-cell office:value-type="float" office:value="0.0000000657191">
                <text:p>0.0000000657191</text:p>
              </table:table-cell>
              <table:table-cell office:value-type="float" office:value="0.801769">
                <text:p>0.801769</text:p>
              </table:table-cell>
              <table:table-cell office:value-type="float" office:value="0.000000262159">
                <text:p>0.000000262159</text:p>
              </table:table-cell>
              <table:table-cell office:value-type="float" office:value="0.794269">
                <text:p>0.794269</text:p>
              </table:table-cell>
              <table:table-cell office:value-type="float" office:value="0.000000725806">
                <text:p>0.000000725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986">
                <text:p>0.8409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37421">
                <text:p>0.837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32394">
                <text:p>0.832394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826329">
                <text:p>0.826329</text:p>
              </table:table-cell>
              <table:table-cell office:value-type="float" office:value="0.00000000997505">
                <text:p>0.00000000997505</text:p>
              </table:table-cell>
              <table:table-cell office:value-type="float" office:value="0.819499">
                <text:p>0.819499</text:p>
              </table:table-cell>
              <table:table-cell office:value-type="float" office:value="0.0000000658451">
                <text:p>0.0000000658451</text:p>
              </table:table-cell>
              <table:table-cell office:value-type="float" office:value="0.812091">
                <text:p>0.812091</text:p>
              </table:table-cell>
              <table:table-cell office:value-type="float" office:value="0.000000264801">
                <text:p>0.000000264801</text:p>
              </table:table-cell>
              <table:table-cell office:value-type="float" office:value="0.804234">
                <text:p>0.804234</text:p>
              </table:table-cell>
              <table:table-cell office:value-type="float" office:value="0.00000075787">
                <text:p>0.00000075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2622">
                <text:p>0.85262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48895">
                <text:p>0.848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43639">
                <text:p>0.843639</text:p>
              </table:table-cell>
              <table:table-cell office:value-type="float" office:value="0.00000000109377">
                <text:p>0.00000000109377</text:p>
              </table:table-cell>
              <table:table-cell office:value-type="float" office:value="0.837298">
                <text:p>0.837298</text:p>
              </table:table-cell>
              <table:table-cell office:value-type="float" office:value="0.00000000997703">
                <text:p>0.00000000997703</text:p>
              </table:table-cell>
              <table:table-cell office:value-type="float" office:value="0.830159">
                <text:p>0.830159</text:p>
              </table:table-cell>
              <table:table-cell office:value-type="float" office:value="0.0000000660058">
                <text:p>0.0000000660058</text:p>
              </table:table-cell>
              <table:table-cell office:value-type="float" office:value="0.822414">
                <text:p>0.822414</text:p>
              </table:table-cell>
              <table:table-cell office:value-type="float" office:value="0.000000267946">
                <text:p>0.000000267946</text:p>
              </table:table-cell>
              <table:table-cell office:value-type="float" office:value="0.814199">
                <text:p>0.814199</text:p>
              </table:table-cell>
              <table:table-cell office:value-type="float" office:value="0.000000794433">
                <text:p>0.000000794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258">
                <text:p>0.86425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60368">
                <text:p>0.860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54885">
                <text:p>0.854885</text:p>
              </table:table-cell>
              <table:table-cell office:value-type="float" office:value="0.00000000109372">
                <text:p>0.00000000109372</text:p>
              </table:table-cell>
              <table:table-cell office:value-type="float" office:value="0.848268">
                <text:p>0.848268</text:p>
              </table:table-cell>
              <table:table-cell office:value-type="float" office:value="0.00000000997975">
                <text:p>0.00000000997975</text:p>
              </table:table-cell>
              <table:table-cell office:value-type="float" office:value="0.840818">
                <text:p>0.840818</text:p>
              </table:table-cell>
              <table:table-cell office:value-type="float" office:value="0.0000000662118">
                <text:p>0.0000000662118</text:p>
              </table:table-cell>
              <table:table-cell office:value-type="float" office:value="0.832736">
                <text:p>0.832736</text:p>
              </table:table-cell>
              <table:table-cell office:value-type="float" office:value="0.000000271759">
                <text:p>0.000000271759</text:p>
              </table:table-cell>
              <table:table-cell office:value-type="float" office:value="0.824165">
                <text:p>0.824165</text:p>
              </table:table-cell>
              <table:table-cell office:value-type="float" office:value="0.000000837573">
                <text:p>0.000000837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893">
                <text:p>0.8758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71842">
                <text:p>0.871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6613">
                <text:p>0.86613</text:p>
              </table:table-cell>
              <table:table-cell office:value-type="float" office:value="0.00000000109365">
                <text:p>0.00000000109365</text:p>
              </table:table-cell>
              <table:table-cell office:value-type="float" office:value="0.859237">
                <text:p>0.859237</text:p>
              </table:table-cell>
              <table:table-cell office:value-type="float" office:value="0.0000000099835">
                <text:p>0.0000000099835</text:p>
              </table:table-cell>
              <table:table-cell office:value-type="float" office:value="0.851477">
                <text:p>0.851477</text:p>
              </table:table-cell>
              <table:table-cell office:value-type="float" office:value="0.0000000664768">
                <text:p>0.0000000664768</text:p>
              </table:table-cell>
              <table:table-cell office:value-type="float" office:value="0.843058">
                <text:p>0.843058</text:p>
              </table:table-cell>
              <table:table-cell office:value-type="float" office:value="0.000000276455">
                <text:p>0.000000276455</text:p>
              </table:table-cell>
              <table:table-cell office:value-type="float" office:value="0.83413">
                <text:p>0.83413</text:p>
              </table:table-cell>
              <table:table-cell office:value-type="float" office:value="0.000000890311">
                <text:p>0.000000890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7529">
                <text:p>0.8875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83316">
                <text:p>0.883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77375">
                <text:p>0.877375</text:p>
              </table:table-cell>
              <table:table-cell office:value-type="float" office:value="0.00000000109353">
                <text:p>0.00000000109353</text:p>
              </table:table-cell>
              <table:table-cell office:value-type="float" office:value="0.870207">
                <text:p>0.870207</text:p>
              </table:table-cell>
              <table:table-cell office:value-type="float" office:value="0.00000000998867">
                <text:p>0.00000000998867</text:p>
              </table:table-cell>
              <table:table-cell office:value-type="float" office:value="0.862136">
                <text:p>0.862136</text:p>
              </table:table-cell>
              <table:table-cell office:value-type="float" office:value="0.0000000668189">
                <text:p>0.0000000668189</text:p>
              </table:table-cell>
              <table:table-cell office:value-type="float" office:value="0.853381">
                <text:p>0.853381</text:p>
              </table:table-cell>
              <table:table-cell office:value-type="float" office:value="0.000000282322">
                <text:p>0.000000282322</text:p>
              </table:table-cell>
              <table:table-cell office:value-type="float" office:value="0.844095">
                <text:p>0.844095</text:p>
              </table:table-cell>
              <table:table-cell office:value-type="float" office:value="0.000000957261">
                <text:p>0.000000957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9165">
                <text:p>0.8991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94789">
                <text:p>0.894789</text:p>
              </table:table-cell>
              <table:table-cell office:value-type="float" office:value="0.000000000643123">
                <text:p>0.000000000643123</text:p>
              </table:table-cell>
              <table:table-cell office:value-type="float" office:value="0.88862">
                <text:p>0.88862</text:p>
              </table:table-cell>
              <table:table-cell office:value-type="float" office:value="0.00000000109335">
                <text:p>0.00000000109335</text:p>
              </table:table-cell>
              <table:table-cell office:value-type="float" office:value="0.881176">
                <text:p>0.881176</text:p>
              </table:table-cell>
              <table:table-cell office:value-type="float" office:value="0.00000000999578">
                <text:p>0.00000000999578</text:p>
              </table:table-cell>
              <table:table-cell office:value-type="float" office:value="0.872795">
                <text:p>0.872795</text:p>
              </table:table-cell>
              <table:table-cell office:value-type="float" office:value="0.0000000672618">
                <text:p>0.0000000672618</text:p>
              </table:table-cell>
              <table:table-cell office:value-type="float" office:value="0.863703">
                <text:p>0.863703</text:p>
              </table:table-cell>
              <table:table-cell office:value-type="float" office:value="0.000000289755">
                <text:p>0.000000289755</text:p>
              </table:table-cell>
              <table:table-cell office:value-type="float" office:value="0.85406">
                <text:p>0.85406</text:p>
              </table:table-cell>
              <table:table-cell office:value-type="float" office:value="0.00000104593">
                <text:p>0.00000104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0801">
                <text:p>0.91080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06263">
                <text:p>0.906263</text:p>
              </table:table-cell>
              <table:table-cell office:value-type="float" office:value="0.000000000643121">
                <text:p>0.000000000643121</text:p>
              </table:table-cell>
              <table:table-cell office:value-type="float" office:value="0.899865">
                <text:p>0.899865</text:p>
              </table:table-cell>
              <table:table-cell office:value-type="float" office:value="0.00000000109308">
                <text:p>0.00000000109308</text:p>
              </table:table-cell>
              <table:table-cell office:value-type="float" office:value="0.892146">
                <text:p>0.892146</text:p>
              </table:table-cell>
              <table:table-cell office:value-type="float" office:value="0.0000000100056">
                <text:p>0.0000000100056</text:p>
              </table:table-cell>
              <table:table-cell office:value-type="float" office:value="0.883454">
                <text:p>0.883454</text:p>
              </table:table-cell>
              <table:table-cell office:value-type="float" office:value="0.0000000678379">
                <text:p>0.0000000678379</text:p>
              </table:table-cell>
              <table:table-cell office:value-type="float" office:value="0.874025">
                <text:p>0.874025</text:p>
              </table:table-cell>
              <table:table-cell office:value-type="float" office:value="0.000000299314">
                <text:p>0.000000299314</text:p>
              </table:table-cell>
              <table:table-cell office:value-type="float" office:value="0.864025">
                <text:p>0.864025</text:p>
              </table:table-cell>
              <table:table-cell office:value-type="float" office:value="0.00000116947">
                <text:p>0.00000116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2436">
                <text:p>0.9224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17737">
                <text:p>0.917737</text:p>
              </table:table-cell>
              <table:table-cell office:value-type="float" office:value="0.000000000643119">
                <text:p>0.000000000643119</text:p>
              </table:table-cell>
              <table:table-cell office:value-type="float" office:value="0.911111">
                <text:p>0.911111</text:p>
              </table:table-cell>
              <table:table-cell office:value-type="float" office:value="0.00000000109265">
                <text:p>0.00000000109265</text:p>
              </table:table-cell>
              <table:table-cell office:value-type="float" office:value="0.903115">
                <text:p>0.903115</text:p>
              </table:table-cell>
              <table:table-cell office:value-type="float" office:value="0.0000000100191">
                <text:p>0.0000000100191</text:p>
              </table:table-cell>
              <table:table-cell office:value-type="float" office:value="0.894113">
                <text:p>0.894113</text:p>
              </table:table-cell>
              <table:table-cell office:value-type="float" office:value="0.0000000685908">
                <text:p>0.0000000685908</text:p>
              </table:table-cell>
              <table:table-cell office:value-type="float" office:value="0.884348">
                <text:p>0.884348</text:p>
              </table:table-cell>
              <table:table-cell office:value-type="float" office:value="0.000000311826">
                <text:p>0.000000311826</text:p>
              </table:table-cell>
              <table:table-cell office:value-type="float" office:value="0.873991">
                <text:p>0.873991</text:p>
              </table:table-cell>
              <table:table-cell office:value-type="float" office:value="0.00000135347">
                <text:p>0.000001353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4072">
                <text:p>0.93407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29211">
                <text:p>0.929211</text:p>
              </table:table-cell>
              <table:table-cell office:value-type="float" office:value="0.000000000643113">
                <text:p>0.000000000643113</text:p>
              </table:table-cell>
              <table:table-cell office:value-type="float" office:value="0.922356">
                <text:p>0.922356</text:p>
              </table:table-cell>
              <table:table-cell office:value-type="float" office:value="0.000000001092">
                <text:p>0.000000001092</text:p>
              </table:table-cell>
              <table:table-cell office:value-type="float" office:value="0.914085">
                <text:p>0.914085</text:p>
              </table:table-cell>
              <table:table-cell office:value-type="float" office:value="0.0000000100378">
                <text:p>0.0000000100378</text:p>
              </table:table-cell>
              <table:table-cell office:value-type="float" office:value="0.904772">
                <text:p>0.904772</text:p>
              </table:table-cell>
              <table:table-cell office:value-type="float" office:value="0.000000069581">
                <text:p>0.000000069581</text:p>
              </table:table-cell>
              <table:table-cell office:value-type="float" office:value="0.89467">
                <text:p>0.89467</text:p>
              </table:table-cell>
              <table:table-cell office:value-type="float" office:value="0.00000032856">
                <text:p>0.00000032856</text:p>
              </table:table-cell>
              <table:table-cell office:value-type="float" office:value="0.883956">
                <text:p>0.883956</text:p>
              </table:table-cell>
              <table:table-cell office:value-type="float" office:value="0.00000165527">
                <text:p>0.00000165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5708">
                <text:p>0.94570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40684">
                <text:p>0.940684</text:p>
              </table:table-cell>
              <table:table-cell office:value-type="float" office:value="0.000000000643102">
                <text:p>0.000000000643102</text:p>
              </table:table-cell>
              <table:table-cell office:value-type="float" office:value="0.933601">
                <text:p>0.933601</text:p>
              </table:table-cell>
              <table:table-cell office:value-type="float" office:value="0.00000000109098">
                <text:p>0.00000000109098</text:p>
              </table:table-cell>
              <table:table-cell office:value-type="float" office:value="0.925054">
                <text:p>0.925054</text:p>
              </table:table-cell>
              <table:table-cell office:value-type="float" office:value="0.0000000100637">
                <text:p>0.0000000100637</text:p>
              </table:table-cell>
              <table:table-cell office:value-type="float" office:value="0.915431">
                <text:p>0.915431</text:p>
              </table:table-cell>
              <table:table-cell office:value-type="float" office:value="0.000000070894">
                <text:p>0.000000070894</text:p>
              </table:table-cell>
              <table:table-cell office:value-type="float" office:value="0.904992">
                <text:p>0.904992</text:p>
              </table:table-cell>
              <table:table-cell office:value-type="float" office:value="0.000000351578">
                <text:p>0.000000351578</text:p>
              </table:table-cell>
              <table:table-cell office:value-type="float" office:value="0.893921">
                <text:p>0.893921</text:p>
              </table:table-cell>
              <table:table-cell office:value-type="float" office:value="0.00000223613">
                <text:p>0.00000223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7343">
                <text:p>0.9573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52158">
                <text:p>0.952158</text:p>
              </table:table-cell>
              <table:table-cell office:value-type="float" office:value="0.000000000643081">
                <text:p>0.000000000643081</text:p>
              </table:table-cell>
              <table:table-cell office:value-type="float" office:value="0.944846">
                <text:p>0.944846</text:p>
              </table:table-cell>
              <table:table-cell office:value-type="float" office:value="0.00000000108941">
                <text:p>0.00000000108941</text:p>
              </table:table-cell>
              <table:table-cell office:value-type="float" office:value="0.936024">
                <text:p>0.936024</text:p>
              </table:table-cell>
              <table:table-cell office:value-type="float" office:value="0.0000000100996">
                <text:p>0.0000000100996</text:p>
              </table:table-cell>
              <table:table-cell office:value-type="float" office:value="0.92609">
                <text:p>0.92609</text:p>
              </table:table-cell>
              <table:table-cell office:value-type="float" office:value="0.000000072654">
                <text:p>0.000000072654</text:p>
              </table:table-cell>
              <table:table-cell office:value-type="float" office:value="0.915315">
                <text:p>0.915315</text:p>
              </table:table-cell>
              <table:table-cell office:value-type="float" office:value="0.000000384472">
                <text:p>0.000000384472</text:p>
              </table:table-cell>
              <table:table-cell office:value-type="float" office:value="0.903886">
                <text:p>0.903886</text:p>
              </table:table-cell>
              <table:table-cell office:value-type="float" office:value="0.00000379256">
                <text:p>0.00000379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8979">
                <text:p>0.9689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63632">
                <text:p>0.963632</text:p>
              </table:table-cell>
              <table:table-cell office:value-type="float" office:value="0.00000000064304">
                <text:p>0.00000000064304</text:p>
              </table:table-cell>
              <table:table-cell office:value-type="float" office:value="0.956091">
                <text:p>0.956091</text:p>
              </table:table-cell>
              <table:table-cell office:value-type="float" office:value="0.00000000108698">
                <text:p>0.00000000108698</text:p>
              </table:table-cell>
              <table:table-cell office:value-type="float" office:value="0.946993">
                <text:p>0.946993</text:p>
              </table:table-cell>
              <table:table-cell office:value-type="float" office:value="0.0000000101497">
                <text:p>0.0000000101497</text:p>
              </table:table-cell>
              <table:table-cell office:value-type="float" office:value="0.936749">
                <text:p>0.936749</text:p>
              </table:table-cell>
              <table:table-cell office:value-type="float" office:value="0.0000000750475">
                <text:p>0.0000000750475</text:p>
              </table:table-cell>
              <table:table-cell office:value-type="float" office:value="0.925637">
                <text:p>0.925637</text:p>
              </table:table-cell>
              <table:table-cell office:value-type="float" office:value="0.000000434118">
                <text:p>0.000000434118</text:p>
              </table:table-cell>
              <table:table-cell office:value-type="float" office:value="0.913851">
                <text:p>0.913851</text:p>
              </table:table-cell>
              <table:table-cell office:value-type="float" office:value="0.0000206593">
                <text:p>0.000020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0615">
                <text:p>0.98061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75105">
                <text:p>0.975105</text:p>
              </table:table-cell>
              <table:table-cell office:value-type="float" office:value="0.000000000642959">
                <text:p>0.000000000642959</text:p>
              </table:table-cell>
              <table:table-cell office:value-type="float" office:value="0.967337">
                <text:p>0.967337</text:p>
              </table:table-cell>
              <table:table-cell office:value-type="float" office:value="0.00000000108322">
                <text:p>0.00000000108322</text:p>
              </table:table-cell>
              <table:table-cell office:value-type="float" office:value="0.957963">
                <text:p>0.957963</text:p>
              </table:table-cell>
              <table:table-cell office:value-type="float" office:value="0.0000000102199">
                <text:p>0.0000000102199</text:p>
              </table:table-cell>
              <table:table-cell office:value-type="float" office:value="0.947408">
                <text:p>0.947408</text:p>
              </table:table-cell>
              <table:table-cell office:value-type="float" office:value="0.0000000783672">
                <text:p>0.0000000783672</text:p>
              </table:table-cell>
              <table:table-cell office:value-type="float" office:value="0.935959">
                <text:p>0.935959</text:p>
              </table:table-cell>
              <table:table-cell office:value-type="float" office:value="0.000000515555">
                <text:p>0.000000515555</text:p>
              </table:table-cell>
              <table:table-cell office:value-type="float" office:value="0.923817">
                <text:p>0.923817</text:p>
              </table:table-cell>
              <table:table-cell office:value-type="float" office:value="-0.00000488589">
                <text:p>-0.00000488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251">
                <text:p>0.99225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86579">
                <text:p>0.986579</text:p>
              </table:table-cell>
              <table:table-cell office:value-type="float" office:value="0.000000000642803">
                <text:p>0.000000000642803</text:p>
              </table:table-cell>
              <table:table-cell office:value-type="float" office:value="0.978582">
                <text:p>0.978582</text:p>
              </table:table-cell>
              <table:table-cell office:value-type="float" office:value="0.00000000107738">
                <text:p>0.00000000107738</text:p>
              </table:table-cell>
              <table:table-cell office:value-type="float" office:value="0.968932">
                <text:p>0.968932</text:p>
              </table:table-cell>
              <table:table-cell office:value-type="float" office:value="0.0000000103189">
                <text:p>0.0000000103189</text:p>
              </table:table-cell>
              <table:table-cell office:value-type="float" office:value="0.958067">
                <text:p>0.958067</text:p>
              </table:table-cell>
              <table:table-cell office:value-type="float" office:value="0.0000000830994">
                <text:p>0.0000000830994</text:p>
              </table:table-cell>
              <table:table-cell office:value-type="float" office:value="0.946282">
                <text:p>0.946282</text:p>
              </table:table-cell>
              <table:table-cell office:value-type="float" office:value="0.000000669258">
                <text:p>0.000000669258</text:p>
              </table:table-cell>
              <table:table-cell office:value-type="float" office:value="0.933782">
                <text:p>0.933782</text:p>
              </table:table-cell>
              <table:table-cell office:value-type="float" office:value="-0.00000198919">
                <text:p>-0.00000198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389">
                <text:p>1.0038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98053">
                <text:p>0.998053</text:p>
              </table:table-cell>
              <table:table-cell office:value-type="float" office:value="0.000000000642498">
                <text:p>0.000000000642498</text:p>
              </table:table-cell>
              <table:table-cell office:value-type="float" office:value="0.989827">
                <text:p>0.989827</text:p>
              </table:table-cell>
              <table:table-cell office:value-type="float" office:value="0.00000000106832">
                <text:p>0.00000000106832</text:p>
              </table:table-cell>
              <table:table-cell office:value-type="float" office:value="0.979902">
                <text:p>0.979902</text:p>
              </table:table-cell>
              <table:table-cell office:value-type="float" office:value="0.0000000104602">
                <text:p>0.0000000104602</text:p>
              </table:table-cell>
              <table:table-cell office:value-type="float" office:value="0.968726">
                <text:p>0.968726</text:p>
              </table:table-cell>
              <table:table-cell office:value-type="float" office:value="0.000000090115">
                <text:p>0.000000090115</text:p>
              </table:table-cell>
              <table:table-cell office:value-type="float" office:value="0.956604">
                <text:p>0.956604</text:p>
              </table:table-cell>
              <table:table-cell office:value-type="float" office:value="0.00000105444">
                <text:p>0.00000105444</text:p>
              </table:table-cell>
              <table:table-cell office:value-type="float" office:value="0.943747">
                <text:p>0.943747</text:p>
              </table:table-cell>
              <table:table-cell office:value-type="float" office:value="-0.00000117065">
                <text:p>-0.00000117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552">
                <text:p>1.0155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1.00953">
                <text:p>1.00953</text:p>
              </table:table-cell>
              <table:table-cell office:value-type="float" office:value="0.000000000641906">
                <text:p>0.000000000641906</text:p>
              </table:table-cell>
              <table:table-cell office:value-type="float" office:value="1.00107">
                <text:p>1.00107</text:p>
              </table:table-cell>
              <table:table-cell office:value-type="float" office:value="0.00000000105421">
                <text:p>0.00000000105421</text:p>
              </table:table-cell>
              <table:table-cell office:value-type="float" office:value="0.990871">
                <text:p>0.990871</text:p>
              </table:table-cell>
              <table:table-cell office:value-type="float" office:value="0.0000000106649">
                <text:p>0.0000000106649</text:p>
              </table:table-cell>
              <table:table-cell office:value-type="float" office:value="0.979385">
                <text:p>0.979385</text:p>
              </table:table-cell>
              <table:table-cell office:value-type="float" office:value="0.000000101146">
                <text:p>0.000000101146</text:p>
              </table:table-cell>
              <table:table-cell office:value-type="float" office:value="0.966926">
                <text:p>0.966926</text:p>
              </table:table-cell>
              <table:table-cell office:value-type="float" office:value="0.00000358504">
                <text:p>0.00000358504</text:p>
              </table:table-cell>
              <table:table-cell office:value-type="float" office:value="0.953712">
                <text:p>0.953712</text:p>
              </table:table-cell>
              <table:table-cell office:value-type="float" office:value="-0.000000787845">
                <text:p>-0.000000787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716">
                <text:p>1.0271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1.021">
                <text:p>1.021</text:p>
              </table:table-cell>
              <table:table-cell office:value-type="float" office:value="0.000000000640752">
                <text:p>0.000000000640752</text:p>
              </table:table-cell>
              <table:table-cell office:value-type="float" office:value="1.01232">
                <text:p>1.01232</text:p>
              </table:table-cell>
              <table:table-cell office:value-type="float" office:value="0.00000000103212">
                <text:p>0.00000000103212</text:p>
              </table:table-cell>
              <table:table-cell office:value-type="float" office:value="1.00184">
                <text:p>1.00184</text:p>
              </table:table-cell>
              <table:table-cell office:value-type="float" office:value="0.0000000109678">
                <text:p>0.0000000109678</text:p>
              </table:table-cell>
              <table:table-cell office:value-type="float" office:value="0.990045">
                <text:p>0.990045</text:p>
              </table:table-cell>
              <table:table-cell office:value-type="float" office:value="0.000000120199">
                <text:p>0.000000120199</text:p>
              </table:table-cell>
              <table:table-cell office:value-type="float" office:value="0.977249">
                <text:p>0.977249</text:p>
              </table:table-cell>
              <table:table-cell office:value-type="float" office:value="-0.00000184157">
                <text:p>-0.00000184157</text:p>
              </table:table-cell>
              <table:table-cell office:value-type="float" office:value="0.963677">
                <text:p>0.963677</text:p>
              </table:table-cell>
              <table:table-cell office:value-type="float" office:value="-0.00000056821">
                <text:p>-0.00000056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879">
                <text:p>1.03879</text:p>
              </table:table-cell>
              <table:table-cell office:value-type="float" office:value="0.000000000641499">
                <text:p>0.000000000641499</text:p>
              </table:table-cell>
              <table:table-cell office:value-type="float" office:value="1.03247">
                <text:p>1.03247</text:p>
              </table:table-cell>
              <table:table-cell office:value-type="float" office:value="0.000000000638505">
                <text:p>0.000000000638505</text:p>
              </table:table-cell>
              <table:table-cell office:value-type="float" office:value="1.02356">
                <text:p>1.02356</text:p>
              </table:table-cell>
              <table:table-cell office:value-type="float" office:value="0.000000000997295">
                <text:p>0.000000000997295</text:p>
              </table:table-cell>
              <table:table-cell office:value-type="float" office:value="1.01281">
                <text:p>1.01281</text:p>
              </table:table-cell>
              <table:table-cell office:value-type="float" office:value="0.0000000114311">
                <text:p>0.0000000114311</text:p>
              </table:table-cell>
              <table:table-cell office:value-type="float" office:value="1.0007">
                <text:p>1.0007</text:p>
              </table:table-cell>
              <table:table-cell office:value-type="float" office:value="0.000000159144">
                <text:p>0.000000159144</text:p>
              </table:table-cell>
              <table:table-cell office:value-type="float" office:value="0.987571">
                <text:p>0.987571</text:p>
              </table:table-cell>
              <table:table-cell office:value-type="float" office:value="-0.000000643671">
                <text:p>-0.000000643671</text:p>
              </table:table-cell>
              <table:table-cell office:value-type="float" office:value="0.973643">
                <text:p>0.973643</text:p>
              </table:table-cell>
              <table:table-cell office:value-type="float" office:value="-0.000000427266">
                <text:p>-0.000000427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5043">
                <text:p>1.05043</text:p>
              </table:table-cell>
              <table:table-cell office:value-type="float" office:value="0.000000000641495">
                <text:p>0.000000000641495</text:p>
              </table:table-cell>
              <table:table-cell office:value-type="float" office:value="1.04395">
                <text:p>1.04395</text:p>
              </table:table-cell>
              <table:table-cell office:value-type="float" office:value="0.000000000634124">
                <text:p>0.000000000634124</text:p>
              </table:table-cell>
              <table:table-cell office:value-type="float" office:value="1.03481">
                <text:p>1.03481</text:p>
              </table:table-cell>
              <table:table-cell office:value-type="float" office:value="0.000000000941769">
                <text:p>0.000000000941769</text:p>
              </table:table-cell>
              <table:table-cell office:value-type="float" office:value="1.02378">
                <text:p>1.02378</text:p>
              </table:table-cell>
              <table:table-cell office:value-type="float" office:value="0.000000012176">
                <text:p>0.000000012176</text:p>
              </table:table-cell>
              <table:table-cell office:value-type="float" office:value="1.01136">
                <text:p>1.01136</text:p>
              </table:table-cell>
              <table:table-cell office:value-type="float" office:value="0.000000275667">
                <text:p>0.000000275667</text:p>
              </table:table-cell>
              <table:table-cell office:value-type="float" office:value="0.997893">
                <text:p>0.997893</text:p>
              </table:table-cell>
              <table:table-cell office:value-type="float" office:value="-0.000000357389">
                <text:p>-0.000000357389</text:p>
              </table:table-cell>
              <table:table-cell office:value-type="float" office:value="0.983608">
                <text:p>0.983608</text:p>
              </table:table-cell>
              <table:table-cell office:value-type="float" office:value="-0.000000330239">
                <text:p>-0.000000330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207">
                <text:p>1.06207</text:p>
              </table:table-cell>
              <table:table-cell office:value-type="float" office:value="0.000000000641482">
                <text:p>0.000000000641482</text:p>
              </table:table-cell>
              <table:table-cell office:value-type="float" office:value="1.05542">
                <text:p>1.05542</text:p>
              </table:table-cell>
              <table:table-cell office:value-type="float" office:value="0.000000000625563">
                <text:p>0.000000000625563</text:p>
              </table:table-cell>
              <table:table-cell office:value-type="float" office:value="1.04605">
                <text:p>1.04605</text:p>
              </table:table-cell>
              <table:table-cell office:value-type="float" office:value="0.000000000851603">
                <text:p>0.000000000851603</text:p>
              </table:table-cell>
              <table:table-cell office:value-type="float" office:value="1.03475">
                <text:p>1.03475</text:p>
              </table:table-cell>
              <table:table-cell office:value-type="float" office:value="0.0000000134763">
                <text:p>0.0000000134763</text:p>
              </table:table-cell>
              <table:table-cell office:value-type="float" office:value="1.02202">
                <text:p>1.02202</text:p>
              </table:table-cell>
              <table:table-cell office:value-type="float" office:value="0.00000696111">
                <text:p>0.00000696111</text:p>
              </table:table-cell>
              <table:table-cell office:value-type="float" office:value="1.00822">
                <text:p>1.00822</text:p>
              </table:table-cell>
              <table:table-cell office:value-type="float" office:value="-0.000000230752">
                <text:p>-0.000000230752</text:p>
              </table:table-cell>
              <table:table-cell office:value-type="float" office:value="0.993573">
                <text:p>0.993573</text:p>
              </table:table-cell>
              <table:table-cell office:value-type="float" office:value="-0.000000260179">
                <text:p>-0.000000260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37">
                <text:p>1.0737</text:p>
              </table:table-cell>
              <table:table-cell office:value-type="float" office:value="0.000000000641428">
                <text:p>0.000000000641428</text:p>
              </table:table-cell>
              <table:table-cell office:value-type="float" office:value="1.06689">
                <text:p>1.06689</text:p>
              </table:table-cell>
              <table:table-cell office:value-type="float" office:value="0.000000000608773">
                <text:p>0.000000000608773</text:p>
              </table:table-cell>
              <table:table-cell office:value-type="float" office:value="1.0573">
                <text:p>1.0573</text:p>
              </table:table-cell>
              <table:table-cell office:value-type="float" office:value="0.000000000700754">
                <text:p>0.000000000700754</text:p>
              </table:table-cell>
              <table:table-cell office:value-type="float" office:value="1.04572">
                <text:p>1.04572</text:p>
              </table:table-cell>
              <table:table-cell office:value-type="float" office:value="0.0000000161079">
                <text:p>0.0000000161079</text:p>
              </table:table-cell>
              <table:table-cell office:value-type="float" office:value="1.03268">
                <text:p>1.03268</text:p>
              </table:table-cell>
              <table:table-cell office:value-type="float" office:value="-0.000000224269">
                <text:p>-0.000000224269</text:p>
              </table:table-cell>
              <table:table-cell office:value-type="float" office:value="1.01854">
                <text:p>1.01854</text:p>
              </table:table-cell>
              <table:table-cell office:value-type="float" office:value="-0.000000160436">
                <text:p>-0.000000160436</text:p>
              </table:table-cell>
              <table:table-cell office:value-type="float" office:value="1.00354">
                <text:p>1.00354</text:p>
              </table:table-cell>
              <table:table-cell office:value-type="float" office:value="-0.000000207833">
                <text:p>-0.000000207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534">
                <text:p>1.08534</text:p>
              </table:table-cell>
              <table:table-cell office:value-type="float" office:value="0.000000000641222">
                <text:p>0.000000000641222</text:p>
              </table:table-cell>
              <table:table-cell office:value-type="float" office:value="1.07837">
                <text:p>1.07837</text:p>
              </table:table-cell>
              <table:table-cell office:value-type="float" office:value="0.000000000575595">
                <text:p>0.000000000575595</text:p>
              </table:table-cell>
              <table:table-cell office:value-type="float" office:value="1.06854">
                <text:p>1.06854</text:p>
              </table:table-cell>
              <table:table-cell office:value-type="float" office:value="0.000000000435335">
                <text:p>0.000000000435335</text:p>
              </table:table-cell>
              <table:table-cell office:value-type="float" office:value="1.05669">
                <text:p>1.05669</text:p>
              </table:table-cell>
              <table:table-cell office:value-type="float" office:value="0.0000000234876">
                <text:p>0.0000000234876</text:p>
              </table:table-cell>
              <table:table-cell office:value-type="float" office:value="1.04334">
                <text:p>1.04334</text:p>
              </table:table-cell>
              <table:table-cell office:value-type="float" office:value="-0.0000000943648">
                <text:p>-0.0000000943648</text:p>
              </table:table-cell>
              <table:table-cell office:value-type="float" office:value="1.02886">
                <text:p>1.02886</text:p>
              </table:table-cell>
              <table:table-cell office:value-type="float" office:value="-0.000000116423">
                <text:p>-0.000000116423</text:p>
              </table:table-cell>
              <table:table-cell office:value-type="float" office:value="1.0135">
                <text:p>1.0135</text:p>
              </table:table-cell>
              <table:table-cell office:value-type="float" office:value="-0.000000167719">
                <text:p>-0.000000167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697">
                <text:p>1.09697</text:p>
              </table:table-cell>
              <table:table-cell office:value-type="float" office:value="0.000000000640425">
                <text:p>0.000000000640425</text:p>
              </table:table-cell>
              <table:table-cell office:value-type="float" office:value="1.08984">
                <text:p>1.08984</text:p>
              </table:table-cell>
              <table:table-cell office:value-type="float" office:value="0.000000000509046">
                <text:p>0.000000000509046</text:p>
              </table:table-cell>
              <table:table-cell office:value-type="float" office:value="1.07979">
                <text:p>1.07979</text:p>
              </table:table-cell>
              <table:table-cell office:value-type="float" office:value="-0.0000000000758776">
                <text:p>-0.000000000075877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0117725">
                <text:p>0.000000117725</text:p>
              </table:table-cell>
              <table:table-cell office:value-type="float" office:value="1.054">
                <text:p>1.054</text:p>
              </table:table-cell>
              <table:table-cell office:value-type="float" office:value="-0.0000000529451">
                <text:p>-0.0000000529451</text:p>
              </table:table-cell>
              <table:table-cell office:value-type="float" office:value="1.03918">
                <text:p>1.03918</text:p>
              </table:table-cell>
              <table:table-cell office:value-type="float" office:value="-0.0000000867782">
                <text:p>-0.0000000867782</text:p>
              </table:table-cell>
              <table:table-cell office:value-type="float" office:value="1.02347">
                <text:p>1.02347</text:p>
              </table:table-cell>
              <table:table-cell office:value-type="float" office:value="-0.000000136379">
                <text:p>-0.000000136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61">
                <text:p>1.10861</text:p>
              </table:table-cell>
              <table:table-cell office:value-type="float" office:value="0.000000000637349">
                <text:p>0.000000000637349</text:p>
              </table:table-cell>
              <table:table-cell office:value-type="float" office:value="1.10132">
                <text:p>1.10132</text:p>
              </table:table-cell>
              <table:table-cell office:value-type="float" office:value="0.000000000371472">
                <text:p>0.000000000371472</text:p>
              </table:table-cell>
              <table:table-cell office:value-type="float" office:value="1.09103">
                <text:p>1.09103</text:p>
              </table:table-cell>
              <table:table-cell office:value-type="float" office:value="0.000000000000240946">
                <text:p>0.000000000000240946</text:p>
              </table:table-cell>
              <table:table-cell office:value-type="float" office:value="1.07863">
                <text:p>1.07863</text:p>
              </table:table-cell>
              <table:table-cell office:value-type="float" office:value="-0.0000000164981">
                <text:p>-0.0000000164981</text:p>
              </table:table-cell>
              <table:table-cell office:value-type="float" office:value="1.06466">
                <text:p>1.06466</text:p>
              </table:table-cell>
              <table:table-cell office:value-type="float" office:value="-0.000000033028">
                <text:p>-0.000000033028</text:p>
              </table:table-cell>
              <table:table-cell office:value-type="float" office:value="1.0495">
                <text:p>1.0495</text:p>
              </table:table-cell>
              <table:table-cell office:value-type="float" office:value="-0.0000000658138">
                <text:p>-0.0000000658138</text:p>
              </table:table-cell>
              <table:table-cell office:value-type="float" office:value="1.03343">
                <text:p>1.03343</text:p>
              </table:table-cell>
              <table:table-cell office:value-type="float" office:value="-0.000000111522">
                <text:p>-0.000000111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024">
                <text:p>1.12024</text:p>
              </table:table-cell>
              <table:table-cell office:value-type="float" office:value="0.000000000625423">
                <text:p>0.000000000625423</text:p>
              </table:table-cell>
              <table:table-cell office:value-type="float" office:value="1.11279">
                <text:p>1.11279</text:p>
              </table:table-cell>
              <table:table-cell office:value-type="float" office:value="0.0000000000684469">
                <text:p>0.0000000000684469</text:p>
              </table:table-cell>
              <table:table-cell office:value-type="float" office:value="1.10228">
                <text:p>1.10228</text:p>
              </table:table-cell>
              <table:table-cell office:value-type="float" office:value="0.000000000000225708">
                <text:p>0.000000000000225708</text:p>
              </table:table-cell>
              <table:table-cell office:value-type="float" office:value="1.0896">
                <text:p>1.0896</text:p>
              </table:table-cell>
              <table:table-cell office:value-type="float" office:value="-0.00000000391608">
                <text:p>-0.00000000391608</text:p>
              </table:table-cell>
              <table:table-cell office:value-type="float" office:value="1.07532">
                <text:p>1.07532</text:p>
              </table:table-cell>
              <table:table-cell office:value-type="float" office:value="-0.0000000215988">
                <text:p>-0.0000000215988</text:p>
              </table:table-cell>
              <table:table-cell office:value-type="float" office:value="1.05983">
                <text:p>1.05983</text:p>
              </table:table-cell>
              <table:table-cell office:value-type="float" office:value="-0.0000000504715">
                <text:p>-0.0000000504715</text:p>
              </table:table-cell>
              <table:table-cell office:value-type="float" office:value="1.0434">
                <text:p>1.0434</text:p>
              </table:table-cell>
              <table:table-cell office:value-type="float" office:value="-0.000000091571">
                <text:p>-0.000000091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188">
                <text:p>1.13188</text:p>
              </table:table-cell>
              <table:table-cell office:value-type="float" office:value="0.000000000578565">
                <text:p>0.000000000578565</text:p>
              </table:table-cell>
              <table:table-cell office:value-type="float" office:value="1.12426">
                <text:p>1.12426</text:p>
              </table:table-cell>
              <table:table-cell office:value-type="float" office:value="0.000000000000208341">
                <text:p>0.000000000000208341</text:p>
              </table:table-cell>
              <table:table-cell office:value-type="float" office:value="1.11352">
                <text:p>1.11352</text:p>
              </table:table-cell>
              <table:table-cell office:value-type="float" office:value="0.00000003168">
                <text:p>0.00000003168</text:p>
              </table:table-cell>
              <table:table-cell office:value-type="float" office:value="1.10057">
                <text:p>1.10057</text:p>
              </table:table-cell>
              <table:table-cell office:value-type="float" office:value="0.00000000000365171">
                <text:p>0.00000000000365171</text:p>
              </table:table-cell>
              <table:table-cell office:value-type="float" office:value="1.08598">
                <text:p>1.08598</text:p>
              </table:table-cell>
              <table:table-cell office:value-type="float" office:value="-0.0000000143682">
                <text:p>-0.0000000143682</text:p>
              </table:table-cell>
              <table:table-cell office:value-type="float" office:value="1.07015">
                <text:p>1.07015</text:p>
              </table:table-cell>
              <table:table-cell office:value-type="float" office:value="-0.0000000389602">
                <text:p>-0.0000000389602</text:p>
              </table:table-cell>
              <table:table-cell office:value-type="float" office:value="1.05336">
                <text:p>1.05336</text:p>
              </table:table-cell>
              <table:table-cell office:value-type="float" office:value="-0.0000000754051">
                <text:p>-0.0000000754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352">
                <text:p>1.14352</text:p>
              </table:table-cell>
              <table:table-cell office:value-type="float" office:value="0.000000000384238">
                <text:p>0.000000000384238</text:p>
              </table:table-cell>
              <table:table-cell office:value-type="float" office:value="1.13574">
                <text:p>1.13574</text:p>
              </table:table-cell>
              <table:table-cell office:value-type="float" office:value="-0.00000000370487">
                <text:p>-0.00000000370487</text:p>
              </table:table-cell>
              <table:table-cell office:value-type="float" office:value="1.12477">
                <text:p>1.12477</text:p>
              </table:table-cell>
              <table:table-cell office:value-type="float" office:value="0.00000000779687">
                <text:p>0.00000000779687</text:p>
              </table:table-cell>
              <table:table-cell office:value-type="float" office:value="1.11154">
                <text:p>1.11154</text:p>
              </table:table-cell>
              <table:table-cell office:value-type="float" office:value="0.00000000127666">
                <text:p>0.00000000127666</text:p>
              </table:table-cell>
              <table:table-cell office:value-type="float" office:value="1.09664">
                <text:p>1.09664</text:p>
              </table:table-cell>
              <table:table-cell office:value-type="float" office:value="-0.00000000950779">
                <text:p>-0.00000000950779</text:p>
              </table:table-cell>
              <table:table-cell office:value-type="float" office:value="1.08047">
                <text:p>1.08047</text:p>
              </table:table-cell>
              <table:table-cell office:value-type="float" office:value="-0.0000000301605">
                <text:p>-0.0000000301605</text:p>
              </table:table-cell>
              <table:table-cell office:value-type="float" office:value="1.06333">
                <text:p>1.06333</text:p>
              </table:table-cell>
              <table:table-cell office:value-type="float" office:value="-0.0000000622048">
                <text:p>-0.0000000622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515">
                <text:p>1.15515</text:p>
              </table:table-cell>
              <table:table-cell office:value-type="float" office:value="-0.000000000646428">
                <text:p>-0.000000000646428</text:p>
              </table:table-cell>
              <table:table-cell office:value-type="float" office:value="1.14721">
                <text:p>1.14721</text:p>
              </table:table-cell>
              <table:table-cell office:value-type="float" office:value="0.0000000305495">
                <text:p>0.0000000305495</text:p>
              </table:table-cell>
              <table:table-cell office:value-type="float" office:value="1.13601">
                <text:p>1.13601</text:p>
              </table:table-cell>
              <table:table-cell office:value-type="float" office:value="0.00000000554643">
                <text:p>0.00000000554643</text:p>
              </table:table-cell>
              <table:table-cell office:value-type="float" office:value="1.12251">
                <text:p>1.12251</text:p>
              </table:table-cell>
              <table:table-cell office:value-type="float" office:value="0.00000000217013">
                <text:p>0.00000000217013</text:p>
              </table:table-cell>
              <table:table-cell office:value-type="float" office:value="1.10729">
                <text:p>1.10729</text:p>
              </table:table-cell>
              <table:table-cell office:value-type="float" office:value="0.00000000000332744">
                <text:p>0.00000000000332744</text:p>
              </table:table-cell>
              <table:table-cell office:value-type="float" office:value="1.09079">
                <text:p>1.09079</text:p>
              </table:table-cell>
              <table:table-cell office:value-type="float" office:value="-0.0000000233374">
                <text:p>-0.0000000233374</text:p>
              </table:table-cell>
              <table:table-cell office:value-type="float" office:value="1.07329">
                <text:p>1.07329</text:p>
              </table:table-cell>
              <table:table-cell office:value-type="float" office:value="-0.0000000513583">
                <text:p>-0.0000000513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679">
                <text:p>1.16679</text:p>
              </table:table-cell>
              <table:table-cell office:value-type="float" office:value="0.0000000342672">
                <text:p>0.0000000342672</text:p>
              </table:table-cell>
              <table:table-cell office:value-type="float" office:value="1.15868">
                <text:p>1.15868</text:p>
              </table:table-cell>
              <table:table-cell office:value-type="float" office:value="0.00000000656685">
                <text:p>0.00000000656685</text:p>
              </table:table-cell>
              <table:table-cell office:value-type="float" office:value="1.14726">
                <text:p>1.14726</text:p>
              </table:table-cell>
              <table:table-cell office:value-type="float" office:value="0.00000000475157">
                <text:p>0.00000000475157</text:p>
              </table:table-cell>
              <table:table-cell office:value-type="float" office:value="1.13347">
                <text:p>1.13347</text:p>
              </table:table-cell>
              <table:table-cell office:value-type="float" office:value="0.0000000027127">
                <text:p>0.0000000027127</text:p>
              </table:table-cell>
              <table:table-cell office:value-type="float" office:value="1.11795">
                <text:p>1.11795</text:p>
              </table:table-cell>
              <table:table-cell office:value-type="float" office:value="-0.00000000365787">
                <text:p>-0.00000000365787</text:p>
              </table:table-cell>
              <table:table-cell office:value-type="float" office:value="1.10112">
                <text:p>1.10112</text:p>
              </table:table-cell>
              <table:table-cell office:value-type="float" office:value="-0.0000000179882">
                <text:p>-0.0000000179882</text:p>
              </table:table-cell>
              <table:table-cell office:value-type="float" office:value="1.08326">
                <text:p>1.08326</text:p>
              </table:table-cell>
              <table:table-cell office:value-type="float" office:value="-0.0000000424">
                <text:p>-0.0000000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legend chart:legend-position="end" svg:x="13.103cm" svg:y="2.775cm" style:legend-expansion="high" chart:style-name="ch2"/>
        <chart:plot-area chart:style-name="ch3" table:cell-range-address="Sheet1.B2:Sheet1.C102 Sheet1.C103:Sheet1.C708" svg:x="0.258cm" svg:y="0.811cm" svg:width="12.804cm" svg:height="7.991cm">
          <chartooo:coordinate-region svg:x="2.581cm" svg:y="1.001cm" svg:width="10.234cm" svg:height="7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8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9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0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1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2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3" chart:values-cell-range-address="Sheet1.C608:Sheet1.C708" chart:class="chart:scatter">
            <chart:domain table:cell-range-address="Sheet1.B608:Sheet1.B708"/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332">
                <text:p>0.00321332</text:p>
                <draw:g>
                  <svg:desc>Sheet1.B2:Sheet1.B102</svg:desc>
                </draw:g>
              </table:table-cell>
              <table:table-cell office:value-type="float" office:value="0.00000000000117601">
                <text:p>0.00000000000117601</text:p>
                <draw:g>
                  <svg:desc>Sheet1.C2:Sheet1.C102</svg:desc>
                </draw:g>
              </table:table-cell>
              <table:table-cell office:value-type="float" office:value="0.0113158">
                <text:p>0.0113158</text:p>
                <draw:g>
                  <svg:desc>Sheet1.B103:Sheet1.B203</svg:desc>
                </draw:g>
              </table:table-cell>
              <table:table-cell office:value-type="float" office:value="0.000000000000438488">
                <text:p>0.000000000000438488</text:p>
                <draw:g>
                  <svg:desc>Sheet1.C103:Sheet1.C203</svg:desc>
                </draw:g>
              </table:table-cell>
              <table:table-cell office:value-type="float" office:value="0.0227404">
                <text:p>0.0227404</text:p>
                <draw:g>
                  <svg:desc>Sheet1.B204:Sheet1.B304</svg:desc>
                </draw:g>
              </table:table-cell>
              <table:table-cell office:value-type="float" office:value="0.000000000000347316">
                <text:p>0.000000000000347316</text:p>
                <draw:g>
                  <svg:desc>Sheet1.C204:Sheet1.C304</svg:desc>
                </draw:g>
              </table:table-cell>
              <table:table-cell office:value-type="float" office:value="0.0365251">
                <text:p>0.0365251</text:p>
                <draw:g>
                  <svg:desc>Sheet1.B305:Sheet1.B405</svg:desc>
                </draw:g>
              </table:table-cell>
              <table:table-cell office:value-type="float" office:value="0.00000000000187205">
                <text:p>0.00000000000187205</text:p>
                <draw:g>
                  <svg:desc>Sheet1.C305:Sheet1.C405</svg:desc>
                </draw:g>
              </table:table-cell>
              <table:table-cell office:value-type="float" office:value="0.0520467">
                <text:p>0.0520467</text:p>
                <draw:g>
                  <svg:desc>Sheet1.B406:Sheet1.B506</svg:desc>
                </draw:g>
              </table:table-cell>
              <table:table-cell office:value-type="float" office:value="0.00000000000825916">
                <text:p>0.00000000000825916</text:p>
                <draw:g>
                  <svg:desc>Sheet1.C406:Sheet1.C506</svg:desc>
                </draw:g>
              </table:table-cell>
              <table:table-cell office:value-type="float" office:value="0.0688835">
                <text:p>0.0688835</text:p>
                <draw:g>
                  <svg:desc>Sheet1.B507:Sheet1.B607</svg:desc>
                </draw:g>
              </table:table-cell>
              <table:table-cell office:value-type="float" office:value="0.0000000000234927">
                <text:p>0.0000000000234927</text:p>
                <draw:g>
                  <svg:desc>Sheet1.C507:Sheet1.C607</svg:desc>
                </draw:g>
              </table:table-cell>
              <table:table-cell office:value-type="float" office:value="0.0867403">
                <text:p>0.0867403</text:p>
                <draw:g>
                  <svg:desc>Sheet1.B608:Sheet1.B708</svg:desc>
                </draw:g>
              </table:table-cell>
              <table:table-cell office:value-type="float" office:value="0.0000000000505979">
                <text:p>0.0000000000505979</text:p>
                <draw:g>
                  <svg:desc>Sheet1.C608:Sheet1.C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49">
                <text:p>0.014849</text:p>
              </table:table-cell>
              <table:table-cell office:value-type="float" office:value="0.00000000000451395">
                <text:p>0.00000000000451395</text:p>
              </table:table-cell>
              <table:table-cell office:value-type="float" office:value="0.0227895">
                <text:p>0.0227895</text:p>
              </table:table-cell>
              <table:table-cell office:value-type="float" office:value="0.000000000000852712">
                <text:p>0.000000000000852712</text:p>
              </table:table-cell>
              <table:table-cell office:value-type="float" office:value="0.0339856">
                <text:p>0.0339856</text:p>
              </table:table-cell>
              <table:table-cell office:value-type="float" office:value="0.000000000000536489">
                <text:p>0.000000000000536489</text:p>
              </table:table-cell>
              <table:table-cell office:value-type="float" office:value="0.0474946">
                <text:p>0.0474946</text:p>
              </table:table-cell>
              <table:table-cell office:value-type="float" office:value="0.00000000000257335">
                <text:p>0.00000000000257335</text:p>
              </table:table-cell>
              <table:table-cell office:value-type="float" office:value="0.0627057">
                <text:p>0.0627057</text:p>
              </table:table-cell>
              <table:table-cell office:value-type="float" office:value="0.0000000000105769">
                <text:p>0.0000000000105769</text:p>
              </table:table-cell>
              <table:table-cell office:value-type="float" office:value="0.0792058">
                <text:p>0.0792058</text:p>
              </table:table-cell>
              <table:table-cell office:value-type="float" office:value="0.0000000000286832">
                <text:p>0.0000000000286832</text:p>
              </table:table-cell>
              <table:table-cell office:value-type="float" office:value="0.0967055">
                <text:p>0.0967055</text:p>
              </table:table-cell>
              <table:table-cell office:value-type="float" office:value="0.0000000000596862">
                <text:p>0.0000000000596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848">
                <text:p>0.0264848</text:p>
              </table:table-cell>
              <table:table-cell office:value-type="float" office:value="0.0000000000170736">
                <text:p>0.0000000000170736</text:p>
              </table:table-cell>
              <table:table-cell office:value-type="float" office:value="0.0342632">
                <text:p>0.0342632</text:p>
              </table:table-cell>
              <table:table-cell office:value-type="float" office:value="0.00000000000165723">
                <text:p>0.00000000000165723</text:p>
              </table:table-cell>
              <table:table-cell office:value-type="float" office:value="0.0452308">
                <text:p>0.0452308</text:p>
              </table:table-cell>
              <table:table-cell office:value-type="float" office:value="0.000000000000828622">
                <text:p>0.000000000000828622</text:p>
              </table:table-cell>
              <table:table-cell office:value-type="float" office:value="0.0584641">
                <text:p>0.0584641</text:p>
              </table:table-cell>
              <table:table-cell office:value-type="float" office:value="0.00000000000353725">
                <text:p>0.00000000000353725</text:p>
              </table:table-cell>
              <table:table-cell office:value-type="float" office:value="0.0733648">
                <text:p>0.0733648</text:p>
              </table:table-cell>
              <table:table-cell office:value-type="float" office:value="0.000000000013545">
                <text:p>0.000000000013545</text:p>
              </table:table-cell>
              <table:table-cell office:value-type="float" office:value="0.0895282">
                <text:p>0.0895282</text:p>
              </table:table-cell>
              <table:table-cell office:value-type="float" office:value="0.0000000000350204">
                <text:p>0.0000000000350204</text:p>
              </table:table-cell>
              <table:table-cell office:value-type="float" office:value="0.106671">
                <text:p>0.106671</text:p>
              </table:table-cell>
              <table:table-cell office:value-type="float" office:value="0.0000000000704066">
                <text:p>0.0000000000704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1205">
                <text:p>0.0381205</text:p>
              </table:table-cell>
              <table:table-cell office:value-type="float" office:value="0.0000000000612208">
                <text:p>0.0000000000612208</text:p>
              </table:table-cell>
              <table:table-cell office:value-type="float" office:value="0.0457368">
                <text:p>0.0457368</text:p>
              </table:table-cell>
              <table:table-cell office:value-type="float" office:value="0.000000000003217">
                <text:p>0.000000000003217</text:p>
              </table:table-cell>
              <table:table-cell office:value-type="float" office:value="0.056476">
                <text:p>0.056476</text:p>
              </table:table-cell>
              <table:table-cell office:value-type="float" office:value="0.00000000000127964">
                <text:p>0.00000000000127964</text:p>
              </table:table-cell>
              <table:table-cell office:value-type="float" office:value="0.0694336">
                <text:p>0.0694336</text:p>
              </table:table-cell>
              <table:table-cell office:value-type="float" office:value="0.00000000000486204">
                <text:p>0.00000000000486204</text:p>
              </table:table-cell>
              <table:table-cell office:value-type="float" office:value="0.0840239">
                <text:p>0.0840239</text:p>
              </table:table-cell>
              <table:table-cell office:value-type="float" office:value="0.0000000000173457">
                <text:p>0.0000000000173457</text:p>
              </table:table-cell>
              <table:table-cell office:value-type="float" office:value="0.0998505">
                <text:p>0.0998505</text:p>
              </table:table-cell>
              <table:table-cell office:value-type="float" office:value="0.0000000000427575">
                <text:p>0.0000000000427575</text:p>
              </table:table-cell>
              <table:table-cell office:value-type="float" office:value="0.116636">
                <text:p>0.116636</text:p>
              </table:table-cell>
              <table:table-cell office:value-type="float" office:value="0.0000000000830524">
                <text:p>0.000000000083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7563">
                <text:p>0.0497563</text:p>
              </table:table-cell>
              <table:table-cell office:value-type="float" office:value="0.000000000185591">
                <text:p>0.000000000185591</text:p>
              </table:table-cell>
              <table:table-cell office:value-type="float" office:value="0.0572105">
                <text:p>0.0572105</text:p>
              </table:table-cell>
              <table:table-cell office:value-type="float" office:value="0.00000000000623055">
                <text:p>0.00000000000623055</text:p>
              </table:table-cell>
              <table:table-cell office:value-type="float" office:value="0.0677212">
                <text:p>0.0677212</text:p>
              </table:table-cell>
              <table:table-cell office:value-type="float" office:value="0.00000000000197571">
                <text:p>0.00000000000197571</text:p>
              </table:table-cell>
              <table:table-cell office:value-type="float" office:value="0.0804031">
                <text:p>0.0804031</text:p>
              </table:table-cell>
              <table:table-cell office:value-type="float" office:value="0.00000000000668266">
                <text:p>0.00000000000668266</text:p>
              </table:table-cell>
              <table:table-cell office:value-type="float" office:value="0.0946829">
                <text:p>0.0946829</text:p>
              </table:table-cell>
              <table:table-cell office:value-type="float" office:value="0.0000000000222126">
                <text:p>0.0000000000222126</text:p>
              </table:table-cell>
              <table:table-cell office:value-type="float" office:value="0.110173">
                <text:p>0.110173</text:p>
              </table:table-cell>
              <table:table-cell office:value-type="float" office:value="0.0000000000522035">
                <text:p>0.0000000000522035</text:p>
              </table:table-cell>
              <table:table-cell office:value-type="float" office:value="0.126601">
                <text:p>0.126601</text:p>
              </table:table-cell>
              <table:table-cell office:value-type="float" office:value="0.0000000000979692">
                <text:p>0.0000000000979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392">
                <text:p>0.061392</text:p>
              </table:table-cell>
              <table:table-cell office:value-type="float" office:value="0.000000000391958">
                <text:p>0.000000000391958</text:p>
              </table:table-cell>
              <table:table-cell office:value-type="float" office:value="0.0686842">
                <text:p>0.0686842</text:p>
              </table:table-cell>
              <table:table-cell office:value-type="float" office:value="0.0000000000120141">
                <text:p>0.0000000000120141</text:p>
              </table:table-cell>
              <table:table-cell office:value-type="float" office:value="0.0789663">
                <text:p>0.0789663</text:p>
              </table:table-cell>
              <table:table-cell office:value-type="float" office:value="0.00000000000304935">
                <text:p>0.00000000000304935</text:p>
              </table:table-cell>
              <table:table-cell office:value-type="float" office:value="0.0913726">
                <text:p>0.0913726</text:p>
              </table:table-cell>
              <table:table-cell office:value-type="float" office:value="0.00000000000918439">
                <text:p>0.00000000000918439</text:p>
              </table:table-cell>
              <table:table-cell office:value-type="float" office:value="0.105342">
                <text:p>0.105342</text:p>
              </table:table-cell>
              <table:table-cell office:value-type="float" office:value="0.0000000000284444">
                <text:p>0.0000000000284444</text:p>
              </table:table-cell>
              <table:table-cell office:value-type="float" office:value="0.120495">
                <text:p>0.120495</text:p>
              </table:table-cell>
              <table:table-cell office:value-type="float" office:value="0.0000000000637359">
                <text:p>0.0000000000637359</text:p>
              </table:table-cell>
              <table:table-cell office:value-type="float" office:value="0.136566">
                <text:p>0.136566</text:p>
              </table:table-cell>
              <table:table-cell office:value-type="float" office:value="0.000000000115565">
                <text:p>0.000000000115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0277">
                <text:p>0.0730277</text:p>
              </table:table-cell>
              <table:table-cell office:value-type="float" office:value="0.000000000550644">
                <text:p>0.000000000550644</text:p>
              </table:table-cell>
              <table:table-cell office:value-type="float" office:value="0.0801579">
                <text:p>0.0801579</text:p>
              </table:table-cell>
              <table:table-cell office:value-type="float" office:value="0.0000000000229725">
                <text:p>0.0000000000229725</text:p>
              </table:table-cell>
              <table:table-cell office:value-type="float" office:value="0.0902115">
                <text:p>0.0902115</text:p>
              </table:table-cell>
              <table:table-cell office:value-type="float" office:value="0.00000000000470392">
                <text:p>0.00000000000470392</text:p>
              </table:table-cell>
              <table:table-cell office:value-type="float" office:value="0.102342">
                <text:p>0.102342</text:p>
              </table:table-cell>
              <table:table-cell office:value-type="float" office:value="0.0000000000126215">
                <text:p>0.0000000000126215</text:p>
              </table:table-cell>
              <table:table-cell office:value-type="float" office:value="0.116001">
                <text:p>0.116001</text:p>
              </table:table-cell>
              <table:table-cell office:value-type="float" office:value="0.0000000000364236">
                <text:p>0.0000000000364236</text:p>
              </table:table-cell>
              <table:table-cell office:value-type="float" office:value="0.130817">
                <text:p>0.130817</text:p>
              </table:table-cell>
              <table:table-cell office:value-type="float" office:value="0.0000000000778152">
                <text:p>0.0000000000778152</text:p>
              </table:table-cell>
              <table:table-cell office:value-type="float" office:value="0.146531">
                <text:p>0.146531</text:p>
              </table:table-cell>
              <table:table-cell office:value-type="float" office:value="0.00000000013632">
                <text:p>0.0000000001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6635">
                <text:p>0.0846635</text:p>
              </table:table-cell>
              <table:table-cell office:value-type="float" office:value="0.000000000615193">
                <text:p>0.000000000615193</text:p>
              </table:table-cell>
              <table:table-cell office:value-type="float" office:value="0.0916316">
                <text:p>0.0916316</text:p>
              </table:table-cell>
              <table:table-cell office:value-type="float" office:value="-7.54609E-015">
                <text:p>-7.54609E-015</text:p>
              </table:table-cell>
              <table:table-cell office:value-type="float" office:value="0.101457">
                <text:p>0.101457</text:p>
              </table:table-cell>
              <table:table-cell office:value-type="float" office:value="0.00000000000725029">
                <text:p>0.00000000000725029</text:p>
              </table:table-cell>
              <table:table-cell office:value-type="float" office:value="0.113312">
                <text:p>0.113312</text:p>
              </table:table-cell>
              <table:table-cell office:value-type="float" office:value="0.0000000000173426">
                <text:p>0.0000000000173426</text:p>
              </table:table-cell>
              <table:table-cell office:value-type="float" office:value="0.12666">
                <text:p>0.12666</text:p>
              </table:table-cell>
              <table:table-cell office:value-type="float" office:value="0.0000000000466395">
                <text:p>0.0000000000466395</text:p>
              </table:table-cell>
              <table:table-cell office:value-type="float" office:value="0.14114">
                <text:p>0.14114</text:p>
              </table:table-cell>
              <table:table-cell office:value-type="float" office:value="0.0000000000950034">
                <text:p>0.0000000000950034</text:p>
              </table:table-cell>
              <table:table-cell office:value-type="float" office:value="0.156497">
                <text:p>0.156497</text:p>
              </table:table-cell>
              <table:table-cell office:value-type="float" office:value="0.000000000160802">
                <text:p>0.00000000016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2992">
                <text:p>0.0962992</text:p>
              </table:table-cell>
              <table:table-cell office:value-type="float" office:value="0.000000000634469">
                <text:p>0.000000000634469</text:p>
              </table:table-cell>
              <table:table-cell office:value-type="float" office:value="0.103105">
                <text:p>0.103105</text:p>
              </table:table-cell>
              <table:table-cell office:value-type="float" office:value="0.0000000000791131">
                <text:p>0.0000000000791131</text:p>
              </table:table-cell>
              <table:table-cell office:value-type="float" office:value="0.112702">
                <text:p>0.112702</text:p>
              </table:table-cell>
              <table:table-cell office:value-type="float" office:value="0.000000000011161">
                <text:p>0.000000000011161</text:p>
              </table:table-cell>
              <table:table-cell office:value-type="float" office:value="0.124281">
                <text:p>0.124281</text:p>
              </table:table-cell>
              <table:table-cell office:value-type="float" office:value="0.0000000000238255">
                <text:p>0.0000000000238255</text:p>
              </table:table-cell>
              <table:table-cell office:value-type="float" office:value="0.137319">
                <text:p>0.137319</text:p>
              </table:table-cell>
              <table:table-cell office:value-type="float" office:value="0.0000000000597181">
                <text:p>0.0000000000597181</text:p>
              </table:table-cell>
              <table:table-cell office:value-type="float" office:value="0.151462">
                <text:p>0.151462</text:p>
              </table:table-cell>
              <table:table-cell office:value-type="float" office:value="0.000000000115986">
                <text:p>0.000000000115986</text:p>
              </table:table-cell>
              <table:table-cell office:value-type="float" office:value="0.166462">
                <text:p>0.166462</text:p>
              </table:table-cell>
              <table:table-cell office:value-type="float" office:value="0.000000000189679">
                <text:p>0.000000000189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935">
                <text:p>0.107935</text:p>
              </table:table-cell>
              <table:table-cell office:value-type="float" office:value="0.000000000639663">
                <text:p>0.000000000639663</text:p>
              </table:table-cell>
              <table:table-cell office:value-type="float" office:value="0.114579">
                <text:p>0.114579</text:p>
              </table:table-cell>
              <table:table-cell office:value-type="float" office:value="0.000000000137901">
                <text:p>0.000000000137901</text:p>
              </table:table-cell>
              <table:table-cell office:value-type="float" office:value="0.123947">
                <text:p>0.123947</text:p>
              </table:table-cell>
              <table:table-cell office:value-type="float" office:value="0.0000000000171477">
                <text:p>0.0000000000171477</text:p>
              </table:table-cell>
              <table:table-cell office:value-type="float" office:value="0.135251">
                <text:p>0.135251</text:p>
              </table:table-cell>
              <table:table-cell office:value-type="float" office:value="0.0000000000327238">
                <text:p>0.0000000000327238</text:p>
              </table:table-cell>
              <table:table-cell office:value-type="float" office:value="0.147978">
                <text:p>0.147978</text:p>
              </table:table-cell>
              <table:table-cell office:value-type="float" office:value="0.0000000000764599">
                <text:p>0.0000000000764599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000000141601">
                <text:p>0.000000000141601</text:p>
              </table:table-cell>
              <table:table-cell office:value-type="float" office:value="0.176427">
                <text:p>0.176427</text:p>
              </table:table-cell>
              <table:table-cell office:value-type="float" office:value="0.000000000223741">
                <text:p>0.000000000223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571">
                <text:p>0.119571</text:p>
              </table:table-cell>
              <table:table-cell office:value-type="float" office:value="0.000000000641023">
                <text:p>0.000000000641023</text:p>
              </table:table-cell>
              <table:table-cell office:value-type="float" office:value="0.126053">
                <text:p>0.126053</text:p>
              </table:table-cell>
              <table:table-cell office:value-type="float" office:value="0.000000000223095">
                <text:p>0.000000000223095</text:p>
              </table:table-cell>
              <table:table-cell office:value-type="float" office:value="0.135192">
                <text:p>0.135192</text:p>
              </table:table-cell>
              <table:table-cell office:value-type="float" office:value="0.0000000000262677">
                <text:p>0.0000000000262677</text:p>
              </table:table-cell>
              <table:table-cell office:value-type="float" office:value="0.14622">
                <text:p>0.14622</text:p>
              </table:table-cell>
              <table:table-cell office:value-type="float" office:value="0.0000000000449303">
                <text:p>0.0000000000449303</text:p>
              </table:table-cell>
              <table:table-cell office:value-type="float" office:value="0.158637">
                <text:p>0.158637</text:p>
              </table:table-cell>
              <table:table-cell office:value-type="float" office:value="0.0000000000978882">
                <text:p>0.0000000000978882</text:p>
              </table:table-cell>
              <table:table-cell office:value-type="float" office:value="0.172107">
                <text:p>0.172107</text:p>
              </table:table-cell>
              <table:table-cell office:value-type="float" office:value="0.00000000017287">
                <text:p>0.00000000017287</text:p>
              </table:table-cell>
              <table:table-cell office:value-type="float" office:value="0.186392">
                <text:p>0.186392</text:p>
              </table:table-cell>
              <table:table-cell office:value-type="float" office:value="0.000000000263917">
                <text:p>0.00000000026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206">
                <text:p>0.131206</text:p>
              </table:table-cell>
              <table:table-cell office:value-type="float" office:value="0.000000000641377">
                <text:p>0.000000000641377</text:p>
              </table:table-cell>
              <table:table-cell office:value-type="float" office:value="0.137526">
                <text:p>0.137526</text:p>
              </table:table-cell>
              <table:table-cell office:value-type="float" office:value="0.000000000326869">
                <text:p>0.000000000326869</text:p>
              </table:table-cell>
              <table:table-cell office:value-type="float" office:value="0.146437">
                <text:p>0.146437</text:p>
              </table:table-cell>
              <table:table-cell office:value-type="float" office:value="0.0000000000400578">
                <text:p>0.0000000000400578</text:p>
              </table:table-cell>
              <table:table-cell office:value-type="float" office:value="0.15719">
                <text:p>0.15719</text:p>
              </table:table-cell>
              <table:table-cell office:value-type="float" office:value="0.0000000000616619">
                <text:p>0.0000000000616619</text:p>
              </table:table-cell>
              <table:table-cell office:value-type="float" office:value="0.169296">
                <text:p>0.169296</text:p>
              </table:table-cell>
              <table:table-cell office:value-type="float" office:value="0.00000000012531">
                <text:p>0.00000000012531</text:p>
              </table:table-cell>
              <table:table-cell office:value-type="float" office:value="0.182429">
                <text:p>0.182429</text:p>
              </table:table-cell>
              <table:table-cell office:value-type="float" office:value="0.000000000211036">
                <text:p>0.000000000211036</text:p>
              </table:table-cell>
              <table:table-cell office:value-type="float" office:value="0.196357">
                <text:p>0.196357</text:p>
              </table:table-cell>
              <table:table-cell office:value-type="float" office:value="0.000000000311304">
                <text:p>0.00000000031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42">
                <text:p>0.142842</text:p>
              </table:table-cell>
              <table:table-cell office:value-type="float" office:value="0.000000000641468">
                <text:p>0.000000000641468</text:p>
              </table:table-cell>
              <table:table-cell office:value-type="float" office:value="0.149">
                <text:p>0.149</text:p>
              </table:table-cell>
              <table:table-cell office:value-type="float" office:value="0.000000000429549">
                <text:p>0.000000000429549</text:p>
              </table:table-cell>
              <table:table-cell office:value-type="float" office:value="0.157683">
                <text:p>0.157683</text:p>
              </table:table-cell>
              <table:table-cell office:value-type="float" office:value="0.0000000000606761">
                <text:p>0.0000000000606761</text:p>
              </table:table-cell>
              <table:table-cell office:value-type="float" office:value="0.168159">
                <text:p>0.168159</text:p>
              </table:table-cell>
              <table:table-cell office:value-type="float" office:value="0.0000000000845711">
                <text:p>0.0000000000845711</text:p>
              </table:table-cell>
              <table:table-cell office:value-type="float" office:value="0.179955">
                <text:p>0.179955</text:p>
              </table:table-cell>
              <table:table-cell office:value-type="float" office:value="0.000000000160395">
                <text:p>0.000000000160395</text:p>
              </table:table-cell>
              <table:table-cell office:value-type="float" office:value="0.192751">
                <text:p>0.192751</text:p>
              </table:table-cell>
              <table:table-cell office:value-type="float" office:value="0.000000000257621">
                <text:p>0.000000000257621</text:p>
              </table:table-cell>
              <table:table-cell office:value-type="float" office:value="0.206323">
                <text:p>0.206323</text:p>
              </table:table-cell>
              <table:table-cell office:value-type="float" office:value="0.000000000367195">
                <text:p>0.000000000367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4478">
                <text:p>0.154478</text:p>
              </table:table-cell>
              <table:table-cell office:value-type="float" office:value="0.000000000641492">
                <text:p>0.000000000641492</text:p>
              </table:table-cell>
              <table:table-cell office:value-type="float" office:value="0.160474">
                <text:p>0.160474</text:p>
              </table:table-cell>
              <table:table-cell office:value-type="float" office:value="0.00000000051224">
                <text:p>0.00000000051224</text:p>
              </table:table-cell>
              <table:table-cell office:value-type="float" office:value="0.168928">
                <text:p>0.168928</text:p>
              </table:table-cell>
              <table:table-cell office:value-type="float" office:value="0.0000000000909905">
                <text:p>0.0000000000909905</text:p>
              </table:table-cell>
              <table:table-cell office:value-type="float" office:value="0.179129">
                <text:p>0.179129</text:p>
              </table:table-cell>
              <table:table-cell office:value-type="float" office:value="0.000000000115892">
                <text:p>0.000000000115892</text:p>
              </table:table-cell>
              <table:table-cell office:value-type="float" office:value="0.190615">
                <text:p>0.190615</text:p>
              </table:table-cell>
              <table:table-cell office:value-type="float" office:value="0.000000000205273">
                <text:p>0.000000000205273</text:p>
              </table:table-cell>
              <table:table-cell office:value-type="float" office:value="0.203074">
                <text:p>0.203074</text:p>
              </table:table-cell>
              <table:table-cell office:value-type="float" office:value="0.000000000314477">
                <text:p>0.000000000314477</text:p>
              </table:table-cell>
              <table:table-cell office:value-type="float" office:value="0.216288">
                <text:p>0.216288</text:p>
              </table:table-cell>
              <table:table-cell office:value-type="float" office:value="0.000000000433115">
                <text:p>0.00000000043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114">
                <text:p>0.166114</text:p>
              </table:table-cell>
              <table:table-cell office:value-type="float" office:value="0.000000000641498">
                <text:p>0.000000000641498</text:p>
              </table:table-cell>
              <table:table-cell office:value-type="float" office:value="0.171947">
                <text:p>0.171947</text:p>
              </table:table-cell>
              <table:table-cell office:value-type="float" office:value="0.000000000568479">
                <text:p>0.000000000568479</text:p>
              </table:table-cell>
              <table:table-cell office:value-type="float" office:value="0.180173">
                <text:p>0.180173</text:p>
              </table:table-cell>
              <table:table-cell office:value-type="float" office:value="0.000000000134479">
                <text:p>0.000000000134479</text:p>
              </table:table-cell>
              <table:table-cell office:value-type="float" office:value="0.190098">
                <text:p>0.190098</text:p>
              </table:table-cell>
              <table:table-cell office:value-type="float" office:value="0.000000000158627">
                <text:p>0.000000000158627</text:p>
              </table:table-cell>
              <table:table-cell office:value-type="float" office:value="0.201274">
                <text:p>0.201274</text:p>
              </table:table-cell>
              <table:table-cell office:value-type="float" office:value="0.000000000262656">
                <text:p>0.000000000262656</text:p>
              </table:table-cell>
              <table:table-cell office:value-type="float" office:value="0.213396">
                <text:p>0.213396</text:p>
              </table:table-cell>
              <table:table-cell office:value-type="float" office:value="0.000000000383861">
                <text:p>0.000000000383861</text:p>
              </table:table-cell>
              <table:table-cell office:value-type="float" office:value="0.226253">
                <text:p>0.226253</text:p>
              </table:table-cell>
              <table:table-cell office:value-type="float" office:value="0.000000000510861">
                <text:p>0.000000000510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49">
                <text:p>0.17774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183421">
                <text:p>0.183421</text:p>
              </table:table-cell>
              <table:table-cell office:value-type="float" office:value="0.000000000602471">
                <text:p>0.000000000602471</text:p>
              </table:table-cell>
              <table:table-cell office:value-type="float" office:value="0.191418">
                <text:p>0.191418</text:p>
              </table:table-cell>
              <table:table-cell office:value-type="float" office:value="0.000000000194717">
                <text:p>0.000000000194717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000000216773">
                <text:p>0.000000000216773</text:p>
              </table:table-cell>
              <table:table-cell office:value-type="float" office:value="0.211933">
                <text:p>0.211933</text:p>
              </table:table-cell>
              <table:table-cell office:value-type="float" office:value="0.000000000335998">
                <text:p>0.000000000335998</text:p>
              </table:table-cell>
              <table:table-cell office:value-type="float" office:value="0.223718">
                <text:p>0.223718</text:p>
              </table:table-cell>
              <table:table-cell office:value-type="float" office:value="0.000000000468526">
                <text:p>0.000000000468526</text:p>
              </table:table-cell>
              <table:table-cell office:value-type="float" office:value="0.236218">
                <text:p>0.236218</text:p>
              </table:table-cell>
              <table:table-cell office:value-type="float" office:value="0.00000000060255">
                <text:p>0.00000000060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9385">
                <text:p>0.1893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194895">
                <text:p>0.194895</text:p>
              </table:table-cell>
              <table:table-cell office:value-type="float" office:value="0.00000000062157">
                <text:p>0.00000000062157</text:p>
              </table:table-cell>
              <table:table-cell office:value-type="float" office:value="0.202663">
                <text:p>0.202663</text:p>
              </table:table-cell>
              <table:table-cell office:value-type="float" office:value="0.000000000274225">
                <text:p>0.000000000274225</text:p>
              </table:table-cell>
              <table:table-cell office:value-type="float" office:value="0.212037">
                <text:p>0.212037</text:p>
              </table:table-cell>
              <table:table-cell office:value-type="float" office:value="0.000000000295591">
                <text:p>0.000000000295591</text:p>
              </table:table-cell>
              <table:table-cell office:value-type="float" office:value="0.222592">
                <text:p>0.222592</text:p>
              </table:table-cell>
              <table:table-cell office:value-type="float" office:value="0.000000000429684">
                <text:p>0.000000000429684</text:p>
              </table:table-cell>
              <table:table-cell office:value-type="float" office:value="0.234041">
                <text:p>0.234041</text:p>
              </table:table-cell>
              <table:table-cell office:value-type="float" office:value="0.000000000571822">
                <text:p>0.000000000571822</text:p>
              </table:table-cell>
              <table:table-cell office:value-type="float" office:value="0.246183">
                <text:p>0.246183</text:p>
              </table:table-cell>
              <table:table-cell office:value-type="float" office:value="0.000000000710678">
                <text:p>0.000000000710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1021">
                <text:p>0.2010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06368">
                <text:p>0.206368</text:p>
              </table:table-cell>
              <table:table-cell office:value-type="float" office:value="0.000000000631865">
                <text:p>0.000000000631865</text:p>
              </table:table-cell>
              <table:table-cell office:value-type="float" office:value="0.213909">
                <text:p>0.213909</text:p>
              </table:table-cell>
              <table:table-cell office:value-type="float" office:value="0.00000000037274">
                <text:p>0.00000000037274</text:p>
              </table:table-cell>
              <table:table-cell office:value-type="float" office:value="0.223007">
                <text:p>0.223007</text:p>
              </table:table-cell>
              <table:table-cell office:value-type="float" office:value="0.000000000401886">
                <text:p>0.000000000401886</text:p>
              </table:table-cell>
              <table:table-cell office:value-type="float" office:value="0.233251">
                <text:p>0.233251</text:p>
              </table:table-cell>
              <table:table-cell office:value-type="float" office:value="0.000000000549271">
                <text:p>0.000000000549271</text:p>
              </table:table-cell>
              <table:table-cell office:value-type="float" office:value="0.244363">
                <text:p>0.244363</text:p>
              </table:table-cell>
              <table:table-cell office:value-type="float" office:value="0.000000000697829">
                <text:p>0.000000000697829</text:p>
              </table:table-cell>
              <table:table-cell office:value-type="float" office:value="0.256149">
                <text:p>0.256149</text:p>
              </table:table-cell>
              <table:table-cell office:value-type="float" office:value="0.000000000838188">
                <text:p>0.000000000838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657">
                <text:p>0.2126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17842">
                <text:p>0.217842</text:p>
              </table:table-cell>
              <table:table-cell office:value-type="float" office:value="0.000000000637288">
                <text:p>0.000000000637288</text:p>
              </table:table-cell>
              <table:table-cell office:value-type="float" office:value="0.225154">
                <text:p>0.225154</text:p>
              </table:table-cell>
              <table:table-cell office:value-type="float" office:value="0.000000000485674">
                <text:p>0.000000000485674</text:p>
              </table:table-cell>
              <table:table-cell office:value-type="float" office:value="0.233976">
                <text:p>0.233976</text:p>
              </table:table-cell>
              <table:table-cell office:value-type="float" office:value="0.000000000544255">
                <text:p>0.000000000544255</text:p>
              </table:table-cell>
              <table:table-cell office:value-type="float" office:value="0.24391">
                <text:p>0.24391</text:p>
              </table:table-cell>
              <table:table-cell office:value-type="float" office:value="0.000000000701781">
                <text:p>0.000000000701781</text:p>
              </table:table-cell>
              <table:table-cell office:value-type="float" office:value="0.254685">
                <text:p>0.254685</text:p>
              </table:table-cell>
              <table:table-cell office:value-type="float" office:value="0.00000000085151">
                <text:p>0.00000000085151</text:p>
              </table:table-cell>
              <table:table-cell office:value-type="float" office:value="0.266114">
                <text:p>0.266114</text:p>
              </table:table-cell>
              <table:table-cell office:value-type="float" office:value="0.000000000988544">
                <text:p>0.00000000098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292">
                <text:p>0.22429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29316">
                <text:p>0.229316</text:p>
              </table:table-cell>
              <table:table-cell office:value-type="float" office:value="0.000000000640112">
                <text:p>0.000000000640112</text:p>
              </table:table-cell>
              <table:table-cell office:value-type="float" office:value="0.236399">
                <text:p>0.236399</text:p>
              </table:table-cell>
              <table:table-cell office:value-type="float" office:value="0.000000000604159">
                <text:p>0.000000000604159</text:p>
              </table:table-cell>
              <table:table-cell office:value-type="float" office:value="0.244946">
                <text:p>0.244946</text:p>
              </table:table-cell>
              <table:table-cell office:value-type="float" office:value="0.000000000733193">
                <text:p>0.000000000733193</text:p>
              </table:table-cell>
              <table:table-cell office:value-type="float" office:value="0.254569">
                <text:p>0.254569</text:p>
              </table:table-cell>
              <table:table-cell office:value-type="float" office:value="0.000000000896051">
                <text:p>0.000000000896051</text:p>
              </table:table-cell>
              <table:table-cell office:value-type="float" office:value="0.265008">
                <text:p>0.265008</text:p>
              </table:table-cell>
              <table:table-cell office:value-type="float" office:value="0.0000000010389">
                <text:p>0.0000000010389</text:p>
              </table:table-cell>
              <table:table-cell office:value-type="float" office:value="0.276079">
                <text:p>0.276079</text:p>
              </table:table-cell>
              <table:table-cell office:value-type="float" office:value="0.00000000116583">
                <text:p>0.00000000116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928">
                <text:p>0.23592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40789">
                <text:p>0.240789</text:p>
              </table:table-cell>
              <table:table-cell office:value-type="float" office:value="0.000000000641573">
                <text:p>0.000000000641573</text:p>
              </table:table-cell>
              <table:table-cell office:value-type="float" office:value="0.247644">
                <text:p>0.247644</text:p>
              </table:table-cell>
              <table:table-cell office:value-type="float" office:value="0.00000000071745">
                <text:p>0.00000000071745</text:p>
              </table:table-cell>
              <table:table-cell office:value-type="float" office:value="0.255915">
                <text:p>0.255915</text:p>
              </table:table-cell>
              <table:table-cell office:value-type="float" office:value="0.000000000980896">
                <text:p>0.000000000980896</text:p>
              </table:table-cell>
              <table:table-cell office:value-type="float" office:value="0.265228">
                <text:p>0.265228</text:p>
              </table:table-cell>
              <table:table-cell office:value-type="float" office:value="0.00000000114315">
                <text:p>0.00000000114315</text:p>
              </table:table-cell>
              <table:table-cell office:value-type="float" office:value="0.27533">
                <text:p>0.27533</text:p>
              </table:table-cell>
              <table:table-cell office:value-type="float" office:value="0.00000000126732">
                <text:p>0.00000000126732</text:p>
              </table:table-cell>
              <table:table-cell office:value-type="float" office:value="0.286044">
                <text:p>0.286044</text:p>
              </table:table-cell>
              <table:table-cell office:value-type="float" office:value="0.00000000137484">
                <text:p>0.00000000137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564">
                <text:p>0.2475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52263">
                <text:p>0.252263</text:p>
              </table:table-cell>
              <table:table-cell office:value-type="float" office:value="0.000000000642326">
                <text:p>0.000000000642326</text:p>
              </table:table-cell>
              <table:table-cell office:value-type="float" office:value="0.258889">
                <text:p>0.258889</text:p>
              </table:table-cell>
              <table:table-cell office:value-type="float" office:value="0.000000000816562">
                <text:p>0.000000000816562</text:p>
              </table:table-cell>
              <table:table-cell office:value-type="float" office:value="0.266885">
                <text:p>0.266885</text:p>
              </table:table-cell>
              <table:table-cell office:value-type="float" office:value="0.0000000013005">
                <text:p>0.0000000013005</text:p>
              </table:table-cell>
              <table:table-cell office:value-type="float" office:value="0.275887">
                <text:p>0.275887</text:p>
              </table:table-cell>
              <table:table-cell office:value-type="float" office:value="0.00000000145684">
                <text:p>0.00000000145684</text:p>
              </table:table-cell>
              <table:table-cell office:value-type="float" office:value="0.285652">
                <text:p>0.285652</text:p>
              </table:table-cell>
              <table:table-cell office:value-type="float" office:value="0.00000000154565">
                <text:p>0.00000000154565</text:p>
              </table:table-cell>
              <table:table-cell office:value-type="float" office:value="0.296009">
                <text:p>0.296009</text:p>
              </table:table-cell>
              <table:table-cell office:value-type="float" office:value="0.00000000162124">
                <text:p>0.00000000162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9199">
                <text:p>0.25919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63737">
                <text:p>0.263737</text:p>
              </table:table-cell>
              <table:table-cell office:value-type="float" office:value="0.000000000642714">
                <text:p>0.000000000642714</text:p>
              </table:table-cell>
              <table:table-cell office:value-type="float" office:value="0.270135">
                <text:p>0.270135</text:p>
              </table:table-cell>
              <table:table-cell office:value-type="float" office:value="0.000000000896746">
                <text:p>0.000000000896746</text:p>
              </table:table-cell>
              <table:table-cell office:value-type="float" office:value="0.277854">
                <text:p>0.277854</text:p>
              </table:table-cell>
              <table:table-cell office:value-type="float" office:value="0.00000000170449">
                <text:p>0.00000000170449</text:p>
              </table:table-cell>
              <table:table-cell office:value-type="float" office:value="0.286546">
                <text:p>0.286546</text:p>
              </table:table-cell>
              <table:table-cell office:value-type="float" office:value="0.00000000185413">
                <text:p>0.00000000185413</text:p>
              </table:table-cell>
              <table:table-cell office:value-type="float" office:value="0.295975">
                <text:p>0.295975</text:p>
              </table:table-cell>
              <table:table-cell office:value-type="float" office:value="0.00000000188466">
                <text:p>0.00000000188466</text:p>
              </table:table-cell>
              <table:table-cell office:value-type="float" office:value="0.305975">
                <text:p>0.305975</text:p>
              </table:table-cell>
              <table:table-cell office:value-type="float" office:value="0.00000000191169">
                <text:p>0.0000000019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835">
                <text:p>0.2708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75211">
                <text:p>0.275211</text:p>
              </table:table-cell>
              <table:table-cell office:value-type="float" office:value="0.000000000642913">
                <text:p>0.000000000642913</text:p>
              </table:table-cell>
              <table:table-cell office:value-type="float" office:value="0.28138">
                <text:p>0.28138</text:p>
              </table:table-cell>
              <table:table-cell office:value-type="float" office:value="0.000000000957612">
                <text:p>0.000000000957612</text:p>
              </table:table-cell>
              <table:table-cell office:value-type="float" office:value="0.288824">
                <text:p>0.288824</text:p>
              </table:table-cell>
              <table:table-cell office:value-type="float" office:value="0.00000000220211">
                <text:p>0.00000000220211</text:p>
              </table:table-cell>
              <table:table-cell office:value-type="float" office:value="0.297205">
                <text:p>0.297205</text:p>
              </table:table-cell>
              <table:table-cell office:value-type="float" office:value="0.00000000235576">
                <text:p>0.00000000235576</text:p>
              </table:table-cell>
              <table:table-cell office:value-type="float" office:value="0.306297">
                <text:p>0.306297</text:p>
              </table:table-cell>
              <table:table-cell office:value-type="float" office:value="0.00000000229734">
                <text:p>0.00000000229734</text:p>
              </table:table-cell>
              <table:table-cell office:value-type="float" office:value="0.31594">
                <text:p>0.31594</text:p>
              </table:table-cell>
              <table:table-cell office:value-type="float" office:value="0.000000002254">
                <text:p>0.000000002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471">
                <text:p>0.2824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86684">
                <text:p>0.286684</text:p>
              </table:table-cell>
              <table:table-cell office:value-type="float" office:value="0.000000000643016">
                <text:p>0.000000000643016</text:p>
              </table:table-cell>
              <table:table-cell office:value-type="float" office:value="0.292625">
                <text:p>0.292625</text:p>
              </table:table-cell>
              <table:table-cell office:value-type="float" office:value="0.00000000100162">
                <text:p>0.00000000100162</text:p>
              </table:table-cell>
              <table:table-cell office:value-type="float" office:value="0.299793">
                <text:p>0.299793</text:p>
              </table:table-cell>
              <table:table-cell office:value-type="float" office:value="0.00000000279585">
                <text:p>0.00000000279585</text:p>
              </table:table-cell>
              <table:table-cell office:value-type="float" office:value="0.307864">
                <text:p>0.307864</text:p>
              </table:table-cell>
              <table:table-cell office:value-type="float" office:value="0.00000000298672">
                <text:p>0.00000000298672</text:p>
              </table:table-cell>
              <table:table-cell office:value-type="float" office:value="0.316619">
                <text:p>0.316619</text:p>
              </table:table-cell>
              <table:table-cell office:value-type="float" office:value="0.00000000279939">
                <text:p>0.00000000279939</text:p>
              </table:table-cell>
              <table:table-cell office:value-type="float" office:value="0.325905">
                <text:p>0.325905</text:p>
              </table:table-cell>
              <table:table-cell office:value-type="float" office:value="0.00000000265737">
                <text:p>0.00000000265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4107">
                <text:p>0.2941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98158">
                <text:p>0.298158</text:p>
              </table:table-cell>
              <table:table-cell office:value-type="float" office:value="0.000000000643069">
                <text:p>0.000000000643069</text:p>
              </table:table-cell>
              <table:table-cell office:value-type="float" office:value="0.30387">
                <text:p>0.30387</text:p>
              </table:table-cell>
              <table:table-cell office:value-type="float" office:value="0.00000000103232">
                <text:p>0.00000000103232</text:p>
              </table:table-cell>
              <table:table-cell office:value-type="float" office:value="0.310763">
                <text:p>0.310763</text:p>
              </table:table-cell>
              <table:table-cell office:value-type="float" office:value="0.00000000347801">
                <text:p>0.00000000347801</text:p>
              </table:table-cell>
              <table:table-cell office:value-type="float" office:value="0.318523">
                <text:p>0.318523</text:p>
              </table:table-cell>
              <table:table-cell office:value-type="float" office:value="0.00000000377654">
                <text:p>0.00000000377654</text:p>
              </table:table-cell>
              <table:table-cell office:value-type="float" office:value="0.326942">
                <text:p>0.326942</text:p>
              </table:table-cell>
              <table:table-cell office:value-type="float" office:value="0.00000000340967">
                <text:p>0.00000000340967</text:p>
              </table:table-cell>
              <table:table-cell office:value-type="float" office:value="0.33587">
                <text:p>0.33587</text:p>
              </table:table-cell>
              <table:table-cell office:value-type="float" office:value="0.00000000313261">
                <text:p>0.0000000031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742">
                <text:p>0.30574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09632">
                <text:p>0.309632</text:p>
              </table:table-cell>
              <table:table-cell office:value-type="float" office:value="0.000000000643096">
                <text:p>0.000000000643096</text:p>
              </table:table-cell>
              <table:table-cell office:value-type="float" office:value="0.315115">
                <text:p>0.315115</text:p>
              </table:table-cell>
              <table:table-cell office:value-type="float" office:value="0.00000000105322">
                <text:p>0.00000000105322</text:p>
              </table:table-cell>
              <table:table-cell office:value-type="float" office:value="0.321732">
                <text:p>0.321732</text:p>
              </table:table-cell>
              <table:table-cell office:value-type="float" office:value="0.0000000042285">
                <text:p>0.0000000042285</text:p>
              </table:table-cell>
              <table:table-cell office:value-type="float" office:value="0.329182">
                <text:p>0.329182</text:p>
              </table:table-cell>
              <table:table-cell office:value-type="float" office:value="0.00000000475926">
                <text:p>0.00000000475926</text:p>
              </table:table-cell>
              <table:table-cell office:value-type="float" office:value="0.337264">
                <text:p>0.337264</text:p>
              </table:table-cell>
              <table:table-cell office:value-type="float" office:value="0.0000000041508">
                <text:p>0.0000000041508</text:p>
              </table:table-cell>
              <table:table-cell office:value-type="float" office:value="0.345835">
                <text:p>0.345835</text:p>
              </table:table-cell>
              <table:table-cell office:value-type="float" office:value="0.00000000369241">
                <text:p>0.00000000369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7378">
                <text:p>0.31737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21105">
                <text:p>0.321105</text:p>
              </table:table-cell>
              <table:table-cell office:value-type="float" office:value="0.00000000064311">
                <text:p>0.00000000064311</text:p>
              </table:table-cell>
              <table:table-cell office:value-type="float" office:value="0.326361">
                <text:p>0.326361</text:p>
              </table:table-cell>
              <table:table-cell office:value-type="float" office:value="0.0000000010672">
                <text:p>0.0000000010672</text:p>
              </table:table-cell>
              <table:table-cell office:value-type="float" office:value="0.332702">
                <text:p>0.332702</text:p>
              </table:table-cell>
              <table:table-cell office:value-type="float" office:value="0.00000000501581">
                <text:p>0.00000000501581</text:p>
              </table:table-cell>
              <table:table-cell office:value-type="float" office:value="0.339841">
                <text:p>0.339841</text:p>
              </table:table-cell>
              <table:table-cell office:value-type="float" office:value="0.00000000597288">
                <text:p>0.00000000597288</text:p>
              </table:table-cell>
              <table:table-cell office:value-type="float" office:value="0.347586">
                <text:p>0.347586</text:p>
              </table:table-cell>
              <table:table-cell office:value-type="float" office:value="0.00000000504978">
                <text:p>0.00000000504978</text:p>
              </table:table-cell>
              <table:table-cell office:value-type="float" office:value="0.355801">
                <text:p>0.355801</text:p>
              </table:table-cell>
              <table:table-cell office:value-type="float" office:value="0.00000000435162">
                <text:p>0.0000000043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9014">
                <text:p>0.3290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32579">
                <text:p>0.332579</text:p>
              </table:table-cell>
              <table:table-cell office:value-type="float" office:value="0.000000000643117">
                <text:p>0.000000000643117</text:p>
              </table:table-cell>
              <table:table-cell office:value-type="float" office:value="0.337606">
                <text:p>0.337606</text:p>
              </table:table-cell>
              <table:table-cell office:value-type="float" office:value="0.00000000107646">
                <text:p>0.00000000107646</text:p>
              </table:table-cell>
              <table:table-cell office:value-type="float" office:value="0.343671">
                <text:p>0.343671</text:p>
              </table:table-cell>
              <table:table-cell office:value-type="float" office:value="0.00000000580158">
                <text:p>0.00000000580158</text:p>
              </table:table-cell>
              <table:table-cell office:value-type="float" office:value="0.350501">
                <text:p>0.350501</text:p>
              </table:table-cell>
              <table:table-cell office:value-type="float" office:value="0.00000000745784">
                <text:p>0.00000000745784</text:p>
              </table:table-cell>
              <table:table-cell office:value-type="float" office:value="0.357909">
                <text:p>0.357909</text:p>
              </table:table-cell>
              <table:table-cell office:value-type="float" office:value="0.00000000613867">
                <text:p>0.00000000613867</text:p>
              </table:table-cell>
              <table:table-cell office:value-type="float" office:value="0.365766">
                <text:p>0.365766</text:p>
              </table:table-cell>
              <table:table-cell office:value-type="float" office:value="0.00000000512766">
                <text:p>0.00000000512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65">
                <text:p>0.340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44053">
                <text:p>0.344053</text:p>
              </table:table-cell>
              <table:table-cell office:value-type="float" office:value="0.000000000643121">
                <text:p>0.000000000643121</text:p>
              </table:table-cell>
              <table:table-cell office:value-type="float" office:value="0.348851">
                <text:p>0.348851</text:p>
              </table:table-cell>
              <table:table-cell office:value-type="float" office:value="0.00000000108253">
                <text:p>0.00000000108253</text:p>
              </table:table-cell>
              <table:table-cell office:value-type="float" office:value="0.354641">
                <text:p>0.354641</text:p>
              </table:table-cell>
              <table:table-cell office:value-type="float" office:value="0.00000000654775">
                <text:p>0.00000000654775</text:p>
              </table:table-cell>
              <table:table-cell office:value-type="float" office:value="0.36116">
                <text:p>0.36116</text:p>
              </table:table-cell>
              <table:table-cell office:value-type="float" office:value="0.0000000092544">
                <text:p>0.0000000092544</text:p>
              </table:table-cell>
              <table:table-cell office:value-type="float" office:value="0.368231">
                <text:p>0.368231</text:p>
              </table:table-cell>
              <table:table-cell office:value-type="float" office:value="0.00000000745535">
                <text:p>0.00000000745535</text:p>
              </table:table-cell>
              <table:table-cell office:value-type="float" office:value="0.375731">
                <text:p>0.375731</text:p>
              </table:table-cell>
              <table:table-cell office:value-type="float" office:value="0.00000000604092">
                <text:p>0.00000000604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2285">
                <text:p>0.3522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55526">
                <text:p>0.355526</text:p>
              </table:table-cell>
              <table:table-cell office:value-type="float" office:value="0.000000000643122">
                <text:p>0.000000000643122</text:p>
              </table:table-cell>
              <table:table-cell office:value-type="float" office:value="0.360096">
                <text:p>0.360096</text:p>
              </table:table-cell>
              <table:table-cell office:value-type="float" office:value="0.0000000010865">
                <text:p>0.0000000010865</text:p>
              </table:table-cell>
              <table:table-cell office:value-type="float" office:value="0.36561">
                <text:p>0.36561</text:p>
              </table:table-cell>
              <table:table-cell office:value-type="float" office:value="0.00000000722357">
                <text:p>0.00000000722357</text:p>
              </table:table-cell>
              <table:table-cell office:value-type="float" office:value="0.371819">
                <text:p>0.371819</text:p>
              </table:table-cell>
              <table:table-cell office:value-type="float" office:value="0.0000000113985">
                <text:p>0.0000000113985</text:p>
              </table:table-cell>
              <table:table-cell office:value-type="float" office:value="0.378553">
                <text:p>0.378553</text:p>
              </table:table-cell>
              <table:table-cell office:value-type="float" office:value="0.00000000904415">
                <text:p>0.00000000904415</text:p>
              </table:table-cell>
              <table:table-cell office:value-type="float" office:value="0.385696">
                <text:p>0.385696</text:p>
              </table:table-cell>
              <table:table-cell office:value-type="float" office:value="0.0000000071152">
                <text:p>0.0000000071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921">
                <text:p>0.3639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67">
                <text:p>0.367</text:p>
              </table:table-cell>
              <table:table-cell office:value-type="float" office:value="0.000000000643123">
                <text:p>0.000000000643123</text:p>
              </table:table-cell>
              <table:table-cell office:value-type="float" office:value="0.371341">
                <text:p>0.371341</text:p>
              </table:table-cell>
              <table:table-cell office:value-type="float" office:value="0.00000000108908">
                <text:p>0.00000000108908</text:p>
              </table:table-cell>
              <table:table-cell office:value-type="float" office:value="0.37658">
                <text:p>0.37658</text:p>
              </table:table-cell>
              <table:table-cell office:value-type="float" office:value="0.00000000780994">
                <text:p>0.00000000780994</text:p>
              </table:table-cell>
              <table:table-cell office:value-type="float" office:value="0.382478">
                <text:p>0.382478</text:p>
              </table:table-cell>
              <table:table-cell office:value-type="float" office:value="0.0000000139159">
                <text:p>0.0000000139159</text:p>
              </table:table-cell>
              <table:table-cell office:value-type="float" office:value="0.388876">
                <text:p>0.388876</text:p>
              </table:table-cell>
              <table:table-cell office:value-type="float" office:value="0.0000000109565">
                <text:p>0.0000000109565</text:p>
              </table:table-cell>
              <table:table-cell office:value-type="float" office:value="0.395661">
                <text:p>0.395661</text:p>
              </table:table-cell>
              <table:table-cell office:value-type="float" office:value="0.00000000837824">
                <text:p>0.00000000837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557">
                <text:p>0.3755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78474">
                <text:p>0.378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382587">
                <text:p>0.382587</text:p>
              </table:table-cell>
              <table:table-cell office:value-type="float" office:value="0.00000000109076">
                <text:p>0.00000000109076</text:p>
              </table:table-cell>
              <table:table-cell office:value-type="float" office:value="0.387549">
                <text:p>0.387549</text:p>
              </table:table-cell>
              <table:table-cell office:value-type="float" office:value="0.00000000830006">
                <text:p>0.00000000830006</text:p>
              </table:table-cell>
              <table:table-cell office:value-type="float" office:value="0.393137">
                <text:p>0.393137</text:p>
              </table:table-cell>
              <table:table-cell office:value-type="float" office:value="0.0000000168159">
                <text:p>0.0000000168159</text:p>
              </table:table-cell>
              <table:table-cell office:value-type="float" office:value="0.399198">
                <text:p>0.399198</text:p>
              </table:table-cell>
              <table:table-cell office:value-type="float" office:value="0.0000000132514">
                <text:p>0.0000000132514</text:p>
              </table:table-cell>
              <table:table-cell office:value-type="float" office:value="0.405626">
                <text:p>0.405626</text:p>
              </table:table-cell>
              <table:table-cell office:value-type="float" office:value="0.00000000986235">
                <text:p>0.00000000986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193">
                <text:p>0.3871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89947">
                <text:p>0.389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00000109185">
                <text:p>0.00000000109185</text:p>
              </table:table-cell>
              <table:table-cell office:value-type="float" office:value="0.398519">
                <text:p>0.398519</text:p>
              </table:table-cell>
              <table:table-cell office:value-type="float" office:value="0.00000000869708">
                <text:p>0.00000000869708</text:p>
              </table:table-cell>
              <table:table-cell office:value-type="float" office:value="0.403796">
                <text:p>0.403796</text:p>
              </table:table-cell>
              <table:table-cell office:value-type="float" office:value="0.0000000200839">
                <text:p>0.0000000200839</text:p>
              </table:table-cell>
              <table:table-cell office:value-type="float" office:value="0.40952">
                <text:p>0.40952</text:p>
              </table:table-cell>
              <table:table-cell office:value-type="float" office:value="0.0000000159953">
                <text:p>0.0000000159953</text:p>
              </table:table-cell>
              <table:table-cell office:value-type="float" office:value="0.415592">
                <text:p>0.415592</text:p>
              </table:table-cell>
              <table:table-cell office:value-type="float" office:value="0.000000011605">
                <text:p>0.000000011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828">
                <text:p>0.39882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01421">
                <text:p>0.401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05077">
                <text:p>0.405077</text:p>
              </table:table-cell>
              <table:table-cell office:value-type="float" office:value="0.00000000109256">
                <text:p>0.00000000109256</text:p>
              </table:table-cell>
              <table:table-cell office:value-type="float" office:value="0.409488">
                <text:p>0.409488</text:p>
              </table:table-cell>
              <table:table-cell office:value-type="float" office:value="0.0000000090106">
                <text:p>0.0000000090106</text:p>
              </table:table-cell>
              <table:table-cell office:value-type="float" office:value="0.414455">
                <text:p>0.414455</text:p>
              </table:table-cell>
              <table:table-cell office:value-type="float" office:value="0.0000000236769">
                <text:p>0.0000000236769</text:p>
              </table:table-cell>
              <table:table-cell office:value-type="float" office:value="0.419843">
                <text:p>0.419843</text:p>
              </table:table-cell>
              <table:table-cell office:value-type="float" office:value="0.0000000192621">
                <text:p>0.0000000192621</text:p>
              </table:table-cell>
              <table:table-cell office:value-type="float" office:value="0.425557">
                <text:p>0.425557</text:p>
              </table:table-cell>
              <table:table-cell office:value-type="float" office:value="0.0000000136496">
                <text:p>0.0000000136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464">
                <text:p>0.4104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12895">
                <text:p>0.412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16322">
                <text:p>0.416322</text:p>
              </table:table-cell>
              <table:table-cell office:value-type="float" office:value="0.00000000109302">
                <text:p>0.00000000109302</text:p>
              </table:table-cell>
              <table:table-cell office:value-type="float" office:value="0.420458">
                <text:p>0.420458</text:p>
              </table:table-cell>
              <table:table-cell office:value-type="float" office:value="0.00000000925326">
                <text:p>0.00000000925326</text:p>
              </table:table-cell>
              <table:table-cell office:value-type="float" office:value="0.425114">
                <text:p>0.425114</text:p>
              </table:table-cell>
              <table:table-cell office:value-type="float" office:value="0.0000000275215">
                <text:p>0.0000000275215</text:p>
              </table:table-cell>
              <table:table-cell office:value-type="float" office:value="0.430165">
                <text:p>0.430165</text:p>
              </table:table-cell>
              <table:table-cell office:value-type="float" office:value="0.0000000231312">
                <text:p>0.0000000231312</text:p>
              </table:table-cell>
              <table:table-cell office:value-type="float" office:value="0.435522">
                <text:p>0.435522</text:p>
              </table:table-cell>
              <table:table-cell office:value-type="float" office:value="0.0000000160461">
                <text:p>0.0000000160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21">
                <text:p>0.42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24368">
                <text:p>0.424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27567">
                <text:p>0.427567</text:p>
              </table:table-cell>
              <table:table-cell office:value-type="float" office:value="0.00000000109331">
                <text:p>0.00000000109331</text:p>
              </table:table-cell>
              <table:table-cell office:value-type="float" office:value="0.431427">
                <text:p>0.431427</text:p>
              </table:table-cell>
              <table:table-cell office:value-type="float" office:value="0.00000000943814">
                <text:p>0.00000000943814</text:p>
              </table:table-cell>
              <table:table-cell office:value-type="float" office:value="0.435773">
                <text:p>0.435773</text:p>
              </table:table-cell>
              <table:table-cell office:value-type="float" office:value="0.0000000315175">
                <text:p>0.0000000315175</text:p>
              </table:table-cell>
              <table:table-cell office:value-type="float" office:value="0.440487">
                <text:p>0.440487</text:p>
              </table:table-cell>
              <table:table-cell office:value-type="float" office:value="0.000000027686">
                <text:p>0.000000027686</text:p>
              </table:table-cell>
              <table:table-cell office:value-type="float" office:value="0.445487">
                <text:p>0.445487</text:p>
              </table:table-cell>
              <table:table-cell office:value-type="float" office:value="0.0000000188521">
                <text:p>0.0000000188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3735">
                <text:p>0.4337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35842">
                <text:p>0.435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38813">
                <text:p>0.438813</text:p>
              </table:table-cell>
              <table:table-cell office:value-type="float" office:value="0.0000000010935">
                <text:p>0.0000000010935</text:p>
              </table:table-cell>
              <table:table-cell office:value-type="float" office:value="0.442397">
                <text:p>0.442397</text:p>
              </table:table-cell>
              <table:table-cell office:value-type="float" office:value="0.00000000957735">
                <text:p>0.00000000957735</text:p>
              </table:table-cell>
              <table:table-cell office:value-type="float" office:value="0.446432">
                <text:p>0.446432</text:p>
              </table:table-cell>
              <table:table-cell office:value-type="float" office:value="0.0000000355478">
                <text:p>0.0000000355478</text:p>
              </table:table-cell>
              <table:table-cell office:value-type="float" office:value="0.45081">
                <text:p>0.45081</text:p>
              </table:table-cell>
              <table:table-cell office:value-type="float" office:value="0.0000000330096">
                <text:p>0.0000000330096</text:p>
              </table:table-cell>
              <table:table-cell office:value-type="float" office:value="0.455452">
                <text:p>0.455452</text:p>
              </table:table-cell>
              <table:table-cell office:value-type="float" office:value="0.0000000221331">
                <text:p>0.0000000221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5371">
                <text:p>0.4453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47316">
                <text:p>0.447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50058">
                <text:p>0.450058</text:p>
              </table:table-cell>
              <table:table-cell office:value-type="float" office:value="0.00000000109363">
                <text:p>0.00000000109363</text:p>
              </table:table-cell>
              <table:table-cell office:value-type="float" office:value="0.453366">
                <text:p>0.453366</text:p>
              </table:table-cell>
              <table:table-cell office:value-type="float" office:value="0.00000000968122">
                <text:p>0.00000000968122</text:p>
              </table:table-cell>
              <table:table-cell office:value-type="float" office:value="0.457091">
                <text:p>0.457091</text:p>
              </table:table-cell>
              <table:table-cell office:value-type="float" office:value="0.0000000394909">
                <text:p>0.0000000394909</text:p>
              </table:table-cell>
              <table:table-cell office:value-type="float" office:value="0.461132">
                <text:p>0.461132</text:p>
              </table:table-cell>
              <table:table-cell office:value-type="float" office:value="0.0000000391799">
                <text:p>0.0000000391799</text:p>
              </table:table-cell>
              <table:table-cell office:value-type="float" office:value="0.465418">
                <text:p>0.465418</text:p>
              </table:table-cell>
              <table:table-cell office:value-type="float" office:value="0.0000000259637">
                <text:p>0.0000000259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007">
                <text:p>0.4570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58789">
                <text:p>0.45878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61303">
                <text:p>0.461303</text:p>
              </table:table-cell>
              <table:table-cell office:value-type="float" office:value="0.00000000109371">
                <text:p>0.00000000109371</text:p>
              </table:table-cell>
              <table:table-cell office:value-type="float" office:value="0.464336">
                <text:p>0.464336</text:p>
              </table:table-cell>
              <table:table-cell office:value-type="float" office:value="0.0000000097582">
                <text:p>0.0000000097582</text:p>
              </table:table-cell>
              <table:table-cell office:value-type="float" office:value="0.46775">
                <text:p>0.46775</text:p>
              </table:table-cell>
              <table:table-cell office:value-type="float" office:value="0.0000000432357">
                <text:p>0.0000000432357</text:p>
              </table:table-cell>
              <table:table-cell office:value-type="float" office:value="0.471454">
                <text:p>0.471454</text:p>
              </table:table-cell>
              <table:table-cell office:value-type="float" office:value="0.0000000462625">
                <text:p>0.0000000462625</text:p>
              </table:table-cell>
              <table:table-cell office:value-type="float" office:value="0.475383">
                <text:p>0.475383</text:p>
              </table:table-cell>
              <table:table-cell office:value-type="float" office:value="0.000000030428">
                <text:p>0.000000030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643">
                <text:p>0.4686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70263">
                <text:p>0.47026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72548">
                <text:p>0.472548</text:p>
              </table:table-cell>
              <table:table-cell office:value-type="float" office:value="0.00000000109376">
                <text:p>0.00000000109376</text:p>
              </table:table-cell>
              <table:table-cell office:value-type="float" office:value="0.475305">
                <text:p>0.475305</text:p>
              </table:table-cell>
              <table:table-cell office:value-type="float" office:value="0.00000000981497">
                <text:p>0.00000000981497</text:p>
              </table:table-cell>
              <table:table-cell office:value-type="float" office:value="0.478409">
                <text:p>0.478409</text:p>
              </table:table-cell>
              <table:table-cell office:value-type="float" office:value="0.0000000466931">
                <text:p>0.0000000466931</text:p>
              </table:table-cell>
              <table:table-cell office:value-type="float" office:value="0.481777">
                <text:p>0.481777</text:p>
              </table:table-cell>
              <table:table-cell office:value-type="float" office:value="0.0000000543023">
                <text:p>0.0000000543023</text:p>
              </table:table-cell>
              <table:table-cell office:value-type="float" office:value="0.485348">
                <text:p>0.485348</text:p>
              </table:table-cell>
              <table:table-cell office:value-type="float" office:value="0.0000000356202">
                <text:p>0.0000000356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278">
                <text:p>0.48027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81737">
                <text:p>0.48173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83793">
                <text:p>0.483793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486275">
                <text:p>0.486275</text:p>
              </table:table-cell>
              <table:table-cell office:value-type="float" office:value="0.00000000985669">
                <text:p>0.00000000985669</text:p>
              </table:table-cell>
              <table:table-cell office:value-type="float" office:value="0.489068">
                <text:p>0.489068</text:p>
              </table:table-cell>
              <table:table-cell office:value-type="float" office:value="0.0000000498028">
                <text:p>0.0000000498028</text:p>
              </table:table-cell>
              <table:table-cell office:value-type="float" office:value="0.492099">
                <text:p>0.492099</text:p>
              </table:table-cell>
              <table:table-cell office:value-type="float" office:value="0.0000000633142">
                <text:p>0.0000000633142</text:p>
              </table:table-cell>
              <table:table-cell office:value-type="float" office:value="0.495313">
                <text:p>0.495313</text:p>
              </table:table-cell>
              <table:table-cell office:value-type="float" office:value="0.0000000416441">
                <text:p>0.0000000416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1914">
                <text:p>0.4919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93211">
                <text:p>0.49321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95038">
                <text:p>0.495038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497244">
                <text:p>0.497244</text:p>
              </table:table-cell>
              <table:table-cell office:value-type="float" office:value="0.00000000988726">
                <text:p>0.00000000988726</text:p>
              </table:table-cell>
              <table:table-cell office:value-type="float" office:value="0.499727">
                <text:p>0.499727</text:p>
              </table:table-cell>
              <table:table-cell office:value-type="float" office:value="0.0000000525348">
                <text:p>0.0000000525348</text:p>
              </table:table-cell>
              <table:table-cell office:value-type="float" office:value="0.502421">
                <text:p>0.502421</text:p>
              </table:table-cell>
              <table:table-cell office:value-type="float" office:value="0.000000073274">
                <text:p>0.000000073274</text:p>
              </table:table-cell>
              <table:table-cell office:value-type="float" office:value="0.505278">
                <text:p>0.505278</text:p>
              </table:table-cell>
              <table:table-cell office:value-type="float" office:value="0.0000000486138">
                <text:p>0.0000000486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55">
                <text:p>0.5035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04684">
                <text:p>0.50468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06284">
                <text:p>0.50628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508214">
                <text:p>0.508214</text:p>
              </table:table-cell>
              <table:table-cell office:value-type="float" office:value="0.00000000990961">
                <text:p>0.00000000990961</text:p>
              </table:table-cell>
              <table:table-cell office:value-type="float" office:value="0.510387">
                <text:p>0.510387</text:p>
              </table:table-cell>
              <table:table-cell office:value-type="float" office:value="0.0000000548858">
                <text:p>0.0000000548858</text:p>
              </table:table-cell>
              <table:table-cell office:value-type="float" office:value="0.512744">
                <text:p>0.512744</text:p>
              </table:table-cell>
              <table:table-cell office:value-type="float" office:value="0.000000084111">
                <text:p>0.000000084111</text:p>
              </table:table-cell>
              <table:table-cell office:value-type="float" office:value="0.515244">
                <text:p>0.515244</text:p>
              </table:table-cell>
              <table:table-cell office:value-type="float" office:value="0.0000000566515">
                <text:p>0.0000000566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186">
                <text:p>0.5151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16158">
                <text:p>0.51615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17529">
                <text:p>0.51752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519183">
                <text:p>0.519183</text:p>
              </table:table-cell>
              <table:table-cell office:value-type="float" office:value="0.00000000992594">
                <text:p>0.00000000992594</text:p>
              </table:table-cell>
              <table:table-cell office:value-type="float" office:value="0.521046">
                <text:p>0.521046</text:p>
              </table:table-cell>
              <table:table-cell office:value-type="float" office:value="0.0000000568731">
                <text:p>0.0000000568731</text:p>
              </table:table-cell>
              <table:table-cell office:value-type="float" office:value="0.523066">
                <text:p>0.523066</text:p>
              </table:table-cell>
              <table:table-cell office:value-type="float" office:value="0.000000095704">
                <text:p>0.000000095704</text:p>
              </table:table-cell>
              <table:table-cell office:value-type="float" office:value="0.525209">
                <text:p>0.525209</text:p>
              </table:table-cell>
              <table:table-cell office:value-type="float" office:value="0.0000000658865">
                <text:p>0.0000000658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6821">
                <text:p>0.5268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27632">
                <text:p>0.52763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28774">
                <text:p>0.52877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30153">
                <text:p>0.530153</text:p>
              </table:table-cell>
              <table:table-cell office:value-type="float" office:value="0.00000000993785">
                <text:p>0.00000000993785</text:p>
              </table:table-cell>
              <table:table-cell office:value-type="float" office:value="0.531705">
                <text:p>0.531705</text:p>
              </table:table-cell>
              <table:table-cell office:value-type="float" office:value="0.000000058528">
                <text:p>0.000000058528</text:p>
              </table:table-cell>
              <table:table-cell office:value-type="float" office:value="0.533388">
                <text:p>0.533388</text:p>
              </table:table-cell>
              <table:table-cell office:value-type="float" office:value="0.000000107883">
                <text:p>0.000000107883</text:p>
              </table:table-cell>
              <table:table-cell office:value-type="float" office:value="0.535174">
                <text:p>0.535174</text:p>
              </table:table-cell>
              <table:table-cell office:value-type="float" office:value="0.0000000764521">
                <text:p>0.0000000764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8457">
                <text:p>0.5384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39105">
                <text:p>0.53910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40019">
                <text:p>0.540019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41122">
                <text:p>0.541122</text:p>
              </table:table-cell>
              <table:table-cell office:value-type="float" office:value="0.00000000994653">
                <text:p>0.00000000994653</text:p>
              </table:table-cell>
              <table:table-cell office:value-type="float" office:value="0.542364">
                <text:p>0.542364</text:p>
              </table:table-cell>
              <table:table-cell office:value-type="float" office:value="0.0000000598887">
                <text:p>0.0000000598887</text:p>
              </table:table-cell>
              <table:table-cell office:value-type="float" office:value="0.543711">
                <text:p>0.543711</text:p>
              </table:table-cell>
              <table:table-cell office:value-type="float" office:value="0.000000120436">
                <text:p>0.000000120436</text:p>
              </table:table-cell>
              <table:table-cell office:value-type="float" office:value="0.545139">
                <text:p>0.545139</text:p>
              </table:table-cell>
              <table:table-cell office:value-type="float" office:value="0.0000000884813">
                <text:p>0.0000000884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0093">
                <text:p>0.5500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50579">
                <text:p>0.55057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51264">
                <text:p>0.55126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52092">
                <text:p>0.552092</text:p>
              </table:table-cell>
              <table:table-cell office:value-type="float" office:value="0.00000000995286">
                <text:p>0.00000000995286</text:p>
              </table:table-cell>
              <table:table-cell office:value-type="float" office:value="0.553023">
                <text:p>0.553023</text:p>
              </table:table-cell>
              <table:table-cell office:value-type="float" office:value="0.0000000609961">
                <text:p>0.0000000609961</text:p>
              </table:table-cell>
              <table:table-cell office:value-type="float" office:value="0.554033">
                <text:p>0.554033</text:p>
              </table:table-cell>
              <table:table-cell office:value-type="float" office:value="0.000000133124">
                <text:p>0.000000133124</text:p>
              </table:table-cell>
              <table:table-cell office:value-type="float" office:value="0.555104">
                <text:p>0.555104</text:p>
              </table:table-cell>
              <table:table-cell office:value-type="float" office:value="0.000000102101">
                <text:p>0.000000102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729">
                <text:p>0.5617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62053">
                <text:p>0.56205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6251">
                <text:p>0.56251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63061">
                <text:p>0.563061</text:p>
              </table:table-cell>
              <table:table-cell office:value-type="float" office:value="0.00000000995746">
                <text:p>0.00000000995746</text:p>
              </table:table-cell>
              <table:table-cell office:value-type="float" office:value="0.563682">
                <text:p>0.563682</text:p>
              </table:table-cell>
              <table:table-cell office:value-type="float" office:value="0.0000000618898">
                <text:p>0.0000000618898</text:p>
              </table:table-cell>
              <table:table-cell office:value-type="float" office:value="0.564355">
                <text:p>0.564355</text:p>
              </table:table-cell>
              <table:table-cell office:value-type="float" office:value="0.000000145698">
                <text:p>0.000000145698</text:p>
              </table:table-cell>
              <table:table-cell office:value-type="float" office:value="0.56507">
                <text:p>0.56507</text:p>
              </table:table-cell>
              <table:table-cell office:value-type="float" office:value="0.000000117426">
                <text:p>0.000000117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3364">
                <text:p>0.5733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73526">
                <text:p>0.57352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73755">
                <text:p>0.57375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74031">
                <text:p>0.574031</text:p>
              </table:table-cell>
              <table:table-cell office:value-type="float" office:value="0.00000000996082">
                <text:p>0.00000000996082</text:p>
              </table:table-cell>
              <table:table-cell office:value-type="float" office:value="0.574341">
                <text:p>0.574341</text:p>
              </table:table-cell>
              <table:table-cell office:value-type="float" office:value="0.0000000626062">
                <text:p>0.0000000626062</text:p>
              </table:table-cell>
              <table:table-cell office:value-type="float" office:value="0.574678">
                <text:p>0.574678</text:p>
              </table:table-cell>
              <table:table-cell office:value-type="float" office:value="0.000000157916">
                <text:p>0.000000157916</text:p>
              </table:table-cell>
              <table:table-cell office:value-type="float" office:value="0.575035">
                <text:p>0.575035</text:p>
              </table:table-cell>
              <table:table-cell office:value-type="float" office:value="0.00000013455">
                <text:p>0.00000013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85">
                <text:p>0.585</text:p>
              </table:table-cell>
              <table:table-cell office:value-type="float" office:value="0.00000000996326">
                <text:p>0.00000000996326</text:p>
              </table:table-cell>
              <table:table-cell office:value-type="float" office:value="0.585">
                <text:p>0.585</text:p>
              </table:table-cell>
              <table:table-cell office:value-type="float" office:value="0.0000000631775">
                <text:p>0.0000000631775</text:p>
              </table:table-cell>
              <table:table-cell office:value-type="float" office:value="0.585">
                <text:p>0.585</text:p>
              </table:table-cell>
              <table:table-cell office:value-type="float" office:value="0.000000169566">
                <text:p>0.000000169566</text:p>
              </table:table-cell>
              <table:table-cell office:value-type="float" office:value="0.585">
                <text:p>0.585</text:p>
              </table:table-cell>
              <table:table-cell office:value-type="float" office:value="0.000000153535">
                <text:p>0.000000153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6636">
                <text:p>0.5966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96474">
                <text:p>0.596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96245">
                <text:p>0.59624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95969">
                <text:p>0.595969</text:p>
              </table:table-cell>
              <table:table-cell office:value-type="float" office:value="0.00000000996504">
                <text:p>0.00000000996504</text:p>
              </table:table-cell>
              <table:table-cell office:value-type="float" office:value="0.595659">
                <text:p>0.595659</text:p>
              </table:table-cell>
              <table:table-cell office:value-type="float" office:value="0.0000000636311">
                <text:p>0.0000000636311</text:p>
              </table:table-cell>
              <table:table-cell office:value-type="float" office:value="0.595322">
                <text:p>0.595322</text:p>
              </table:table-cell>
              <table:table-cell office:value-type="float" office:value="0.000000180475">
                <text:p>0.000000180475</text:p>
              </table:table-cell>
              <table:table-cell office:value-type="float" office:value="0.594965">
                <text:p>0.594965</text:p>
              </table:table-cell>
              <table:table-cell office:value-type="float" office:value="0.000000174403">
                <text:p>0.000000174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8271">
                <text:p>0.6082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07947">
                <text:p>0.607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0749">
                <text:p>0.60749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06939">
                <text:p>0.606939</text:p>
              </table:table-cell>
              <table:table-cell office:value-type="float" office:value="0.00000000996633">
                <text:p>0.00000000996633</text:p>
              </table:table-cell>
              <table:table-cell office:value-type="float" office:value="0.606318">
                <text:p>0.606318</text:p>
              </table:table-cell>
              <table:table-cell office:value-type="float" office:value="0.0000000639901">
                <text:p>0.0000000639901</text:p>
              </table:table-cell>
              <table:table-cell office:value-type="float" office:value="0.605645">
                <text:p>0.605645</text:p>
              </table:table-cell>
              <table:table-cell office:value-type="float" office:value="0.000000190521">
                <text:p>0.000000190521</text:p>
              </table:table-cell>
              <table:table-cell office:value-type="float" office:value="0.60493">
                <text:p>0.60493</text:p>
              </table:table-cell>
              <table:table-cell office:value-type="float" office:value="0.00000019713">
                <text:p>0.00000019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9907">
                <text:p>0.6199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19421">
                <text:p>0.619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18736">
                <text:p>0.61873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17908">
                <text:p>0.617908</text:p>
              </table:table-cell>
              <table:table-cell office:value-type="float" office:value="0.00000000996727">
                <text:p>0.00000000996727</text:p>
              </table:table-cell>
              <table:table-cell office:value-type="float" office:value="0.616977">
                <text:p>0.616977</text:p>
              </table:table-cell>
              <table:table-cell office:value-type="float" office:value="0.0000000642737">
                <text:p>0.0000000642737</text:p>
              </table:table-cell>
              <table:table-cell office:value-type="float" office:value="0.615967">
                <text:p>0.615967</text:p>
              </table:table-cell>
              <table:table-cell office:value-type="float" office:value="0.000000199632">
                <text:p>0.000000199632</text:p>
              </table:table-cell>
              <table:table-cell office:value-type="float" office:value="0.614896">
                <text:p>0.614896</text:p>
              </table:table-cell>
              <table:table-cell office:value-type="float" office:value="0.00000022163">
                <text:p>0.00000022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543">
                <text:p>0.6315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30895">
                <text:p>0.630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29981">
                <text:p>0.62998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28878">
                <text:p>0.628878</text:p>
              </table:table-cell>
              <table:table-cell office:value-type="float" office:value="0.00000000996796">
                <text:p>0.00000000996796</text:p>
              </table:table-cell>
              <table:table-cell office:value-type="float" office:value="0.627636">
                <text:p>0.627636</text:p>
              </table:table-cell>
              <table:table-cell office:value-type="float" office:value="0.0000000644975">
                <text:p>0.0000000644975</text:p>
              </table:table-cell>
              <table:table-cell office:value-type="float" office:value="0.626289">
                <text:p>0.626289</text:p>
              </table:table-cell>
              <table:table-cell office:value-type="float" office:value="0.000000207782">
                <text:p>0.000000207782</text:p>
              </table:table-cell>
              <table:table-cell office:value-type="float" office:value="0.624861">
                <text:p>0.624861</text:p>
              </table:table-cell>
              <table:table-cell office:value-type="float" office:value="0.000000247762">
                <text:p>0.00000024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3179">
                <text:p>0.6431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42368">
                <text:p>0.642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41226">
                <text:p>0.64122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39847">
                <text:p>0.639847</text:p>
              </table:table-cell>
              <table:table-cell office:value-type="float" office:value="0.00000000996847">
                <text:p>0.00000000996847</text:p>
              </table:table-cell>
              <table:table-cell office:value-type="float" office:value="0.638295">
                <text:p>0.638295</text:p>
              </table:table-cell>
              <table:table-cell office:value-type="float" office:value="0.000000064674">
                <text:p>0.000000064674</text:p>
              </table:table-cell>
              <table:table-cell office:value-type="float" office:value="0.636612">
                <text:p>0.636612</text:p>
              </table:table-cell>
              <table:table-cell office:value-type="float" office:value="0.000000214987">
                <text:p>0.000000214987</text:p>
              </table:table-cell>
              <table:table-cell office:value-type="float" office:value="0.634826">
                <text:p>0.634826</text:p>
              </table:table-cell>
              <table:table-cell office:value-type="float" office:value="0.000000275319">
                <text:p>0.000000275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4814">
                <text:p>0.6548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53842">
                <text:p>0.653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52471">
                <text:p>0.65247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50817">
                <text:p>0.650817</text:p>
              </table:table-cell>
              <table:table-cell office:value-type="float" office:value="0.00000000996884">
                <text:p>0.00000000996884</text:p>
              </table:table-cell>
              <table:table-cell office:value-type="float" office:value="0.648954">
                <text:p>0.648954</text:p>
              </table:table-cell>
              <table:table-cell office:value-type="float" office:value="0.0000000648133">
                <text:p>0.0000000648133</text:p>
              </table:table-cell>
              <table:table-cell office:value-type="float" office:value="0.646934">
                <text:p>0.646934</text:p>
              </table:table-cell>
              <table:table-cell office:value-type="float" office:value="0.000000221292">
                <text:p>0.000000221292</text:p>
              </table:table-cell>
              <table:table-cell office:value-type="float" office:value="0.644791">
                <text:p>0.644791</text:p>
              </table:table-cell>
              <table:table-cell office:value-type="float" office:value="0.000000304044">
                <text:p>0.000000304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45">
                <text:p>0.6664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65316">
                <text:p>0.665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63716">
                <text:p>0.66371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61786">
                <text:p>0.661786</text:p>
              </table:table-cell>
              <table:table-cell office:value-type="float" office:value="0.00000000996911">
                <text:p>0.00000000996911</text:p>
              </table:table-cell>
              <table:table-cell office:value-type="float" office:value="0.659613">
                <text:p>0.659613</text:p>
              </table:table-cell>
              <table:table-cell office:value-type="float" office:value="0.0000000649237">
                <text:p>0.0000000649237</text:p>
              </table:table-cell>
              <table:table-cell office:value-type="float" office:value="0.657256">
                <text:p>0.657256</text:p>
              </table:table-cell>
              <table:table-cell office:value-type="float" office:value="0.000000226766">
                <text:p>0.000000226766</text:p>
              </table:table-cell>
              <table:table-cell office:value-type="float" office:value="0.654756">
                <text:p>0.654756</text:p>
              </table:table-cell>
              <table:table-cell office:value-type="float" office:value="0.000000333635">
                <text:p>0.000000333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8086">
                <text:p>0.6780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76789">
                <text:p>0.67678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74962">
                <text:p>0.67496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72756">
                <text:p>0.672756</text:p>
              </table:table-cell>
              <table:table-cell office:value-type="float" office:value="0.00000000996932">
                <text:p>0.00000000996932</text:p>
              </table:table-cell>
              <table:table-cell office:value-type="float" office:value="0.670273">
                <text:p>0.670273</text:p>
              </table:table-cell>
              <table:table-cell office:value-type="float" office:value="0.0000000650116">
                <text:p>0.0000000650116</text:p>
              </table:table-cell>
              <table:table-cell office:value-type="float" office:value="0.667579">
                <text:p>0.667579</text:p>
              </table:table-cell>
              <table:table-cell office:value-type="float" office:value="0.000000231491">
                <text:p>0.000000231491</text:p>
              </table:table-cell>
              <table:table-cell office:value-type="float" office:value="0.664722">
                <text:p>0.664722</text:p>
              </table:table-cell>
              <table:table-cell office:value-type="float" office:value="0.00000036376">
                <text:p>0.00000036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9722">
                <text:p>0.68972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88263">
                <text:p>0.68826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86207">
                <text:p>0.68620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83725">
                <text:p>0.683725</text:p>
              </table:table-cell>
              <table:table-cell office:value-type="float" office:value="0.00000000996948">
                <text:p>0.00000000996948</text:p>
              </table:table-cell>
              <table:table-cell office:value-type="float" office:value="0.680932">
                <text:p>0.680932</text:p>
              </table:table-cell>
              <table:table-cell office:value-type="float" office:value="0.0000000650824">
                <text:p>0.0000000650824</text:p>
              </table:table-cell>
              <table:table-cell office:value-type="float" office:value="0.677901">
                <text:p>0.677901</text:p>
              </table:table-cell>
              <table:table-cell office:value-type="float" office:value="0.000000235554">
                <text:p>0.000000235554</text:p>
              </table:table-cell>
              <table:table-cell office:value-type="float" office:value="0.674687">
                <text:p>0.674687</text:p>
              </table:table-cell>
              <table:table-cell office:value-type="float" office:value="0.000000394086">
                <text:p>0.000000394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1357">
                <text:p>0.7013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99737">
                <text:p>0.69973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97452">
                <text:p>0.69745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94695">
                <text:p>0.694695</text:p>
              </table:table-cell>
              <table:table-cell office:value-type="float" office:value="0.00000000996962">
                <text:p>0.00000000996962</text:p>
              </table:table-cell>
              <table:table-cell office:value-type="float" office:value="0.691591">
                <text:p>0.691591</text:p>
              </table:table-cell>
              <table:table-cell office:value-type="float" office:value="0.0000000651401">
                <text:p>0.0000000651401</text:p>
              </table:table-cell>
              <table:table-cell office:value-type="float" office:value="0.688223">
                <text:p>0.688223</text:p>
              </table:table-cell>
              <table:table-cell office:value-type="float" office:value="0.000000239046">
                <text:p>0.000000239046</text:p>
              </table:table-cell>
              <table:table-cell office:value-type="float" office:value="0.684652">
                <text:p>0.684652</text:p>
              </table:table-cell>
              <table:table-cell office:value-type="float" office:value="0.000000424292">
                <text:p>0.000000424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2993">
                <text:p>0.7129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11211">
                <text:p>0.71121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08697">
                <text:p>0.70869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05664">
                <text:p>0.705664</text:p>
              </table:table-cell>
              <table:table-cell office:value-type="float" office:value="0.00000000996973">
                <text:p>0.00000000996973</text:p>
              </table:table-cell>
              <table:table-cell office:value-type="float" office:value="0.70225">
                <text:p>0.70225</text:p>
              </table:table-cell>
              <table:table-cell office:value-type="float" office:value="0.0000000651884">
                <text:p>0.0000000651884</text:p>
              </table:table-cell>
              <table:table-cell office:value-type="float" office:value="0.698546">
                <text:p>0.698546</text:p>
              </table:table-cell>
              <table:table-cell office:value-type="float" office:value="0.000000242053">
                <text:p>0.000000242053</text:p>
              </table:table-cell>
              <table:table-cell office:value-type="float" office:value="0.694617">
                <text:p>0.694617</text:p>
              </table:table-cell>
              <table:table-cell office:value-type="float" office:value="0.000000454097">
                <text:p>0.000000454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629">
                <text:p>0.7246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22684">
                <text:p>0.72268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19942">
                <text:p>0.71994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16634">
                <text:p>0.716634</text:p>
              </table:table-cell>
              <table:table-cell office:value-type="float" office:value="0.00000000996985">
                <text:p>0.00000000996985</text:p>
              </table:table-cell>
              <table:table-cell office:value-type="float" office:value="0.712909">
                <text:p>0.712909</text:p>
              </table:table-cell>
              <table:table-cell office:value-type="float" office:value="0.0000000652301">
                <text:p>0.0000000652301</text:p>
              </table:table-cell>
              <table:table-cell office:value-type="float" office:value="0.708868">
                <text:p>0.708868</text:p>
              </table:table-cell>
              <table:table-cell office:value-type="float" office:value="0.000000244661">
                <text:p>0.000000244661</text:p>
              </table:table-cell>
              <table:table-cell office:value-type="float" office:value="0.704582">
                <text:p>0.704582</text:p>
              </table:table-cell>
              <table:table-cell office:value-type="float" office:value="0.000000483279">
                <text:p>0.000000483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6265">
                <text:p>0.7362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34158">
                <text:p>0.73415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31187">
                <text:p>0.73118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27603">
                <text:p>0.727603</text:p>
              </table:table-cell>
              <table:table-cell office:value-type="float" office:value="0.00000000996997">
                <text:p>0.00000000996997</text:p>
              </table:table-cell>
              <table:table-cell office:value-type="float" office:value="0.723568">
                <text:p>0.723568</text:p>
              </table:table-cell>
              <table:table-cell office:value-type="float" office:value="0.0000000652678">
                <text:p>0.0000000652678</text:p>
              </table:table-cell>
              <table:table-cell office:value-type="float" office:value="0.71919">
                <text:p>0.71919</text:p>
              </table:table-cell>
              <table:table-cell office:value-type="float" office:value="0.000000246948">
                <text:p>0.000000246948</text:p>
              </table:table-cell>
              <table:table-cell office:value-type="float" office:value="0.714548">
                <text:p>0.714548</text:p>
              </table:table-cell>
              <table:table-cell office:value-type="float" office:value="0.000000511689">
                <text:p>0.000000511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79">
                <text:p>0.74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45632">
                <text:p>0.74563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42433">
                <text:p>0.742433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38573">
                <text:p>0.738573</text:p>
              </table:table-cell>
              <table:table-cell office:value-type="float" office:value="0.00000000997011">
                <text:p>0.00000000997011</text:p>
              </table:table-cell>
              <table:table-cell office:value-type="float" office:value="0.734227">
                <text:p>0.734227</text:p>
              </table:table-cell>
              <table:table-cell office:value-type="float" office:value="0.0000000653038">
                <text:p>0.0000000653038</text:p>
              </table:table-cell>
              <table:table-cell office:value-type="float" office:value="0.729513">
                <text:p>0.729513</text:p>
              </table:table-cell>
              <table:table-cell office:value-type="float" office:value="0.000000248988">
                <text:p>0.000000248988</text:p>
              </table:table-cell>
              <table:table-cell office:value-type="float" office:value="0.724513">
                <text:p>0.724513</text:p>
              </table:table-cell>
              <table:table-cell office:value-type="float" office:value="0.000000539268">
                <text:p>0.000000539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9536">
                <text:p>0.7595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57105">
                <text:p>0.75710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53678">
                <text:p>0.75367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49542">
                <text:p>0.749542</text:p>
              </table:table-cell>
              <table:table-cell office:value-type="float" office:value="0.00000000997029">
                <text:p>0.00000000997029</text:p>
              </table:table-cell>
              <table:table-cell office:value-type="float" office:value="0.744886">
                <text:p>0.744886</text:p>
              </table:table-cell>
              <table:table-cell office:value-type="float" office:value="0.0000000653404">
                <text:p>0.0000000653404</text:p>
              </table:table-cell>
              <table:table-cell office:value-type="float" office:value="0.739835">
                <text:p>0.739835</text:p>
              </table:table-cell>
              <table:table-cell office:value-type="float" office:value="0.000000250851">
                <text:p>0.000000250851</text:p>
              </table:table-cell>
              <table:table-cell office:value-type="float" office:value="0.734478">
                <text:p>0.734478</text:p>
              </table:table-cell>
              <table:table-cell office:value-type="float" office:value="0.000000566051">
                <text:p>0.000000566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1172">
                <text:p>0.77117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68579">
                <text:p>0.76857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64923">
                <text:p>0.76492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60512">
                <text:p>0.760512</text:p>
              </table:table-cell>
              <table:table-cell office:value-type="float" office:value="0.00000000997051">
                <text:p>0.00000000997051</text:p>
              </table:table-cell>
              <table:table-cell office:value-type="float" office:value="0.755545">
                <text:p>0.755545</text:p>
              </table:table-cell>
              <table:table-cell office:value-type="float" office:value="0.0000000653797">
                <text:p>0.0000000653797</text:p>
              </table:table-cell>
              <table:table-cell office:value-type="float" office:value="0.750157">
                <text:p>0.750157</text:p>
              </table:table-cell>
              <table:table-cell office:value-type="float" office:value="0.000000252604">
                <text:p>0.000000252604</text:p>
              </table:table-cell>
              <table:table-cell office:value-type="float" office:value="0.744443">
                <text:p>0.744443</text:p>
              </table:table-cell>
              <table:table-cell office:value-type="float" office:value="0.000000592173">
                <text:p>0.000000592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2807">
                <text:p>0.7828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80053">
                <text:p>0.78005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76168">
                <text:p>0.77616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71481">
                <text:p>0.771481</text:p>
              </table:table-cell>
              <table:table-cell office:value-type="float" office:value="0.00000000997082">
                <text:p>0.00000000997082</text:p>
              </table:table-cell>
              <table:table-cell office:value-type="float" office:value="0.766204">
                <text:p>0.766204</text:p>
              </table:table-cell>
              <table:table-cell office:value-type="float" office:value="0.0000000654243">
                <text:p>0.0000000654243</text:p>
              </table:table-cell>
              <table:table-cell office:value-type="float" office:value="0.76048">
                <text:p>0.76048</text:p>
              </table:table-cell>
              <table:table-cell office:value-type="float" office:value="0.000000254315">
                <text:p>0.000000254315</text:p>
              </table:table-cell>
              <table:table-cell office:value-type="float" office:value="0.754408">
                <text:p>0.754408</text:p>
              </table:table-cell>
              <table:table-cell office:value-type="float" office:value="0.00000061788">
                <text:p>0.00000061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4443">
                <text:p>0.7944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91526">
                <text:p>0.79152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87413">
                <text:p>0.78741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82451">
                <text:p>0.782451</text:p>
              </table:table-cell>
              <table:table-cell office:value-type="float" office:value="0.00000000997123">
                <text:p>0.00000000997123</text:p>
              </table:table-cell>
              <table:table-cell office:value-type="float" office:value="0.776863">
                <text:p>0.776863</text:p>
              </table:table-cell>
              <table:table-cell office:value-type="float" office:value="0.0000000654768">
                <text:p>0.0000000654768</text:p>
              </table:table-cell>
              <table:table-cell office:value-type="float" office:value="0.770802">
                <text:p>0.770802</text:p>
              </table:table-cell>
              <table:table-cell office:value-type="float" office:value="0.00000025605">
                <text:p>0.00000025605</text:p>
              </table:table-cell>
              <table:table-cell office:value-type="float" office:value="0.764374">
                <text:p>0.764374</text:p>
              </table:table-cell>
              <table:table-cell office:value-type="float" office:value="0.000000643528">
                <text:p>0.000000643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6079">
                <text:p>0.8060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03">
                <text:p>0.80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98659">
                <text:p>0.79865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79342">
                <text:p>0.79342</text:p>
              </table:table-cell>
              <table:table-cell office:value-type="float" office:value="0.00000000997179">
                <text:p>0.00000000997179</text:p>
              </table:table-cell>
              <table:table-cell office:value-type="float" office:value="0.787522">
                <text:p>0.787522</text:p>
              </table:table-cell>
              <table:table-cell office:value-type="float" office:value="0.0000000655406">
                <text:p>0.0000000655406</text:p>
              </table:table-cell>
              <table:table-cell office:value-type="float" office:value="0.781124">
                <text:p>0.781124</text:p>
              </table:table-cell>
              <table:table-cell office:value-type="float" office:value="0.000000257882">
                <text:p>0.000000257882</text:p>
              </table:table-cell>
              <table:table-cell office:value-type="float" office:value="0.774339">
                <text:p>0.774339</text:p>
              </table:table-cell>
              <table:table-cell office:value-type="float" office:value="0.000000669605">
                <text:p>0.0000006696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7715">
                <text:p>0.81771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14474">
                <text:p>0.814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09904">
                <text:p>0.80990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80439">
                <text:p>0.80439</text:p>
              </table:table-cell>
              <table:table-cell office:value-type="float" office:value="0.00000000997255">
                <text:p>0.00000000997255</text:p>
              </table:table-cell>
              <table:table-cell office:value-type="float" office:value="0.798181">
                <text:p>0.798181</text:p>
              </table:table-cell>
              <table:table-cell office:value-type="float" office:value="0.0000000656197">
                <text:p>0.0000000656197</text:p>
              </table:table-cell>
              <table:table-cell office:value-type="float" office:value="0.791447">
                <text:p>0.791447</text:p>
              </table:table-cell>
              <table:table-cell office:value-type="float" office:value="0.000000259888">
                <text:p>0.000000259888</text:p>
              </table:table-cell>
              <table:table-cell office:value-type="float" office:value="0.784304">
                <text:p>0.784304</text:p>
              </table:table-cell>
              <table:table-cell office:value-type="float" office:value="0.000000696752">
                <text:p>0.000000696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935">
                <text:p>0.829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25947">
                <text:p>0.825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21149">
                <text:p>0.821149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815359">
                <text:p>0.815359</text:p>
              </table:table-cell>
              <table:table-cell office:value-type="float" office:value="0.0000000099736">
                <text:p>0.0000000099736</text:p>
              </table:table-cell>
              <table:table-cell office:value-type="float" office:value="0.80884">
                <text:p>0.80884</text:p>
              </table:table-cell>
              <table:table-cell office:value-type="float" office:value="0.0000000657191">
                <text:p>0.0000000657191</text:p>
              </table:table-cell>
              <table:table-cell office:value-type="float" office:value="0.801769">
                <text:p>0.801769</text:p>
              </table:table-cell>
              <table:table-cell office:value-type="float" office:value="0.000000262159">
                <text:p>0.000000262159</text:p>
              </table:table-cell>
              <table:table-cell office:value-type="float" office:value="0.794269">
                <text:p>0.794269</text:p>
              </table:table-cell>
              <table:table-cell office:value-type="float" office:value="0.000000725806">
                <text:p>0.000000725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986">
                <text:p>0.8409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37421">
                <text:p>0.837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32394">
                <text:p>0.832394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826329">
                <text:p>0.826329</text:p>
              </table:table-cell>
              <table:table-cell office:value-type="float" office:value="0.00000000997505">
                <text:p>0.00000000997505</text:p>
              </table:table-cell>
              <table:table-cell office:value-type="float" office:value="0.819499">
                <text:p>0.819499</text:p>
              </table:table-cell>
              <table:table-cell office:value-type="float" office:value="0.0000000658451">
                <text:p>0.0000000658451</text:p>
              </table:table-cell>
              <table:table-cell office:value-type="float" office:value="0.812091">
                <text:p>0.812091</text:p>
              </table:table-cell>
              <table:table-cell office:value-type="float" office:value="0.000000264801">
                <text:p>0.000000264801</text:p>
              </table:table-cell>
              <table:table-cell office:value-type="float" office:value="0.804234">
                <text:p>0.804234</text:p>
              </table:table-cell>
              <table:table-cell office:value-type="float" office:value="0.00000075787">
                <text:p>0.00000075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2622">
                <text:p>0.85262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48895">
                <text:p>0.848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43639">
                <text:p>0.843639</text:p>
              </table:table-cell>
              <table:table-cell office:value-type="float" office:value="0.00000000109377">
                <text:p>0.00000000109377</text:p>
              </table:table-cell>
              <table:table-cell office:value-type="float" office:value="0.837298">
                <text:p>0.837298</text:p>
              </table:table-cell>
              <table:table-cell office:value-type="float" office:value="0.00000000997703">
                <text:p>0.00000000997703</text:p>
              </table:table-cell>
              <table:table-cell office:value-type="float" office:value="0.830159">
                <text:p>0.830159</text:p>
              </table:table-cell>
              <table:table-cell office:value-type="float" office:value="0.0000000660058">
                <text:p>0.0000000660058</text:p>
              </table:table-cell>
              <table:table-cell office:value-type="float" office:value="0.822414">
                <text:p>0.822414</text:p>
              </table:table-cell>
              <table:table-cell office:value-type="float" office:value="0.000000267946">
                <text:p>0.000000267946</text:p>
              </table:table-cell>
              <table:table-cell office:value-type="float" office:value="0.814199">
                <text:p>0.814199</text:p>
              </table:table-cell>
              <table:table-cell office:value-type="float" office:value="0.000000794433">
                <text:p>0.000000794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258">
                <text:p>0.86425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60368">
                <text:p>0.860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54885">
                <text:p>0.854885</text:p>
              </table:table-cell>
              <table:table-cell office:value-type="float" office:value="0.00000000109372">
                <text:p>0.00000000109372</text:p>
              </table:table-cell>
              <table:table-cell office:value-type="float" office:value="0.848268">
                <text:p>0.848268</text:p>
              </table:table-cell>
              <table:table-cell office:value-type="float" office:value="0.00000000997975">
                <text:p>0.00000000997975</text:p>
              </table:table-cell>
              <table:table-cell office:value-type="float" office:value="0.840818">
                <text:p>0.840818</text:p>
              </table:table-cell>
              <table:table-cell office:value-type="float" office:value="0.0000000662118">
                <text:p>0.0000000662118</text:p>
              </table:table-cell>
              <table:table-cell office:value-type="float" office:value="0.832736">
                <text:p>0.832736</text:p>
              </table:table-cell>
              <table:table-cell office:value-type="float" office:value="0.000000271759">
                <text:p>0.000000271759</text:p>
              </table:table-cell>
              <table:table-cell office:value-type="float" office:value="0.824165">
                <text:p>0.824165</text:p>
              </table:table-cell>
              <table:table-cell office:value-type="float" office:value="0.000000837573">
                <text:p>0.000000837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893">
                <text:p>0.8758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71842">
                <text:p>0.871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6613">
                <text:p>0.86613</text:p>
              </table:table-cell>
              <table:table-cell office:value-type="float" office:value="0.00000000109365">
                <text:p>0.00000000109365</text:p>
              </table:table-cell>
              <table:table-cell office:value-type="float" office:value="0.859237">
                <text:p>0.859237</text:p>
              </table:table-cell>
              <table:table-cell office:value-type="float" office:value="0.0000000099835">
                <text:p>0.0000000099835</text:p>
              </table:table-cell>
              <table:table-cell office:value-type="float" office:value="0.851477">
                <text:p>0.851477</text:p>
              </table:table-cell>
              <table:table-cell office:value-type="float" office:value="0.0000000664768">
                <text:p>0.0000000664768</text:p>
              </table:table-cell>
              <table:table-cell office:value-type="float" office:value="0.843058">
                <text:p>0.843058</text:p>
              </table:table-cell>
              <table:table-cell office:value-type="float" office:value="0.000000276455">
                <text:p>0.000000276455</text:p>
              </table:table-cell>
              <table:table-cell office:value-type="float" office:value="0.83413">
                <text:p>0.83413</text:p>
              </table:table-cell>
              <table:table-cell office:value-type="float" office:value="0.000000890311">
                <text:p>0.000000890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7529">
                <text:p>0.8875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83316">
                <text:p>0.883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77375">
                <text:p>0.877375</text:p>
              </table:table-cell>
              <table:table-cell office:value-type="float" office:value="0.00000000109353">
                <text:p>0.00000000109353</text:p>
              </table:table-cell>
              <table:table-cell office:value-type="float" office:value="0.870207">
                <text:p>0.870207</text:p>
              </table:table-cell>
              <table:table-cell office:value-type="float" office:value="0.00000000998867">
                <text:p>0.00000000998867</text:p>
              </table:table-cell>
              <table:table-cell office:value-type="float" office:value="0.862136">
                <text:p>0.862136</text:p>
              </table:table-cell>
              <table:table-cell office:value-type="float" office:value="0.0000000668189">
                <text:p>0.0000000668189</text:p>
              </table:table-cell>
              <table:table-cell office:value-type="float" office:value="0.853381">
                <text:p>0.853381</text:p>
              </table:table-cell>
              <table:table-cell office:value-type="float" office:value="0.000000282322">
                <text:p>0.000000282322</text:p>
              </table:table-cell>
              <table:table-cell office:value-type="float" office:value="0.844095">
                <text:p>0.844095</text:p>
              </table:table-cell>
              <table:table-cell office:value-type="float" office:value="0.000000957261">
                <text:p>0.000000957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9165">
                <text:p>0.8991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94789">
                <text:p>0.894789</text:p>
              </table:table-cell>
              <table:table-cell office:value-type="float" office:value="0.000000000643123">
                <text:p>0.000000000643123</text:p>
              </table:table-cell>
              <table:table-cell office:value-type="float" office:value="0.88862">
                <text:p>0.88862</text:p>
              </table:table-cell>
              <table:table-cell office:value-type="float" office:value="0.00000000109335">
                <text:p>0.00000000109335</text:p>
              </table:table-cell>
              <table:table-cell office:value-type="float" office:value="0.881176">
                <text:p>0.881176</text:p>
              </table:table-cell>
              <table:table-cell office:value-type="float" office:value="0.00000000999578">
                <text:p>0.00000000999578</text:p>
              </table:table-cell>
              <table:table-cell office:value-type="float" office:value="0.872795">
                <text:p>0.872795</text:p>
              </table:table-cell>
              <table:table-cell office:value-type="float" office:value="0.0000000672618">
                <text:p>0.0000000672618</text:p>
              </table:table-cell>
              <table:table-cell office:value-type="float" office:value="0.863703">
                <text:p>0.863703</text:p>
              </table:table-cell>
              <table:table-cell office:value-type="float" office:value="0.000000289755">
                <text:p>0.000000289755</text:p>
              </table:table-cell>
              <table:table-cell office:value-type="float" office:value="0.85406">
                <text:p>0.85406</text:p>
              </table:table-cell>
              <table:table-cell office:value-type="float" office:value="0.00000104593">
                <text:p>0.00000104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0801">
                <text:p>0.91080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06263">
                <text:p>0.906263</text:p>
              </table:table-cell>
              <table:table-cell office:value-type="float" office:value="0.000000000643121">
                <text:p>0.000000000643121</text:p>
              </table:table-cell>
              <table:table-cell office:value-type="float" office:value="0.899865">
                <text:p>0.899865</text:p>
              </table:table-cell>
              <table:table-cell office:value-type="float" office:value="0.00000000109308">
                <text:p>0.00000000109308</text:p>
              </table:table-cell>
              <table:table-cell office:value-type="float" office:value="0.892146">
                <text:p>0.892146</text:p>
              </table:table-cell>
              <table:table-cell office:value-type="float" office:value="0.0000000100056">
                <text:p>0.0000000100056</text:p>
              </table:table-cell>
              <table:table-cell office:value-type="float" office:value="0.883454">
                <text:p>0.883454</text:p>
              </table:table-cell>
              <table:table-cell office:value-type="float" office:value="0.0000000678379">
                <text:p>0.0000000678379</text:p>
              </table:table-cell>
              <table:table-cell office:value-type="float" office:value="0.874025">
                <text:p>0.874025</text:p>
              </table:table-cell>
              <table:table-cell office:value-type="float" office:value="0.000000299314">
                <text:p>0.000000299314</text:p>
              </table:table-cell>
              <table:table-cell office:value-type="float" office:value="0.864025">
                <text:p>0.864025</text:p>
              </table:table-cell>
              <table:table-cell office:value-type="float" office:value="0.00000116947">
                <text:p>0.00000116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2436">
                <text:p>0.9224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17737">
                <text:p>0.917737</text:p>
              </table:table-cell>
              <table:table-cell office:value-type="float" office:value="0.000000000643119">
                <text:p>0.000000000643119</text:p>
              </table:table-cell>
              <table:table-cell office:value-type="float" office:value="0.911111">
                <text:p>0.911111</text:p>
              </table:table-cell>
              <table:table-cell office:value-type="float" office:value="0.00000000109265">
                <text:p>0.00000000109265</text:p>
              </table:table-cell>
              <table:table-cell office:value-type="float" office:value="0.903115">
                <text:p>0.903115</text:p>
              </table:table-cell>
              <table:table-cell office:value-type="float" office:value="0.0000000100191">
                <text:p>0.0000000100191</text:p>
              </table:table-cell>
              <table:table-cell office:value-type="float" office:value="0.894113">
                <text:p>0.894113</text:p>
              </table:table-cell>
              <table:table-cell office:value-type="float" office:value="0.0000000685908">
                <text:p>0.0000000685908</text:p>
              </table:table-cell>
              <table:table-cell office:value-type="float" office:value="0.884348">
                <text:p>0.884348</text:p>
              </table:table-cell>
              <table:table-cell office:value-type="float" office:value="0.000000311826">
                <text:p>0.000000311826</text:p>
              </table:table-cell>
              <table:table-cell office:value-type="float" office:value="0.873991">
                <text:p>0.873991</text:p>
              </table:table-cell>
              <table:table-cell office:value-type="float" office:value="0.00000135347">
                <text:p>0.000001353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4072">
                <text:p>0.93407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29211">
                <text:p>0.929211</text:p>
              </table:table-cell>
              <table:table-cell office:value-type="float" office:value="0.000000000643113">
                <text:p>0.000000000643113</text:p>
              </table:table-cell>
              <table:table-cell office:value-type="float" office:value="0.922356">
                <text:p>0.922356</text:p>
              </table:table-cell>
              <table:table-cell office:value-type="float" office:value="0.000000001092">
                <text:p>0.000000001092</text:p>
              </table:table-cell>
              <table:table-cell office:value-type="float" office:value="0.914085">
                <text:p>0.914085</text:p>
              </table:table-cell>
              <table:table-cell office:value-type="float" office:value="0.0000000100378">
                <text:p>0.0000000100378</text:p>
              </table:table-cell>
              <table:table-cell office:value-type="float" office:value="0.904772">
                <text:p>0.904772</text:p>
              </table:table-cell>
              <table:table-cell office:value-type="float" office:value="0.000000069581">
                <text:p>0.000000069581</text:p>
              </table:table-cell>
              <table:table-cell office:value-type="float" office:value="0.89467">
                <text:p>0.89467</text:p>
              </table:table-cell>
              <table:table-cell office:value-type="float" office:value="0.00000032856">
                <text:p>0.00000032856</text:p>
              </table:table-cell>
              <table:table-cell office:value-type="float" office:value="0.883956">
                <text:p>0.883956</text:p>
              </table:table-cell>
              <table:table-cell office:value-type="float" office:value="0.00000165527">
                <text:p>0.00000165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5708">
                <text:p>0.94570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40684">
                <text:p>0.940684</text:p>
              </table:table-cell>
              <table:table-cell office:value-type="float" office:value="0.000000000643102">
                <text:p>0.000000000643102</text:p>
              </table:table-cell>
              <table:table-cell office:value-type="float" office:value="0.933601">
                <text:p>0.933601</text:p>
              </table:table-cell>
              <table:table-cell office:value-type="float" office:value="0.00000000109098">
                <text:p>0.00000000109098</text:p>
              </table:table-cell>
              <table:table-cell office:value-type="float" office:value="0.925054">
                <text:p>0.925054</text:p>
              </table:table-cell>
              <table:table-cell office:value-type="float" office:value="0.0000000100637">
                <text:p>0.0000000100637</text:p>
              </table:table-cell>
              <table:table-cell office:value-type="float" office:value="0.915431">
                <text:p>0.915431</text:p>
              </table:table-cell>
              <table:table-cell office:value-type="float" office:value="0.000000070894">
                <text:p>0.000000070894</text:p>
              </table:table-cell>
              <table:table-cell office:value-type="float" office:value="0.904992">
                <text:p>0.904992</text:p>
              </table:table-cell>
              <table:table-cell office:value-type="float" office:value="0.000000351578">
                <text:p>0.000000351578</text:p>
              </table:table-cell>
              <table:table-cell office:value-type="float" office:value="0.893921">
                <text:p>0.893921</text:p>
              </table:table-cell>
              <table:table-cell office:value-type="float" office:value="0.00000223613">
                <text:p>0.00000223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7343">
                <text:p>0.9573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52158">
                <text:p>0.952158</text:p>
              </table:table-cell>
              <table:table-cell office:value-type="float" office:value="0.000000000643081">
                <text:p>0.000000000643081</text:p>
              </table:table-cell>
              <table:table-cell office:value-type="float" office:value="0.944846">
                <text:p>0.944846</text:p>
              </table:table-cell>
              <table:table-cell office:value-type="float" office:value="0.00000000108941">
                <text:p>0.00000000108941</text:p>
              </table:table-cell>
              <table:table-cell office:value-type="float" office:value="0.936024">
                <text:p>0.936024</text:p>
              </table:table-cell>
              <table:table-cell office:value-type="float" office:value="0.0000000100996">
                <text:p>0.0000000100996</text:p>
              </table:table-cell>
              <table:table-cell office:value-type="float" office:value="0.92609">
                <text:p>0.92609</text:p>
              </table:table-cell>
              <table:table-cell office:value-type="float" office:value="0.000000072654">
                <text:p>0.000000072654</text:p>
              </table:table-cell>
              <table:table-cell office:value-type="float" office:value="0.915315">
                <text:p>0.915315</text:p>
              </table:table-cell>
              <table:table-cell office:value-type="float" office:value="0.000000384472">
                <text:p>0.000000384472</text:p>
              </table:table-cell>
              <table:table-cell office:value-type="float" office:value="0.903886">
                <text:p>0.903886</text:p>
              </table:table-cell>
              <table:table-cell office:value-type="float" office:value="0.00000379256">
                <text:p>0.00000379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8979">
                <text:p>0.9689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63632">
                <text:p>0.963632</text:p>
              </table:table-cell>
              <table:table-cell office:value-type="float" office:value="0.00000000064304">
                <text:p>0.00000000064304</text:p>
              </table:table-cell>
              <table:table-cell office:value-type="float" office:value="0.956091">
                <text:p>0.956091</text:p>
              </table:table-cell>
              <table:table-cell office:value-type="float" office:value="0.00000000108698">
                <text:p>0.00000000108698</text:p>
              </table:table-cell>
              <table:table-cell office:value-type="float" office:value="0.946993">
                <text:p>0.946993</text:p>
              </table:table-cell>
              <table:table-cell office:value-type="float" office:value="0.0000000101497">
                <text:p>0.0000000101497</text:p>
              </table:table-cell>
              <table:table-cell office:value-type="float" office:value="0.936749">
                <text:p>0.936749</text:p>
              </table:table-cell>
              <table:table-cell office:value-type="float" office:value="0.0000000750475">
                <text:p>0.0000000750475</text:p>
              </table:table-cell>
              <table:table-cell office:value-type="float" office:value="0.925637">
                <text:p>0.925637</text:p>
              </table:table-cell>
              <table:table-cell office:value-type="float" office:value="0.000000434118">
                <text:p>0.000000434118</text:p>
              </table:table-cell>
              <table:table-cell office:value-type="float" office:value="0.913851">
                <text:p>0.913851</text:p>
              </table:table-cell>
              <table:table-cell office:value-type="float" office:value="0.0000206593">
                <text:p>0.000020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0615">
                <text:p>0.98061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75105">
                <text:p>0.975105</text:p>
              </table:table-cell>
              <table:table-cell office:value-type="float" office:value="0.000000000642959">
                <text:p>0.000000000642959</text:p>
              </table:table-cell>
              <table:table-cell office:value-type="float" office:value="0.967337">
                <text:p>0.967337</text:p>
              </table:table-cell>
              <table:table-cell office:value-type="float" office:value="0.00000000108322">
                <text:p>0.00000000108322</text:p>
              </table:table-cell>
              <table:table-cell office:value-type="float" office:value="0.957963">
                <text:p>0.957963</text:p>
              </table:table-cell>
              <table:table-cell office:value-type="float" office:value="0.0000000102199">
                <text:p>0.0000000102199</text:p>
              </table:table-cell>
              <table:table-cell office:value-type="float" office:value="0.947408">
                <text:p>0.947408</text:p>
              </table:table-cell>
              <table:table-cell office:value-type="float" office:value="0.0000000783672">
                <text:p>0.0000000783672</text:p>
              </table:table-cell>
              <table:table-cell office:value-type="float" office:value="0.935959">
                <text:p>0.935959</text:p>
              </table:table-cell>
              <table:table-cell office:value-type="float" office:value="0.000000515555">
                <text:p>0.000000515555</text:p>
              </table:table-cell>
              <table:table-cell office:value-type="float" office:value="0.923817">
                <text:p>0.923817</text:p>
              </table:table-cell>
              <table:table-cell office:value-type="float" office:value="-0.00000488589">
                <text:p>-0.00000488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251">
                <text:p>0.99225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86579">
                <text:p>0.986579</text:p>
              </table:table-cell>
              <table:table-cell office:value-type="float" office:value="0.000000000642803">
                <text:p>0.000000000642803</text:p>
              </table:table-cell>
              <table:table-cell office:value-type="float" office:value="0.978582">
                <text:p>0.978582</text:p>
              </table:table-cell>
              <table:table-cell office:value-type="float" office:value="0.00000000107738">
                <text:p>0.00000000107738</text:p>
              </table:table-cell>
              <table:table-cell office:value-type="float" office:value="0.968932">
                <text:p>0.968932</text:p>
              </table:table-cell>
              <table:table-cell office:value-type="float" office:value="0.0000000103189">
                <text:p>0.0000000103189</text:p>
              </table:table-cell>
              <table:table-cell office:value-type="float" office:value="0.958067">
                <text:p>0.958067</text:p>
              </table:table-cell>
              <table:table-cell office:value-type="float" office:value="0.0000000830994">
                <text:p>0.0000000830994</text:p>
              </table:table-cell>
              <table:table-cell office:value-type="float" office:value="0.946282">
                <text:p>0.946282</text:p>
              </table:table-cell>
              <table:table-cell office:value-type="float" office:value="0.000000669258">
                <text:p>0.000000669258</text:p>
              </table:table-cell>
              <table:table-cell office:value-type="float" office:value="0.933782">
                <text:p>0.933782</text:p>
              </table:table-cell>
              <table:table-cell office:value-type="float" office:value="-0.00000198919">
                <text:p>-0.00000198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389">
                <text:p>1.0038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98053">
                <text:p>0.998053</text:p>
              </table:table-cell>
              <table:table-cell office:value-type="float" office:value="0.000000000642498">
                <text:p>0.000000000642498</text:p>
              </table:table-cell>
              <table:table-cell office:value-type="float" office:value="0.989827">
                <text:p>0.989827</text:p>
              </table:table-cell>
              <table:table-cell office:value-type="float" office:value="0.00000000106832">
                <text:p>0.00000000106832</text:p>
              </table:table-cell>
              <table:table-cell office:value-type="float" office:value="0.979902">
                <text:p>0.979902</text:p>
              </table:table-cell>
              <table:table-cell office:value-type="float" office:value="0.0000000104602">
                <text:p>0.0000000104602</text:p>
              </table:table-cell>
              <table:table-cell office:value-type="float" office:value="0.968726">
                <text:p>0.968726</text:p>
              </table:table-cell>
              <table:table-cell office:value-type="float" office:value="0.000000090115">
                <text:p>0.000000090115</text:p>
              </table:table-cell>
              <table:table-cell office:value-type="float" office:value="0.956604">
                <text:p>0.956604</text:p>
              </table:table-cell>
              <table:table-cell office:value-type="float" office:value="0.00000105444">
                <text:p>0.00000105444</text:p>
              </table:table-cell>
              <table:table-cell office:value-type="float" office:value="0.943747">
                <text:p>0.943747</text:p>
              </table:table-cell>
              <table:table-cell office:value-type="float" office:value="-0.00000117065">
                <text:p>-0.00000117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552">
                <text:p>1.0155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1.00953">
                <text:p>1.00953</text:p>
              </table:table-cell>
              <table:table-cell office:value-type="float" office:value="0.000000000641906">
                <text:p>0.000000000641906</text:p>
              </table:table-cell>
              <table:table-cell office:value-type="float" office:value="1.00107">
                <text:p>1.00107</text:p>
              </table:table-cell>
              <table:table-cell office:value-type="float" office:value="0.00000000105421">
                <text:p>0.00000000105421</text:p>
              </table:table-cell>
              <table:table-cell office:value-type="float" office:value="0.990871">
                <text:p>0.990871</text:p>
              </table:table-cell>
              <table:table-cell office:value-type="float" office:value="0.0000000106649">
                <text:p>0.0000000106649</text:p>
              </table:table-cell>
              <table:table-cell office:value-type="float" office:value="0.979385">
                <text:p>0.979385</text:p>
              </table:table-cell>
              <table:table-cell office:value-type="float" office:value="0.000000101146">
                <text:p>0.000000101146</text:p>
              </table:table-cell>
              <table:table-cell office:value-type="float" office:value="0.966926">
                <text:p>0.966926</text:p>
              </table:table-cell>
              <table:table-cell office:value-type="float" office:value="0.00000358504">
                <text:p>0.00000358504</text:p>
              </table:table-cell>
              <table:table-cell office:value-type="float" office:value="0.953712">
                <text:p>0.953712</text:p>
              </table:table-cell>
              <table:table-cell office:value-type="float" office:value="-0.000000787845">
                <text:p>-0.000000787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716">
                <text:p>1.0271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1.021">
                <text:p>1.021</text:p>
              </table:table-cell>
              <table:table-cell office:value-type="float" office:value="0.000000000640752">
                <text:p>0.000000000640752</text:p>
              </table:table-cell>
              <table:table-cell office:value-type="float" office:value="1.01232">
                <text:p>1.01232</text:p>
              </table:table-cell>
              <table:table-cell office:value-type="float" office:value="0.00000000103212">
                <text:p>0.00000000103212</text:p>
              </table:table-cell>
              <table:table-cell office:value-type="float" office:value="1.00184">
                <text:p>1.00184</text:p>
              </table:table-cell>
              <table:table-cell office:value-type="float" office:value="0.0000000109678">
                <text:p>0.0000000109678</text:p>
              </table:table-cell>
              <table:table-cell office:value-type="float" office:value="0.990045">
                <text:p>0.990045</text:p>
              </table:table-cell>
              <table:table-cell office:value-type="float" office:value="0.000000120199">
                <text:p>0.000000120199</text:p>
              </table:table-cell>
              <table:table-cell office:value-type="float" office:value="0.977249">
                <text:p>0.977249</text:p>
              </table:table-cell>
              <table:table-cell office:value-type="float" office:value="-0.00000184157">
                <text:p>-0.00000184157</text:p>
              </table:table-cell>
              <table:table-cell office:value-type="float" office:value="0.963677">
                <text:p>0.963677</text:p>
              </table:table-cell>
              <table:table-cell office:value-type="float" office:value="-0.00000056821">
                <text:p>-0.00000056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879">
                <text:p>1.03879</text:p>
              </table:table-cell>
              <table:table-cell office:value-type="float" office:value="0.000000000641499">
                <text:p>0.000000000641499</text:p>
              </table:table-cell>
              <table:table-cell office:value-type="float" office:value="1.03247">
                <text:p>1.03247</text:p>
              </table:table-cell>
              <table:table-cell office:value-type="float" office:value="0.000000000638505">
                <text:p>0.000000000638505</text:p>
              </table:table-cell>
              <table:table-cell office:value-type="float" office:value="1.02356">
                <text:p>1.02356</text:p>
              </table:table-cell>
              <table:table-cell office:value-type="float" office:value="0.000000000997295">
                <text:p>0.000000000997295</text:p>
              </table:table-cell>
              <table:table-cell office:value-type="float" office:value="1.01281">
                <text:p>1.01281</text:p>
              </table:table-cell>
              <table:table-cell office:value-type="float" office:value="0.0000000114311">
                <text:p>0.0000000114311</text:p>
              </table:table-cell>
              <table:table-cell office:value-type="float" office:value="1.0007">
                <text:p>1.0007</text:p>
              </table:table-cell>
              <table:table-cell office:value-type="float" office:value="0.000000159144">
                <text:p>0.000000159144</text:p>
              </table:table-cell>
              <table:table-cell office:value-type="float" office:value="0.987571">
                <text:p>0.987571</text:p>
              </table:table-cell>
              <table:table-cell office:value-type="float" office:value="-0.000000643671">
                <text:p>-0.000000643671</text:p>
              </table:table-cell>
              <table:table-cell office:value-type="float" office:value="0.973643">
                <text:p>0.973643</text:p>
              </table:table-cell>
              <table:table-cell office:value-type="float" office:value="-0.000000427266">
                <text:p>-0.000000427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5043">
                <text:p>1.05043</text:p>
              </table:table-cell>
              <table:table-cell office:value-type="float" office:value="0.000000000641495">
                <text:p>0.000000000641495</text:p>
              </table:table-cell>
              <table:table-cell office:value-type="float" office:value="1.04395">
                <text:p>1.04395</text:p>
              </table:table-cell>
              <table:table-cell office:value-type="float" office:value="0.000000000634124">
                <text:p>0.000000000634124</text:p>
              </table:table-cell>
              <table:table-cell office:value-type="float" office:value="1.03481">
                <text:p>1.03481</text:p>
              </table:table-cell>
              <table:table-cell office:value-type="float" office:value="0.000000000941769">
                <text:p>0.000000000941769</text:p>
              </table:table-cell>
              <table:table-cell office:value-type="float" office:value="1.02378">
                <text:p>1.02378</text:p>
              </table:table-cell>
              <table:table-cell office:value-type="float" office:value="0.000000012176">
                <text:p>0.000000012176</text:p>
              </table:table-cell>
              <table:table-cell office:value-type="float" office:value="1.01136">
                <text:p>1.01136</text:p>
              </table:table-cell>
              <table:table-cell office:value-type="float" office:value="0.000000275667">
                <text:p>0.000000275667</text:p>
              </table:table-cell>
              <table:table-cell office:value-type="float" office:value="0.997893">
                <text:p>0.997893</text:p>
              </table:table-cell>
              <table:table-cell office:value-type="float" office:value="-0.000000357389">
                <text:p>-0.000000357389</text:p>
              </table:table-cell>
              <table:table-cell office:value-type="float" office:value="0.983608">
                <text:p>0.983608</text:p>
              </table:table-cell>
              <table:table-cell office:value-type="float" office:value="-0.000000330239">
                <text:p>-0.000000330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207">
                <text:p>1.06207</text:p>
              </table:table-cell>
              <table:table-cell office:value-type="float" office:value="0.000000000641482">
                <text:p>0.000000000641482</text:p>
              </table:table-cell>
              <table:table-cell office:value-type="float" office:value="1.05542">
                <text:p>1.05542</text:p>
              </table:table-cell>
              <table:table-cell office:value-type="float" office:value="0.000000000625563">
                <text:p>0.000000000625563</text:p>
              </table:table-cell>
              <table:table-cell office:value-type="float" office:value="1.04605">
                <text:p>1.04605</text:p>
              </table:table-cell>
              <table:table-cell office:value-type="float" office:value="0.000000000851603">
                <text:p>0.000000000851603</text:p>
              </table:table-cell>
              <table:table-cell office:value-type="float" office:value="1.03475">
                <text:p>1.03475</text:p>
              </table:table-cell>
              <table:table-cell office:value-type="float" office:value="0.0000000134763">
                <text:p>0.0000000134763</text:p>
              </table:table-cell>
              <table:table-cell office:value-type="float" office:value="1.02202">
                <text:p>1.02202</text:p>
              </table:table-cell>
              <table:table-cell office:value-type="float" office:value="0.00000696111">
                <text:p>0.00000696111</text:p>
              </table:table-cell>
              <table:table-cell office:value-type="float" office:value="1.00822">
                <text:p>1.00822</text:p>
              </table:table-cell>
              <table:table-cell office:value-type="float" office:value="-0.000000230752">
                <text:p>-0.000000230752</text:p>
              </table:table-cell>
              <table:table-cell office:value-type="float" office:value="0.993573">
                <text:p>0.993573</text:p>
              </table:table-cell>
              <table:table-cell office:value-type="float" office:value="-0.000000260179">
                <text:p>-0.000000260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37">
                <text:p>1.0737</text:p>
              </table:table-cell>
              <table:table-cell office:value-type="float" office:value="0.000000000641428">
                <text:p>0.000000000641428</text:p>
              </table:table-cell>
              <table:table-cell office:value-type="float" office:value="1.06689">
                <text:p>1.06689</text:p>
              </table:table-cell>
              <table:table-cell office:value-type="float" office:value="0.000000000608773">
                <text:p>0.000000000608773</text:p>
              </table:table-cell>
              <table:table-cell office:value-type="float" office:value="1.0573">
                <text:p>1.0573</text:p>
              </table:table-cell>
              <table:table-cell office:value-type="float" office:value="0.000000000700754">
                <text:p>0.000000000700754</text:p>
              </table:table-cell>
              <table:table-cell office:value-type="float" office:value="1.04572">
                <text:p>1.04572</text:p>
              </table:table-cell>
              <table:table-cell office:value-type="float" office:value="0.0000000161079">
                <text:p>0.0000000161079</text:p>
              </table:table-cell>
              <table:table-cell office:value-type="float" office:value="1.03268">
                <text:p>1.03268</text:p>
              </table:table-cell>
              <table:table-cell office:value-type="float" office:value="-0.000000224269">
                <text:p>-0.000000224269</text:p>
              </table:table-cell>
              <table:table-cell office:value-type="float" office:value="1.01854">
                <text:p>1.01854</text:p>
              </table:table-cell>
              <table:table-cell office:value-type="float" office:value="-0.000000160436">
                <text:p>-0.000000160436</text:p>
              </table:table-cell>
              <table:table-cell office:value-type="float" office:value="1.00354">
                <text:p>1.00354</text:p>
              </table:table-cell>
              <table:table-cell office:value-type="float" office:value="-0.000000207833">
                <text:p>-0.000000207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534">
                <text:p>1.08534</text:p>
              </table:table-cell>
              <table:table-cell office:value-type="float" office:value="0.000000000641222">
                <text:p>0.000000000641222</text:p>
              </table:table-cell>
              <table:table-cell office:value-type="float" office:value="1.07837">
                <text:p>1.07837</text:p>
              </table:table-cell>
              <table:table-cell office:value-type="float" office:value="0.000000000575595">
                <text:p>0.000000000575595</text:p>
              </table:table-cell>
              <table:table-cell office:value-type="float" office:value="1.06854">
                <text:p>1.06854</text:p>
              </table:table-cell>
              <table:table-cell office:value-type="float" office:value="0.000000000435335">
                <text:p>0.000000000435335</text:p>
              </table:table-cell>
              <table:table-cell office:value-type="float" office:value="1.05669">
                <text:p>1.05669</text:p>
              </table:table-cell>
              <table:table-cell office:value-type="float" office:value="0.0000000234876">
                <text:p>0.0000000234876</text:p>
              </table:table-cell>
              <table:table-cell office:value-type="float" office:value="1.04334">
                <text:p>1.04334</text:p>
              </table:table-cell>
              <table:table-cell office:value-type="float" office:value="-0.0000000943648">
                <text:p>-0.0000000943648</text:p>
              </table:table-cell>
              <table:table-cell office:value-type="float" office:value="1.02886">
                <text:p>1.02886</text:p>
              </table:table-cell>
              <table:table-cell office:value-type="float" office:value="-0.000000116423">
                <text:p>-0.000000116423</text:p>
              </table:table-cell>
              <table:table-cell office:value-type="float" office:value="1.0135">
                <text:p>1.0135</text:p>
              </table:table-cell>
              <table:table-cell office:value-type="float" office:value="-0.000000167719">
                <text:p>-0.000000167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697">
                <text:p>1.09697</text:p>
              </table:table-cell>
              <table:table-cell office:value-type="float" office:value="0.000000000640425">
                <text:p>0.000000000640425</text:p>
              </table:table-cell>
              <table:table-cell office:value-type="float" office:value="1.08984">
                <text:p>1.08984</text:p>
              </table:table-cell>
              <table:table-cell office:value-type="float" office:value="0.000000000509046">
                <text:p>0.000000000509046</text:p>
              </table:table-cell>
              <table:table-cell office:value-type="float" office:value="1.07979">
                <text:p>1.07979</text:p>
              </table:table-cell>
              <table:table-cell office:value-type="float" office:value="-0.0000000000758776">
                <text:p>-0.000000000075877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0117725">
                <text:p>0.000000117725</text:p>
              </table:table-cell>
              <table:table-cell office:value-type="float" office:value="1.054">
                <text:p>1.054</text:p>
              </table:table-cell>
              <table:table-cell office:value-type="float" office:value="-0.0000000529451">
                <text:p>-0.0000000529451</text:p>
              </table:table-cell>
              <table:table-cell office:value-type="float" office:value="1.03918">
                <text:p>1.03918</text:p>
              </table:table-cell>
              <table:table-cell office:value-type="float" office:value="-0.0000000867782">
                <text:p>-0.0000000867782</text:p>
              </table:table-cell>
              <table:table-cell office:value-type="float" office:value="1.02347">
                <text:p>1.02347</text:p>
              </table:table-cell>
              <table:table-cell office:value-type="float" office:value="-0.000000136379">
                <text:p>-0.000000136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61">
                <text:p>1.10861</text:p>
              </table:table-cell>
              <table:table-cell office:value-type="float" office:value="0.000000000637349">
                <text:p>0.000000000637349</text:p>
              </table:table-cell>
              <table:table-cell office:value-type="float" office:value="1.10132">
                <text:p>1.10132</text:p>
              </table:table-cell>
              <table:table-cell office:value-type="float" office:value="0.000000000371472">
                <text:p>0.000000000371472</text:p>
              </table:table-cell>
              <table:table-cell office:value-type="float" office:value="1.09103">
                <text:p>1.09103</text:p>
              </table:table-cell>
              <table:table-cell office:value-type="float" office:value="0.000000000000240946">
                <text:p>0.000000000000240946</text:p>
              </table:table-cell>
              <table:table-cell office:value-type="float" office:value="1.07863">
                <text:p>1.07863</text:p>
              </table:table-cell>
              <table:table-cell office:value-type="float" office:value="-0.0000000164981">
                <text:p>-0.0000000164981</text:p>
              </table:table-cell>
              <table:table-cell office:value-type="float" office:value="1.06466">
                <text:p>1.06466</text:p>
              </table:table-cell>
              <table:table-cell office:value-type="float" office:value="-0.000000033028">
                <text:p>-0.000000033028</text:p>
              </table:table-cell>
              <table:table-cell office:value-type="float" office:value="1.0495">
                <text:p>1.0495</text:p>
              </table:table-cell>
              <table:table-cell office:value-type="float" office:value="-0.0000000658138">
                <text:p>-0.0000000658138</text:p>
              </table:table-cell>
              <table:table-cell office:value-type="float" office:value="1.03343">
                <text:p>1.03343</text:p>
              </table:table-cell>
              <table:table-cell office:value-type="float" office:value="-0.000000111522">
                <text:p>-0.000000111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024">
                <text:p>1.12024</text:p>
              </table:table-cell>
              <table:table-cell office:value-type="float" office:value="0.000000000625423">
                <text:p>0.000000000625423</text:p>
              </table:table-cell>
              <table:table-cell office:value-type="float" office:value="1.11279">
                <text:p>1.11279</text:p>
              </table:table-cell>
              <table:table-cell office:value-type="float" office:value="0.0000000000684469">
                <text:p>0.0000000000684469</text:p>
              </table:table-cell>
              <table:table-cell office:value-type="float" office:value="1.10228">
                <text:p>1.10228</text:p>
              </table:table-cell>
              <table:table-cell office:value-type="float" office:value="0.000000000000225708">
                <text:p>0.000000000000225708</text:p>
              </table:table-cell>
              <table:table-cell office:value-type="float" office:value="1.0896">
                <text:p>1.0896</text:p>
              </table:table-cell>
              <table:table-cell office:value-type="float" office:value="-0.00000000391608">
                <text:p>-0.00000000391608</text:p>
              </table:table-cell>
              <table:table-cell office:value-type="float" office:value="1.07532">
                <text:p>1.07532</text:p>
              </table:table-cell>
              <table:table-cell office:value-type="float" office:value="-0.0000000215988">
                <text:p>-0.0000000215988</text:p>
              </table:table-cell>
              <table:table-cell office:value-type="float" office:value="1.05983">
                <text:p>1.05983</text:p>
              </table:table-cell>
              <table:table-cell office:value-type="float" office:value="-0.0000000504715">
                <text:p>-0.0000000504715</text:p>
              </table:table-cell>
              <table:table-cell office:value-type="float" office:value="1.0434">
                <text:p>1.0434</text:p>
              </table:table-cell>
              <table:table-cell office:value-type="float" office:value="-0.000000091571">
                <text:p>-0.000000091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188">
                <text:p>1.13188</text:p>
              </table:table-cell>
              <table:table-cell office:value-type="float" office:value="0.000000000578565">
                <text:p>0.000000000578565</text:p>
              </table:table-cell>
              <table:table-cell office:value-type="float" office:value="1.12426">
                <text:p>1.12426</text:p>
              </table:table-cell>
              <table:table-cell office:value-type="float" office:value="0.000000000000208341">
                <text:p>0.000000000000208341</text:p>
              </table:table-cell>
              <table:table-cell office:value-type="float" office:value="1.11352">
                <text:p>1.11352</text:p>
              </table:table-cell>
              <table:table-cell office:value-type="float" office:value="0.00000003168">
                <text:p>0.00000003168</text:p>
              </table:table-cell>
              <table:table-cell office:value-type="float" office:value="1.10057">
                <text:p>1.10057</text:p>
              </table:table-cell>
              <table:table-cell office:value-type="float" office:value="0.00000000000365171">
                <text:p>0.00000000000365171</text:p>
              </table:table-cell>
              <table:table-cell office:value-type="float" office:value="1.08598">
                <text:p>1.08598</text:p>
              </table:table-cell>
              <table:table-cell office:value-type="float" office:value="-0.0000000143682">
                <text:p>-0.0000000143682</text:p>
              </table:table-cell>
              <table:table-cell office:value-type="float" office:value="1.07015">
                <text:p>1.07015</text:p>
              </table:table-cell>
              <table:table-cell office:value-type="float" office:value="-0.0000000389602">
                <text:p>-0.0000000389602</text:p>
              </table:table-cell>
              <table:table-cell office:value-type="float" office:value="1.05336">
                <text:p>1.05336</text:p>
              </table:table-cell>
              <table:table-cell office:value-type="float" office:value="-0.0000000754051">
                <text:p>-0.0000000754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352">
                <text:p>1.14352</text:p>
              </table:table-cell>
              <table:table-cell office:value-type="float" office:value="0.000000000384238">
                <text:p>0.000000000384238</text:p>
              </table:table-cell>
              <table:table-cell office:value-type="float" office:value="1.13574">
                <text:p>1.13574</text:p>
              </table:table-cell>
              <table:table-cell office:value-type="float" office:value="-0.00000000370487">
                <text:p>-0.00000000370487</text:p>
              </table:table-cell>
              <table:table-cell office:value-type="float" office:value="1.12477">
                <text:p>1.12477</text:p>
              </table:table-cell>
              <table:table-cell office:value-type="float" office:value="0.00000000779687">
                <text:p>0.00000000779687</text:p>
              </table:table-cell>
              <table:table-cell office:value-type="float" office:value="1.11154">
                <text:p>1.11154</text:p>
              </table:table-cell>
              <table:table-cell office:value-type="float" office:value="0.00000000127666">
                <text:p>0.00000000127666</text:p>
              </table:table-cell>
              <table:table-cell office:value-type="float" office:value="1.09664">
                <text:p>1.09664</text:p>
              </table:table-cell>
              <table:table-cell office:value-type="float" office:value="-0.00000000950779">
                <text:p>-0.00000000950779</text:p>
              </table:table-cell>
              <table:table-cell office:value-type="float" office:value="1.08047">
                <text:p>1.08047</text:p>
              </table:table-cell>
              <table:table-cell office:value-type="float" office:value="-0.0000000301605">
                <text:p>-0.0000000301605</text:p>
              </table:table-cell>
              <table:table-cell office:value-type="float" office:value="1.06333">
                <text:p>1.06333</text:p>
              </table:table-cell>
              <table:table-cell office:value-type="float" office:value="-0.0000000622048">
                <text:p>-0.0000000622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515">
                <text:p>1.15515</text:p>
              </table:table-cell>
              <table:table-cell office:value-type="float" office:value="-0.000000000646428">
                <text:p>-0.000000000646428</text:p>
              </table:table-cell>
              <table:table-cell office:value-type="float" office:value="1.14721">
                <text:p>1.14721</text:p>
              </table:table-cell>
              <table:table-cell office:value-type="float" office:value="0.0000000305495">
                <text:p>0.0000000305495</text:p>
              </table:table-cell>
              <table:table-cell office:value-type="float" office:value="1.13601">
                <text:p>1.13601</text:p>
              </table:table-cell>
              <table:table-cell office:value-type="float" office:value="0.00000000554643">
                <text:p>0.00000000554643</text:p>
              </table:table-cell>
              <table:table-cell office:value-type="float" office:value="1.12251">
                <text:p>1.12251</text:p>
              </table:table-cell>
              <table:table-cell office:value-type="float" office:value="0.00000000217013">
                <text:p>0.00000000217013</text:p>
              </table:table-cell>
              <table:table-cell office:value-type="float" office:value="1.10729">
                <text:p>1.10729</text:p>
              </table:table-cell>
              <table:table-cell office:value-type="float" office:value="0.00000000000332744">
                <text:p>0.00000000000332744</text:p>
              </table:table-cell>
              <table:table-cell office:value-type="float" office:value="1.09079">
                <text:p>1.09079</text:p>
              </table:table-cell>
              <table:table-cell office:value-type="float" office:value="-0.0000000233374">
                <text:p>-0.0000000233374</text:p>
              </table:table-cell>
              <table:table-cell office:value-type="float" office:value="1.07329">
                <text:p>1.07329</text:p>
              </table:table-cell>
              <table:table-cell office:value-type="float" office:value="-0.0000000513583">
                <text:p>-0.0000000513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679">
                <text:p>1.16679</text:p>
              </table:table-cell>
              <table:table-cell office:value-type="float" office:value="0.0000000342672">
                <text:p>0.0000000342672</text:p>
              </table:table-cell>
              <table:table-cell office:value-type="float" office:value="1.15868">
                <text:p>1.15868</text:p>
              </table:table-cell>
              <table:table-cell office:value-type="float" office:value="0.00000000656685">
                <text:p>0.00000000656685</text:p>
              </table:table-cell>
              <table:table-cell office:value-type="float" office:value="1.14726">
                <text:p>1.14726</text:p>
              </table:table-cell>
              <table:table-cell office:value-type="float" office:value="0.00000000475157">
                <text:p>0.00000000475157</text:p>
              </table:table-cell>
              <table:table-cell office:value-type="float" office:value="1.13347">
                <text:p>1.13347</text:p>
              </table:table-cell>
              <table:table-cell office:value-type="float" office:value="0.0000000027127">
                <text:p>0.0000000027127</text:p>
              </table:table-cell>
              <table:table-cell office:value-type="float" office:value="1.11795">
                <text:p>1.11795</text:p>
              </table:table-cell>
              <table:table-cell office:value-type="float" office:value="-0.00000000365787">
                <text:p>-0.00000000365787</text:p>
              </table:table-cell>
              <table:table-cell office:value-type="float" office:value="1.10112">
                <text:p>1.10112</text:p>
              </table:table-cell>
              <table:table-cell office:value-type="float" office:value="-0.0000000179882">
                <text:p>-0.0000000179882</text:p>
              </table:table-cell>
              <table:table-cell office:value-type="float" office:value="1.08326">
                <text:p>1.08326</text:p>
              </table:table-cell>
              <table:table-cell office:value-type="float" office:value="-0.0000000424">
                <text:p>-0.0000000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2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7cm" svg:height="11.212cm" xlink:href=".." xlink:type="simple" chart:class="chart:scatter" chart:style-name="ch1">
        <chart:title svg:x="4.434cm" svg:y="0.404cm" chart:style-name="ch2">
          <text:p>No temp dependence in vthermal</text:p>
        </chart:title>
        <chart:legend chart:legend-position="end" svg:x="13.103cm" svg:y="3.876cm" style:legend-expansion="high" chart:style-name="ch3"/>
        <chart:plot-area chart:style-name="ch4" table:cell-range-address="Sheet1.B2:Sheet1.C102 Sheet1.C103:Sheet1.C708" svg:x="0.258cm" svg:y="1.055cm" svg:width="12.804cm" svg:height="9.744cm">
          <chartooo:coordinate-region svg:x="2.581cm" svg:y="1.245cm" svg:width="10.234cm" svg:height="8.925cm"/>
          <chart:axis chart:dimension="x" chart:name="primary-x" chart:style-name="ch5">
            <chart:title svg:x="6.458cm" svg:y="10.665cm" chart:style-name="ch6">
              <text:p>Et</text:p>
            </chart:title>
          </chart:axis>
          <chart:axis chart:dimension="y" chart:name="primary-y" chart:style-name="ch7">
            <chart:title svg:x="0.001cm" svg:y="6.207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332">
                <text:p>0.00321332</text:p>
                <draw:g>
                  <svg:desc>Sheet1.B2:Sheet1.B102</svg:desc>
                </draw:g>
              </table:table-cell>
              <table:table-cell office:value-type="float" office:value="0.00000000000117601">
                <text:p>0.00000000000117601</text:p>
                <draw:g>
                  <svg:desc>Sheet1.C2:Sheet1.C102</svg:desc>
                </draw:g>
              </table:table-cell>
              <table:table-cell office:value-type="float" office:value="0.0113158">
                <text:p>0.0113158</text:p>
                <draw:g>
                  <svg:desc>Sheet1.B103:Sheet1.B203</svg:desc>
                </draw:g>
              </table:table-cell>
              <table:table-cell office:value-type="float" office:value="0.000000000000438488">
                <text:p>0.000000000000438488</text:p>
                <draw:g>
                  <svg:desc>Sheet1.C103:Sheet1.C203</svg:desc>
                </draw:g>
              </table:table-cell>
              <table:table-cell office:value-type="float" office:value="0.0227404">
                <text:p>0.0227404</text:p>
                <draw:g>
                  <svg:desc>Sheet1.B204:Sheet1.B304</svg:desc>
                </draw:g>
              </table:table-cell>
              <table:table-cell office:value-type="float" office:value="0.000000000000347316">
                <text:p>0.000000000000347316</text:p>
                <draw:g>
                  <svg:desc>Sheet1.C204:Sheet1.C304</svg:desc>
                </draw:g>
              </table:table-cell>
              <table:table-cell office:value-type="float" office:value="0.0365251">
                <text:p>0.0365251</text:p>
                <draw:g>
                  <svg:desc>Sheet1.B305:Sheet1.B405</svg:desc>
                </draw:g>
              </table:table-cell>
              <table:table-cell office:value-type="float" office:value="0.00000000000187205">
                <text:p>0.00000000000187205</text:p>
                <draw:g>
                  <svg:desc>Sheet1.C305:Sheet1.C405</svg:desc>
                </draw:g>
              </table:table-cell>
              <table:table-cell office:value-type="float" office:value="0.0520467">
                <text:p>0.0520467</text:p>
                <draw:g>
                  <svg:desc>Sheet1.B406:Sheet1.B506</svg:desc>
                </draw:g>
              </table:table-cell>
              <table:table-cell office:value-type="float" office:value="0.00000000000825916">
                <text:p>0.00000000000825916</text:p>
                <draw:g>
                  <svg:desc>Sheet1.C406:Sheet1.C506</svg:desc>
                </draw:g>
              </table:table-cell>
              <table:table-cell office:value-type="float" office:value="0.0688835">
                <text:p>0.0688835</text:p>
                <draw:g>
                  <svg:desc>Sheet1.B507:Sheet1.B607</svg:desc>
                </draw:g>
              </table:table-cell>
              <table:table-cell office:value-type="float" office:value="0.0000000000234927">
                <text:p>0.0000000000234927</text:p>
                <draw:g>
                  <svg:desc>Sheet1.C507:Sheet1.C607</svg:desc>
                </draw:g>
              </table:table-cell>
              <table:table-cell office:value-type="float" office:value="0.0867403">
                <text:p>0.0867403</text:p>
                <draw:g>
                  <svg:desc>Sheet1.B608:Sheet1.B708</svg:desc>
                </draw:g>
              </table:table-cell>
              <table:table-cell office:value-type="float" office:value="0.0000000000505979">
                <text:p>0.0000000000505979</text:p>
                <draw:g>
                  <svg:desc>Sheet1.C608:Sheet1.C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49">
                <text:p>0.014849</text:p>
              </table:table-cell>
              <table:table-cell office:value-type="float" office:value="0.00000000000451395">
                <text:p>0.00000000000451395</text:p>
              </table:table-cell>
              <table:table-cell office:value-type="float" office:value="0.0227895">
                <text:p>0.0227895</text:p>
              </table:table-cell>
              <table:table-cell office:value-type="float" office:value="0.000000000000852712">
                <text:p>0.000000000000852712</text:p>
              </table:table-cell>
              <table:table-cell office:value-type="float" office:value="0.0339856">
                <text:p>0.0339856</text:p>
              </table:table-cell>
              <table:table-cell office:value-type="float" office:value="0.000000000000536489">
                <text:p>0.000000000000536489</text:p>
              </table:table-cell>
              <table:table-cell office:value-type="float" office:value="0.0474946">
                <text:p>0.0474946</text:p>
              </table:table-cell>
              <table:table-cell office:value-type="float" office:value="0.00000000000257335">
                <text:p>0.00000000000257335</text:p>
              </table:table-cell>
              <table:table-cell office:value-type="float" office:value="0.0627057">
                <text:p>0.0627057</text:p>
              </table:table-cell>
              <table:table-cell office:value-type="float" office:value="0.0000000000105769">
                <text:p>0.0000000000105769</text:p>
              </table:table-cell>
              <table:table-cell office:value-type="float" office:value="0.0792058">
                <text:p>0.0792058</text:p>
              </table:table-cell>
              <table:table-cell office:value-type="float" office:value="0.0000000000286832">
                <text:p>0.0000000000286832</text:p>
              </table:table-cell>
              <table:table-cell office:value-type="float" office:value="0.0967055">
                <text:p>0.0967055</text:p>
              </table:table-cell>
              <table:table-cell office:value-type="float" office:value="0.0000000000596862">
                <text:p>0.0000000000596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848">
                <text:p>0.0264848</text:p>
              </table:table-cell>
              <table:table-cell office:value-type="float" office:value="0.0000000000170736">
                <text:p>0.0000000000170736</text:p>
              </table:table-cell>
              <table:table-cell office:value-type="float" office:value="0.0342632">
                <text:p>0.0342632</text:p>
              </table:table-cell>
              <table:table-cell office:value-type="float" office:value="0.00000000000165723">
                <text:p>0.00000000000165723</text:p>
              </table:table-cell>
              <table:table-cell office:value-type="float" office:value="0.0452308">
                <text:p>0.0452308</text:p>
              </table:table-cell>
              <table:table-cell office:value-type="float" office:value="0.000000000000828622">
                <text:p>0.000000000000828622</text:p>
              </table:table-cell>
              <table:table-cell office:value-type="float" office:value="0.0584641">
                <text:p>0.0584641</text:p>
              </table:table-cell>
              <table:table-cell office:value-type="float" office:value="0.00000000000353725">
                <text:p>0.00000000000353725</text:p>
              </table:table-cell>
              <table:table-cell office:value-type="float" office:value="0.0733648">
                <text:p>0.0733648</text:p>
              </table:table-cell>
              <table:table-cell office:value-type="float" office:value="0.000000000013545">
                <text:p>0.000000000013545</text:p>
              </table:table-cell>
              <table:table-cell office:value-type="float" office:value="0.0895282">
                <text:p>0.0895282</text:p>
              </table:table-cell>
              <table:table-cell office:value-type="float" office:value="0.0000000000350204">
                <text:p>0.0000000000350204</text:p>
              </table:table-cell>
              <table:table-cell office:value-type="float" office:value="0.106671">
                <text:p>0.106671</text:p>
              </table:table-cell>
              <table:table-cell office:value-type="float" office:value="0.0000000000704066">
                <text:p>0.0000000000704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1205">
                <text:p>0.0381205</text:p>
              </table:table-cell>
              <table:table-cell office:value-type="float" office:value="0.0000000000612208">
                <text:p>0.0000000000612208</text:p>
              </table:table-cell>
              <table:table-cell office:value-type="float" office:value="0.0457368">
                <text:p>0.0457368</text:p>
              </table:table-cell>
              <table:table-cell office:value-type="float" office:value="0.000000000003217">
                <text:p>0.000000000003217</text:p>
              </table:table-cell>
              <table:table-cell office:value-type="float" office:value="0.056476">
                <text:p>0.056476</text:p>
              </table:table-cell>
              <table:table-cell office:value-type="float" office:value="0.00000000000127964">
                <text:p>0.00000000000127964</text:p>
              </table:table-cell>
              <table:table-cell office:value-type="float" office:value="0.0694336">
                <text:p>0.0694336</text:p>
              </table:table-cell>
              <table:table-cell office:value-type="float" office:value="0.00000000000486204">
                <text:p>0.00000000000486204</text:p>
              </table:table-cell>
              <table:table-cell office:value-type="float" office:value="0.0840239">
                <text:p>0.0840239</text:p>
              </table:table-cell>
              <table:table-cell office:value-type="float" office:value="0.0000000000173457">
                <text:p>0.0000000000173457</text:p>
              </table:table-cell>
              <table:table-cell office:value-type="float" office:value="0.0998505">
                <text:p>0.0998505</text:p>
              </table:table-cell>
              <table:table-cell office:value-type="float" office:value="0.0000000000427575">
                <text:p>0.0000000000427575</text:p>
              </table:table-cell>
              <table:table-cell office:value-type="float" office:value="0.116636">
                <text:p>0.116636</text:p>
              </table:table-cell>
              <table:table-cell office:value-type="float" office:value="0.0000000000830524">
                <text:p>0.000000000083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7563">
                <text:p>0.0497563</text:p>
              </table:table-cell>
              <table:table-cell office:value-type="float" office:value="0.000000000185591">
                <text:p>0.000000000185591</text:p>
              </table:table-cell>
              <table:table-cell office:value-type="float" office:value="0.0572105">
                <text:p>0.0572105</text:p>
              </table:table-cell>
              <table:table-cell office:value-type="float" office:value="0.00000000000623055">
                <text:p>0.00000000000623055</text:p>
              </table:table-cell>
              <table:table-cell office:value-type="float" office:value="0.0677212">
                <text:p>0.0677212</text:p>
              </table:table-cell>
              <table:table-cell office:value-type="float" office:value="0.00000000000197571">
                <text:p>0.00000000000197571</text:p>
              </table:table-cell>
              <table:table-cell office:value-type="float" office:value="0.0804031">
                <text:p>0.0804031</text:p>
              </table:table-cell>
              <table:table-cell office:value-type="float" office:value="0.00000000000668266">
                <text:p>0.00000000000668266</text:p>
              </table:table-cell>
              <table:table-cell office:value-type="float" office:value="0.0946829">
                <text:p>0.0946829</text:p>
              </table:table-cell>
              <table:table-cell office:value-type="float" office:value="0.0000000000222126">
                <text:p>0.0000000000222126</text:p>
              </table:table-cell>
              <table:table-cell office:value-type="float" office:value="0.110173">
                <text:p>0.110173</text:p>
              </table:table-cell>
              <table:table-cell office:value-type="float" office:value="0.0000000000522035">
                <text:p>0.0000000000522035</text:p>
              </table:table-cell>
              <table:table-cell office:value-type="float" office:value="0.126601">
                <text:p>0.126601</text:p>
              </table:table-cell>
              <table:table-cell office:value-type="float" office:value="0.0000000000979692">
                <text:p>0.0000000000979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392">
                <text:p>0.061392</text:p>
              </table:table-cell>
              <table:table-cell office:value-type="float" office:value="0.000000000391958">
                <text:p>0.000000000391958</text:p>
              </table:table-cell>
              <table:table-cell office:value-type="float" office:value="0.0686842">
                <text:p>0.0686842</text:p>
              </table:table-cell>
              <table:table-cell office:value-type="float" office:value="0.0000000000120141">
                <text:p>0.0000000000120141</text:p>
              </table:table-cell>
              <table:table-cell office:value-type="float" office:value="0.0789663">
                <text:p>0.0789663</text:p>
              </table:table-cell>
              <table:table-cell office:value-type="float" office:value="0.00000000000304935">
                <text:p>0.00000000000304935</text:p>
              </table:table-cell>
              <table:table-cell office:value-type="float" office:value="0.0913726">
                <text:p>0.0913726</text:p>
              </table:table-cell>
              <table:table-cell office:value-type="float" office:value="0.00000000000918439">
                <text:p>0.00000000000918439</text:p>
              </table:table-cell>
              <table:table-cell office:value-type="float" office:value="0.105342">
                <text:p>0.105342</text:p>
              </table:table-cell>
              <table:table-cell office:value-type="float" office:value="0.0000000000284444">
                <text:p>0.0000000000284444</text:p>
              </table:table-cell>
              <table:table-cell office:value-type="float" office:value="0.120495">
                <text:p>0.120495</text:p>
              </table:table-cell>
              <table:table-cell office:value-type="float" office:value="0.0000000000637359">
                <text:p>0.0000000000637359</text:p>
              </table:table-cell>
              <table:table-cell office:value-type="float" office:value="0.136566">
                <text:p>0.136566</text:p>
              </table:table-cell>
              <table:table-cell office:value-type="float" office:value="0.000000000115565">
                <text:p>0.000000000115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0277">
                <text:p>0.0730277</text:p>
              </table:table-cell>
              <table:table-cell office:value-type="float" office:value="0.000000000550644">
                <text:p>0.000000000550644</text:p>
              </table:table-cell>
              <table:table-cell office:value-type="float" office:value="0.0801579">
                <text:p>0.0801579</text:p>
              </table:table-cell>
              <table:table-cell office:value-type="float" office:value="0.0000000000229725">
                <text:p>0.0000000000229725</text:p>
              </table:table-cell>
              <table:table-cell office:value-type="float" office:value="0.0902115">
                <text:p>0.0902115</text:p>
              </table:table-cell>
              <table:table-cell office:value-type="float" office:value="0.00000000000470392">
                <text:p>0.00000000000470392</text:p>
              </table:table-cell>
              <table:table-cell office:value-type="float" office:value="0.102342">
                <text:p>0.102342</text:p>
              </table:table-cell>
              <table:table-cell office:value-type="float" office:value="0.0000000000126215">
                <text:p>0.0000000000126215</text:p>
              </table:table-cell>
              <table:table-cell office:value-type="float" office:value="0.116001">
                <text:p>0.116001</text:p>
              </table:table-cell>
              <table:table-cell office:value-type="float" office:value="0.0000000000364236">
                <text:p>0.0000000000364236</text:p>
              </table:table-cell>
              <table:table-cell office:value-type="float" office:value="0.130817">
                <text:p>0.130817</text:p>
              </table:table-cell>
              <table:table-cell office:value-type="float" office:value="0.0000000000778152">
                <text:p>0.0000000000778152</text:p>
              </table:table-cell>
              <table:table-cell office:value-type="float" office:value="0.146531">
                <text:p>0.146531</text:p>
              </table:table-cell>
              <table:table-cell office:value-type="float" office:value="0.00000000013632">
                <text:p>0.0000000001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6635">
                <text:p>0.0846635</text:p>
              </table:table-cell>
              <table:table-cell office:value-type="float" office:value="0.000000000615193">
                <text:p>0.000000000615193</text:p>
              </table:table-cell>
              <table:table-cell office:value-type="float" office:value="0.0916316">
                <text:p>0.0916316</text:p>
              </table:table-cell>
              <table:table-cell office:value-type="float" office:value="-7.54609E-015">
                <text:p>-7.54609E-015</text:p>
              </table:table-cell>
              <table:table-cell office:value-type="float" office:value="0.101457">
                <text:p>0.101457</text:p>
              </table:table-cell>
              <table:table-cell office:value-type="float" office:value="0.00000000000725029">
                <text:p>0.00000000000725029</text:p>
              </table:table-cell>
              <table:table-cell office:value-type="float" office:value="0.113312">
                <text:p>0.113312</text:p>
              </table:table-cell>
              <table:table-cell office:value-type="float" office:value="0.0000000000173426">
                <text:p>0.0000000000173426</text:p>
              </table:table-cell>
              <table:table-cell office:value-type="float" office:value="0.12666">
                <text:p>0.12666</text:p>
              </table:table-cell>
              <table:table-cell office:value-type="float" office:value="0.0000000000466395">
                <text:p>0.0000000000466395</text:p>
              </table:table-cell>
              <table:table-cell office:value-type="float" office:value="0.14114">
                <text:p>0.14114</text:p>
              </table:table-cell>
              <table:table-cell office:value-type="float" office:value="0.0000000000950034">
                <text:p>0.0000000000950034</text:p>
              </table:table-cell>
              <table:table-cell office:value-type="float" office:value="0.156497">
                <text:p>0.156497</text:p>
              </table:table-cell>
              <table:table-cell office:value-type="float" office:value="0.000000000160802">
                <text:p>0.00000000016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2992">
                <text:p>0.0962992</text:p>
              </table:table-cell>
              <table:table-cell office:value-type="float" office:value="0.000000000634469">
                <text:p>0.000000000634469</text:p>
              </table:table-cell>
              <table:table-cell office:value-type="float" office:value="0.103105">
                <text:p>0.103105</text:p>
              </table:table-cell>
              <table:table-cell office:value-type="float" office:value="0.0000000000791131">
                <text:p>0.0000000000791131</text:p>
              </table:table-cell>
              <table:table-cell office:value-type="float" office:value="0.112702">
                <text:p>0.112702</text:p>
              </table:table-cell>
              <table:table-cell office:value-type="float" office:value="0.000000000011161">
                <text:p>0.000000000011161</text:p>
              </table:table-cell>
              <table:table-cell office:value-type="float" office:value="0.124281">
                <text:p>0.124281</text:p>
              </table:table-cell>
              <table:table-cell office:value-type="float" office:value="0.0000000000238255">
                <text:p>0.0000000000238255</text:p>
              </table:table-cell>
              <table:table-cell office:value-type="float" office:value="0.137319">
                <text:p>0.137319</text:p>
              </table:table-cell>
              <table:table-cell office:value-type="float" office:value="0.0000000000597181">
                <text:p>0.0000000000597181</text:p>
              </table:table-cell>
              <table:table-cell office:value-type="float" office:value="0.151462">
                <text:p>0.151462</text:p>
              </table:table-cell>
              <table:table-cell office:value-type="float" office:value="0.000000000115986">
                <text:p>0.000000000115986</text:p>
              </table:table-cell>
              <table:table-cell office:value-type="float" office:value="0.166462">
                <text:p>0.166462</text:p>
              </table:table-cell>
              <table:table-cell office:value-type="float" office:value="0.000000000189679">
                <text:p>0.000000000189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935">
                <text:p>0.107935</text:p>
              </table:table-cell>
              <table:table-cell office:value-type="float" office:value="0.000000000639663">
                <text:p>0.000000000639663</text:p>
              </table:table-cell>
              <table:table-cell office:value-type="float" office:value="0.114579">
                <text:p>0.114579</text:p>
              </table:table-cell>
              <table:table-cell office:value-type="float" office:value="0.000000000137901">
                <text:p>0.000000000137901</text:p>
              </table:table-cell>
              <table:table-cell office:value-type="float" office:value="0.123947">
                <text:p>0.123947</text:p>
              </table:table-cell>
              <table:table-cell office:value-type="float" office:value="0.0000000000171477">
                <text:p>0.0000000000171477</text:p>
              </table:table-cell>
              <table:table-cell office:value-type="float" office:value="0.135251">
                <text:p>0.135251</text:p>
              </table:table-cell>
              <table:table-cell office:value-type="float" office:value="0.0000000000327238">
                <text:p>0.0000000000327238</text:p>
              </table:table-cell>
              <table:table-cell office:value-type="float" office:value="0.147978">
                <text:p>0.147978</text:p>
              </table:table-cell>
              <table:table-cell office:value-type="float" office:value="0.0000000000764599">
                <text:p>0.0000000000764599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000000141601">
                <text:p>0.000000000141601</text:p>
              </table:table-cell>
              <table:table-cell office:value-type="float" office:value="0.176427">
                <text:p>0.176427</text:p>
              </table:table-cell>
              <table:table-cell office:value-type="float" office:value="0.000000000223741">
                <text:p>0.000000000223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571">
                <text:p>0.119571</text:p>
              </table:table-cell>
              <table:table-cell office:value-type="float" office:value="0.000000000641023">
                <text:p>0.000000000641023</text:p>
              </table:table-cell>
              <table:table-cell office:value-type="float" office:value="0.126053">
                <text:p>0.126053</text:p>
              </table:table-cell>
              <table:table-cell office:value-type="float" office:value="0.000000000223095">
                <text:p>0.000000000223095</text:p>
              </table:table-cell>
              <table:table-cell office:value-type="float" office:value="0.135192">
                <text:p>0.135192</text:p>
              </table:table-cell>
              <table:table-cell office:value-type="float" office:value="0.0000000000262677">
                <text:p>0.0000000000262677</text:p>
              </table:table-cell>
              <table:table-cell office:value-type="float" office:value="0.14622">
                <text:p>0.14622</text:p>
              </table:table-cell>
              <table:table-cell office:value-type="float" office:value="0.0000000000449303">
                <text:p>0.0000000000449303</text:p>
              </table:table-cell>
              <table:table-cell office:value-type="float" office:value="0.158637">
                <text:p>0.158637</text:p>
              </table:table-cell>
              <table:table-cell office:value-type="float" office:value="0.0000000000978882">
                <text:p>0.0000000000978882</text:p>
              </table:table-cell>
              <table:table-cell office:value-type="float" office:value="0.172107">
                <text:p>0.172107</text:p>
              </table:table-cell>
              <table:table-cell office:value-type="float" office:value="0.00000000017287">
                <text:p>0.00000000017287</text:p>
              </table:table-cell>
              <table:table-cell office:value-type="float" office:value="0.186392">
                <text:p>0.186392</text:p>
              </table:table-cell>
              <table:table-cell office:value-type="float" office:value="0.000000000263917">
                <text:p>0.00000000026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206">
                <text:p>0.131206</text:p>
              </table:table-cell>
              <table:table-cell office:value-type="float" office:value="0.000000000641377">
                <text:p>0.000000000641377</text:p>
              </table:table-cell>
              <table:table-cell office:value-type="float" office:value="0.137526">
                <text:p>0.137526</text:p>
              </table:table-cell>
              <table:table-cell office:value-type="float" office:value="0.000000000326869">
                <text:p>0.000000000326869</text:p>
              </table:table-cell>
              <table:table-cell office:value-type="float" office:value="0.146437">
                <text:p>0.146437</text:p>
              </table:table-cell>
              <table:table-cell office:value-type="float" office:value="0.0000000000400578">
                <text:p>0.0000000000400578</text:p>
              </table:table-cell>
              <table:table-cell office:value-type="float" office:value="0.15719">
                <text:p>0.15719</text:p>
              </table:table-cell>
              <table:table-cell office:value-type="float" office:value="0.0000000000616619">
                <text:p>0.0000000000616619</text:p>
              </table:table-cell>
              <table:table-cell office:value-type="float" office:value="0.169296">
                <text:p>0.169296</text:p>
              </table:table-cell>
              <table:table-cell office:value-type="float" office:value="0.00000000012531">
                <text:p>0.00000000012531</text:p>
              </table:table-cell>
              <table:table-cell office:value-type="float" office:value="0.182429">
                <text:p>0.182429</text:p>
              </table:table-cell>
              <table:table-cell office:value-type="float" office:value="0.000000000211036">
                <text:p>0.000000000211036</text:p>
              </table:table-cell>
              <table:table-cell office:value-type="float" office:value="0.196357">
                <text:p>0.196357</text:p>
              </table:table-cell>
              <table:table-cell office:value-type="float" office:value="0.000000000311304">
                <text:p>0.00000000031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42">
                <text:p>0.142842</text:p>
              </table:table-cell>
              <table:table-cell office:value-type="float" office:value="0.000000000641468">
                <text:p>0.000000000641468</text:p>
              </table:table-cell>
              <table:table-cell office:value-type="float" office:value="0.149">
                <text:p>0.149</text:p>
              </table:table-cell>
              <table:table-cell office:value-type="float" office:value="0.000000000429549">
                <text:p>0.000000000429549</text:p>
              </table:table-cell>
              <table:table-cell office:value-type="float" office:value="0.157683">
                <text:p>0.157683</text:p>
              </table:table-cell>
              <table:table-cell office:value-type="float" office:value="0.0000000000606761">
                <text:p>0.0000000000606761</text:p>
              </table:table-cell>
              <table:table-cell office:value-type="float" office:value="0.168159">
                <text:p>0.168159</text:p>
              </table:table-cell>
              <table:table-cell office:value-type="float" office:value="0.0000000000845711">
                <text:p>0.0000000000845711</text:p>
              </table:table-cell>
              <table:table-cell office:value-type="float" office:value="0.179955">
                <text:p>0.179955</text:p>
              </table:table-cell>
              <table:table-cell office:value-type="float" office:value="0.000000000160395">
                <text:p>0.000000000160395</text:p>
              </table:table-cell>
              <table:table-cell office:value-type="float" office:value="0.192751">
                <text:p>0.192751</text:p>
              </table:table-cell>
              <table:table-cell office:value-type="float" office:value="0.000000000257621">
                <text:p>0.000000000257621</text:p>
              </table:table-cell>
              <table:table-cell office:value-type="float" office:value="0.206323">
                <text:p>0.206323</text:p>
              </table:table-cell>
              <table:table-cell office:value-type="float" office:value="0.000000000367195">
                <text:p>0.000000000367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4478">
                <text:p>0.154478</text:p>
              </table:table-cell>
              <table:table-cell office:value-type="float" office:value="0.000000000641492">
                <text:p>0.000000000641492</text:p>
              </table:table-cell>
              <table:table-cell office:value-type="float" office:value="0.160474">
                <text:p>0.160474</text:p>
              </table:table-cell>
              <table:table-cell office:value-type="float" office:value="0.00000000051224">
                <text:p>0.00000000051224</text:p>
              </table:table-cell>
              <table:table-cell office:value-type="float" office:value="0.168928">
                <text:p>0.168928</text:p>
              </table:table-cell>
              <table:table-cell office:value-type="float" office:value="0.0000000000909905">
                <text:p>0.0000000000909905</text:p>
              </table:table-cell>
              <table:table-cell office:value-type="float" office:value="0.179129">
                <text:p>0.179129</text:p>
              </table:table-cell>
              <table:table-cell office:value-type="float" office:value="0.000000000115892">
                <text:p>0.000000000115892</text:p>
              </table:table-cell>
              <table:table-cell office:value-type="float" office:value="0.190615">
                <text:p>0.190615</text:p>
              </table:table-cell>
              <table:table-cell office:value-type="float" office:value="0.000000000205273">
                <text:p>0.000000000205273</text:p>
              </table:table-cell>
              <table:table-cell office:value-type="float" office:value="0.203074">
                <text:p>0.203074</text:p>
              </table:table-cell>
              <table:table-cell office:value-type="float" office:value="0.000000000314477">
                <text:p>0.000000000314477</text:p>
              </table:table-cell>
              <table:table-cell office:value-type="float" office:value="0.216288">
                <text:p>0.216288</text:p>
              </table:table-cell>
              <table:table-cell office:value-type="float" office:value="0.000000000433115">
                <text:p>0.00000000043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114">
                <text:p>0.166114</text:p>
              </table:table-cell>
              <table:table-cell office:value-type="float" office:value="0.000000000641498">
                <text:p>0.000000000641498</text:p>
              </table:table-cell>
              <table:table-cell office:value-type="float" office:value="0.171947">
                <text:p>0.171947</text:p>
              </table:table-cell>
              <table:table-cell office:value-type="float" office:value="0.000000000568479">
                <text:p>0.000000000568479</text:p>
              </table:table-cell>
              <table:table-cell office:value-type="float" office:value="0.180173">
                <text:p>0.180173</text:p>
              </table:table-cell>
              <table:table-cell office:value-type="float" office:value="0.000000000134479">
                <text:p>0.000000000134479</text:p>
              </table:table-cell>
              <table:table-cell office:value-type="float" office:value="0.190098">
                <text:p>0.190098</text:p>
              </table:table-cell>
              <table:table-cell office:value-type="float" office:value="0.000000000158627">
                <text:p>0.000000000158627</text:p>
              </table:table-cell>
              <table:table-cell office:value-type="float" office:value="0.201274">
                <text:p>0.201274</text:p>
              </table:table-cell>
              <table:table-cell office:value-type="float" office:value="0.000000000262656">
                <text:p>0.000000000262656</text:p>
              </table:table-cell>
              <table:table-cell office:value-type="float" office:value="0.213396">
                <text:p>0.213396</text:p>
              </table:table-cell>
              <table:table-cell office:value-type="float" office:value="0.000000000383861">
                <text:p>0.000000000383861</text:p>
              </table:table-cell>
              <table:table-cell office:value-type="float" office:value="0.226253">
                <text:p>0.226253</text:p>
              </table:table-cell>
              <table:table-cell office:value-type="float" office:value="0.000000000510861">
                <text:p>0.000000000510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49">
                <text:p>0.17774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183421">
                <text:p>0.183421</text:p>
              </table:table-cell>
              <table:table-cell office:value-type="float" office:value="0.000000000602471">
                <text:p>0.000000000602471</text:p>
              </table:table-cell>
              <table:table-cell office:value-type="float" office:value="0.191418">
                <text:p>0.191418</text:p>
              </table:table-cell>
              <table:table-cell office:value-type="float" office:value="0.000000000194717">
                <text:p>0.000000000194717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000000216773">
                <text:p>0.000000000216773</text:p>
              </table:table-cell>
              <table:table-cell office:value-type="float" office:value="0.211933">
                <text:p>0.211933</text:p>
              </table:table-cell>
              <table:table-cell office:value-type="float" office:value="0.000000000335998">
                <text:p>0.000000000335998</text:p>
              </table:table-cell>
              <table:table-cell office:value-type="float" office:value="0.223718">
                <text:p>0.223718</text:p>
              </table:table-cell>
              <table:table-cell office:value-type="float" office:value="0.000000000468526">
                <text:p>0.000000000468526</text:p>
              </table:table-cell>
              <table:table-cell office:value-type="float" office:value="0.236218">
                <text:p>0.236218</text:p>
              </table:table-cell>
              <table:table-cell office:value-type="float" office:value="0.00000000060255">
                <text:p>0.00000000060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9385">
                <text:p>0.1893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194895">
                <text:p>0.194895</text:p>
              </table:table-cell>
              <table:table-cell office:value-type="float" office:value="0.00000000062157">
                <text:p>0.00000000062157</text:p>
              </table:table-cell>
              <table:table-cell office:value-type="float" office:value="0.202663">
                <text:p>0.202663</text:p>
              </table:table-cell>
              <table:table-cell office:value-type="float" office:value="0.000000000274225">
                <text:p>0.000000000274225</text:p>
              </table:table-cell>
              <table:table-cell office:value-type="float" office:value="0.212037">
                <text:p>0.212037</text:p>
              </table:table-cell>
              <table:table-cell office:value-type="float" office:value="0.000000000295591">
                <text:p>0.000000000295591</text:p>
              </table:table-cell>
              <table:table-cell office:value-type="float" office:value="0.222592">
                <text:p>0.222592</text:p>
              </table:table-cell>
              <table:table-cell office:value-type="float" office:value="0.000000000429684">
                <text:p>0.000000000429684</text:p>
              </table:table-cell>
              <table:table-cell office:value-type="float" office:value="0.234041">
                <text:p>0.234041</text:p>
              </table:table-cell>
              <table:table-cell office:value-type="float" office:value="0.000000000571822">
                <text:p>0.000000000571822</text:p>
              </table:table-cell>
              <table:table-cell office:value-type="float" office:value="0.246183">
                <text:p>0.246183</text:p>
              </table:table-cell>
              <table:table-cell office:value-type="float" office:value="0.000000000710678">
                <text:p>0.000000000710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1021">
                <text:p>0.2010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06368">
                <text:p>0.206368</text:p>
              </table:table-cell>
              <table:table-cell office:value-type="float" office:value="0.000000000631865">
                <text:p>0.000000000631865</text:p>
              </table:table-cell>
              <table:table-cell office:value-type="float" office:value="0.213909">
                <text:p>0.213909</text:p>
              </table:table-cell>
              <table:table-cell office:value-type="float" office:value="0.00000000037274">
                <text:p>0.00000000037274</text:p>
              </table:table-cell>
              <table:table-cell office:value-type="float" office:value="0.223007">
                <text:p>0.223007</text:p>
              </table:table-cell>
              <table:table-cell office:value-type="float" office:value="0.000000000401886">
                <text:p>0.000000000401886</text:p>
              </table:table-cell>
              <table:table-cell office:value-type="float" office:value="0.233251">
                <text:p>0.233251</text:p>
              </table:table-cell>
              <table:table-cell office:value-type="float" office:value="0.000000000549271">
                <text:p>0.000000000549271</text:p>
              </table:table-cell>
              <table:table-cell office:value-type="float" office:value="0.244363">
                <text:p>0.244363</text:p>
              </table:table-cell>
              <table:table-cell office:value-type="float" office:value="0.000000000697829">
                <text:p>0.000000000697829</text:p>
              </table:table-cell>
              <table:table-cell office:value-type="float" office:value="0.256149">
                <text:p>0.256149</text:p>
              </table:table-cell>
              <table:table-cell office:value-type="float" office:value="0.000000000838188">
                <text:p>0.000000000838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657">
                <text:p>0.2126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17842">
                <text:p>0.217842</text:p>
              </table:table-cell>
              <table:table-cell office:value-type="float" office:value="0.000000000637288">
                <text:p>0.000000000637288</text:p>
              </table:table-cell>
              <table:table-cell office:value-type="float" office:value="0.225154">
                <text:p>0.225154</text:p>
              </table:table-cell>
              <table:table-cell office:value-type="float" office:value="0.000000000485674">
                <text:p>0.000000000485674</text:p>
              </table:table-cell>
              <table:table-cell office:value-type="float" office:value="0.233976">
                <text:p>0.233976</text:p>
              </table:table-cell>
              <table:table-cell office:value-type="float" office:value="0.000000000544255">
                <text:p>0.000000000544255</text:p>
              </table:table-cell>
              <table:table-cell office:value-type="float" office:value="0.24391">
                <text:p>0.24391</text:p>
              </table:table-cell>
              <table:table-cell office:value-type="float" office:value="0.000000000701781">
                <text:p>0.000000000701781</text:p>
              </table:table-cell>
              <table:table-cell office:value-type="float" office:value="0.254685">
                <text:p>0.254685</text:p>
              </table:table-cell>
              <table:table-cell office:value-type="float" office:value="0.00000000085151">
                <text:p>0.00000000085151</text:p>
              </table:table-cell>
              <table:table-cell office:value-type="float" office:value="0.266114">
                <text:p>0.266114</text:p>
              </table:table-cell>
              <table:table-cell office:value-type="float" office:value="0.000000000988544">
                <text:p>0.00000000098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292">
                <text:p>0.22429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29316">
                <text:p>0.229316</text:p>
              </table:table-cell>
              <table:table-cell office:value-type="float" office:value="0.000000000640112">
                <text:p>0.000000000640112</text:p>
              </table:table-cell>
              <table:table-cell office:value-type="float" office:value="0.236399">
                <text:p>0.236399</text:p>
              </table:table-cell>
              <table:table-cell office:value-type="float" office:value="0.000000000604159">
                <text:p>0.000000000604159</text:p>
              </table:table-cell>
              <table:table-cell office:value-type="float" office:value="0.244946">
                <text:p>0.244946</text:p>
              </table:table-cell>
              <table:table-cell office:value-type="float" office:value="0.000000000733193">
                <text:p>0.000000000733193</text:p>
              </table:table-cell>
              <table:table-cell office:value-type="float" office:value="0.254569">
                <text:p>0.254569</text:p>
              </table:table-cell>
              <table:table-cell office:value-type="float" office:value="0.000000000896051">
                <text:p>0.000000000896051</text:p>
              </table:table-cell>
              <table:table-cell office:value-type="float" office:value="0.265008">
                <text:p>0.265008</text:p>
              </table:table-cell>
              <table:table-cell office:value-type="float" office:value="0.0000000010389">
                <text:p>0.0000000010389</text:p>
              </table:table-cell>
              <table:table-cell office:value-type="float" office:value="0.276079">
                <text:p>0.276079</text:p>
              </table:table-cell>
              <table:table-cell office:value-type="float" office:value="0.00000000116583">
                <text:p>0.00000000116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928">
                <text:p>0.23592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40789">
                <text:p>0.240789</text:p>
              </table:table-cell>
              <table:table-cell office:value-type="float" office:value="0.000000000641573">
                <text:p>0.000000000641573</text:p>
              </table:table-cell>
              <table:table-cell office:value-type="float" office:value="0.247644">
                <text:p>0.247644</text:p>
              </table:table-cell>
              <table:table-cell office:value-type="float" office:value="0.00000000071745">
                <text:p>0.00000000071745</text:p>
              </table:table-cell>
              <table:table-cell office:value-type="float" office:value="0.255915">
                <text:p>0.255915</text:p>
              </table:table-cell>
              <table:table-cell office:value-type="float" office:value="0.000000000980896">
                <text:p>0.000000000980896</text:p>
              </table:table-cell>
              <table:table-cell office:value-type="float" office:value="0.265228">
                <text:p>0.265228</text:p>
              </table:table-cell>
              <table:table-cell office:value-type="float" office:value="0.00000000114315">
                <text:p>0.00000000114315</text:p>
              </table:table-cell>
              <table:table-cell office:value-type="float" office:value="0.27533">
                <text:p>0.27533</text:p>
              </table:table-cell>
              <table:table-cell office:value-type="float" office:value="0.00000000126732">
                <text:p>0.00000000126732</text:p>
              </table:table-cell>
              <table:table-cell office:value-type="float" office:value="0.286044">
                <text:p>0.286044</text:p>
              </table:table-cell>
              <table:table-cell office:value-type="float" office:value="0.00000000137484">
                <text:p>0.00000000137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564">
                <text:p>0.2475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52263">
                <text:p>0.252263</text:p>
              </table:table-cell>
              <table:table-cell office:value-type="float" office:value="0.000000000642326">
                <text:p>0.000000000642326</text:p>
              </table:table-cell>
              <table:table-cell office:value-type="float" office:value="0.258889">
                <text:p>0.258889</text:p>
              </table:table-cell>
              <table:table-cell office:value-type="float" office:value="0.000000000816562">
                <text:p>0.000000000816562</text:p>
              </table:table-cell>
              <table:table-cell office:value-type="float" office:value="0.266885">
                <text:p>0.266885</text:p>
              </table:table-cell>
              <table:table-cell office:value-type="float" office:value="0.0000000013005">
                <text:p>0.0000000013005</text:p>
              </table:table-cell>
              <table:table-cell office:value-type="float" office:value="0.275887">
                <text:p>0.275887</text:p>
              </table:table-cell>
              <table:table-cell office:value-type="float" office:value="0.00000000145684">
                <text:p>0.00000000145684</text:p>
              </table:table-cell>
              <table:table-cell office:value-type="float" office:value="0.285652">
                <text:p>0.285652</text:p>
              </table:table-cell>
              <table:table-cell office:value-type="float" office:value="0.00000000154565">
                <text:p>0.00000000154565</text:p>
              </table:table-cell>
              <table:table-cell office:value-type="float" office:value="0.296009">
                <text:p>0.296009</text:p>
              </table:table-cell>
              <table:table-cell office:value-type="float" office:value="0.00000000162124">
                <text:p>0.00000000162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9199">
                <text:p>0.25919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63737">
                <text:p>0.263737</text:p>
              </table:table-cell>
              <table:table-cell office:value-type="float" office:value="0.000000000642714">
                <text:p>0.000000000642714</text:p>
              </table:table-cell>
              <table:table-cell office:value-type="float" office:value="0.270135">
                <text:p>0.270135</text:p>
              </table:table-cell>
              <table:table-cell office:value-type="float" office:value="0.000000000896746">
                <text:p>0.000000000896746</text:p>
              </table:table-cell>
              <table:table-cell office:value-type="float" office:value="0.277854">
                <text:p>0.277854</text:p>
              </table:table-cell>
              <table:table-cell office:value-type="float" office:value="0.00000000170449">
                <text:p>0.00000000170449</text:p>
              </table:table-cell>
              <table:table-cell office:value-type="float" office:value="0.286546">
                <text:p>0.286546</text:p>
              </table:table-cell>
              <table:table-cell office:value-type="float" office:value="0.00000000185413">
                <text:p>0.00000000185413</text:p>
              </table:table-cell>
              <table:table-cell office:value-type="float" office:value="0.295975">
                <text:p>0.295975</text:p>
              </table:table-cell>
              <table:table-cell office:value-type="float" office:value="0.00000000188466">
                <text:p>0.00000000188466</text:p>
              </table:table-cell>
              <table:table-cell office:value-type="float" office:value="0.305975">
                <text:p>0.305975</text:p>
              </table:table-cell>
              <table:table-cell office:value-type="float" office:value="0.00000000191169">
                <text:p>0.0000000019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835">
                <text:p>0.2708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75211">
                <text:p>0.275211</text:p>
              </table:table-cell>
              <table:table-cell office:value-type="float" office:value="0.000000000642913">
                <text:p>0.000000000642913</text:p>
              </table:table-cell>
              <table:table-cell office:value-type="float" office:value="0.28138">
                <text:p>0.28138</text:p>
              </table:table-cell>
              <table:table-cell office:value-type="float" office:value="0.000000000957612">
                <text:p>0.000000000957612</text:p>
              </table:table-cell>
              <table:table-cell office:value-type="float" office:value="0.288824">
                <text:p>0.288824</text:p>
              </table:table-cell>
              <table:table-cell office:value-type="float" office:value="0.00000000220211">
                <text:p>0.00000000220211</text:p>
              </table:table-cell>
              <table:table-cell office:value-type="float" office:value="0.297205">
                <text:p>0.297205</text:p>
              </table:table-cell>
              <table:table-cell office:value-type="float" office:value="0.00000000235576">
                <text:p>0.00000000235576</text:p>
              </table:table-cell>
              <table:table-cell office:value-type="float" office:value="0.306297">
                <text:p>0.306297</text:p>
              </table:table-cell>
              <table:table-cell office:value-type="float" office:value="0.00000000229734">
                <text:p>0.00000000229734</text:p>
              </table:table-cell>
              <table:table-cell office:value-type="float" office:value="0.31594">
                <text:p>0.31594</text:p>
              </table:table-cell>
              <table:table-cell office:value-type="float" office:value="0.000000002254">
                <text:p>0.000000002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471">
                <text:p>0.2824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86684">
                <text:p>0.286684</text:p>
              </table:table-cell>
              <table:table-cell office:value-type="float" office:value="0.000000000643016">
                <text:p>0.000000000643016</text:p>
              </table:table-cell>
              <table:table-cell office:value-type="float" office:value="0.292625">
                <text:p>0.292625</text:p>
              </table:table-cell>
              <table:table-cell office:value-type="float" office:value="0.00000000100162">
                <text:p>0.00000000100162</text:p>
              </table:table-cell>
              <table:table-cell office:value-type="float" office:value="0.299793">
                <text:p>0.299793</text:p>
              </table:table-cell>
              <table:table-cell office:value-type="float" office:value="0.00000000279585">
                <text:p>0.00000000279585</text:p>
              </table:table-cell>
              <table:table-cell office:value-type="float" office:value="0.307864">
                <text:p>0.307864</text:p>
              </table:table-cell>
              <table:table-cell office:value-type="float" office:value="0.00000000298672">
                <text:p>0.00000000298672</text:p>
              </table:table-cell>
              <table:table-cell office:value-type="float" office:value="0.316619">
                <text:p>0.316619</text:p>
              </table:table-cell>
              <table:table-cell office:value-type="float" office:value="0.00000000279939">
                <text:p>0.00000000279939</text:p>
              </table:table-cell>
              <table:table-cell office:value-type="float" office:value="0.325905">
                <text:p>0.325905</text:p>
              </table:table-cell>
              <table:table-cell office:value-type="float" office:value="0.00000000265737">
                <text:p>0.00000000265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4107">
                <text:p>0.2941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298158">
                <text:p>0.298158</text:p>
              </table:table-cell>
              <table:table-cell office:value-type="float" office:value="0.000000000643069">
                <text:p>0.000000000643069</text:p>
              </table:table-cell>
              <table:table-cell office:value-type="float" office:value="0.30387">
                <text:p>0.30387</text:p>
              </table:table-cell>
              <table:table-cell office:value-type="float" office:value="0.00000000103232">
                <text:p>0.00000000103232</text:p>
              </table:table-cell>
              <table:table-cell office:value-type="float" office:value="0.310763">
                <text:p>0.310763</text:p>
              </table:table-cell>
              <table:table-cell office:value-type="float" office:value="0.00000000347801">
                <text:p>0.00000000347801</text:p>
              </table:table-cell>
              <table:table-cell office:value-type="float" office:value="0.318523">
                <text:p>0.318523</text:p>
              </table:table-cell>
              <table:table-cell office:value-type="float" office:value="0.00000000377654">
                <text:p>0.00000000377654</text:p>
              </table:table-cell>
              <table:table-cell office:value-type="float" office:value="0.326942">
                <text:p>0.326942</text:p>
              </table:table-cell>
              <table:table-cell office:value-type="float" office:value="0.00000000340967">
                <text:p>0.00000000340967</text:p>
              </table:table-cell>
              <table:table-cell office:value-type="float" office:value="0.33587">
                <text:p>0.33587</text:p>
              </table:table-cell>
              <table:table-cell office:value-type="float" office:value="0.00000000313261">
                <text:p>0.0000000031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742">
                <text:p>0.30574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09632">
                <text:p>0.309632</text:p>
              </table:table-cell>
              <table:table-cell office:value-type="float" office:value="0.000000000643096">
                <text:p>0.000000000643096</text:p>
              </table:table-cell>
              <table:table-cell office:value-type="float" office:value="0.315115">
                <text:p>0.315115</text:p>
              </table:table-cell>
              <table:table-cell office:value-type="float" office:value="0.00000000105322">
                <text:p>0.00000000105322</text:p>
              </table:table-cell>
              <table:table-cell office:value-type="float" office:value="0.321732">
                <text:p>0.321732</text:p>
              </table:table-cell>
              <table:table-cell office:value-type="float" office:value="0.0000000042285">
                <text:p>0.0000000042285</text:p>
              </table:table-cell>
              <table:table-cell office:value-type="float" office:value="0.329182">
                <text:p>0.329182</text:p>
              </table:table-cell>
              <table:table-cell office:value-type="float" office:value="0.00000000475926">
                <text:p>0.00000000475926</text:p>
              </table:table-cell>
              <table:table-cell office:value-type="float" office:value="0.337264">
                <text:p>0.337264</text:p>
              </table:table-cell>
              <table:table-cell office:value-type="float" office:value="0.0000000041508">
                <text:p>0.0000000041508</text:p>
              </table:table-cell>
              <table:table-cell office:value-type="float" office:value="0.345835">
                <text:p>0.345835</text:p>
              </table:table-cell>
              <table:table-cell office:value-type="float" office:value="0.00000000369241">
                <text:p>0.00000000369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7378">
                <text:p>0.31737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21105">
                <text:p>0.321105</text:p>
              </table:table-cell>
              <table:table-cell office:value-type="float" office:value="0.00000000064311">
                <text:p>0.00000000064311</text:p>
              </table:table-cell>
              <table:table-cell office:value-type="float" office:value="0.326361">
                <text:p>0.326361</text:p>
              </table:table-cell>
              <table:table-cell office:value-type="float" office:value="0.0000000010672">
                <text:p>0.0000000010672</text:p>
              </table:table-cell>
              <table:table-cell office:value-type="float" office:value="0.332702">
                <text:p>0.332702</text:p>
              </table:table-cell>
              <table:table-cell office:value-type="float" office:value="0.00000000501581">
                <text:p>0.00000000501581</text:p>
              </table:table-cell>
              <table:table-cell office:value-type="float" office:value="0.339841">
                <text:p>0.339841</text:p>
              </table:table-cell>
              <table:table-cell office:value-type="float" office:value="0.00000000597288">
                <text:p>0.00000000597288</text:p>
              </table:table-cell>
              <table:table-cell office:value-type="float" office:value="0.347586">
                <text:p>0.347586</text:p>
              </table:table-cell>
              <table:table-cell office:value-type="float" office:value="0.00000000504978">
                <text:p>0.00000000504978</text:p>
              </table:table-cell>
              <table:table-cell office:value-type="float" office:value="0.355801">
                <text:p>0.355801</text:p>
              </table:table-cell>
              <table:table-cell office:value-type="float" office:value="0.00000000435162">
                <text:p>0.0000000043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9014">
                <text:p>0.3290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32579">
                <text:p>0.332579</text:p>
              </table:table-cell>
              <table:table-cell office:value-type="float" office:value="0.000000000643117">
                <text:p>0.000000000643117</text:p>
              </table:table-cell>
              <table:table-cell office:value-type="float" office:value="0.337606">
                <text:p>0.337606</text:p>
              </table:table-cell>
              <table:table-cell office:value-type="float" office:value="0.00000000107646">
                <text:p>0.00000000107646</text:p>
              </table:table-cell>
              <table:table-cell office:value-type="float" office:value="0.343671">
                <text:p>0.343671</text:p>
              </table:table-cell>
              <table:table-cell office:value-type="float" office:value="0.00000000580158">
                <text:p>0.00000000580158</text:p>
              </table:table-cell>
              <table:table-cell office:value-type="float" office:value="0.350501">
                <text:p>0.350501</text:p>
              </table:table-cell>
              <table:table-cell office:value-type="float" office:value="0.00000000745784">
                <text:p>0.00000000745784</text:p>
              </table:table-cell>
              <table:table-cell office:value-type="float" office:value="0.357909">
                <text:p>0.357909</text:p>
              </table:table-cell>
              <table:table-cell office:value-type="float" office:value="0.00000000613867">
                <text:p>0.00000000613867</text:p>
              </table:table-cell>
              <table:table-cell office:value-type="float" office:value="0.365766">
                <text:p>0.365766</text:p>
              </table:table-cell>
              <table:table-cell office:value-type="float" office:value="0.00000000512766">
                <text:p>0.00000000512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65">
                <text:p>0.340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44053">
                <text:p>0.344053</text:p>
              </table:table-cell>
              <table:table-cell office:value-type="float" office:value="0.000000000643121">
                <text:p>0.000000000643121</text:p>
              </table:table-cell>
              <table:table-cell office:value-type="float" office:value="0.348851">
                <text:p>0.348851</text:p>
              </table:table-cell>
              <table:table-cell office:value-type="float" office:value="0.00000000108253">
                <text:p>0.00000000108253</text:p>
              </table:table-cell>
              <table:table-cell office:value-type="float" office:value="0.354641">
                <text:p>0.354641</text:p>
              </table:table-cell>
              <table:table-cell office:value-type="float" office:value="0.00000000654775">
                <text:p>0.00000000654775</text:p>
              </table:table-cell>
              <table:table-cell office:value-type="float" office:value="0.36116">
                <text:p>0.36116</text:p>
              </table:table-cell>
              <table:table-cell office:value-type="float" office:value="0.0000000092544">
                <text:p>0.0000000092544</text:p>
              </table:table-cell>
              <table:table-cell office:value-type="float" office:value="0.368231">
                <text:p>0.368231</text:p>
              </table:table-cell>
              <table:table-cell office:value-type="float" office:value="0.00000000745535">
                <text:p>0.00000000745535</text:p>
              </table:table-cell>
              <table:table-cell office:value-type="float" office:value="0.375731">
                <text:p>0.375731</text:p>
              </table:table-cell>
              <table:table-cell office:value-type="float" office:value="0.00000000604092">
                <text:p>0.00000000604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2285">
                <text:p>0.3522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55526">
                <text:p>0.355526</text:p>
              </table:table-cell>
              <table:table-cell office:value-type="float" office:value="0.000000000643122">
                <text:p>0.000000000643122</text:p>
              </table:table-cell>
              <table:table-cell office:value-type="float" office:value="0.360096">
                <text:p>0.360096</text:p>
              </table:table-cell>
              <table:table-cell office:value-type="float" office:value="0.0000000010865">
                <text:p>0.0000000010865</text:p>
              </table:table-cell>
              <table:table-cell office:value-type="float" office:value="0.36561">
                <text:p>0.36561</text:p>
              </table:table-cell>
              <table:table-cell office:value-type="float" office:value="0.00000000722357">
                <text:p>0.00000000722357</text:p>
              </table:table-cell>
              <table:table-cell office:value-type="float" office:value="0.371819">
                <text:p>0.371819</text:p>
              </table:table-cell>
              <table:table-cell office:value-type="float" office:value="0.0000000113985">
                <text:p>0.0000000113985</text:p>
              </table:table-cell>
              <table:table-cell office:value-type="float" office:value="0.378553">
                <text:p>0.378553</text:p>
              </table:table-cell>
              <table:table-cell office:value-type="float" office:value="0.00000000904415">
                <text:p>0.00000000904415</text:p>
              </table:table-cell>
              <table:table-cell office:value-type="float" office:value="0.385696">
                <text:p>0.385696</text:p>
              </table:table-cell>
              <table:table-cell office:value-type="float" office:value="0.0000000071152">
                <text:p>0.0000000071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921">
                <text:p>0.3639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67">
                <text:p>0.367</text:p>
              </table:table-cell>
              <table:table-cell office:value-type="float" office:value="0.000000000643123">
                <text:p>0.000000000643123</text:p>
              </table:table-cell>
              <table:table-cell office:value-type="float" office:value="0.371341">
                <text:p>0.371341</text:p>
              </table:table-cell>
              <table:table-cell office:value-type="float" office:value="0.00000000108908">
                <text:p>0.00000000108908</text:p>
              </table:table-cell>
              <table:table-cell office:value-type="float" office:value="0.37658">
                <text:p>0.37658</text:p>
              </table:table-cell>
              <table:table-cell office:value-type="float" office:value="0.00000000780994">
                <text:p>0.00000000780994</text:p>
              </table:table-cell>
              <table:table-cell office:value-type="float" office:value="0.382478">
                <text:p>0.382478</text:p>
              </table:table-cell>
              <table:table-cell office:value-type="float" office:value="0.0000000139159">
                <text:p>0.0000000139159</text:p>
              </table:table-cell>
              <table:table-cell office:value-type="float" office:value="0.388876">
                <text:p>0.388876</text:p>
              </table:table-cell>
              <table:table-cell office:value-type="float" office:value="0.0000000109565">
                <text:p>0.0000000109565</text:p>
              </table:table-cell>
              <table:table-cell office:value-type="float" office:value="0.395661">
                <text:p>0.395661</text:p>
              </table:table-cell>
              <table:table-cell office:value-type="float" office:value="0.00000000837824">
                <text:p>0.00000000837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557">
                <text:p>0.3755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78474">
                <text:p>0.378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382587">
                <text:p>0.382587</text:p>
              </table:table-cell>
              <table:table-cell office:value-type="float" office:value="0.00000000109076">
                <text:p>0.00000000109076</text:p>
              </table:table-cell>
              <table:table-cell office:value-type="float" office:value="0.387549">
                <text:p>0.387549</text:p>
              </table:table-cell>
              <table:table-cell office:value-type="float" office:value="0.00000000830006">
                <text:p>0.00000000830006</text:p>
              </table:table-cell>
              <table:table-cell office:value-type="float" office:value="0.393137">
                <text:p>0.393137</text:p>
              </table:table-cell>
              <table:table-cell office:value-type="float" office:value="0.0000000168159">
                <text:p>0.0000000168159</text:p>
              </table:table-cell>
              <table:table-cell office:value-type="float" office:value="0.399198">
                <text:p>0.399198</text:p>
              </table:table-cell>
              <table:table-cell office:value-type="float" office:value="0.0000000132514">
                <text:p>0.0000000132514</text:p>
              </table:table-cell>
              <table:table-cell office:value-type="float" office:value="0.405626">
                <text:p>0.405626</text:p>
              </table:table-cell>
              <table:table-cell office:value-type="float" office:value="0.00000000986235">
                <text:p>0.00000000986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193">
                <text:p>0.3871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389947">
                <text:p>0.389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00000109185">
                <text:p>0.00000000109185</text:p>
              </table:table-cell>
              <table:table-cell office:value-type="float" office:value="0.398519">
                <text:p>0.398519</text:p>
              </table:table-cell>
              <table:table-cell office:value-type="float" office:value="0.00000000869708">
                <text:p>0.00000000869708</text:p>
              </table:table-cell>
              <table:table-cell office:value-type="float" office:value="0.403796">
                <text:p>0.403796</text:p>
              </table:table-cell>
              <table:table-cell office:value-type="float" office:value="0.0000000200839">
                <text:p>0.0000000200839</text:p>
              </table:table-cell>
              <table:table-cell office:value-type="float" office:value="0.40952">
                <text:p>0.40952</text:p>
              </table:table-cell>
              <table:table-cell office:value-type="float" office:value="0.0000000159953">
                <text:p>0.0000000159953</text:p>
              </table:table-cell>
              <table:table-cell office:value-type="float" office:value="0.415592">
                <text:p>0.415592</text:p>
              </table:table-cell>
              <table:table-cell office:value-type="float" office:value="0.000000011605">
                <text:p>0.000000011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828">
                <text:p>0.39882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01421">
                <text:p>0.401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05077">
                <text:p>0.405077</text:p>
              </table:table-cell>
              <table:table-cell office:value-type="float" office:value="0.00000000109256">
                <text:p>0.00000000109256</text:p>
              </table:table-cell>
              <table:table-cell office:value-type="float" office:value="0.409488">
                <text:p>0.409488</text:p>
              </table:table-cell>
              <table:table-cell office:value-type="float" office:value="0.0000000090106">
                <text:p>0.0000000090106</text:p>
              </table:table-cell>
              <table:table-cell office:value-type="float" office:value="0.414455">
                <text:p>0.414455</text:p>
              </table:table-cell>
              <table:table-cell office:value-type="float" office:value="0.0000000236769">
                <text:p>0.0000000236769</text:p>
              </table:table-cell>
              <table:table-cell office:value-type="float" office:value="0.419843">
                <text:p>0.419843</text:p>
              </table:table-cell>
              <table:table-cell office:value-type="float" office:value="0.0000000192621">
                <text:p>0.0000000192621</text:p>
              </table:table-cell>
              <table:table-cell office:value-type="float" office:value="0.425557">
                <text:p>0.425557</text:p>
              </table:table-cell>
              <table:table-cell office:value-type="float" office:value="0.0000000136496">
                <text:p>0.0000000136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464">
                <text:p>0.4104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12895">
                <text:p>0.412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16322">
                <text:p>0.416322</text:p>
              </table:table-cell>
              <table:table-cell office:value-type="float" office:value="0.00000000109302">
                <text:p>0.00000000109302</text:p>
              </table:table-cell>
              <table:table-cell office:value-type="float" office:value="0.420458">
                <text:p>0.420458</text:p>
              </table:table-cell>
              <table:table-cell office:value-type="float" office:value="0.00000000925326">
                <text:p>0.00000000925326</text:p>
              </table:table-cell>
              <table:table-cell office:value-type="float" office:value="0.425114">
                <text:p>0.425114</text:p>
              </table:table-cell>
              <table:table-cell office:value-type="float" office:value="0.0000000275215">
                <text:p>0.0000000275215</text:p>
              </table:table-cell>
              <table:table-cell office:value-type="float" office:value="0.430165">
                <text:p>0.430165</text:p>
              </table:table-cell>
              <table:table-cell office:value-type="float" office:value="0.0000000231312">
                <text:p>0.0000000231312</text:p>
              </table:table-cell>
              <table:table-cell office:value-type="float" office:value="0.435522">
                <text:p>0.435522</text:p>
              </table:table-cell>
              <table:table-cell office:value-type="float" office:value="0.0000000160461">
                <text:p>0.0000000160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21">
                <text:p>0.42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24368">
                <text:p>0.424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27567">
                <text:p>0.427567</text:p>
              </table:table-cell>
              <table:table-cell office:value-type="float" office:value="0.00000000109331">
                <text:p>0.00000000109331</text:p>
              </table:table-cell>
              <table:table-cell office:value-type="float" office:value="0.431427">
                <text:p>0.431427</text:p>
              </table:table-cell>
              <table:table-cell office:value-type="float" office:value="0.00000000943814">
                <text:p>0.00000000943814</text:p>
              </table:table-cell>
              <table:table-cell office:value-type="float" office:value="0.435773">
                <text:p>0.435773</text:p>
              </table:table-cell>
              <table:table-cell office:value-type="float" office:value="0.0000000315175">
                <text:p>0.0000000315175</text:p>
              </table:table-cell>
              <table:table-cell office:value-type="float" office:value="0.440487">
                <text:p>0.440487</text:p>
              </table:table-cell>
              <table:table-cell office:value-type="float" office:value="0.000000027686">
                <text:p>0.000000027686</text:p>
              </table:table-cell>
              <table:table-cell office:value-type="float" office:value="0.445487">
                <text:p>0.445487</text:p>
              </table:table-cell>
              <table:table-cell office:value-type="float" office:value="0.0000000188521">
                <text:p>0.0000000188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3735">
                <text:p>0.4337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35842">
                <text:p>0.435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38813">
                <text:p>0.438813</text:p>
              </table:table-cell>
              <table:table-cell office:value-type="float" office:value="0.0000000010935">
                <text:p>0.0000000010935</text:p>
              </table:table-cell>
              <table:table-cell office:value-type="float" office:value="0.442397">
                <text:p>0.442397</text:p>
              </table:table-cell>
              <table:table-cell office:value-type="float" office:value="0.00000000957735">
                <text:p>0.00000000957735</text:p>
              </table:table-cell>
              <table:table-cell office:value-type="float" office:value="0.446432">
                <text:p>0.446432</text:p>
              </table:table-cell>
              <table:table-cell office:value-type="float" office:value="0.0000000355478">
                <text:p>0.0000000355478</text:p>
              </table:table-cell>
              <table:table-cell office:value-type="float" office:value="0.45081">
                <text:p>0.45081</text:p>
              </table:table-cell>
              <table:table-cell office:value-type="float" office:value="0.0000000330096">
                <text:p>0.0000000330096</text:p>
              </table:table-cell>
              <table:table-cell office:value-type="float" office:value="0.455452">
                <text:p>0.455452</text:p>
              </table:table-cell>
              <table:table-cell office:value-type="float" office:value="0.0000000221331">
                <text:p>0.0000000221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5371">
                <text:p>0.4453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47316">
                <text:p>0.447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50058">
                <text:p>0.450058</text:p>
              </table:table-cell>
              <table:table-cell office:value-type="float" office:value="0.00000000109363">
                <text:p>0.00000000109363</text:p>
              </table:table-cell>
              <table:table-cell office:value-type="float" office:value="0.453366">
                <text:p>0.453366</text:p>
              </table:table-cell>
              <table:table-cell office:value-type="float" office:value="0.00000000968122">
                <text:p>0.00000000968122</text:p>
              </table:table-cell>
              <table:table-cell office:value-type="float" office:value="0.457091">
                <text:p>0.457091</text:p>
              </table:table-cell>
              <table:table-cell office:value-type="float" office:value="0.0000000394909">
                <text:p>0.0000000394909</text:p>
              </table:table-cell>
              <table:table-cell office:value-type="float" office:value="0.461132">
                <text:p>0.461132</text:p>
              </table:table-cell>
              <table:table-cell office:value-type="float" office:value="0.0000000391799">
                <text:p>0.0000000391799</text:p>
              </table:table-cell>
              <table:table-cell office:value-type="float" office:value="0.465418">
                <text:p>0.465418</text:p>
              </table:table-cell>
              <table:table-cell office:value-type="float" office:value="0.0000000259637">
                <text:p>0.0000000259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007">
                <text:p>0.4570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58789">
                <text:p>0.45878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61303">
                <text:p>0.461303</text:p>
              </table:table-cell>
              <table:table-cell office:value-type="float" office:value="0.00000000109371">
                <text:p>0.00000000109371</text:p>
              </table:table-cell>
              <table:table-cell office:value-type="float" office:value="0.464336">
                <text:p>0.464336</text:p>
              </table:table-cell>
              <table:table-cell office:value-type="float" office:value="0.0000000097582">
                <text:p>0.0000000097582</text:p>
              </table:table-cell>
              <table:table-cell office:value-type="float" office:value="0.46775">
                <text:p>0.46775</text:p>
              </table:table-cell>
              <table:table-cell office:value-type="float" office:value="0.0000000432357">
                <text:p>0.0000000432357</text:p>
              </table:table-cell>
              <table:table-cell office:value-type="float" office:value="0.471454">
                <text:p>0.471454</text:p>
              </table:table-cell>
              <table:table-cell office:value-type="float" office:value="0.0000000462625">
                <text:p>0.0000000462625</text:p>
              </table:table-cell>
              <table:table-cell office:value-type="float" office:value="0.475383">
                <text:p>0.475383</text:p>
              </table:table-cell>
              <table:table-cell office:value-type="float" office:value="0.000000030428">
                <text:p>0.000000030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643">
                <text:p>0.4686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70263">
                <text:p>0.47026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72548">
                <text:p>0.472548</text:p>
              </table:table-cell>
              <table:table-cell office:value-type="float" office:value="0.00000000109376">
                <text:p>0.00000000109376</text:p>
              </table:table-cell>
              <table:table-cell office:value-type="float" office:value="0.475305">
                <text:p>0.475305</text:p>
              </table:table-cell>
              <table:table-cell office:value-type="float" office:value="0.00000000981497">
                <text:p>0.00000000981497</text:p>
              </table:table-cell>
              <table:table-cell office:value-type="float" office:value="0.478409">
                <text:p>0.478409</text:p>
              </table:table-cell>
              <table:table-cell office:value-type="float" office:value="0.0000000466931">
                <text:p>0.0000000466931</text:p>
              </table:table-cell>
              <table:table-cell office:value-type="float" office:value="0.481777">
                <text:p>0.481777</text:p>
              </table:table-cell>
              <table:table-cell office:value-type="float" office:value="0.0000000543023">
                <text:p>0.0000000543023</text:p>
              </table:table-cell>
              <table:table-cell office:value-type="float" office:value="0.485348">
                <text:p>0.485348</text:p>
              </table:table-cell>
              <table:table-cell office:value-type="float" office:value="0.0000000356202">
                <text:p>0.0000000356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278">
                <text:p>0.48027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81737">
                <text:p>0.48173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83793">
                <text:p>0.483793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486275">
                <text:p>0.486275</text:p>
              </table:table-cell>
              <table:table-cell office:value-type="float" office:value="0.00000000985669">
                <text:p>0.00000000985669</text:p>
              </table:table-cell>
              <table:table-cell office:value-type="float" office:value="0.489068">
                <text:p>0.489068</text:p>
              </table:table-cell>
              <table:table-cell office:value-type="float" office:value="0.0000000498028">
                <text:p>0.0000000498028</text:p>
              </table:table-cell>
              <table:table-cell office:value-type="float" office:value="0.492099">
                <text:p>0.492099</text:p>
              </table:table-cell>
              <table:table-cell office:value-type="float" office:value="0.0000000633142">
                <text:p>0.0000000633142</text:p>
              </table:table-cell>
              <table:table-cell office:value-type="float" office:value="0.495313">
                <text:p>0.495313</text:p>
              </table:table-cell>
              <table:table-cell office:value-type="float" office:value="0.0000000416441">
                <text:p>0.0000000416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1914">
                <text:p>0.4919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493211">
                <text:p>0.49321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495038">
                <text:p>0.495038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497244">
                <text:p>0.497244</text:p>
              </table:table-cell>
              <table:table-cell office:value-type="float" office:value="0.00000000988726">
                <text:p>0.00000000988726</text:p>
              </table:table-cell>
              <table:table-cell office:value-type="float" office:value="0.499727">
                <text:p>0.499727</text:p>
              </table:table-cell>
              <table:table-cell office:value-type="float" office:value="0.0000000525348">
                <text:p>0.0000000525348</text:p>
              </table:table-cell>
              <table:table-cell office:value-type="float" office:value="0.502421">
                <text:p>0.502421</text:p>
              </table:table-cell>
              <table:table-cell office:value-type="float" office:value="0.000000073274">
                <text:p>0.000000073274</text:p>
              </table:table-cell>
              <table:table-cell office:value-type="float" office:value="0.505278">
                <text:p>0.505278</text:p>
              </table:table-cell>
              <table:table-cell office:value-type="float" office:value="0.0000000486138">
                <text:p>0.0000000486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55">
                <text:p>0.5035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04684">
                <text:p>0.50468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06284">
                <text:p>0.50628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508214">
                <text:p>0.508214</text:p>
              </table:table-cell>
              <table:table-cell office:value-type="float" office:value="0.00000000990961">
                <text:p>0.00000000990961</text:p>
              </table:table-cell>
              <table:table-cell office:value-type="float" office:value="0.510387">
                <text:p>0.510387</text:p>
              </table:table-cell>
              <table:table-cell office:value-type="float" office:value="0.0000000548858">
                <text:p>0.0000000548858</text:p>
              </table:table-cell>
              <table:table-cell office:value-type="float" office:value="0.512744">
                <text:p>0.512744</text:p>
              </table:table-cell>
              <table:table-cell office:value-type="float" office:value="0.000000084111">
                <text:p>0.000000084111</text:p>
              </table:table-cell>
              <table:table-cell office:value-type="float" office:value="0.515244">
                <text:p>0.515244</text:p>
              </table:table-cell>
              <table:table-cell office:value-type="float" office:value="0.0000000566515">
                <text:p>0.0000000566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186">
                <text:p>0.5151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16158">
                <text:p>0.51615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17529">
                <text:p>0.51752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519183">
                <text:p>0.519183</text:p>
              </table:table-cell>
              <table:table-cell office:value-type="float" office:value="0.00000000992594">
                <text:p>0.00000000992594</text:p>
              </table:table-cell>
              <table:table-cell office:value-type="float" office:value="0.521046">
                <text:p>0.521046</text:p>
              </table:table-cell>
              <table:table-cell office:value-type="float" office:value="0.0000000568731">
                <text:p>0.0000000568731</text:p>
              </table:table-cell>
              <table:table-cell office:value-type="float" office:value="0.523066">
                <text:p>0.523066</text:p>
              </table:table-cell>
              <table:table-cell office:value-type="float" office:value="0.000000095704">
                <text:p>0.000000095704</text:p>
              </table:table-cell>
              <table:table-cell office:value-type="float" office:value="0.525209">
                <text:p>0.525209</text:p>
              </table:table-cell>
              <table:table-cell office:value-type="float" office:value="0.0000000658865">
                <text:p>0.0000000658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6821">
                <text:p>0.52682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27632">
                <text:p>0.52763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28774">
                <text:p>0.52877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30153">
                <text:p>0.530153</text:p>
              </table:table-cell>
              <table:table-cell office:value-type="float" office:value="0.00000000993785">
                <text:p>0.00000000993785</text:p>
              </table:table-cell>
              <table:table-cell office:value-type="float" office:value="0.531705">
                <text:p>0.531705</text:p>
              </table:table-cell>
              <table:table-cell office:value-type="float" office:value="0.000000058528">
                <text:p>0.000000058528</text:p>
              </table:table-cell>
              <table:table-cell office:value-type="float" office:value="0.533388">
                <text:p>0.533388</text:p>
              </table:table-cell>
              <table:table-cell office:value-type="float" office:value="0.000000107883">
                <text:p>0.000000107883</text:p>
              </table:table-cell>
              <table:table-cell office:value-type="float" office:value="0.535174">
                <text:p>0.535174</text:p>
              </table:table-cell>
              <table:table-cell office:value-type="float" office:value="0.0000000764521">
                <text:p>0.0000000764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8457">
                <text:p>0.5384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39105">
                <text:p>0.53910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40019">
                <text:p>0.540019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41122">
                <text:p>0.541122</text:p>
              </table:table-cell>
              <table:table-cell office:value-type="float" office:value="0.00000000994653">
                <text:p>0.00000000994653</text:p>
              </table:table-cell>
              <table:table-cell office:value-type="float" office:value="0.542364">
                <text:p>0.542364</text:p>
              </table:table-cell>
              <table:table-cell office:value-type="float" office:value="0.0000000598887">
                <text:p>0.0000000598887</text:p>
              </table:table-cell>
              <table:table-cell office:value-type="float" office:value="0.543711">
                <text:p>0.543711</text:p>
              </table:table-cell>
              <table:table-cell office:value-type="float" office:value="0.000000120436">
                <text:p>0.000000120436</text:p>
              </table:table-cell>
              <table:table-cell office:value-type="float" office:value="0.545139">
                <text:p>0.545139</text:p>
              </table:table-cell>
              <table:table-cell office:value-type="float" office:value="0.0000000884813">
                <text:p>0.0000000884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0093">
                <text:p>0.5500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50579">
                <text:p>0.55057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51264">
                <text:p>0.55126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52092">
                <text:p>0.552092</text:p>
              </table:table-cell>
              <table:table-cell office:value-type="float" office:value="0.00000000995286">
                <text:p>0.00000000995286</text:p>
              </table:table-cell>
              <table:table-cell office:value-type="float" office:value="0.553023">
                <text:p>0.553023</text:p>
              </table:table-cell>
              <table:table-cell office:value-type="float" office:value="0.0000000609961">
                <text:p>0.0000000609961</text:p>
              </table:table-cell>
              <table:table-cell office:value-type="float" office:value="0.554033">
                <text:p>0.554033</text:p>
              </table:table-cell>
              <table:table-cell office:value-type="float" office:value="0.000000133124">
                <text:p>0.000000133124</text:p>
              </table:table-cell>
              <table:table-cell office:value-type="float" office:value="0.555104">
                <text:p>0.555104</text:p>
              </table:table-cell>
              <table:table-cell office:value-type="float" office:value="0.000000102101">
                <text:p>0.000000102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729">
                <text:p>0.5617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62053">
                <text:p>0.56205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6251">
                <text:p>0.56251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63061">
                <text:p>0.563061</text:p>
              </table:table-cell>
              <table:table-cell office:value-type="float" office:value="0.00000000995746">
                <text:p>0.00000000995746</text:p>
              </table:table-cell>
              <table:table-cell office:value-type="float" office:value="0.563682">
                <text:p>0.563682</text:p>
              </table:table-cell>
              <table:table-cell office:value-type="float" office:value="0.0000000618898">
                <text:p>0.0000000618898</text:p>
              </table:table-cell>
              <table:table-cell office:value-type="float" office:value="0.564355">
                <text:p>0.564355</text:p>
              </table:table-cell>
              <table:table-cell office:value-type="float" office:value="0.000000145698">
                <text:p>0.000000145698</text:p>
              </table:table-cell>
              <table:table-cell office:value-type="float" office:value="0.56507">
                <text:p>0.56507</text:p>
              </table:table-cell>
              <table:table-cell office:value-type="float" office:value="0.000000117426">
                <text:p>0.000000117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3364">
                <text:p>0.57336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73526">
                <text:p>0.57352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73755">
                <text:p>0.57375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74031">
                <text:p>0.574031</text:p>
              </table:table-cell>
              <table:table-cell office:value-type="float" office:value="0.00000000996082">
                <text:p>0.00000000996082</text:p>
              </table:table-cell>
              <table:table-cell office:value-type="float" office:value="0.574341">
                <text:p>0.574341</text:p>
              </table:table-cell>
              <table:table-cell office:value-type="float" office:value="0.0000000626062">
                <text:p>0.0000000626062</text:p>
              </table:table-cell>
              <table:table-cell office:value-type="float" office:value="0.574678">
                <text:p>0.574678</text:p>
              </table:table-cell>
              <table:table-cell office:value-type="float" office:value="0.000000157916">
                <text:p>0.000000157916</text:p>
              </table:table-cell>
              <table:table-cell office:value-type="float" office:value="0.575035">
                <text:p>0.575035</text:p>
              </table:table-cell>
              <table:table-cell office:value-type="float" office:value="0.00000013455">
                <text:p>0.00000013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85">
                <text:p>0.585</text:p>
              </table:table-cell>
              <table:table-cell office:value-type="float" office:value="0.00000000996326">
                <text:p>0.00000000996326</text:p>
              </table:table-cell>
              <table:table-cell office:value-type="float" office:value="0.585">
                <text:p>0.585</text:p>
              </table:table-cell>
              <table:table-cell office:value-type="float" office:value="0.0000000631775">
                <text:p>0.0000000631775</text:p>
              </table:table-cell>
              <table:table-cell office:value-type="float" office:value="0.585">
                <text:p>0.585</text:p>
              </table:table-cell>
              <table:table-cell office:value-type="float" office:value="0.000000169566">
                <text:p>0.000000169566</text:p>
              </table:table-cell>
              <table:table-cell office:value-type="float" office:value="0.585">
                <text:p>0.585</text:p>
              </table:table-cell>
              <table:table-cell office:value-type="float" office:value="0.000000153535">
                <text:p>0.000000153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6636">
                <text:p>0.5966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596474">
                <text:p>0.596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596245">
                <text:p>0.59624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95969">
                <text:p>0.595969</text:p>
              </table:table-cell>
              <table:table-cell office:value-type="float" office:value="0.00000000996504">
                <text:p>0.00000000996504</text:p>
              </table:table-cell>
              <table:table-cell office:value-type="float" office:value="0.595659">
                <text:p>0.595659</text:p>
              </table:table-cell>
              <table:table-cell office:value-type="float" office:value="0.0000000636311">
                <text:p>0.0000000636311</text:p>
              </table:table-cell>
              <table:table-cell office:value-type="float" office:value="0.595322">
                <text:p>0.595322</text:p>
              </table:table-cell>
              <table:table-cell office:value-type="float" office:value="0.000000180475">
                <text:p>0.000000180475</text:p>
              </table:table-cell>
              <table:table-cell office:value-type="float" office:value="0.594965">
                <text:p>0.594965</text:p>
              </table:table-cell>
              <table:table-cell office:value-type="float" office:value="0.000000174403">
                <text:p>0.000000174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8271">
                <text:p>0.60827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07947">
                <text:p>0.607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0749">
                <text:p>0.60749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06939">
                <text:p>0.606939</text:p>
              </table:table-cell>
              <table:table-cell office:value-type="float" office:value="0.00000000996633">
                <text:p>0.00000000996633</text:p>
              </table:table-cell>
              <table:table-cell office:value-type="float" office:value="0.606318">
                <text:p>0.606318</text:p>
              </table:table-cell>
              <table:table-cell office:value-type="float" office:value="0.0000000639901">
                <text:p>0.0000000639901</text:p>
              </table:table-cell>
              <table:table-cell office:value-type="float" office:value="0.605645">
                <text:p>0.605645</text:p>
              </table:table-cell>
              <table:table-cell office:value-type="float" office:value="0.000000190521">
                <text:p>0.000000190521</text:p>
              </table:table-cell>
              <table:table-cell office:value-type="float" office:value="0.60493">
                <text:p>0.60493</text:p>
              </table:table-cell>
              <table:table-cell office:value-type="float" office:value="0.00000019713">
                <text:p>0.00000019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9907">
                <text:p>0.6199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19421">
                <text:p>0.619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18736">
                <text:p>0.61873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17908">
                <text:p>0.617908</text:p>
              </table:table-cell>
              <table:table-cell office:value-type="float" office:value="0.00000000996727">
                <text:p>0.00000000996727</text:p>
              </table:table-cell>
              <table:table-cell office:value-type="float" office:value="0.616977">
                <text:p>0.616977</text:p>
              </table:table-cell>
              <table:table-cell office:value-type="float" office:value="0.0000000642737">
                <text:p>0.0000000642737</text:p>
              </table:table-cell>
              <table:table-cell office:value-type="float" office:value="0.615967">
                <text:p>0.615967</text:p>
              </table:table-cell>
              <table:table-cell office:value-type="float" office:value="0.000000199632">
                <text:p>0.000000199632</text:p>
              </table:table-cell>
              <table:table-cell office:value-type="float" office:value="0.614896">
                <text:p>0.614896</text:p>
              </table:table-cell>
              <table:table-cell office:value-type="float" office:value="0.00000022163">
                <text:p>0.00000022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543">
                <text:p>0.6315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30895">
                <text:p>0.630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29981">
                <text:p>0.62998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28878">
                <text:p>0.628878</text:p>
              </table:table-cell>
              <table:table-cell office:value-type="float" office:value="0.00000000996796">
                <text:p>0.00000000996796</text:p>
              </table:table-cell>
              <table:table-cell office:value-type="float" office:value="0.627636">
                <text:p>0.627636</text:p>
              </table:table-cell>
              <table:table-cell office:value-type="float" office:value="0.0000000644975">
                <text:p>0.0000000644975</text:p>
              </table:table-cell>
              <table:table-cell office:value-type="float" office:value="0.626289">
                <text:p>0.626289</text:p>
              </table:table-cell>
              <table:table-cell office:value-type="float" office:value="0.000000207782">
                <text:p>0.000000207782</text:p>
              </table:table-cell>
              <table:table-cell office:value-type="float" office:value="0.624861">
                <text:p>0.624861</text:p>
              </table:table-cell>
              <table:table-cell office:value-type="float" office:value="0.000000247762">
                <text:p>0.00000024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3179">
                <text:p>0.6431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42368">
                <text:p>0.642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41226">
                <text:p>0.64122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39847">
                <text:p>0.639847</text:p>
              </table:table-cell>
              <table:table-cell office:value-type="float" office:value="0.00000000996847">
                <text:p>0.00000000996847</text:p>
              </table:table-cell>
              <table:table-cell office:value-type="float" office:value="0.638295">
                <text:p>0.638295</text:p>
              </table:table-cell>
              <table:table-cell office:value-type="float" office:value="0.000000064674">
                <text:p>0.000000064674</text:p>
              </table:table-cell>
              <table:table-cell office:value-type="float" office:value="0.636612">
                <text:p>0.636612</text:p>
              </table:table-cell>
              <table:table-cell office:value-type="float" office:value="0.000000214987">
                <text:p>0.000000214987</text:p>
              </table:table-cell>
              <table:table-cell office:value-type="float" office:value="0.634826">
                <text:p>0.634826</text:p>
              </table:table-cell>
              <table:table-cell office:value-type="float" office:value="0.000000275319">
                <text:p>0.000000275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4814">
                <text:p>0.654814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53842">
                <text:p>0.653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52471">
                <text:p>0.65247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50817">
                <text:p>0.650817</text:p>
              </table:table-cell>
              <table:table-cell office:value-type="float" office:value="0.00000000996884">
                <text:p>0.00000000996884</text:p>
              </table:table-cell>
              <table:table-cell office:value-type="float" office:value="0.648954">
                <text:p>0.648954</text:p>
              </table:table-cell>
              <table:table-cell office:value-type="float" office:value="0.0000000648133">
                <text:p>0.0000000648133</text:p>
              </table:table-cell>
              <table:table-cell office:value-type="float" office:value="0.646934">
                <text:p>0.646934</text:p>
              </table:table-cell>
              <table:table-cell office:value-type="float" office:value="0.000000221292">
                <text:p>0.000000221292</text:p>
              </table:table-cell>
              <table:table-cell office:value-type="float" office:value="0.644791">
                <text:p>0.644791</text:p>
              </table:table-cell>
              <table:table-cell office:value-type="float" office:value="0.000000304044">
                <text:p>0.000000304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45">
                <text:p>0.6664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65316">
                <text:p>0.665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63716">
                <text:p>0.66371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61786">
                <text:p>0.661786</text:p>
              </table:table-cell>
              <table:table-cell office:value-type="float" office:value="0.00000000996911">
                <text:p>0.00000000996911</text:p>
              </table:table-cell>
              <table:table-cell office:value-type="float" office:value="0.659613">
                <text:p>0.659613</text:p>
              </table:table-cell>
              <table:table-cell office:value-type="float" office:value="0.0000000649237">
                <text:p>0.0000000649237</text:p>
              </table:table-cell>
              <table:table-cell office:value-type="float" office:value="0.657256">
                <text:p>0.657256</text:p>
              </table:table-cell>
              <table:table-cell office:value-type="float" office:value="0.000000226766">
                <text:p>0.000000226766</text:p>
              </table:table-cell>
              <table:table-cell office:value-type="float" office:value="0.654756">
                <text:p>0.654756</text:p>
              </table:table-cell>
              <table:table-cell office:value-type="float" office:value="0.000000333635">
                <text:p>0.000000333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8086">
                <text:p>0.6780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76789">
                <text:p>0.67678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74962">
                <text:p>0.67496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72756">
                <text:p>0.672756</text:p>
              </table:table-cell>
              <table:table-cell office:value-type="float" office:value="0.00000000996932">
                <text:p>0.00000000996932</text:p>
              </table:table-cell>
              <table:table-cell office:value-type="float" office:value="0.670273">
                <text:p>0.670273</text:p>
              </table:table-cell>
              <table:table-cell office:value-type="float" office:value="0.0000000650116">
                <text:p>0.0000000650116</text:p>
              </table:table-cell>
              <table:table-cell office:value-type="float" office:value="0.667579">
                <text:p>0.667579</text:p>
              </table:table-cell>
              <table:table-cell office:value-type="float" office:value="0.000000231491">
                <text:p>0.000000231491</text:p>
              </table:table-cell>
              <table:table-cell office:value-type="float" office:value="0.664722">
                <text:p>0.664722</text:p>
              </table:table-cell>
              <table:table-cell office:value-type="float" office:value="0.00000036376">
                <text:p>0.00000036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9722">
                <text:p>0.68972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88263">
                <text:p>0.68826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86207">
                <text:p>0.68620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83725">
                <text:p>0.683725</text:p>
              </table:table-cell>
              <table:table-cell office:value-type="float" office:value="0.00000000996948">
                <text:p>0.00000000996948</text:p>
              </table:table-cell>
              <table:table-cell office:value-type="float" office:value="0.680932">
                <text:p>0.680932</text:p>
              </table:table-cell>
              <table:table-cell office:value-type="float" office:value="0.0000000650824">
                <text:p>0.0000000650824</text:p>
              </table:table-cell>
              <table:table-cell office:value-type="float" office:value="0.677901">
                <text:p>0.677901</text:p>
              </table:table-cell>
              <table:table-cell office:value-type="float" office:value="0.000000235554">
                <text:p>0.000000235554</text:p>
              </table:table-cell>
              <table:table-cell office:value-type="float" office:value="0.674687">
                <text:p>0.674687</text:p>
              </table:table-cell>
              <table:table-cell office:value-type="float" office:value="0.000000394086">
                <text:p>0.000000394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1357">
                <text:p>0.70135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699737">
                <text:p>0.69973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697452">
                <text:p>0.69745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94695">
                <text:p>0.694695</text:p>
              </table:table-cell>
              <table:table-cell office:value-type="float" office:value="0.00000000996962">
                <text:p>0.00000000996962</text:p>
              </table:table-cell>
              <table:table-cell office:value-type="float" office:value="0.691591">
                <text:p>0.691591</text:p>
              </table:table-cell>
              <table:table-cell office:value-type="float" office:value="0.0000000651401">
                <text:p>0.0000000651401</text:p>
              </table:table-cell>
              <table:table-cell office:value-type="float" office:value="0.688223">
                <text:p>0.688223</text:p>
              </table:table-cell>
              <table:table-cell office:value-type="float" office:value="0.000000239046">
                <text:p>0.000000239046</text:p>
              </table:table-cell>
              <table:table-cell office:value-type="float" office:value="0.684652">
                <text:p>0.684652</text:p>
              </table:table-cell>
              <table:table-cell office:value-type="float" office:value="0.000000424292">
                <text:p>0.000000424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2993">
                <text:p>0.7129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11211">
                <text:p>0.71121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08697">
                <text:p>0.70869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05664">
                <text:p>0.705664</text:p>
              </table:table-cell>
              <table:table-cell office:value-type="float" office:value="0.00000000996973">
                <text:p>0.00000000996973</text:p>
              </table:table-cell>
              <table:table-cell office:value-type="float" office:value="0.70225">
                <text:p>0.70225</text:p>
              </table:table-cell>
              <table:table-cell office:value-type="float" office:value="0.0000000651884">
                <text:p>0.0000000651884</text:p>
              </table:table-cell>
              <table:table-cell office:value-type="float" office:value="0.698546">
                <text:p>0.698546</text:p>
              </table:table-cell>
              <table:table-cell office:value-type="float" office:value="0.000000242053">
                <text:p>0.000000242053</text:p>
              </table:table-cell>
              <table:table-cell office:value-type="float" office:value="0.694617">
                <text:p>0.694617</text:p>
              </table:table-cell>
              <table:table-cell office:value-type="float" office:value="0.000000454097">
                <text:p>0.000000454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629">
                <text:p>0.7246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22684">
                <text:p>0.72268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19942">
                <text:p>0.71994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16634">
                <text:p>0.716634</text:p>
              </table:table-cell>
              <table:table-cell office:value-type="float" office:value="0.00000000996985">
                <text:p>0.00000000996985</text:p>
              </table:table-cell>
              <table:table-cell office:value-type="float" office:value="0.712909">
                <text:p>0.712909</text:p>
              </table:table-cell>
              <table:table-cell office:value-type="float" office:value="0.0000000652301">
                <text:p>0.0000000652301</text:p>
              </table:table-cell>
              <table:table-cell office:value-type="float" office:value="0.708868">
                <text:p>0.708868</text:p>
              </table:table-cell>
              <table:table-cell office:value-type="float" office:value="0.000000244661">
                <text:p>0.000000244661</text:p>
              </table:table-cell>
              <table:table-cell office:value-type="float" office:value="0.704582">
                <text:p>0.704582</text:p>
              </table:table-cell>
              <table:table-cell office:value-type="float" office:value="0.000000483279">
                <text:p>0.000000483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6265">
                <text:p>0.7362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34158">
                <text:p>0.73415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31187">
                <text:p>0.73118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27603">
                <text:p>0.727603</text:p>
              </table:table-cell>
              <table:table-cell office:value-type="float" office:value="0.00000000996997">
                <text:p>0.00000000996997</text:p>
              </table:table-cell>
              <table:table-cell office:value-type="float" office:value="0.723568">
                <text:p>0.723568</text:p>
              </table:table-cell>
              <table:table-cell office:value-type="float" office:value="0.0000000652678">
                <text:p>0.0000000652678</text:p>
              </table:table-cell>
              <table:table-cell office:value-type="float" office:value="0.71919">
                <text:p>0.71919</text:p>
              </table:table-cell>
              <table:table-cell office:value-type="float" office:value="0.000000246948">
                <text:p>0.000000246948</text:p>
              </table:table-cell>
              <table:table-cell office:value-type="float" office:value="0.714548">
                <text:p>0.714548</text:p>
              </table:table-cell>
              <table:table-cell office:value-type="float" office:value="0.000000511689">
                <text:p>0.000000511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79">
                <text:p>0.74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45632">
                <text:p>0.74563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42433">
                <text:p>0.742433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38573">
                <text:p>0.738573</text:p>
              </table:table-cell>
              <table:table-cell office:value-type="float" office:value="0.00000000997011">
                <text:p>0.00000000997011</text:p>
              </table:table-cell>
              <table:table-cell office:value-type="float" office:value="0.734227">
                <text:p>0.734227</text:p>
              </table:table-cell>
              <table:table-cell office:value-type="float" office:value="0.0000000653038">
                <text:p>0.0000000653038</text:p>
              </table:table-cell>
              <table:table-cell office:value-type="float" office:value="0.729513">
                <text:p>0.729513</text:p>
              </table:table-cell>
              <table:table-cell office:value-type="float" office:value="0.000000248988">
                <text:p>0.000000248988</text:p>
              </table:table-cell>
              <table:table-cell office:value-type="float" office:value="0.724513">
                <text:p>0.724513</text:p>
              </table:table-cell>
              <table:table-cell office:value-type="float" office:value="0.000000539268">
                <text:p>0.000000539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9536">
                <text:p>0.7595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57105">
                <text:p>0.75710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53678">
                <text:p>0.75367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49542">
                <text:p>0.749542</text:p>
              </table:table-cell>
              <table:table-cell office:value-type="float" office:value="0.00000000997029">
                <text:p>0.00000000997029</text:p>
              </table:table-cell>
              <table:table-cell office:value-type="float" office:value="0.744886">
                <text:p>0.744886</text:p>
              </table:table-cell>
              <table:table-cell office:value-type="float" office:value="0.0000000653404">
                <text:p>0.0000000653404</text:p>
              </table:table-cell>
              <table:table-cell office:value-type="float" office:value="0.739835">
                <text:p>0.739835</text:p>
              </table:table-cell>
              <table:table-cell office:value-type="float" office:value="0.000000250851">
                <text:p>0.000000250851</text:p>
              </table:table-cell>
              <table:table-cell office:value-type="float" office:value="0.734478">
                <text:p>0.734478</text:p>
              </table:table-cell>
              <table:table-cell office:value-type="float" office:value="0.000000566051">
                <text:p>0.000000566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1172">
                <text:p>0.77117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68579">
                <text:p>0.768579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64923">
                <text:p>0.76492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60512">
                <text:p>0.760512</text:p>
              </table:table-cell>
              <table:table-cell office:value-type="float" office:value="0.00000000997051">
                <text:p>0.00000000997051</text:p>
              </table:table-cell>
              <table:table-cell office:value-type="float" office:value="0.755545">
                <text:p>0.755545</text:p>
              </table:table-cell>
              <table:table-cell office:value-type="float" office:value="0.0000000653797">
                <text:p>0.0000000653797</text:p>
              </table:table-cell>
              <table:table-cell office:value-type="float" office:value="0.750157">
                <text:p>0.750157</text:p>
              </table:table-cell>
              <table:table-cell office:value-type="float" office:value="0.000000252604">
                <text:p>0.000000252604</text:p>
              </table:table-cell>
              <table:table-cell office:value-type="float" office:value="0.744443">
                <text:p>0.744443</text:p>
              </table:table-cell>
              <table:table-cell office:value-type="float" office:value="0.000000592173">
                <text:p>0.000000592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2807">
                <text:p>0.782807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80053">
                <text:p>0.78005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76168">
                <text:p>0.77616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71481">
                <text:p>0.771481</text:p>
              </table:table-cell>
              <table:table-cell office:value-type="float" office:value="0.00000000997082">
                <text:p>0.00000000997082</text:p>
              </table:table-cell>
              <table:table-cell office:value-type="float" office:value="0.766204">
                <text:p>0.766204</text:p>
              </table:table-cell>
              <table:table-cell office:value-type="float" office:value="0.0000000654243">
                <text:p>0.0000000654243</text:p>
              </table:table-cell>
              <table:table-cell office:value-type="float" office:value="0.76048">
                <text:p>0.76048</text:p>
              </table:table-cell>
              <table:table-cell office:value-type="float" office:value="0.000000254315">
                <text:p>0.000000254315</text:p>
              </table:table-cell>
              <table:table-cell office:value-type="float" office:value="0.754408">
                <text:p>0.754408</text:p>
              </table:table-cell>
              <table:table-cell office:value-type="float" office:value="0.00000061788">
                <text:p>0.00000061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4443">
                <text:p>0.7944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791526">
                <text:p>0.79152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87413">
                <text:p>0.78741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82451">
                <text:p>0.782451</text:p>
              </table:table-cell>
              <table:table-cell office:value-type="float" office:value="0.00000000997123">
                <text:p>0.00000000997123</text:p>
              </table:table-cell>
              <table:table-cell office:value-type="float" office:value="0.776863">
                <text:p>0.776863</text:p>
              </table:table-cell>
              <table:table-cell office:value-type="float" office:value="0.0000000654768">
                <text:p>0.0000000654768</text:p>
              </table:table-cell>
              <table:table-cell office:value-type="float" office:value="0.770802">
                <text:p>0.770802</text:p>
              </table:table-cell>
              <table:table-cell office:value-type="float" office:value="0.00000025605">
                <text:p>0.00000025605</text:p>
              </table:table-cell>
              <table:table-cell office:value-type="float" office:value="0.764374">
                <text:p>0.764374</text:p>
              </table:table-cell>
              <table:table-cell office:value-type="float" office:value="0.000000643528">
                <text:p>0.000000643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6079">
                <text:p>0.8060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03">
                <text:p>0.803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798659">
                <text:p>0.79865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79342">
                <text:p>0.79342</text:p>
              </table:table-cell>
              <table:table-cell office:value-type="float" office:value="0.00000000997179">
                <text:p>0.00000000997179</text:p>
              </table:table-cell>
              <table:table-cell office:value-type="float" office:value="0.787522">
                <text:p>0.787522</text:p>
              </table:table-cell>
              <table:table-cell office:value-type="float" office:value="0.0000000655406">
                <text:p>0.0000000655406</text:p>
              </table:table-cell>
              <table:table-cell office:value-type="float" office:value="0.781124">
                <text:p>0.781124</text:p>
              </table:table-cell>
              <table:table-cell office:value-type="float" office:value="0.000000257882">
                <text:p>0.000000257882</text:p>
              </table:table-cell>
              <table:table-cell office:value-type="float" office:value="0.774339">
                <text:p>0.774339</text:p>
              </table:table-cell>
              <table:table-cell office:value-type="float" office:value="0.000000669605">
                <text:p>0.0000006696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7715">
                <text:p>0.81771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14474">
                <text:p>0.814474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09904">
                <text:p>0.80990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80439">
                <text:p>0.80439</text:p>
              </table:table-cell>
              <table:table-cell office:value-type="float" office:value="0.00000000997255">
                <text:p>0.00000000997255</text:p>
              </table:table-cell>
              <table:table-cell office:value-type="float" office:value="0.798181">
                <text:p>0.798181</text:p>
              </table:table-cell>
              <table:table-cell office:value-type="float" office:value="0.0000000656197">
                <text:p>0.0000000656197</text:p>
              </table:table-cell>
              <table:table-cell office:value-type="float" office:value="0.791447">
                <text:p>0.791447</text:p>
              </table:table-cell>
              <table:table-cell office:value-type="float" office:value="0.000000259888">
                <text:p>0.000000259888</text:p>
              </table:table-cell>
              <table:table-cell office:value-type="float" office:value="0.784304">
                <text:p>0.784304</text:p>
              </table:table-cell>
              <table:table-cell office:value-type="float" office:value="0.000000696752">
                <text:p>0.000000696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935">
                <text:p>0.8293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25947">
                <text:p>0.825947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21149">
                <text:p>0.821149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815359">
                <text:p>0.815359</text:p>
              </table:table-cell>
              <table:table-cell office:value-type="float" office:value="0.0000000099736">
                <text:p>0.0000000099736</text:p>
              </table:table-cell>
              <table:table-cell office:value-type="float" office:value="0.80884">
                <text:p>0.80884</text:p>
              </table:table-cell>
              <table:table-cell office:value-type="float" office:value="0.0000000657191">
                <text:p>0.0000000657191</text:p>
              </table:table-cell>
              <table:table-cell office:value-type="float" office:value="0.801769">
                <text:p>0.801769</text:p>
              </table:table-cell>
              <table:table-cell office:value-type="float" office:value="0.000000262159">
                <text:p>0.000000262159</text:p>
              </table:table-cell>
              <table:table-cell office:value-type="float" office:value="0.794269">
                <text:p>0.794269</text:p>
              </table:table-cell>
              <table:table-cell office:value-type="float" office:value="0.000000725806">
                <text:p>0.000000725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986">
                <text:p>0.84098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37421">
                <text:p>0.837421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32394">
                <text:p>0.832394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826329">
                <text:p>0.826329</text:p>
              </table:table-cell>
              <table:table-cell office:value-type="float" office:value="0.00000000997505">
                <text:p>0.00000000997505</text:p>
              </table:table-cell>
              <table:table-cell office:value-type="float" office:value="0.819499">
                <text:p>0.819499</text:p>
              </table:table-cell>
              <table:table-cell office:value-type="float" office:value="0.0000000658451">
                <text:p>0.0000000658451</text:p>
              </table:table-cell>
              <table:table-cell office:value-type="float" office:value="0.812091">
                <text:p>0.812091</text:p>
              </table:table-cell>
              <table:table-cell office:value-type="float" office:value="0.000000264801">
                <text:p>0.000000264801</text:p>
              </table:table-cell>
              <table:table-cell office:value-type="float" office:value="0.804234">
                <text:p>0.804234</text:p>
              </table:table-cell>
              <table:table-cell office:value-type="float" office:value="0.00000075787">
                <text:p>0.00000075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2622">
                <text:p>0.85262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48895">
                <text:p>0.848895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43639">
                <text:p>0.843639</text:p>
              </table:table-cell>
              <table:table-cell office:value-type="float" office:value="0.00000000109377">
                <text:p>0.00000000109377</text:p>
              </table:table-cell>
              <table:table-cell office:value-type="float" office:value="0.837298">
                <text:p>0.837298</text:p>
              </table:table-cell>
              <table:table-cell office:value-type="float" office:value="0.00000000997703">
                <text:p>0.00000000997703</text:p>
              </table:table-cell>
              <table:table-cell office:value-type="float" office:value="0.830159">
                <text:p>0.830159</text:p>
              </table:table-cell>
              <table:table-cell office:value-type="float" office:value="0.0000000660058">
                <text:p>0.0000000660058</text:p>
              </table:table-cell>
              <table:table-cell office:value-type="float" office:value="0.822414">
                <text:p>0.822414</text:p>
              </table:table-cell>
              <table:table-cell office:value-type="float" office:value="0.000000267946">
                <text:p>0.000000267946</text:p>
              </table:table-cell>
              <table:table-cell office:value-type="float" office:value="0.814199">
                <text:p>0.814199</text:p>
              </table:table-cell>
              <table:table-cell office:value-type="float" office:value="0.000000794433">
                <text:p>0.000000794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258">
                <text:p>0.86425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60368">
                <text:p>0.860368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54885">
                <text:p>0.854885</text:p>
              </table:table-cell>
              <table:table-cell office:value-type="float" office:value="0.00000000109372">
                <text:p>0.00000000109372</text:p>
              </table:table-cell>
              <table:table-cell office:value-type="float" office:value="0.848268">
                <text:p>0.848268</text:p>
              </table:table-cell>
              <table:table-cell office:value-type="float" office:value="0.00000000997975">
                <text:p>0.00000000997975</text:p>
              </table:table-cell>
              <table:table-cell office:value-type="float" office:value="0.840818">
                <text:p>0.840818</text:p>
              </table:table-cell>
              <table:table-cell office:value-type="float" office:value="0.0000000662118">
                <text:p>0.0000000662118</text:p>
              </table:table-cell>
              <table:table-cell office:value-type="float" office:value="0.832736">
                <text:p>0.832736</text:p>
              </table:table-cell>
              <table:table-cell office:value-type="float" office:value="0.000000271759">
                <text:p>0.000000271759</text:p>
              </table:table-cell>
              <table:table-cell office:value-type="float" office:value="0.824165">
                <text:p>0.824165</text:p>
              </table:table-cell>
              <table:table-cell office:value-type="float" office:value="0.000000837573">
                <text:p>0.000000837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893">
                <text:p>0.87589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71842">
                <text:p>0.871842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6613">
                <text:p>0.86613</text:p>
              </table:table-cell>
              <table:table-cell office:value-type="float" office:value="0.00000000109365">
                <text:p>0.00000000109365</text:p>
              </table:table-cell>
              <table:table-cell office:value-type="float" office:value="0.859237">
                <text:p>0.859237</text:p>
              </table:table-cell>
              <table:table-cell office:value-type="float" office:value="0.0000000099835">
                <text:p>0.0000000099835</text:p>
              </table:table-cell>
              <table:table-cell office:value-type="float" office:value="0.851477">
                <text:p>0.851477</text:p>
              </table:table-cell>
              <table:table-cell office:value-type="float" office:value="0.0000000664768">
                <text:p>0.0000000664768</text:p>
              </table:table-cell>
              <table:table-cell office:value-type="float" office:value="0.843058">
                <text:p>0.843058</text:p>
              </table:table-cell>
              <table:table-cell office:value-type="float" office:value="0.000000276455">
                <text:p>0.000000276455</text:p>
              </table:table-cell>
              <table:table-cell office:value-type="float" office:value="0.83413">
                <text:p>0.83413</text:p>
              </table:table-cell>
              <table:table-cell office:value-type="float" office:value="0.000000890311">
                <text:p>0.000000890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7529">
                <text:p>0.88752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83316">
                <text:p>0.883316</text:p>
              </table:table-cell>
              <table:table-cell office:value-type="float" office:value="0.000000000643124">
                <text:p>0.000000000643124</text:p>
              </table:table-cell>
              <table:table-cell office:value-type="float" office:value="0.877375">
                <text:p>0.877375</text:p>
              </table:table-cell>
              <table:table-cell office:value-type="float" office:value="0.00000000109353">
                <text:p>0.00000000109353</text:p>
              </table:table-cell>
              <table:table-cell office:value-type="float" office:value="0.870207">
                <text:p>0.870207</text:p>
              </table:table-cell>
              <table:table-cell office:value-type="float" office:value="0.00000000998867">
                <text:p>0.00000000998867</text:p>
              </table:table-cell>
              <table:table-cell office:value-type="float" office:value="0.862136">
                <text:p>0.862136</text:p>
              </table:table-cell>
              <table:table-cell office:value-type="float" office:value="0.0000000668189">
                <text:p>0.0000000668189</text:p>
              </table:table-cell>
              <table:table-cell office:value-type="float" office:value="0.853381">
                <text:p>0.853381</text:p>
              </table:table-cell>
              <table:table-cell office:value-type="float" office:value="0.000000282322">
                <text:p>0.000000282322</text:p>
              </table:table-cell>
              <table:table-cell office:value-type="float" office:value="0.844095">
                <text:p>0.844095</text:p>
              </table:table-cell>
              <table:table-cell office:value-type="float" office:value="0.000000957261">
                <text:p>0.000000957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9165">
                <text:p>0.89916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894789">
                <text:p>0.894789</text:p>
              </table:table-cell>
              <table:table-cell office:value-type="float" office:value="0.000000000643123">
                <text:p>0.000000000643123</text:p>
              </table:table-cell>
              <table:table-cell office:value-type="float" office:value="0.88862">
                <text:p>0.88862</text:p>
              </table:table-cell>
              <table:table-cell office:value-type="float" office:value="0.00000000109335">
                <text:p>0.00000000109335</text:p>
              </table:table-cell>
              <table:table-cell office:value-type="float" office:value="0.881176">
                <text:p>0.881176</text:p>
              </table:table-cell>
              <table:table-cell office:value-type="float" office:value="0.00000000999578">
                <text:p>0.00000000999578</text:p>
              </table:table-cell>
              <table:table-cell office:value-type="float" office:value="0.872795">
                <text:p>0.872795</text:p>
              </table:table-cell>
              <table:table-cell office:value-type="float" office:value="0.0000000672618">
                <text:p>0.0000000672618</text:p>
              </table:table-cell>
              <table:table-cell office:value-type="float" office:value="0.863703">
                <text:p>0.863703</text:p>
              </table:table-cell>
              <table:table-cell office:value-type="float" office:value="0.000000289755">
                <text:p>0.000000289755</text:p>
              </table:table-cell>
              <table:table-cell office:value-type="float" office:value="0.85406">
                <text:p>0.85406</text:p>
              </table:table-cell>
              <table:table-cell office:value-type="float" office:value="0.00000104593">
                <text:p>0.00000104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0801">
                <text:p>0.91080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06263">
                <text:p>0.906263</text:p>
              </table:table-cell>
              <table:table-cell office:value-type="float" office:value="0.000000000643121">
                <text:p>0.000000000643121</text:p>
              </table:table-cell>
              <table:table-cell office:value-type="float" office:value="0.899865">
                <text:p>0.899865</text:p>
              </table:table-cell>
              <table:table-cell office:value-type="float" office:value="0.00000000109308">
                <text:p>0.00000000109308</text:p>
              </table:table-cell>
              <table:table-cell office:value-type="float" office:value="0.892146">
                <text:p>0.892146</text:p>
              </table:table-cell>
              <table:table-cell office:value-type="float" office:value="0.0000000100056">
                <text:p>0.0000000100056</text:p>
              </table:table-cell>
              <table:table-cell office:value-type="float" office:value="0.883454">
                <text:p>0.883454</text:p>
              </table:table-cell>
              <table:table-cell office:value-type="float" office:value="0.0000000678379">
                <text:p>0.0000000678379</text:p>
              </table:table-cell>
              <table:table-cell office:value-type="float" office:value="0.874025">
                <text:p>0.874025</text:p>
              </table:table-cell>
              <table:table-cell office:value-type="float" office:value="0.000000299314">
                <text:p>0.000000299314</text:p>
              </table:table-cell>
              <table:table-cell office:value-type="float" office:value="0.864025">
                <text:p>0.864025</text:p>
              </table:table-cell>
              <table:table-cell office:value-type="float" office:value="0.00000116947">
                <text:p>0.00000116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2436">
                <text:p>0.92243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17737">
                <text:p>0.917737</text:p>
              </table:table-cell>
              <table:table-cell office:value-type="float" office:value="0.000000000643119">
                <text:p>0.000000000643119</text:p>
              </table:table-cell>
              <table:table-cell office:value-type="float" office:value="0.911111">
                <text:p>0.911111</text:p>
              </table:table-cell>
              <table:table-cell office:value-type="float" office:value="0.00000000109265">
                <text:p>0.00000000109265</text:p>
              </table:table-cell>
              <table:table-cell office:value-type="float" office:value="0.903115">
                <text:p>0.903115</text:p>
              </table:table-cell>
              <table:table-cell office:value-type="float" office:value="0.0000000100191">
                <text:p>0.0000000100191</text:p>
              </table:table-cell>
              <table:table-cell office:value-type="float" office:value="0.894113">
                <text:p>0.894113</text:p>
              </table:table-cell>
              <table:table-cell office:value-type="float" office:value="0.0000000685908">
                <text:p>0.0000000685908</text:p>
              </table:table-cell>
              <table:table-cell office:value-type="float" office:value="0.884348">
                <text:p>0.884348</text:p>
              </table:table-cell>
              <table:table-cell office:value-type="float" office:value="0.000000311826">
                <text:p>0.000000311826</text:p>
              </table:table-cell>
              <table:table-cell office:value-type="float" office:value="0.873991">
                <text:p>0.873991</text:p>
              </table:table-cell>
              <table:table-cell office:value-type="float" office:value="0.00000135347">
                <text:p>0.000001353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4072">
                <text:p>0.93407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29211">
                <text:p>0.929211</text:p>
              </table:table-cell>
              <table:table-cell office:value-type="float" office:value="0.000000000643113">
                <text:p>0.000000000643113</text:p>
              </table:table-cell>
              <table:table-cell office:value-type="float" office:value="0.922356">
                <text:p>0.922356</text:p>
              </table:table-cell>
              <table:table-cell office:value-type="float" office:value="0.000000001092">
                <text:p>0.000000001092</text:p>
              </table:table-cell>
              <table:table-cell office:value-type="float" office:value="0.914085">
                <text:p>0.914085</text:p>
              </table:table-cell>
              <table:table-cell office:value-type="float" office:value="0.0000000100378">
                <text:p>0.0000000100378</text:p>
              </table:table-cell>
              <table:table-cell office:value-type="float" office:value="0.904772">
                <text:p>0.904772</text:p>
              </table:table-cell>
              <table:table-cell office:value-type="float" office:value="0.000000069581">
                <text:p>0.000000069581</text:p>
              </table:table-cell>
              <table:table-cell office:value-type="float" office:value="0.89467">
                <text:p>0.89467</text:p>
              </table:table-cell>
              <table:table-cell office:value-type="float" office:value="0.00000032856">
                <text:p>0.00000032856</text:p>
              </table:table-cell>
              <table:table-cell office:value-type="float" office:value="0.883956">
                <text:p>0.883956</text:p>
              </table:table-cell>
              <table:table-cell office:value-type="float" office:value="0.00000165527">
                <text:p>0.00000165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5708">
                <text:p>0.945708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40684">
                <text:p>0.940684</text:p>
              </table:table-cell>
              <table:table-cell office:value-type="float" office:value="0.000000000643102">
                <text:p>0.000000000643102</text:p>
              </table:table-cell>
              <table:table-cell office:value-type="float" office:value="0.933601">
                <text:p>0.933601</text:p>
              </table:table-cell>
              <table:table-cell office:value-type="float" office:value="0.00000000109098">
                <text:p>0.00000000109098</text:p>
              </table:table-cell>
              <table:table-cell office:value-type="float" office:value="0.925054">
                <text:p>0.925054</text:p>
              </table:table-cell>
              <table:table-cell office:value-type="float" office:value="0.0000000100637">
                <text:p>0.0000000100637</text:p>
              </table:table-cell>
              <table:table-cell office:value-type="float" office:value="0.915431">
                <text:p>0.915431</text:p>
              </table:table-cell>
              <table:table-cell office:value-type="float" office:value="0.000000070894">
                <text:p>0.000000070894</text:p>
              </table:table-cell>
              <table:table-cell office:value-type="float" office:value="0.904992">
                <text:p>0.904992</text:p>
              </table:table-cell>
              <table:table-cell office:value-type="float" office:value="0.000000351578">
                <text:p>0.000000351578</text:p>
              </table:table-cell>
              <table:table-cell office:value-type="float" office:value="0.893921">
                <text:p>0.893921</text:p>
              </table:table-cell>
              <table:table-cell office:value-type="float" office:value="0.00000223613">
                <text:p>0.00000223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7343">
                <text:p>0.957343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52158">
                <text:p>0.952158</text:p>
              </table:table-cell>
              <table:table-cell office:value-type="float" office:value="0.000000000643081">
                <text:p>0.000000000643081</text:p>
              </table:table-cell>
              <table:table-cell office:value-type="float" office:value="0.944846">
                <text:p>0.944846</text:p>
              </table:table-cell>
              <table:table-cell office:value-type="float" office:value="0.00000000108941">
                <text:p>0.00000000108941</text:p>
              </table:table-cell>
              <table:table-cell office:value-type="float" office:value="0.936024">
                <text:p>0.936024</text:p>
              </table:table-cell>
              <table:table-cell office:value-type="float" office:value="0.0000000100996">
                <text:p>0.0000000100996</text:p>
              </table:table-cell>
              <table:table-cell office:value-type="float" office:value="0.92609">
                <text:p>0.92609</text:p>
              </table:table-cell>
              <table:table-cell office:value-type="float" office:value="0.000000072654">
                <text:p>0.000000072654</text:p>
              </table:table-cell>
              <table:table-cell office:value-type="float" office:value="0.915315">
                <text:p>0.915315</text:p>
              </table:table-cell>
              <table:table-cell office:value-type="float" office:value="0.000000384472">
                <text:p>0.000000384472</text:p>
              </table:table-cell>
              <table:table-cell office:value-type="float" office:value="0.903886">
                <text:p>0.903886</text:p>
              </table:table-cell>
              <table:table-cell office:value-type="float" office:value="0.00000379256">
                <text:p>0.00000379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8979">
                <text:p>0.96897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63632">
                <text:p>0.963632</text:p>
              </table:table-cell>
              <table:table-cell office:value-type="float" office:value="0.00000000064304">
                <text:p>0.00000000064304</text:p>
              </table:table-cell>
              <table:table-cell office:value-type="float" office:value="0.956091">
                <text:p>0.956091</text:p>
              </table:table-cell>
              <table:table-cell office:value-type="float" office:value="0.00000000108698">
                <text:p>0.00000000108698</text:p>
              </table:table-cell>
              <table:table-cell office:value-type="float" office:value="0.946993">
                <text:p>0.946993</text:p>
              </table:table-cell>
              <table:table-cell office:value-type="float" office:value="0.0000000101497">
                <text:p>0.0000000101497</text:p>
              </table:table-cell>
              <table:table-cell office:value-type="float" office:value="0.936749">
                <text:p>0.936749</text:p>
              </table:table-cell>
              <table:table-cell office:value-type="float" office:value="0.0000000750475">
                <text:p>0.0000000750475</text:p>
              </table:table-cell>
              <table:table-cell office:value-type="float" office:value="0.925637">
                <text:p>0.925637</text:p>
              </table:table-cell>
              <table:table-cell office:value-type="float" office:value="0.000000434118">
                <text:p>0.000000434118</text:p>
              </table:table-cell>
              <table:table-cell office:value-type="float" office:value="0.913851">
                <text:p>0.913851</text:p>
              </table:table-cell>
              <table:table-cell office:value-type="float" office:value="0.0000206593">
                <text:p>0.000020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0615">
                <text:p>0.980615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75105">
                <text:p>0.975105</text:p>
              </table:table-cell>
              <table:table-cell office:value-type="float" office:value="0.000000000642959">
                <text:p>0.000000000642959</text:p>
              </table:table-cell>
              <table:table-cell office:value-type="float" office:value="0.967337">
                <text:p>0.967337</text:p>
              </table:table-cell>
              <table:table-cell office:value-type="float" office:value="0.00000000108322">
                <text:p>0.00000000108322</text:p>
              </table:table-cell>
              <table:table-cell office:value-type="float" office:value="0.957963">
                <text:p>0.957963</text:p>
              </table:table-cell>
              <table:table-cell office:value-type="float" office:value="0.0000000102199">
                <text:p>0.0000000102199</text:p>
              </table:table-cell>
              <table:table-cell office:value-type="float" office:value="0.947408">
                <text:p>0.947408</text:p>
              </table:table-cell>
              <table:table-cell office:value-type="float" office:value="0.0000000783672">
                <text:p>0.0000000783672</text:p>
              </table:table-cell>
              <table:table-cell office:value-type="float" office:value="0.935959">
                <text:p>0.935959</text:p>
              </table:table-cell>
              <table:table-cell office:value-type="float" office:value="0.000000515555">
                <text:p>0.000000515555</text:p>
              </table:table-cell>
              <table:table-cell office:value-type="float" office:value="0.923817">
                <text:p>0.923817</text:p>
              </table:table-cell>
              <table:table-cell office:value-type="float" office:value="-0.00000488589">
                <text:p>-0.00000488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251">
                <text:p>0.992251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86579">
                <text:p>0.986579</text:p>
              </table:table-cell>
              <table:table-cell office:value-type="float" office:value="0.000000000642803">
                <text:p>0.000000000642803</text:p>
              </table:table-cell>
              <table:table-cell office:value-type="float" office:value="0.978582">
                <text:p>0.978582</text:p>
              </table:table-cell>
              <table:table-cell office:value-type="float" office:value="0.00000000107738">
                <text:p>0.00000000107738</text:p>
              </table:table-cell>
              <table:table-cell office:value-type="float" office:value="0.968932">
                <text:p>0.968932</text:p>
              </table:table-cell>
              <table:table-cell office:value-type="float" office:value="0.0000000103189">
                <text:p>0.0000000103189</text:p>
              </table:table-cell>
              <table:table-cell office:value-type="float" office:value="0.958067">
                <text:p>0.958067</text:p>
              </table:table-cell>
              <table:table-cell office:value-type="float" office:value="0.0000000830994">
                <text:p>0.0000000830994</text:p>
              </table:table-cell>
              <table:table-cell office:value-type="float" office:value="0.946282">
                <text:p>0.946282</text:p>
              </table:table-cell>
              <table:table-cell office:value-type="float" office:value="0.000000669258">
                <text:p>0.000000669258</text:p>
              </table:table-cell>
              <table:table-cell office:value-type="float" office:value="0.933782">
                <text:p>0.933782</text:p>
              </table:table-cell>
              <table:table-cell office:value-type="float" office:value="-0.00000198919">
                <text:p>-0.00000198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389">
                <text:p>1.00389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0.998053">
                <text:p>0.998053</text:p>
              </table:table-cell>
              <table:table-cell office:value-type="float" office:value="0.000000000642498">
                <text:p>0.000000000642498</text:p>
              </table:table-cell>
              <table:table-cell office:value-type="float" office:value="0.989827">
                <text:p>0.989827</text:p>
              </table:table-cell>
              <table:table-cell office:value-type="float" office:value="0.00000000106832">
                <text:p>0.00000000106832</text:p>
              </table:table-cell>
              <table:table-cell office:value-type="float" office:value="0.979902">
                <text:p>0.979902</text:p>
              </table:table-cell>
              <table:table-cell office:value-type="float" office:value="0.0000000104602">
                <text:p>0.0000000104602</text:p>
              </table:table-cell>
              <table:table-cell office:value-type="float" office:value="0.968726">
                <text:p>0.968726</text:p>
              </table:table-cell>
              <table:table-cell office:value-type="float" office:value="0.000000090115">
                <text:p>0.000000090115</text:p>
              </table:table-cell>
              <table:table-cell office:value-type="float" office:value="0.956604">
                <text:p>0.956604</text:p>
              </table:table-cell>
              <table:table-cell office:value-type="float" office:value="0.00000105444">
                <text:p>0.00000105444</text:p>
              </table:table-cell>
              <table:table-cell office:value-type="float" office:value="0.943747">
                <text:p>0.943747</text:p>
              </table:table-cell>
              <table:table-cell office:value-type="float" office:value="-0.00000117065">
                <text:p>-0.00000117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552">
                <text:p>1.01552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1.00953">
                <text:p>1.00953</text:p>
              </table:table-cell>
              <table:table-cell office:value-type="float" office:value="0.000000000641906">
                <text:p>0.000000000641906</text:p>
              </table:table-cell>
              <table:table-cell office:value-type="float" office:value="1.00107">
                <text:p>1.00107</text:p>
              </table:table-cell>
              <table:table-cell office:value-type="float" office:value="0.00000000105421">
                <text:p>0.00000000105421</text:p>
              </table:table-cell>
              <table:table-cell office:value-type="float" office:value="0.990871">
                <text:p>0.990871</text:p>
              </table:table-cell>
              <table:table-cell office:value-type="float" office:value="0.0000000106649">
                <text:p>0.0000000106649</text:p>
              </table:table-cell>
              <table:table-cell office:value-type="float" office:value="0.979385">
                <text:p>0.979385</text:p>
              </table:table-cell>
              <table:table-cell office:value-type="float" office:value="0.000000101146">
                <text:p>0.000000101146</text:p>
              </table:table-cell>
              <table:table-cell office:value-type="float" office:value="0.966926">
                <text:p>0.966926</text:p>
              </table:table-cell>
              <table:table-cell office:value-type="float" office:value="0.00000358504">
                <text:p>0.00000358504</text:p>
              </table:table-cell>
              <table:table-cell office:value-type="float" office:value="0.953712">
                <text:p>0.953712</text:p>
              </table:table-cell>
              <table:table-cell office:value-type="float" office:value="-0.000000787845">
                <text:p>-0.000000787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716">
                <text:p>1.02716</text:p>
              </table:table-cell>
              <table:table-cell office:value-type="float" office:value="0.0000000006415">
                <text:p>0.0000000006415</text:p>
              </table:table-cell>
              <table:table-cell office:value-type="float" office:value="1.021">
                <text:p>1.021</text:p>
              </table:table-cell>
              <table:table-cell office:value-type="float" office:value="0.000000000640752">
                <text:p>0.000000000640752</text:p>
              </table:table-cell>
              <table:table-cell office:value-type="float" office:value="1.01232">
                <text:p>1.01232</text:p>
              </table:table-cell>
              <table:table-cell office:value-type="float" office:value="0.00000000103212">
                <text:p>0.00000000103212</text:p>
              </table:table-cell>
              <table:table-cell office:value-type="float" office:value="1.00184">
                <text:p>1.00184</text:p>
              </table:table-cell>
              <table:table-cell office:value-type="float" office:value="0.0000000109678">
                <text:p>0.0000000109678</text:p>
              </table:table-cell>
              <table:table-cell office:value-type="float" office:value="0.990045">
                <text:p>0.990045</text:p>
              </table:table-cell>
              <table:table-cell office:value-type="float" office:value="0.000000120199">
                <text:p>0.000000120199</text:p>
              </table:table-cell>
              <table:table-cell office:value-type="float" office:value="0.977249">
                <text:p>0.977249</text:p>
              </table:table-cell>
              <table:table-cell office:value-type="float" office:value="-0.00000184157">
                <text:p>-0.00000184157</text:p>
              </table:table-cell>
              <table:table-cell office:value-type="float" office:value="0.963677">
                <text:p>0.963677</text:p>
              </table:table-cell>
              <table:table-cell office:value-type="float" office:value="-0.00000056821">
                <text:p>-0.00000056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879">
                <text:p>1.03879</text:p>
              </table:table-cell>
              <table:table-cell office:value-type="float" office:value="0.000000000641499">
                <text:p>0.000000000641499</text:p>
              </table:table-cell>
              <table:table-cell office:value-type="float" office:value="1.03247">
                <text:p>1.03247</text:p>
              </table:table-cell>
              <table:table-cell office:value-type="float" office:value="0.000000000638505">
                <text:p>0.000000000638505</text:p>
              </table:table-cell>
              <table:table-cell office:value-type="float" office:value="1.02356">
                <text:p>1.02356</text:p>
              </table:table-cell>
              <table:table-cell office:value-type="float" office:value="0.000000000997295">
                <text:p>0.000000000997295</text:p>
              </table:table-cell>
              <table:table-cell office:value-type="float" office:value="1.01281">
                <text:p>1.01281</text:p>
              </table:table-cell>
              <table:table-cell office:value-type="float" office:value="0.0000000114311">
                <text:p>0.0000000114311</text:p>
              </table:table-cell>
              <table:table-cell office:value-type="float" office:value="1.0007">
                <text:p>1.0007</text:p>
              </table:table-cell>
              <table:table-cell office:value-type="float" office:value="0.000000159144">
                <text:p>0.000000159144</text:p>
              </table:table-cell>
              <table:table-cell office:value-type="float" office:value="0.987571">
                <text:p>0.987571</text:p>
              </table:table-cell>
              <table:table-cell office:value-type="float" office:value="-0.000000643671">
                <text:p>-0.000000643671</text:p>
              </table:table-cell>
              <table:table-cell office:value-type="float" office:value="0.973643">
                <text:p>0.973643</text:p>
              </table:table-cell>
              <table:table-cell office:value-type="float" office:value="-0.000000427266">
                <text:p>-0.000000427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5043">
                <text:p>1.05043</text:p>
              </table:table-cell>
              <table:table-cell office:value-type="float" office:value="0.000000000641495">
                <text:p>0.000000000641495</text:p>
              </table:table-cell>
              <table:table-cell office:value-type="float" office:value="1.04395">
                <text:p>1.04395</text:p>
              </table:table-cell>
              <table:table-cell office:value-type="float" office:value="0.000000000634124">
                <text:p>0.000000000634124</text:p>
              </table:table-cell>
              <table:table-cell office:value-type="float" office:value="1.03481">
                <text:p>1.03481</text:p>
              </table:table-cell>
              <table:table-cell office:value-type="float" office:value="0.000000000941769">
                <text:p>0.000000000941769</text:p>
              </table:table-cell>
              <table:table-cell office:value-type="float" office:value="1.02378">
                <text:p>1.02378</text:p>
              </table:table-cell>
              <table:table-cell office:value-type="float" office:value="0.000000012176">
                <text:p>0.000000012176</text:p>
              </table:table-cell>
              <table:table-cell office:value-type="float" office:value="1.01136">
                <text:p>1.01136</text:p>
              </table:table-cell>
              <table:table-cell office:value-type="float" office:value="0.000000275667">
                <text:p>0.000000275667</text:p>
              </table:table-cell>
              <table:table-cell office:value-type="float" office:value="0.997893">
                <text:p>0.997893</text:p>
              </table:table-cell>
              <table:table-cell office:value-type="float" office:value="-0.000000357389">
                <text:p>-0.000000357389</text:p>
              </table:table-cell>
              <table:table-cell office:value-type="float" office:value="0.983608">
                <text:p>0.983608</text:p>
              </table:table-cell>
              <table:table-cell office:value-type="float" office:value="-0.000000330239">
                <text:p>-0.000000330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207">
                <text:p>1.06207</text:p>
              </table:table-cell>
              <table:table-cell office:value-type="float" office:value="0.000000000641482">
                <text:p>0.000000000641482</text:p>
              </table:table-cell>
              <table:table-cell office:value-type="float" office:value="1.05542">
                <text:p>1.05542</text:p>
              </table:table-cell>
              <table:table-cell office:value-type="float" office:value="0.000000000625563">
                <text:p>0.000000000625563</text:p>
              </table:table-cell>
              <table:table-cell office:value-type="float" office:value="1.04605">
                <text:p>1.04605</text:p>
              </table:table-cell>
              <table:table-cell office:value-type="float" office:value="0.000000000851603">
                <text:p>0.000000000851603</text:p>
              </table:table-cell>
              <table:table-cell office:value-type="float" office:value="1.03475">
                <text:p>1.03475</text:p>
              </table:table-cell>
              <table:table-cell office:value-type="float" office:value="0.0000000134763">
                <text:p>0.0000000134763</text:p>
              </table:table-cell>
              <table:table-cell office:value-type="float" office:value="1.02202">
                <text:p>1.02202</text:p>
              </table:table-cell>
              <table:table-cell office:value-type="float" office:value="0.00000696111">
                <text:p>0.00000696111</text:p>
              </table:table-cell>
              <table:table-cell office:value-type="float" office:value="1.00822">
                <text:p>1.00822</text:p>
              </table:table-cell>
              <table:table-cell office:value-type="float" office:value="-0.000000230752">
                <text:p>-0.000000230752</text:p>
              </table:table-cell>
              <table:table-cell office:value-type="float" office:value="0.993573">
                <text:p>0.993573</text:p>
              </table:table-cell>
              <table:table-cell office:value-type="float" office:value="-0.000000260179">
                <text:p>-0.000000260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37">
                <text:p>1.0737</text:p>
              </table:table-cell>
              <table:table-cell office:value-type="float" office:value="0.000000000641428">
                <text:p>0.000000000641428</text:p>
              </table:table-cell>
              <table:table-cell office:value-type="float" office:value="1.06689">
                <text:p>1.06689</text:p>
              </table:table-cell>
              <table:table-cell office:value-type="float" office:value="0.000000000608773">
                <text:p>0.000000000608773</text:p>
              </table:table-cell>
              <table:table-cell office:value-type="float" office:value="1.0573">
                <text:p>1.0573</text:p>
              </table:table-cell>
              <table:table-cell office:value-type="float" office:value="0.000000000700754">
                <text:p>0.000000000700754</text:p>
              </table:table-cell>
              <table:table-cell office:value-type="float" office:value="1.04572">
                <text:p>1.04572</text:p>
              </table:table-cell>
              <table:table-cell office:value-type="float" office:value="0.0000000161079">
                <text:p>0.0000000161079</text:p>
              </table:table-cell>
              <table:table-cell office:value-type="float" office:value="1.03268">
                <text:p>1.03268</text:p>
              </table:table-cell>
              <table:table-cell office:value-type="float" office:value="-0.000000224269">
                <text:p>-0.000000224269</text:p>
              </table:table-cell>
              <table:table-cell office:value-type="float" office:value="1.01854">
                <text:p>1.01854</text:p>
              </table:table-cell>
              <table:table-cell office:value-type="float" office:value="-0.000000160436">
                <text:p>-0.000000160436</text:p>
              </table:table-cell>
              <table:table-cell office:value-type="float" office:value="1.00354">
                <text:p>1.00354</text:p>
              </table:table-cell>
              <table:table-cell office:value-type="float" office:value="-0.000000207833">
                <text:p>-0.000000207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534">
                <text:p>1.08534</text:p>
              </table:table-cell>
              <table:table-cell office:value-type="float" office:value="0.000000000641222">
                <text:p>0.000000000641222</text:p>
              </table:table-cell>
              <table:table-cell office:value-type="float" office:value="1.07837">
                <text:p>1.07837</text:p>
              </table:table-cell>
              <table:table-cell office:value-type="float" office:value="0.000000000575595">
                <text:p>0.000000000575595</text:p>
              </table:table-cell>
              <table:table-cell office:value-type="float" office:value="1.06854">
                <text:p>1.06854</text:p>
              </table:table-cell>
              <table:table-cell office:value-type="float" office:value="0.000000000435335">
                <text:p>0.000000000435335</text:p>
              </table:table-cell>
              <table:table-cell office:value-type="float" office:value="1.05669">
                <text:p>1.05669</text:p>
              </table:table-cell>
              <table:table-cell office:value-type="float" office:value="0.0000000234876">
                <text:p>0.0000000234876</text:p>
              </table:table-cell>
              <table:table-cell office:value-type="float" office:value="1.04334">
                <text:p>1.04334</text:p>
              </table:table-cell>
              <table:table-cell office:value-type="float" office:value="-0.0000000943648">
                <text:p>-0.0000000943648</text:p>
              </table:table-cell>
              <table:table-cell office:value-type="float" office:value="1.02886">
                <text:p>1.02886</text:p>
              </table:table-cell>
              <table:table-cell office:value-type="float" office:value="-0.000000116423">
                <text:p>-0.000000116423</text:p>
              </table:table-cell>
              <table:table-cell office:value-type="float" office:value="1.0135">
                <text:p>1.0135</text:p>
              </table:table-cell>
              <table:table-cell office:value-type="float" office:value="-0.000000167719">
                <text:p>-0.000000167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697">
                <text:p>1.09697</text:p>
              </table:table-cell>
              <table:table-cell office:value-type="float" office:value="0.000000000640425">
                <text:p>0.000000000640425</text:p>
              </table:table-cell>
              <table:table-cell office:value-type="float" office:value="1.08984">
                <text:p>1.08984</text:p>
              </table:table-cell>
              <table:table-cell office:value-type="float" office:value="0.000000000509046">
                <text:p>0.000000000509046</text:p>
              </table:table-cell>
              <table:table-cell office:value-type="float" office:value="1.07979">
                <text:p>1.07979</text:p>
              </table:table-cell>
              <table:table-cell office:value-type="float" office:value="-0.0000000000758776">
                <text:p>-0.000000000075877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0117725">
                <text:p>0.000000117725</text:p>
              </table:table-cell>
              <table:table-cell office:value-type="float" office:value="1.054">
                <text:p>1.054</text:p>
              </table:table-cell>
              <table:table-cell office:value-type="float" office:value="-0.0000000529451">
                <text:p>-0.0000000529451</text:p>
              </table:table-cell>
              <table:table-cell office:value-type="float" office:value="1.03918">
                <text:p>1.03918</text:p>
              </table:table-cell>
              <table:table-cell office:value-type="float" office:value="-0.0000000867782">
                <text:p>-0.0000000867782</text:p>
              </table:table-cell>
              <table:table-cell office:value-type="float" office:value="1.02347">
                <text:p>1.02347</text:p>
              </table:table-cell>
              <table:table-cell office:value-type="float" office:value="-0.000000136379">
                <text:p>-0.000000136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61">
                <text:p>1.10861</text:p>
              </table:table-cell>
              <table:table-cell office:value-type="float" office:value="0.000000000637349">
                <text:p>0.000000000637349</text:p>
              </table:table-cell>
              <table:table-cell office:value-type="float" office:value="1.10132">
                <text:p>1.10132</text:p>
              </table:table-cell>
              <table:table-cell office:value-type="float" office:value="0.000000000371472">
                <text:p>0.000000000371472</text:p>
              </table:table-cell>
              <table:table-cell office:value-type="float" office:value="1.09103">
                <text:p>1.09103</text:p>
              </table:table-cell>
              <table:table-cell office:value-type="float" office:value="0.000000000000240946">
                <text:p>0.000000000000240946</text:p>
              </table:table-cell>
              <table:table-cell office:value-type="float" office:value="1.07863">
                <text:p>1.07863</text:p>
              </table:table-cell>
              <table:table-cell office:value-type="float" office:value="-0.0000000164981">
                <text:p>-0.0000000164981</text:p>
              </table:table-cell>
              <table:table-cell office:value-type="float" office:value="1.06466">
                <text:p>1.06466</text:p>
              </table:table-cell>
              <table:table-cell office:value-type="float" office:value="-0.000000033028">
                <text:p>-0.000000033028</text:p>
              </table:table-cell>
              <table:table-cell office:value-type="float" office:value="1.0495">
                <text:p>1.0495</text:p>
              </table:table-cell>
              <table:table-cell office:value-type="float" office:value="-0.0000000658138">
                <text:p>-0.0000000658138</text:p>
              </table:table-cell>
              <table:table-cell office:value-type="float" office:value="1.03343">
                <text:p>1.03343</text:p>
              </table:table-cell>
              <table:table-cell office:value-type="float" office:value="-0.000000111522">
                <text:p>-0.000000111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024">
                <text:p>1.12024</text:p>
              </table:table-cell>
              <table:table-cell office:value-type="float" office:value="0.000000000625423">
                <text:p>0.000000000625423</text:p>
              </table:table-cell>
              <table:table-cell office:value-type="float" office:value="1.11279">
                <text:p>1.11279</text:p>
              </table:table-cell>
              <table:table-cell office:value-type="float" office:value="0.0000000000684469">
                <text:p>0.0000000000684469</text:p>
              </table:table-cell>
              <table:table-cell office:value-type="float" office:value="1.10228">
                <text:p>1.10228</text:p>
              </table:table-cell>
              <table:table-cell office:value-type="float" office:value="0.000000000000225708">
                <text:p>0.000000000000225708</text:p>
              </table:table-cell>
              <table:table-cell office:value-type="float" office:value="1.0896">
                <text:p>1.0896</text:p>
              </table:table-cell>
              <table:table-cell office:value-type="float" office:value="-0.00000000391608">
                <text:p>-0.00000000391608</text:p>
              </table:table-cell>
              <table:table-cell office:value-type="float" office:value="1.07532">
                <text:p>1.07532</text:p>
              </table:table-cell>
              <table:table-cell office:value-type="float" office:value="-0.0000000215988">
                <text:p>-0.0000000215988</text:p>
              </table:table-cell>
              <table:table-cell office:value-type="float" office:value="1.05983">
                <text:p>1.05983</text:p>
              </table:table-cell>
              <table:table-cell office:value-type="float" office:value="-0.0000000504715">
                <text:p>-0.0000000504715</text:p>
              </table:table-cell>
              <table:table-cell office:value-type="float" office:value="1.0434">
                <text:p>1.0434</text:p>
              </table:table-cell>
              <table:table-cell office:value-type="float" office:value="-0.000000091571">
                <text:p>-0.000000091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188">
                <text:p>1.13188</text:p>
              </table:table-cell>
              <table:table-cell office:value-type="float" office:value="0.000000000578565">
                <text:p>0.000000000578565</text:p>
              </table:table-cell>
              <table:table-cell office:value-type="float" office:value="1.12426">
                <text:p>1.12426</text:p>
              </table:table-cell>
              <table:table-cell office:value-type="float" office:value="0.000000000000208341">
                <text:p>0.000000000000208341</text:p>
              </table:table-cell>
              <table:table-cell office:value-type="float" office:value="1.11352">
                <text:p>1.11352</text:p>
              </table:table-cell>
              <table:table-cell office:value-type="float" office:value="0.00000003168">
                <text:p>0.00000003168</text:p>
              </table:table-cell>
              <table:table-cell office:value-type="float" office:value="1.10057">
                <text:p>1.10057</text:p>
              </table:table-cell>
              <table:table-cell office:value-type="float" office:value="0.00000000000365171">
                <text:p>0.00000000000365171</text:p>
              </table:table-cell>
              <table:table-cell office:value-type="float" office:value="1.08598">
                <text:p>1.08598</text:p>
              </table:table-cell>
              <table:table-cell office:value-type="float" office:value="-0.0000000143682">
                <text:p>-0.0000000143682</text:p>
              </table:table-cell>
              <table:table-cell office:value-type="float" office:value="1.07015">
                <text:p>1.07015</text:p>
              </table:table-cell>
              <table:table-cell office:value-type="float" office:value="-0.0000000389602">
                <text:p>-0.0000000389602</text:p>
              </table:table-cell>
              <table:table-cell office:value-type="float" office:value="1.05336">
                <text:p>1.05336</text:p>
              </table:table-cell>
              <table:table-cell office:value-type="float" office:value="-0.0000000754051">
                <text:p>-0.0000000754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352">
                <text:p>1.14352</text:p>
              </table:table-cell>
              <table:table-cell office:value-type="float" office:value="0.000000000384238">
                <text:p>0.000000000384238</text:p>
              </table:table-cell>
              <table:table-cell office:value-type="float" office:value="1.13574">
                <text:p>1.13574</text:p>
              </table:table-cell>
              <table:table-cell office:value-type="float" office:value="-0.00000000370487">
                <text:p>-0.00000000370487</text:p>
              </table:table-cell>
              <table:table-cell office:value-type="float" office:value="1.12477">
                <text:p>1.12477</text:p>
              </table:table-cell>
              <table:table-cell office:value-type="float" office:value="0.00000000779687">
                <text:p>0.00000000779687</text:p>
              </table:table-cell>
              <table:table-cell office:value-type="float" office:value="1.11154">
                <text:p>1.11154</text:p>
              </table:table-cell>
              <table:table-cell office:value-type="float" office:value="0.00000000127666">
                <text:p>0.00000000127666</text:p>
              </table:table-cell>
              <table:table-cell office:value-type="float" office:value="1.09664">
                <text:p>1.09664</text:p>
              </table:table-cell>
              <table:table-cell office:value-type="float" office:value="-0.00000000950779">
                <text:p>-0.00000000950779</text:p>
              </table:table-cell>
              <table:table-cell office:value-type="float" office:value="1.08047">
                <text:p>1.08047</text:p>
              </table:table-cell>
              <table:table-cell office:value-type="float" office:value="-0.0000000301605">
                <text:p>-0.0000000301605</text:p>
              </table:table-cell>
              <table:table-cell office:value-type="float" office:value="1.06333">
                <text:p>1.06333</text:p>
              </table:table-cell>
              <table:table-cell office:value-type="float" office:value="-0.0000000622048">
                <text:p>-0.0000000622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515">
                <text:p>1.15515</text:p>
              </table:table-cell>
              <table:table-cell office:value-type="float" office:value="-0.000000000646428">
                <text:p>-0.000000000646428</text:p>
              </table:table-cell>
              <table:table-cell office:value-type="float" office:value="1.14721">
                <text:p>1.14721</text:p>
              </table:table-cell>
              <table:table-cell office:value-type="float" office:value="0.0000000305495">
                <text:p>0.0000000305495</text:p>
              </table:table-cell>
              <table:table-cell office:value-type="float" office:value="1.13601">
                <text:p>1.13601</text:p>
              </table:table-cell>
              <table:table-cell office:value-type="float" office:value="0.00000000554643">
                <text:p>0.00000000554643</text:p>
              </table:table-cell>
              <table:table-cell office:value-type="float" office:value="1.12251">
                <text:p>1.12251</text:p>
              </table:table-cell>
              <table:table-cell office:value-type="float" office:value="0.00000000217013">
                <text:p>0.00000000217013</text:p>
              </table:table-cell>
              <table:table-cell office:value-type="float" office:value="1.10729">
                <text:p>1.10729</text:p>
              </table:table-cell>
              <table:table-cell office:value-type="float" office:value="0.00000000000332744">
                <text:p>0.00000000000332744</text:p>
              </table:table-cell>
              <table:table-cell office:value-type="float" office:value="1.09079">
                <text:p>1.09079</text:p>
              </table:table-cell>
              <table:table-cell office:value-type="float" office:value="-0.0000000233374">
                <text:p>-0.0000000233374</text:p>
              </table:table-cell>
              <table:table-cell office:value-type="float" office:value="1.07329">
                <text:p>1.07329</text:p>
              </table:table-cell>
              <table:table-cell office:value-type="float" office:value="-0.0000000513583">
                <text:p>-0.0000000513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679">
                <text:p>1.16679</text:p>
              </table:table-cell>
              <table:table-cell office:value-type="float" office:value="0.0000000342672">
                <text:p>0.0000000342672</text:p>
              </table:table-cell>
              <table:table-cell office:value-type="float" office:value="1.15868">
                <text:p>1.15868</text:p>
              </table:table-cell>
              <table:table-cell office:value-type="float" office:value="0.00000000656685">
                <text:p>0.00000000656685</text:p>
              </table:table-cell>
              <table:table-cell office:value-type="float" office:value="1.14726">
                <text:p>1.14726</text:p>
              </table:table-cell>
              <table:table-cell office:value-type="float" office:value="0.00000000475157">
                <text:p>0.00000000475157</text:p>
              </table:table-cell>
              <table:table-cell office:value-type="float" office:value="1.13347">
                <text:p>1.13347</text:p>
              </table:table-cell>
              <table:table-cell office:value-type="float" office:value="0.0000000027127">
                <text:p>0.0000000027127</text:p>
              </table:table-cell>
              <table:table-cell office:value-type="float" office:value="1.11795">
                <text:p>1.11795</text:p>
              </table:table-cell>
              <table:table-cell office:value-type="float" office:value="-0.00000000365787">
                <text:p>-0.00000000365787</text:p>
              </table:table-cell>
              <table:table-cell office:value-type="float" office:value="1.10112">
                <text:p>1.10112</text:p>
              </table:table-cell>
              <table:table-cell office:value-type="float" office:value="-0.0000000179882">
                <text:p>-0.0000000179882</text:p>
              </table:table-cell>
              <table:table-cell office:value-type="float" office:value="1.08326">
                <text:p>1.08326</text:p>
              </table:table-cell>
              <table:table-cell office:value-type="float" office:value="-0.0000000424">
                <text:p>-0.0000000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